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ot@AlexanderCoretchi:/home/alexander# </text:p>
      <text:p text:style-name="Standard">root@AlexanderCoretchi:/home/alexander# </text:p>
      <text:p text:style-name="Standard">root@AlexanderCoretchi:/home/alexander# systemctl status php7.4-fpm</text:p>
      <text:p text:style-name="Standard">● php7.4-fpm.service - The PHP 7.4 FastCGI Process Manager</text:p>
      <text:p text:style-name="Standard"><text:s text:c="5"/>Loaded: loaded (/lib/systemd/system/php7.4-fpm.service; enabled; vendor preset: enabled)</text:p>
      <text:p text:style-name="Standard"><text:s text:c="5"/>Active: active (running) since Mon 2022-07-25 08:53:22 EEST; 6min ago</text:p>
      <text:p text:style-name="Standard"><text:s text:c="7"/>Docs: man:php-fpm7.4(8)</text:p>
      <text:p text:style-name="Standard"><text:s text:c="3"/>Main PID: 808 (php-fpm7.4)</text:p>
      <text:p text:style-name="Standard"><text:s text:c="5"/>Status: "Processes active: 0, idle: 2, Requests: 0, slow: 0, Traffic: 0req/sec"</text:p>
      <text:p text:style-name="Standard"><text:s text:c="6"/>Tasks: 3 (limit: 9304)</text:p>
      <text:p text:style-name="Standard"><text:s text:c="5"/>Memory: 24.1M</text:p>
      <text:p text:style-name="Standard"><text:s text:c="5"/>CGroup: /system.slice/php7.4-fpm.service</text:p>
      <text:p text:style-name="Standard"><text:s text:c="13"/>├─ 808 php-fpm: master process (/etc/php/7.4/fpm/php-fpm.conf)</text:p>
      <text:p text:style-name="Standard"><text:s text:c="13"/>├─1190 php-fpm: pool www</text:p>
      <text:p text:style-name="Standard"><text:s text:c="13"/>└─1191 php-fpm: pool www</text:p>
      <text:p text:style-name="Standard"/>
      <text:p text:style-name="Standard">Jul 25 08:52:42 AlexanderCoretchi systemd[1]: Starting The PHP 7.4 FastCGI Process Manager...</text:p>
      <text:p text:style-name="Standard">Jul 25 08:52:52 AlexanderCoretchi php-fpm7.4[808]: [25-Jul-2022 08:52:52] NOTICE: PHP message: PHP W&gt;</text:p>
      <text:p text:style-name="Standard">Jul 25 08:52:52 AlexanderCoretchi php-fpm7.4[808]: [25-Jul-2022 08:52:52] NOTICE: PHP message: PHP W&gt;</text:p>
      <text:p text:style-name="Standard">Jul 25 08:52:54 AlexanderCoretchi php-fpm7.4[808]: [25-Jul-2022 08:52:54] NOTICE: PHP message: PHP W&gt;</text:p>
      <text:p text:style-name="Standard">Jul 25 08:52:54 AlexanderCoretchi php-fpm7.4[808]: [25-Jul-2022 08:52:54] NOTICE: PHP message: PHP W&gt;</text:p>
      <text:p text:style-name="Standard">Jul 25 08:52:54 AlexanderCoretchi php-fpm7.4[808]: [25-Jul-2022 08:52:54] NOTICE: PHP message: PHP W&gt;</text:p>
      <text:p text:style-name="Standard">Jul 25 08:53:22 AlexanderCoretchi systemd[1]: Started The PHP 7.4 FastCGI Process Manager.</text:p>
      <text:p text:style-name="Standard"/>
      <text:p text:style-name="Standard">[1]+ <text:s/>Stopped <text:s text:c="16"/>systemctl status php7.4-fpm</text:p>
      <text:p text:style-name="Standard">root@AlexanderCoretchi:/home/alexander# </text:p>
      <text:p text:style-name="Standard">root@AlexanderCoretchi:/home/alexander# </text:p>
      <text:p text:style-name="Standard">root@AlexanderCoretchi:/home/alexander# </text:p>
      <text:p text:style-name="Standard">root@AlexanderCoretchi:/home/alexander# curl "http://127.0.0.1:80/test_curl.php"</text:p>
      <text:p text:style-name="Standard">&lt;pre class='xdebug-var-dump' dir='ltr'&gt;</text:p>
      <text:p text:style-name="Standard">&lt;small&gt;/var/www/test_curl.php:3:&lt;/small&gt;&lt;b&gt;resource&lt;/b&gt;(&lt;i&gt;2&lt;/i&gt;&lt;font color='#2e3436'&gt;,&lt;/font&gt; &lt;i&gt;curl&lt;/i&gt;)</text:p>
      <text:p text:style-name="Standard">&lt;/pre&gt;root@AlexanderCoretchi:/home/alexander# </text:p>
      <text:p text:style-name="Standard">root@AlexanderCoretchi:/home/alexander# </text:p>
      <text:p text:style-name="Standard">root@AlexanderCoretchi:/home/alexander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home/alexander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home/alexander# nano /var/log/nginx/error.log</text:p>
      <text:p text:style-name="Standard">root@AlexanderCoretchi:/home/alexander# </text:p>
      <text:p text:style-name="Standard"><text:soft-page-break/>root@AlexanderCoretchi:/home/alexander# </text:p>
      <text:p text:style-name="Standard">root@AlexanderCoretchi:/home/alexander# php-fpm7.4 -m</text:p>
      <text:p text:style-name="Standard">[25-Jul-2022 09:05:37] NOTICE: PHP message: PHP Warning: <text:s/>Module 'mcrypt' already loaded in Unknown on line 0</text:p>
      <text:p text:style-name="Standard">[25-Jul-2022 09:05:37] NOTICE: PHP message: PHP Warning: <text:s/>Module 'mcrypt' already loaded in Unknown on line 0</text:p>
      <text:p text:style-name="Standard">[25-Jul-2022 09:05:37] NOTICE: PHP message: PHP Warning: <text:s/>Module 'oci8' already loaded in Unknown on line 0</text:p>
      <text:p text:style-name="Standard">[25-Jul-2022 09:05:37] NOTICE: PHP message: PHP Warning: <text:s/>Module 'wddx' already loaded in Unknown on line 0</text:p>
      <text:p text:style-name="Standard">[PHP Modules]</text:p>
      <text:p text:style-name="Standard">apcu</text:p>
      <text:p text:style-name="Standard">ast</text:p>
      <text:p text:style-name="Standard">bcmath</text:p>
      <text:p text:style-name="Standard">bz2</text:p>
      <text:p text:style-name="Standard">calendar</text:p>
      <text:p text:style-name="Standard">cgi-fcgi</text:p>
      <text:p text:style-name="Standard">Core</text:p>
      <text:p text:style-name="Standard">ctype</text:p>
      <text:p text:style-name="Standard">curl</text:p>
      <text:p text:style-name="Standard">date</text:p>
      <text:p text:style-name="Standard">dom</text:p>
      <text:p text:style-name="Standard">exif</text:p>
      <text:p text:style-name="Standard">FFI</text:p>
      <text:p text:style-name="Standard">fileinfo</text:p>
      <text:p text:style-name="Standard">filter</text:p>
      <text:p text:style-name="Standard">ftp</text:p>
      <text:p text:style-name="Standard">gd</text:p>
      <text:p text:style-name="Standard">geoip</text:p>
      <text:p text:style-name="Standard">gettext</text:p>
      <text:p text:style-name="Standard">gmp</text:p>
      <text:p text:style-name="Standard">hash</text:p>
      <text:p text:style-name="Standard">iconv</text:p>
      <text:p text:style-name="Standard">igbinary</text:p>
      <text:p text:style-name="Standard">intl</text:p>
      <text:p text:style-name="Standard">json</text:p>
      <text:p text:style-name="Standard">ldap</text:p>
      <text:p text:style-name="Standard">libxml</text:p>
      <text:p text:style-name="Standard">mbstring</text:p>
      <text:p text:style-name="Standard">mcrypt</text:p>
      <text:p text:style-name="Standard">memcache</text:p>
      <text:p text:style-name="Standard">memcached</text:p>
      <text:p text:style-name="Standard">msgpack</text:p>
      <text:p text:style-name="Standard">mysqli</text:p>
      <text:p text:style-name="Standard">mysqlnd</text:p>
      <text:p text:style-name="Standard">oci8</text:p>
      <text:p text:style-name="Standard">odbc</text:p>
      <text:p text:style-name="Standard">openssl</text:p>
      <text:p text:style-name="Standard">pcre</text:p>
      <text:p text:style-name="Standard"><text:soft-page-break/>PDO</text:p>
      <text:p text:style-name="Standard">pdo_mysql</text:p>
      <text:p text:style-name="Standard">PDO_ODBC</text:p>
      <text:p text:style-name="Standard">pdo_pgsql</text:p>
      <text:p text:style-name="Standard">pdo_sqlite</text:p>
      <text:p text:style-name="Standard">pgsql</text:p>
      <text:p text:style-name="Standard">Phar</text:p>
      <text:p text:style-name="Standard">posix</text:p>
      <text:p text:style-name="Standard">pspell</text:p>
      <text:p text:style-name="Standard">readline</text:p>
      <text:p text:style-name="Standard">redis</text:p>
      <text:p text:style-name="Standard">Reflection</text:p>
      <text:p text:style-name="Standard">rrd</text:p>
      <text:p text:style-name="Standard">session</text:p>
      <text:p text:style-name="Standard">shmop</text:p>
      <text:p text:style-name="Standard">SimpleXML</text:p>
      <text:p text:style-name="Standard">soap</text:p>
      <text:p text:style-name="Standard">sockets</text:p>
      <text:p text:style-name="Standard">sodium</text:p>
      <text:p text:style-name="Standard">SPL</text:p>
      <text:p text:style-name="Standard">sqlite3</text:p>
      <text:p text:style-name="Standard">ssh2</text:p>
      <text:p text:style-name="Standard">standard</text:p>
      <text:p text:style-name="Standard">sysvmsg</text:p>
      <text:p text:style-name="Standard">sysvsem</text:p>
      <text:p text:style-name="Standard">sysvshm</text:p>
      <text:p text:style-name="Standard">tokenizer</text:p>
      <text:p text:style-name="Standard">wddx</text:p>
      <text:p text:style-name="Standard">xdebug</text:p>
      <text:p text:style-name="Standard">xml</text:p>
      <text:p text:style-name="Standard">xmlreader</text:p>
      <text:p text:style-name="Standard">xmlrpc</text:p>
      <text:p text:style-name="Standard">xmlwriter</text:p>
      <text:p text:style-name="Standard">xsl</text:p>
      <text:p text:style-name="Standard">Zend OPcache</text:p>
      <text:p text:style-name="Standard">zip</text:p>
      <text:p text:style-name="Standard">zlib</text:p>
      <text:p text:style-name="Standard"/>
      <text:p text:style-name="Standard">[Zend Modules]</text:p>
      <text:p text:style-name="Standard">Xdebug</text:p>
      <text:p text:style-name="Standard">Zend OPcache</text:p>
      <text:p text:style-name="Standard"/>
      <text:p text:style-name="Standard">root@AlexanderCoretchi:/home/alexander# </text:p>
      <text:p text:style-name="Standard">root@AlexanderCoretchi:/home/alexander# </text:p>
      <text:p text:style-name="Standard">root@AlexanderCoretchi:/home/alexander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home/alexander# </text:p>
      <text:p text:style-name="Standard"><text:soft-page-break/>root@AlexanderCoretchi:/home/alexander# </text:p>
      <text:p text:style-name="Standard">root@AlexanderCoretchi:/home/alexander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home/alexander# </text:p>
      <text:p text:style-name="Standard">root@AlexanderCoretchi:/home/alexander# </text:p>
      <text:p text:style-name="Standard">root@AlexanderCoretchi:/home/alexander# </text:p>
      <text:p text:style-name="Standard">root@AlexanderCoretchi:/home/alexander# </text:p>
      <text:p text:style-name="Standard">root@AlexanderCoretchi:/home/alexander# </text:p>
      <text:p text:style-name="Standard">root@AlexanderCoretchi:/home/alexander# cd /var/log</text:p>
      <text:p text:style-name="Standard">root@AlexanderCoretchi:/var/log# ls</text:p>
      <text:p text:style-name="Standard">alternatives.log <text:s/>bootstrap.log <text:s/>dpkg.log <text:s text:c="8"/>kern.log <text:s text:c="7"/>speech-dispatcher</text:p>
      <text:p text:style-name="Standard">apache2 <text:s text:c="10"/>btmp <text:s text:c="10"/>faillog <text:s text:c="9"/>lastlog <text:s text:c="8"/>syslog</text:p>
      <text:p text:style-name="Standard">apport.log <text:s text:c="7"/>cups <text:s text:c="10"/>fontconfig.log <text:s text:c="2"/>mysql <text:s text:c="10"/>syslog.1</text:p>
      <text:p text:style-name="Standard">apport.log.1 <text:s text:c="5"/>dist-upgrade <text:s text:c="2"/>gdm3 <text:s text:c="12"/>nginx <text:s text:c="10"/>ubuntu-advantage.log</text:p>
      <text:p text:style-name="Standard">apt <text:s text:c="14"/>dmesg <text:s text:c="9"/>gpu-manager.log <text:s/>openvpn <text:s text:c="8"/>ubuntu-advantage-timer.log</text:p>
      <text:p text:style-name="Standard">auth.log <text:s text:c="9"/>dmesg.0 <text:s text:c="7"/>hp <text:s text:c="14"/>php7.4-fpm.log <text:s/>unattended-upgrades</text:p>
      <text:p text:style-name="Standard">boot.log <text:s text:c="9"/>dmesg.1.gz <text:s text:c="4"/>installer <text:s text:c="7"/>private <text:s text:c="8"/>wtmp</text:p>
      <text:p text:style-name="Standard">boot.log.1 <text:s text:c="7"/>dmesg.2.gz <text:s text:c="4"/>journal <text:s text:c="9"/>privoxy</text:p>
      <text:p text:style-name="Standard">root@AlexanderCoretchi:/var/log# </text:p>
      <text:p text:style-name="Standard">root@AlexanderCoretchi:/var/log# </text:p>
      <text:p text:style-name="Standard">root@AlexanderCoretchi:/var/log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/log# </text:p>
      <text:p text:style-name="Standard">root@AlexanderCoretchi:/var/log# </text:p>
      <text:p text:style-name="Standard">root@AlexanderCoretchi:/var/log# </text:p>
      <text:p text:style-name="Standard">root@AlexanderCoretchi:/var/log# nano syslog</text:p>
      <text:p text:style-name="Standard">root@AlexanderCoretchi:/var/log# nano syslog</text:p>
      <text:p text:style-name="Standard">root@AlexanderCoretchi:/var/log# </text:p>
      <text:p text:style-name="Standard">root@AlexanderCoretchi:/var/log# </text:p>
      <text:p text:style-name="Standard">root@AlexanderCoretchi:/var/log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/log# </text:p>
      <text:p text:style-name="Standard">root@AlexanderCoretchi:/var/log# </text:p>
      <text:p text:style-name="Standard">root@AlexanderCoretchi:/var/log# </text:p>
      <text:p text:style-name="Standard">root@AlexanderCoretchi:/var/log# nano /var/log/messages</text:p>
      <text:p text:style-name="Standard">root@AlexanderCoretchi:/var/log# ls</text:p>
      <text:p text:style-name="Standard">alternatives.log <text:s/>bootstrap.log <text:s/>dpkg.log <text:s text:c="8"/>kern.log <text:s text:c="7"/>speech-dispatcher</text:p>
      <text:p text:style-name="Standard">apache2 <text:s text:c="10"/>btmp <text:s text:c="10"/>faillog <text:s text:c="9"/>lastlog <text:s text:c="8"/>syslog</text:p>
      <text:p text:style-name="Standard">apport.log <text:s text:c="7"/>cups <text:s text:c="10"/>fontconfig.log <text:s text:c="2"/>mysql <text:s text:c="10"/>syslog.1</text:p>
      <text:p text:style-name="Standard">apport.log.1 <text:s text:c="5"/>dist-upgrade <text:s text:c="2"/>gdm3 <text:s text:c="12"/>nginx <text:s text:c="10"/>ubuntu-advantage.log</text:p>
      <text:p text:style-name="Standard">apt <text:s text:c="14"/>dmesg <text:s text:c="9"/>gpu-manager.log <text:s/>openvpn <text:s text:c="8"/>ubuntu-advantage-timer.log</text:p>
      <text:p text:style-name="Standard">auth.log <text:s text:c="9"/>dmesg.0 <text:s text:c="7"/>hp <text:s text:c="14"/>php7.4-fpm.log <text:s/>unattended-upgrades</text:p>
      <text:p text:style-name="Standard">boot.log <text:s text:c="9"/>dmesg.1.gz <text:s text:c="4"/>installer <text:s text:c="7"/>private <text:s text:c="8"/>wtmp</text:p>
      <text:p text:style-name="Standard"><text:soft-page-break/>boot.log.1 <text:s text:c="7"/>dmesg.2.gz <text:s text:c="4"/>journal <text:s text:c="9"/>privoxy</text:p>
      <text:p text:style-name="Standard">root@AlexanderCoretchi:/var/log# </text:p>
      <text:p text:style-name="Standard">root@AlexanderCoretchi:/var/log# </text:p>
      <text:p text:style-name="Standard">root@AlexanderCoretchi:/var/log# nano /var/log/faillog</text:p>
      <text:p text:style-name="Standard">root@AlexanderCoretchi:/var/log# nano /var/log/faillog</text:p>
      <text:p text:style-name="Standard">root@AlexanderCoretchi:/var/log# </text:p>
      <text:p text:style-name="Standard">root@AlexanderCoretchi:/var/log# </text:p>
      <text:p text:style-name="Standard">root@AlexanderCoretchi:/var/log# </text:p>
      <text:p text:style-name="Standard">root@AlexanderCoretchi:/var/log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/log# </text:p>
      <text:p text:style-name="Standard">root@AlexanderCoretchi:/var/log# </text:p>
      <text:p text:style-name="Standard">root@AlexanderCoretchi:/var/log# </text:p>
      <text:p text:style-name="Standard">root@AlexanderCoretchi:/var/log# nano /var/log/mysql</text:p>
      <text:p text:style-name="Standard">root@AlexanderCoretchi:/var/log# cd /var/log/mysql</text:p>
      <text:p text:style-name="Standard">root@AlexanderCoretchi:/var/log/mysql# ls</text:p>
      <text:p text:style-name="Standard">error.log <text:s/>error.log.1 <text:s/>error.log.2.gz <text:s/>mysql-slow.log <text:s/>mysql-slow.log.1 <text:s/>mysql-slow.log.2.gz</text:p>
      <text:p text:style-name="Standard">root@AlexanderCoretchi:/var/log/mysql# </text:p>
      <text:p text:style-name="Standard">root@AlexanderCoretchi:/var/log/mysql# nano error.log</text:p>
      <text:p text:style-name="Standard">root@AlexanderCoretchi:/var/log/mysql# </text:p>
      <text:p text:style-name="Standard">root@AlexanderCoretchi:/var/log/mysql# </text:p>
      <text:p text:style-name="Standard">root@AlexanderCoretchi:/var/log/mysql# cd -</text:p>
      <text:p text:style-name="Standard">/var/log</text:p>
      <text:p text:style-name="Standard">root@AlexanderCoretchi:/var/log# </text:p>
      <text:p text:style-name="Standard">root@AlexanderCoretchi:/var/log# </text:p>
      <text:p text:style-name="Standard">root@AlexanderCoretchi:/var/log# ls</text:p>
      <text:p text:style-name="Standard">alternatives.log <text:s/>bootstrap.log <text:s/>dpkg.log <text:s text:c="8"/>kern.log <text:s text:c="7"/>speech-dispatcher</text:p>
      <text:p text:style-name="Standard">apache2 <text:s text:c="10"/>btmp <text:s text:c="10"/>faillog <text:s text:c="9"/>lastlog <text:s text:c="8"/>syslog</text:p>
      <text:p text:style-name="Standard">apport.log <text:s text:c="7"/>cups <text:s text:c="10"/>fontconfig.log <text:s text:c="2"/>mysql <text:s text:c="10"/>syslog.1</text:p>
      <text:p text:style-name="Standard">apport.log.1 <text:s text:c="5"/>dist-upgrade <text:s text:c="2"/>gdm3 <text:s text:c="12"/>nginx <text:s text:c="10"/>ubuntu-advantage.log</text:p>
      <text:p text:style-name="Standard">apt <text:s text:c="14"/>dmesg <text:s text:c="9"/>gpu-manager.log <text:s/>openvpn <text:s text:c="8"/>ubuntu-advantage-timer.log</text:p>
      <text:p text:style-name="Standard">auth.log <text:s text:c="9"/>dmesg.0 <text:s text:c="7"/>hp <text:s text:c="14"/>php7.4-fpm.log <text:s/>unattended-upgrades</text:p>
      <text:p text:style-name="Standard">boot.log <text:s text:c="9"/>dmesg.1.gz <text:s text:c="4"/>installer <text:s text:c="7"/>private <text:s text:c="8"/>wtmp</text:p>
      <text:p text:style-name="Standard">boot.log.1 <text:s text:c="7"/>dmesg.2.gz <text:s text:c="4"/>journal <text:s text:c="9"/>privoxy</text:p>
      <text:p text:style-name="Standard">root@AlexanderCoretchi:/var/log# </text:p>
      <text:p text:style-name="Standard">root@AlexanderCoretchi:/var/log# </text:p>
      <text:p text:style-name="Standard">root@AlexanderCoretchi:/var/log# cd apache2</text:p>
      <text:p text:style-name="Standard">root@AlexanderCoretchi:/var/log/apache2# ls</text:p>
      <text:p text:style-name="Standard">access.log <text:s/>error.log <text:s/>other_vhosts_access.log</text:p>
      <text:p text:style-name="Standard">root@AlexanderCoretchi:/var/log/apache2# </text:p>
      <text:p text:style-name="Standard">root@AlexanderCoretchi:/var/log/apache2# </text:p>
      <text:p text:style-name="Standard">root@AlexanderCoretchi:/var/log/apache2# nano error.log</text:p>
      <text:p text:style-name="Standard">root@AlexanderCoretchi:/var/log/apache2# </text:p>
      <text:p text:style-name="Standard">root@AlexanderCoretchi:/var/log/apache2# </text:p>
      <text:p text:style-name="Standard">root@AlexanderCoretchi:/var/log/apache2# cd -</text:p>
      <text:p text:style-name="Standard">/var/log</text:p>
      <text:p text:style-name="Standard">root@AlexanderCoretchi:/var/log# </text:p>
      <text:p text:style-name="Standard"><text:soft-page-break/>root@AlexanderCoretchi:/var/log# </text:p>
      <text:p text:style-name="Standard">root@AlexanderCoretchi:/var/log# ls</text:p>
      <text:p text:style-name="Standard">alternatives.log <text:s/>bootstrap.log <text:s/>dpkg.log <text:s text:c="8"/>kern.log <text:s text:c="7"/>speech-dispatcher</text:p>
      <text:p text:style-name="Standard">apache2 <text:s text:c="10"/>btmp <text:s text:c="10"/>faillog <text:s text:c="9"/>lastlog <text:s text:c="8"/>syslog</text:p>
      <text:p text:style-name="Standard">apport.log <text:s text:c="7"/>cups <text:s text:c="10"/>fontconfig.log <text:s text:c="2"/>mysql <text:s text:c="10"/>syslog.1</text:p>
      <text:p text:style-name="Standard">apport.log.1 <text:s text:c="5"/>dist-upgrade <text:s text:c="2"/>gdm3 <text:s text:c="12"/>nginx <text:s text:c="10"/>ubuntu-advantage.log</text:p>
      <text:p text:style-name="Standard">apt <text:s text:c="14"/>dmesg <text:s text:c="9"/>gpu-manager.log <text:s/>openvpn <text:s text:c="8"/>ubuntu-advantage-timer.log</text:p>
      <text:p text:style-name="Standard">auth.log <text:s text:c="9"/>dmesg.0 <text:s text:c="7"/>hp <text:s text:c="14"/>php7.4-fpm.log <text:s/>unattended-upgrades</text:p>
      <text:p text:style-name="Standard">boot.log <text:s text:c="9"/>dmesg.1.gz <text:s text:c="4"/>installer <text:s text:c="7"/>private <text:s text:c="8"/>wtmp</text:p>
      <text:p text:style-name="Standard">boot.log.1 <text:s text:c="7"/>dmesg.2.gz <text:s text:c="4"/>journal <text:s text:c="9"/>privoxy</text:p>
      <text:p text:style-name="Standard">root@AlexanderCoretchi:/var/log# </text:p>
      <text:p text:style-name="Standard">root@AlexanderCoretchi:/var/log# nano nginx</text:p>
      <text:p text:style-name="Standard">root@AlexanderCoretchi:/var/log# cd nginx</text:p>
      <text:p text:style-name="Standard">root@AlexanderCoretchi:/var/log/nginx# ls</text:p>
      <text:p text:style-name="Standard">access.log <text:s/>error.log</text:p>
      <text:p text:style-name="Standard">root@AlexanderCoretchi:/var/log/nginx# nano error.log</text:p>
      <text:p text:style-name="Standard">root@AlexanderCoretchi:/var/log/nginx# nano access.log</text:p>
      <text:p text:style-name="Standard">root@AlexanderCoretchi:/var/log/nginx# </text:p>
      <text:p text:style-name="Standard">root@AlexanderCoretchi:/var/log/nginx# </text:p>
      <text:p text:style-name="Standard">root@AlexanderCoretchi:/var/log/nginx# nano error.log</text:p>
      <text:p text:style-name="Standard">root@AlexanderCoretchi:/var/log/nginx# </text:p>
      <text:p text:style-name="Standard">root@AlexanderCoretchi:/var/log/nginx# </text:p>
      <text:p text:style-name="Standard">root@AlexanderCoretchi:/var/log/nginx# nano ~/.xsession-errors</text:p>
      <text:p text:style-name="Standard">root@AlexanderCoretchi:/var/log/nginx# </text:p>
      <text:p text:style-name="Standard">root@AlexanderCoretchi:/var/log/nginx# </text:p>
      <text:p text:style-name="Standard">root@AlexanderCoretchi:/var/log/nginx# find .xsession-errors</text:p>
      <text:p text:style-name="Standard">find: ‘.xsession-errors’: No such file or directory</text:p>
      <text:p text:style-name="Standard">root@AlexanderCoretchi:/var/log/nginx# find ~/.xsession-errors</text:p>
      <text:p text:style-name="Standard">find: ‘/root/.xsession-errors’: No such file or directory</text:p>
      <text:p text:style-name="Standard">root@AlexanderCoretchi:/var/log/nginx# find / -name top</text:p>
      <text:p text:style-name="Standard">^[[C^[[D/usr/bin/top</text:p>
      <text:p text:style-name="Standard">^[[C^[[C^[[C^[[D^[[D^[[D^[[C^[[D^Z</text:p>
      <text:p text:style-name="Standard">[2]+ <text:s/>Stopped <text:s text:c="16"/>find / -name top</text:p>
      <text:p text:style-name="Standard">root@AlexanderCoretchi:/var/log/nginx# </text:p>
      <text:p text:style-name="Standard">root@AlexanderCoretchi:/var/log/nginx# </text:p>
      <text:p text:style-name="Standard">root@AlexanderCoretchi:/var/log/nginx# find / -name top</text:p>
      <text:p text:style-name="Standard">/usr/bin/top</text:p>
      <text:p text:style-name="Standard">/usr/src/linux-hwe-5.13-headers-5.13.0-30/drivers/gpu/drm/nouveau/nvkm/subdev/top</text:p>
      <text:p text:style-name="Standard">/usr/src/linux-hwe-5.15-headers-5.15.0-41/drivers/gpu/drm/nouveau/nvkm/subdev/top</text:p>
      <text:p text:style-name="Standard">/snap/core20/1581/usr/bin/top</text:p>
      <text:p text:style-name="Standard">/snap/core20/1518/usr/bin/top</text:p>
      <text:p text:style-name="Standard">find: ‘/run/user/1000/doc’: Permission denied</text:p>
      <text:p text:style-name="Standard">find: ‘/run/user/1000/gvfs’: Permission denied</text:p>
      <text:p text:style-name="Standard">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find / -name .xsession-errors</text:p>
      <text:p text:style-name="Standard">find: ‘/run/user/1000/doc’: Permission denied</text:p>
      <text:p text:style-name="Standard">find: ‘/run/user/1000/gvfs’: Permission denied</text:p>
      <text:p text:style-name="Standard"><text:soft-page-break/>root@AlexanderCoretchi:/var/log/nginx# find / -name xsession-errors</text:p>
      <text:p text:style-name="Standard">find: ‘/run/user/1000/doc’: Permission denied</text:p>
      <text:p text:style-name="Standard">find: ‘/run/user/1000/gvfs’: Permission denied</text:p>
      <text:p text:style-name="Standard">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find / -name fpm.conf</text:p>
      <text:p text:style-name="Standard">find: ‘/run/user/1000/doc’: Permission denied</text:p>
      <text:p text:style-name="Standard">find: ‘/run/user/1000/gvfs’: Permission denied</text:p>
      <text:p text:style-name="Standard">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ps aux | grep php</text:p>
      <text:p text:style-name="Standard">root <text:s text:c="8"/>808 <text:s/>0.0 <text:s/>0.4 284000 38536 ? <text:s text:c="7"/>Ss <text:s text:c="2"/>08:52 <text:s text:c="2"/>0:00 php-fpm: master process (/etc/php/7.4/fpm/php-fpm.conf)</text:p>
      <text:p text:style-name="Standard">www-data <text:s text:c="3"/>1190 <text:s/>0.0 <text:s/>0.2 284404 19276 ? <text:s text:c="7"/>S <text:s text:c="3"/>08:53 <text:s text:c="2"/>0:00 php-fpm: pool www</text:p>
      <text:p text:style-name="Standard">www-data <text:s text:c="3"/>1191 <text:s/>0.0 <text:s/>0.2 284404 19420 ? <text:s text:c="7"/>S <text:s text:c="3"/>08:53 <text:s text:c="2"/>0:00 php-fpm: pool www</text:p>
      <text:p text:style-name="Standard">root <text:s text:c="7"/>4219 <text:s/>0.0 <text:s/>0.0 <text:s/>14784 <text:s/>4168 pts/0 <text:s text:c="3"/>T <text:s text:c="3"/>09:00 <text:s text:c="2"/>0:00 systemctl status php7.4-fpm</text:p>
      <text:p text:style-name="Standard">root <text:s text:c="7"/>5587 <text:s/>0.0 <text:s/>0.0 <text:s/>11912 <text:s text:c="2"/>716 pts/0 <text:s text:c="3"/>S+ <text:s text:c="2"/>10:09 <text:s text:c="2"/>0:00 grep --color=auto php</text:p>
      <text:p text:style-name="Standard">root@AlexanderCoretchi:/var/log/nginx# ps aux | grep php</text:p>
      <text:p text:style-name="Standard">root <text:s text:c="8"/>808 <text:s/>0.0 <text:s/>0.4 284000 38536 ? <text:s text:c="7"/>Ss <text:s text:c="2"/>08:52 <text:s text:c="2"/>0:00 php-fpm: master process (/etc/php/7.4/fpm/php-fpm.conf)</text:p>
      <text:p text:style-name="Standard">www-data <text:s text:c="3"/>1190 <text:s/>0.0 <text:s/>0.2 284404 19276 ? <text:s text:c="7"/>S <text:s text:c="3"/>08:53 <text:s text:c="2"/>0:00 php-fpm: pool www</text:p>
      <text:p text:style-name="Standard">www-data <text:s text:c="3"/>1191 <text:s/>0.0 <text:s/>0.2 284404 19420 ? <text:s text:c="7"/>S <text:s text:c="3"/>08:53 <text:s text:c="2"/>0:00 php-fpm: pool www</text:p>
      <text:p text:style-name="Standard">root <text:s text:c="7"/>4219 <text:s/>0.0 <text:s/>0.0 <text:s/>14784 <text:s/>4168 pts/0 <text:s text:c="3"/>T <text:s text:c="3"/>09:00 <text:s text:c="2"/>0:00 systemctl status php7.4-fpm</text:p>
      <text:p text:style-name="Standard">root <text:s text:c="7"/>6515 <text:s/>0.0 <text:s/>0.0 <text:s/>11912 <text:s text:c="2"/>720 pts/0 <text:s text:c="3"/>S+ <text:s text:c="2"/>10:15 <text:s text:c="2"/>0:00 grep --color=auto php</text:p>
      <text:p text:style-name="Standard">root@AlexanderCoretchi:/var/log/nginx# </text:p>
      <text:p text:style-name="Standard">root@AlexanderCoretchi:/var/log/nginx# </text:p>
      <text:p text:style-name="Standard">root@AlexanderCoretchi:/var/log/nginx# зы фгч</text:p>
      <text:p text:style-name="Standard">зы: command not found</text:p>
      <text:p text:style-name="Standard">root@AlexanderCoretchi:/var/log/nginx# ps aux</text:p>
      <text:p text:style-name="Standard">USER <text:s text:c="8"/>PID %CPU %MEM <text:s text:c="3"/>VSZ <text:s text:c="2"/>RSS TTY <text:s text:c="5"/>STAT START <text:s text:c="2"/>TIME COMMAND</text:p>
      <text:p text:style-name="Standard">root <text:s text:c="10"/>1 <text:s/>0.0 <text:s/>0.1 171504 12832 ? <text:s text:c="7"/>Ss <text:s text:c="2"/>08:52 <text:s text:c="2"/>0:02 /sbin/init splash</text:p>
      <text:p text:style-name="Standard">root <text:s text:c="10"/>2 <text:s/>0.0 <text:s/>0.0 <text:s text:c="5"/>0 <text:s text:c="4"/>0 ? <text:s text:c="7"/>S <text:s text:c="3"/>08:52 <text:s text:c="2"/>0:00 [kthreadd]</text:p>
      <text:p text:style-name="Standard">root <text:s text:c="10"/>3 <text:s/>0.0 <text:s/>0.0 <text:s text:c="5"/>0 <text:s text:c="4"/>0 ? <text:s text:c="7"/>I&lt; <text:s text:c="2"/>08:52 <text:s text:c="2"/>0:00 [rcu_gp]</text:p>
      <text:p text:style-name="Standard">root <text:s text:c="10"/>4 <text:s/>0.0 <text:s/>0.0 <text:s text:c="5"/>0 <text:s text:c="4"/>0 ? <text:s text:c="7"/>I&lt; <text:s text:c="2"/>08:52 <text:s text:c="2"/>0:00 [rcu_par_gp]</text:p>
      <text:p text:style-name="Standard">root <text:s text:c="10"/>5 <text:s/>0.0 <text:s/>0.0 <text:s text:c="5"/>0 <text:s text:c="4"/>0 ? <text:s text:c="7"/>I&lt; <text:s text:c="2"/>08:52 <text:s text:c="2"/>0:00 [netns]</text:p>
      <text:p text:style-name="Standard">root <text:s text:c="10"/>7 <text:s/>0.0 <text:s/>0.0 <text:s text:c="5"/>0 <text:s text:c="4"/>0 ? <text:s text:c="7"/>I&lt; <text:s text:c="2"/>08:52 <text:s text:c="2"/>0:00 [kworker/0:0H-events_highpri]</text:p>
      <text:p text:style-name="Standard">root <text:s text:c="9"/>10 <text:s/>0.0 <text:s/>0.0 <text:s text:c="5"/>0 <text:s text:c="4"/>0 ? <text:s text:c="7"/>I&lt; <text:s text:c="2"/>08:52 <text:s text:c="2"/>0:00 [mm_percpu_wq]</text:p>
      <text:p text:style-name="Standard">root <text:s text:c="9"/>11 <text:s/>0.0 <text:s/>0.0 <text:s text:c="5"/>0 <text:s text:c="4"/>0 ? <text:s text:c="7"/>S <text:s text:c="3"/>08:52 <text:s text:c="2"/>0:00 [rcu_tasks_rude_]</text:p>
      <text:p text:style-name="Standard">root <text:s text:c="9"/>12 <text:s/>0.0 <text:s/>0.0 <text:s text:c="5"/>0 <text:s text:c="4"/>0 ? <text:s text:c="7"/>S <text:s text:c="3"/>08:52 <text:s text:c="2"/>0:00 [rcu_tasks_trace]</text:p>
      <text:p text:style-name="Standard">root <text:s text:c="9"/>13 <text:s/>0.0 <text:s/>0.0 <text:s text:c="5"/>0 <text:s text:c="4"/>0 ? <text:s text:c="7"/>S <text:s text:c="3"/>08:52 <text:s text:c="2"/>0:00 [ksoftirqd/0]</text:p>
      <text:p text:style-name="Standard">root <text:s text:c="9"/>14 <text:s/>0.1 <text:s/>0.0 <text:s text:c="5"/>0 <text:s text:c="4"/>0 ? <text:s text:c="7"/>I <text:s text:c="3"/>08:52 <text:s text:c="2"/>0:05 [rcu_sched]</text:p>
      <text:p text:style-name="Standard">root <text:s text:c="9"/>15 <text:s/>0.0 <text:s/>0.0 <text:s text:c="5"/>0 <text:s text:c="4"/>0 ? <text:s text:c="7"/>S <text:s text:c="3"/>08:52 <text:s text:c="2"/>0:00 [migration/0]</text:p>
      <text:p text:style-name="Standard">root <text:s text:c="9"/>16 <text:s/>0.0 <text:s/>0.0 <text:s text:c="5"/>0 <text:s text:c="4"/>0 ? <text:s text:c="7"/>S <text:s text:c="3"/>08:52 <text:s text:c="2"/>0:00 [idle_inject/0]</text:p>
      <text:p text:style-name="Standard">root <text:s text:c="9"/>17 <text:s/>0.0 <text:s/>0.0 <text:s text:c="5"/>0 <text:s text:c="4"/>0 ? <text:s text:c="7"/>S <text:s text:c="3"/>08:52 <text:s text:c="2"/>0:00 [cpuhp/0]</text:p>
      <text:p text:style-name="Standard">root <text:s text:c="9"/>18 <text:s/>0.0 <text:s/>0.0 <text:s text:c="5"/>0 <text:s text:c="4"/>0 ? <text:s text:c="7"/>S <text:s text:c="3"/>08:52 <text:s text:c="2"/>0:00 [cpuhp/1]</text:p>
      <text:p text:style-name="Standard">root <text:s text:c="9"/>19 <text:s/>0.0 <text:s/>0.0 <text:s text:c="5"/>0 <text:s text:c="4"/>0 ? <text:s text:c="7"/>S <text:s text:c="3"/>08:52 <text:s text:c="2"/>0:00 [idle_inject/1]</text:p>
      <text:p text:style-name="Standard">root <text:s text:c="9"/>20 <text:s/>0.0 <text:s/>0.0 <text:s text:c="5"/>0 <text:s text:c="4"/>0 ? <text:s text:c="7"/>S <text:s text:c="3"/>08:52 <text:s text:c="2"/>0:00 [migration/1]</text:p>
      <text:p text:style-name="Standard"><text:soft-page-break/>root <text:s text:c="9"/>21 <text:s/>0.0 <text:s/>0.0 <text:s text:c="5"/>0 <text:s text:c="4"/>0 ? <text:s text:c="7"/>S <text:s text:c="3"/>08:52 <text:s text:c="2"/>0:00 [ksoftirqd/1]</text:p>
      <text:p text:style-name="Standard">root <text:s text:c="9"/>23 <text:s/>0.0 <text:s/>0.0 <text:s text:c="5"/>0 <text:s text:c="4"/>0 ? <text:s text:c="7"/>I&lt; <text:s text:c="2"/>08:52 <text:s text:c="2"/>0:00 [kworker/1:0H-events_highpri]</text:p>
      <text:p text:style-name="Standard">root <text:s text:c="9"/>24 <text:s/>0.0 <text:s/>0.0 <text:s text:c="5"/>0 <text:s text:c="4"/>0 ? <text:s text:c="7"/>S <text:s text:c="3"/>08:52 <text:s text:c="2"/>0:00 [cpuhp/2]</text:p>
      <text:p text:style-name="Standard">root <text:s text:c="9"/>25 <text:s/>0.0 <text:s/>0.0 <text:s text:c="5"/>0 <text:s text:c="4"/>0 ? <text:s text:c="7"/>S <text:s text:c="3"/>08:52 <text:s text:c="2"/>0:00 [idle_inject/2]</text:p>
      <text:p text:style-name="Standard">root <text:s text:c="9"/>26 <text:s/>0.0 <text:s/>0.0 <text:s text:c="5"/>0 <text:s text:c="4"/>0 ? <text:s text:c="7"/>S <text:s text:c="3"/>08:52 <text:s text:c="2"/>0:00 [migration/2]</text:p>
      <text:p text:style-name="Standard">root <text:s text:c="9"/>27 <text:s/>0.0 <text:s/>0.0 <text:s text:c="5"/>0 <text:s text:c="4"/>0 ? <text:s text:c="7"/>S <text:s text:c="3"/>08:52 <text:s text:c="2"/>0:03 [ksoftirqd/2]</text:p>
      <text:p text:style-name="Standard">root <text:s text:c="9"/>29 <text:s/>0.0 <text:s/>0.0 <text:s text:c="5"/>0 <text:s text:c="4"/>0 ? <text:s text:c="7"/>I&lt; <text:s text:c="2"/>08:52 <text:s text:c="2"/>0:00 [kworker/2:0H-events_highpri]</text:p>
      <text:p text:style-name="Standard">root <text:s text:c="9"/>30 <text:s/>0.0 <text:s/>0.0 <text:s text:c="5"/>0 <text:s text:c="4"/>0 ? <text:s text:c="7"/>S <text:s text:c="3"/>08:52 <text:s text:c="2"/>0:00 [cpuhp/3]</text:p>
      <text:p text:style-name="Standard">root <text:s text:c="9"/>31 <text:s/>0.0 <text:s/>0.0 <text:s text:c="5"/>0 <text:s text:c="4"/>0 ? <text:s text:c="7"/>S <text:s text:c="3"/>08:52 <text:s text:c="2"/>0:00 [idle_inject/3]</text:p>
      <text:p text:style-name="Standard">root <text:s text:c="9"/>32 <text:s/>0.0 <text:s/>0.0 <text:s text:c="5"/>0 <text:s text:c="4"/>0 ? <text:s text:c="7"/>S <text:s text:c="3"/>08:52 <text:s text:c="2"/>0:00 [migration/3]</text:p>
      <text:p text:style-name="Standard">root <text:s text:c="9"/>33 <text:s/>0.0 <text:s/>0.0 <text:s text:c="5"/>0 <text:s text:c="4"/>0 ? <text:s text:c="7"/>S <text:s text:c="3"/>08:52 <text:s text:c="2"/>0:00 [ksoftirqd/3]</text:p>
      <text:p text:style-name="Standard">root <text:s text:c="9"/>35 <text:s/>0.0 <text:s/>0.0 <text:s text:c="5"/>0 <text:s text:c="4"/>0 ? <text:s text:c="7"/>I&lt; <text:s text:c="2"/>08:52 <text:s text:c="2"/>0:00 [kworker/3:0H-kblockd]</text:p>
      <text:p text:style-name="Standard">root <text:s text:c="9"/>36 <text:s/>0.0 <text:s/>0.0 <text:s text:c="5"/>0 <text:s text:c="4"/>0 ? <text:s text:c="7"/>S <text:s text:c="3"/>08:52 <text:s text:c="2"/>0:00 [kdevtmpfs]</text:p>
      <text:p text:style-name="Standard">root <text:s text:c="9"/>37 <text:s/>0.0 <text:s/>0.0 <text:s text:c="5"/>0 <text:s text:c="4"/>0 ? <text:s text:c="7"/>I&lt; <text:s text:c="2"/>08:52 <text:s text:c="2"/>0:00 [inet_frag_wq]</text:p>
      <text:p text:style-name="Standard">root <text:s text:c="9"/>38 <text:s/>0.0 <text:s/>0.0 <text:s text:c="5"/>0 <text:s text:c="4"/>0 ? <text:s text:c="7"/>S <text:s text:c="3"/>08:52 <text:s text:c="2"/>0:00 [kauditd]</text:p>
      <text:p text:style-name="Standard">root <text:s text:c="9"/>39 <text:s/>0.0 <text:s/>0.0 <text:s text:c="5"/>0 <text:s text:c="4"/>0 ? <text:s text:c="7"/>S <text:s text:c="3"/>08:52 <text:s text:c="2"/>0:00 [khungtaskd]</text:p>
      <text:p text:style-name="Standard">root <text:s text:c="9"/>40 <text:s/>0.0 <text:s/>0.0 <text:s text:c="5"/>0 <text:s text:c="4"/>0 ? <text:s text:c="7"/>S <text:s text:c="3"/>08:52 <text:s text:c="2"/>0:00 [oom_reaper]</text:p>
      <text:p text:style-name="Standard">root <text:s text:c="9"/>41 <text:s/>0.0 <text:s/>0.0 <text:s text:c="5"/>0 <text:s text:c="4"/>0 ? <text:s text:c="7"/>I&lt; <text:s text:c="2"/>08:52 <text:s text:c="2"/>0:00 [writeback]</text:p>
      <text:p text:style-name="Standard">root <text:s text:c="9"/>42 <text:s/>0.0 <text:s/>0.0 <text:s text:c="5"/>0 <text:s text:c="4"/>0 ? <text:s text:c="7"/>S <text:s text:c="3"/>08:52 <text:s text:c="2"/>0:00 [kcompactd0]</text:p>
      <text:p text:style-name="Standard">root <text:s text:c="9"/>43 <text:s/>0.0 <text:s/>0.0 <text:s text:c="5"/>0 <text:s text:c="4"/>0 ? <text:s text:c="7"/>SN <text:s text:c="2"/>08:52 <text:s text:c="2"/>0:00 [ksmd]</text:p>
      <text:p text:style-name="Standard">root <text:s text:c="9"/>44 <text:s/>0.0 <text:s/>0.0 <text:s text:c="5"/>0 <text:s text:c="4"/>0 ? <text:s text:c="7"/>SN <text:s text:c="2"/>08:52 <text:s text:c="2"/>0:00 [khugepaged]</text:p>
      <text:p text:style-name="Standard">root <text:s text:c="9"/>91 <text:s/>0.0 <text:s/>0.0 <text:s text:c="5"/>0 <text:s text:c="4"/>0 ? <text:s text:c="7"/>I&lt; <text:s text:c="2"/>08:52 <text:s text:c="2"/>0:00 [kintegrityd]</text:p>
      <text:p text:style-name="Standard">root <text:s text:c="9"/>92 <text:s/>0.0 <text:s/>0.0 <text:s text:c="5"/>0 <text:s text:c="4"/>0 ? <text:s text:c="7"/>I&lt; <text:s text:c="2"/>08:52 <text:s text:c="2"/>0:00 [kblockd]</text:p>
      <text:p text:style-name="Standard">root <text:s text:c="9"/>93 <text:s/>0.0 <text:s/>0.0 <text:s text:c="5"/>0 <text:s text:c="4"/>0 ? <text:s text:c="7"/>I&lt; <text:s text:c="2"/>08:52 <text:s text:c="2"/>0:00 [blkcg_punt_bio]</text:p>
      <text:p text:style-name="Standard">root <text:s text:c="9"/>94 <text:s/>0.0 <text:s/>0.0 <text:s text:c="5"/>0 <text:s text:c="4"/>0 ? <text:s text:c="7"/>I&lt; <text:s text:c="2"/>08:52 <text:s text:c="2"/>0:00 [tpm_dev_wq]</text:p>
      <text:p text:style-name="Standard">root <text:s text:c="9"/>95 <text:s/>0.0 <text:s/>0.0 <text:s text:c="5"/>0 <text:s text:c="4"/>0 ? <text:s text:c="7"/>I&lt; <text:s text:c="2"/>08:52 <text:s text:c="2"/>0:00 [ata_sff]</text:p>
      <text:p text:style-name="Standard">root <text:s text:c="9"/>96 <text:s/>0.0 <text:s/>0.0 <text:s text:c="5"/>0 <text:s text:c="4"/>0 ? <text:s text:c="7"/>I&lt; <text:s text:c="2"/>08:52 <text:s text:c="2"/>0:00 [md]</text:p>
      <text:p text:style-name="Standard">root <text:s text:c="9"/>97 <text:s/>0.0 <text:s/>0.0 <text:s text:c="5"/>0 <text:s text:c="4"/>0 ? <text:s text:c="7"/>I&lt; <text:s text:c="2"/>08:52 <text:s text:c="2"/>0:00 [edac-poller]</text:p>
      <text:p text:style-name="Standard">root <text:s text:c="9"/>98 <text:s/>0.0 <text:s/>0.0 <text:s text:c="5"/>0 <text:s text:c="4"/>0 ? <text:s text:c="7"/>I&lt; <text:s text:c="2"/>08:52 <text:s text:c="2"/>0:00 [devfreq_wq]</text:p>
      <text:p text:style-name="Standard">root <text:s text:c="9"/>99 <text:s/>0.0 <text:s/>0.0 <text:s text:c="5"/>0 <text:s text:c="4"/>0 ? <text:s text:c="7"/>S <text:s text:c="3"/>08:52 <text:s text:c="2"/>0:00 [watchdogd]</text:p>
      <text:p text:style-name="Standard">root <text:s text:c="8"/>100 <text:s/>0.0 <text:s/>0.0 <text:s text:c="5"/>0 <text:s text:c="4"/>0 ? <text:s text:c="7"/>I <text:s text:c="3"/>08:52 <text:s text:c="2"/>0:01 [kworker/3:1-events]</text:p>
      <text:p text:style-name="Standard">root <text:s text:c="8"/>102 <text:s/>0.0 <text:s/>0.0 <text:s text:c="5"/>0 <text:s text:c="4"/>0 ? <text:s text:c="7"/>I&lt; <text:s text:c="2"/>08:52 <text:s text:c="2"/>0:00 [kworker/0:1H-events_highpri]</text:p>
      <text:p text:style-name="Standard">root <text:s text:c="8"/>104 <text:s/>0.0 <text:s/>0.0 <text:s text:c="5"/>0 <text:s text:c="4"/>0 ? <text:s text:c="7"/>S <text:s text:c="3"/>08:52 <text:s text:c="2"/>0:00 [kswapd0]</text:p>
      <text:p text:style-name="Standard">root <text:s text:c="8"/>105 <text:s/>0.0 <text:s/>0.0 <text:s text:c="5"/>0 <text:s text:c="4"/>0 ? <text:s text:c="7"/>S <text:s text:c="3"/>08:52 <text:s text:c="2"/>0:00 [ecryptfs-kthrea]</text:p>
      <text:p text:style-name="Standard">root <text:s text:c="8"/>108 <text:s/>0.0 <text:s/>0.0 <text:s text:c="5"/>0 <text:s text:c="4"/>0 ? <text:s text:c="7"/>I&lt; <text:s text:c="2"/>08:52 <text:s text:c="2"/>0:00 [kthrotld]</text:p>
      <text:p text:style-name="Standard">root <text:s text:c="8"/>109 <text:s/>0.0 <text:s/>0.0 <text:s text:c="5"/>0 <text:s text:c="4"/>0 ? <text:s text:c="7"/>S <text:s text:c="3"/>08:52 <text:s text:c="2"/>0:00 [irq/121-aerdrv]</text:p>
      <text:p text:style-name="Standard">root <text:s text:c="8"/>110 <text:s/>0.0 <text:s/>0.0 <text:s text:c="5"/>0 <text:s text:c="4"/>0 ? <text:s text:c="7"/>I&lt; <text:s text:c="2"/>08:52 <text:s text:c="2"/>0:00 [acpi_thermal_pm]</text:p>
      <text:p text:style-name="Standard">root <text:s text:c="8"/>112 <text:s/>0.0 <text:s/>0.0 <text:s text:c="5"/>0 <text:s text:c="4"/>0 ? <text:s text:c="7"/>I&lt; <text:s text:c="2"/>08:52 <text:s text:c="2"/>0:00 [vfio-irqfd-clea]</text:p>
      <text:p text:style-name="Standard">root <text:s text:c="8"/>113 <text:s/>0.0 <text:s/>0.0 <text:s text:c="5"/>0 <text:s text:c="4"/>0 ? <text:s text:c="7"/>I&lt; <text:s text:c="2"/>08:52 <text:s text:c="2"/>0:00 [mld]</text:p>
      <text:p text:style-name="Standard">root <text:s text:c="8"/>114 <text:s/>0.0 <text:s/>0.0 <text:s text:c="5"/>0 <text:s text:c="4"/>0 ? <text:s text:c="7"/>I&lt; <text:s text:c="2"/>08:52 <text:s text:c="2"/>0:00 [ipv6_addrconf]</text:p>
      <text:p text:style-name="Standard">root <text:s text:c="8"/>123 <text:s/>0.0 <text:s/>0.0 <text:s text:c="5"/>0 <text:s text:c="4"/>0 ? <text:s text:c="7"/>I&lt; <text:s text:c="2"/>08:52 <text:s text:c="2"/>0:00 [kstrp]</text:p>
      <text:p text:style-name="Standard">root <text:s text:c="8"/>126 <text:s/>0.0 <text:s/>0.0 <text:s text:c="5"/>0 <text:s text:c="4"/>0 ? <text:s text:c="7"/>I&lt; <text:s text:c="2"/>08:52 <text:s text:c="2"/>0:00 [zswap-shrink]</text:p>
      <text:p text:style-name="Standard">root <text:s text:c="8"/>127 <text:s/>0.0 <text:s/>0.0 <text:s text:c="5"/>0 <text:s text:c="4"/>0 ? <text:s text:c="7"/>D&lt; <text:s text:c="2"/>08:52 <text:s text:c="2"/>0:04 [kworker/u9:0+i915_flip]</text:p>
      <text:p text:style-name="Standard">root <text:s text:c="8"/>134 <text:s/>0.0 <text:s/>0.0 <text:s text:c="5"/>0 <text:s text:c="4"/>0 ? <text:s text:c="7"/>I&lt; <text:s text:c="2"/>08:52 <text:s text:c="2"/>0:00 [charger_manager]</text:p>
      <text:p text:style-name="Standard">root <text:s text:c="8"/>156 <text:s/>0.0 <text:s/>0.0 <text:s text:c="5"/>0 <text:s text:c="4"/>0 ? <text:s text:c="7"/>I&lt; <text:s text:c="2"/>08:52 <text:s text:c="2"/>0:00 [kworker/1:1H-kblockd]</text:p>
      <text:p text:style-name="Standard">root <text:s text:c="8"/>183 <text:s/>0.0 <text:s/>0.0 <text:s text:c="5"/>0 <text:s text:c="4"/>0 ? <text:s text:c="7"/>I&lt; <text:s text:c="2"/>08:52 <text:s text:c="2"/>0:00 [kworker/2:1H-events_highpri]</text:p>
      <text:p text:style-name="Standard">root <text:s text:c="8"/>188 <text:s/>0.0 <text:s/>0.0 <text:s text:c="5"/>0 <text:s text:c="4"/>0 ? <text:s text:c="7"/>S <text:s text:c="3"/>08:52 <text:s text:c="2"/>0:00 [scsi_eh_0]</text:p>
      <text:p text:style-name="Standard">root <text:s text:c="8"/>189 <text:s/>0.0 <text:s/>0.0 <text:s text:c="5"/>0 <text:s text:c="4"/>0 ? <text:s text:c="7"/>I&lt; <text:s text:c="2"/>08:52 <text:s text:c="2"/>0:00 [scsi_tmf_0]</text:p>
      <text:p text:style-name="Standard">root <text:s text:c="8"/>190 <text:s/>0.0 <text:s/>0.0 <text:s text:c="5"/>0 <text:s text:c="4"/>0 ? <text:s text:c="7"/>S <text:s text:c="3"/>08:52 <text:s text:c="2"/>0:00 [scsi_eh_1]</text:p>
      <text:p text:style-name="Standard"><text:soft-page-break/>root <text:s text:c="8"/>191 <text:s/>0.0 <text:s/>0.0 <text:s text:c="5"/>0 <text:s text:c="4"/>0 ? <text:s text:c="7"/>I&lt; <text:s text:c="2"/>08:52 <text:s text:c="2"/>0:00 [scsi_tmf_1]</text:p>
      <text:p text:style-name="Standard">root <text:s text:c="8"/>192 <text:s/>0.0 <text:s/>0.0 <text:s text:c="5"/>0 <text:s text:c="4"/>0 ? <text:s text:c="7"/>S <text:s text:c="3"/>08:52 <text:s text:c="2"/>0:00 [scsi_eh_2]</text:p>
      <text:p text:style-name="Standard">root <text:s text:c="8"/>193 <text:s/>0.0 <text:s/>0.0 <text:s text:c="5"/>0 <text:s text:c="4"/>0 ? <text:s text:c="7"/>I&lt; <text:s text:c="2"/>08:52 <text:s text:c="2"/>0:00 [scsi_tmf_2]</text:p>
      <text:p text:style-name="Standard">root <text:s text:c="8"/>194 <text:s/>0.0 <text:s/>0.0 <text:s text:c="5"/>0 <text:s text:c="4"/>0 ? <text:s text:c="7"/>S <text:s text:c="3"/>08:52 <text:s text:c="2"/>0:00 [scsi_eh_3]</text:p>
      <text:p text:style-name="Standard">root <text:s text:c="8"/>195 <text:s/>0.0 <text:s/>0.0 <text:s text:c="5"/>0 <text:s text:c="4"/>0 ? <text:s text:c="7"/>I&lt; <text:s text:c="2"/>08:52 <text:s text:c="2"/>0:00 [scsi_tmf_3]</text:p>
      <text:p text:style-name="Standard">root <text:s text:c="8"/>200 <text:s/>0.0 <text:s/>0.0 <text:s text:c="5"/>0 <text:s text:c="4"/>0 ? <text:s text:c="7"/>I&lt; <text:s text:c="2"/>08:52 <text:s text:c="2"/>0:00 [kworker/3:1H-events_highpri]</text:p>
      <text:p text:style-name="Standard">root <text:s text:c="8"/>222 <text:s/>0.0 <text:s/>0.0 <text:s text:c="5"/>0 <text:s text:c="4"/>0 ? <text:s text:c="7"/>S <text:s text:c="3"/>08:52 <text:s text:c="2"/>0:00 [jbd2/sda2-8]</text:p>
      <text:p text:style-name="Standard">root <text:s text:c="8"/>223 <text:s/>0.0 <text:s/>0.0 <text:s text:c="5"/>0 <text:s text:c="4"/>0 ? <text:s text:c="7"/>I&lt; <text:s text:c="2"/>08:52 <text:s text:c="2"/>0:00 [ext4-rsv-conver]</text:p>
      <text:p text:style-name="Standard">root <text:s text:c="8"/>263 <text:s/>0.0 <text:s/>0.4 <text:s/>76888 39428 ? <text:s text:c="7"/>S&lt;s <text:s/>08:52 <text:s text:c="2"/>0:00 /lib/systemd/systemd-journald</text:p>
      <text:p text:style-name="Standard">root <text:s text:c="8"/>291 <text:s/>0.0 <text:s/>0.0 <text:s text:c="5"/>0 <text:s text:c="4"/>0 ? <text:s text:c="7"/>I&lt; <text:s text:c="2"/>08:52 <text:s text:c="2"/>0:00 [ipmi-msghandler]</text:p>
      <text:p text:style-name="Standard">root <text:s text:c="8"/>302 <text:s/>0.0 <text:s/>0.1 <text:s/>25696 <text:s/>8464 ? <text:s text:c="7"/>Ss <text:s text:c="2"/>08:52 <text:s text:c="2"/>0:01 /lib/systemd/systemd-udevd</text:p>
      <text:p text:style-name="Standard">root <text:s text:c="8"/>345 <text:s/>0.0 <text:s/>0.0 <text:s text:c="5"/>0 <text:s text:c="4"/>0 ? <text:s text:c="7"/>S <text:s text:c="3"/>08:52 <text:s text:c="2"/>0:00 [irq/126-mei_me]</text:p>
      <text:p text:style-name="Standard">root <text:s text:c="8"/>349 <text:s/>0.0 <text:s/>0.0 <text:s text:c="5"/>0 <text:s text:c="4"/>0 ? <text:s text:c="7"/>I&lt; <text:s text:c="2"/>08:52 <text:s text:c="2"/>0:00 [led_workqueue]</text:p>
      <text:p text:style-name="Standard">root <text:s text:c="8"/>362 <text:s/>0.0 <text:s/>0.0 <text:s text:c="5"/>0 <text:s text:c="4"/>0 ? <text:s text:c="7"/>I&lt; <text:s text:c="2"/>08:52 <text:s text:c="2"/>0:00 [cryptd]</text:p>
      <text:p text:style-name="Standard">root <text:s text:c="8"/>391 <text:s/>0.0 <text:s/>0.0 <text:s text:c="5"/>0 <text:s text:c="4"/>0 ? <text:s text:c="7"/>S <text:s text:c="3"/>08:52 <text:s text:c="2"/>0:00 [card0-crtc0]</text:p>
      <text:p text:style-name="Standard">root <text:s text:c="8"/>392 <text:s/>0.0 <text:s/>0.0 <text:s text:c="5"/>0 <text:s text:c="4"/>0 ? <text:s text:c="7"/>S <text:s text:c="3"/>08:52 <text:s text:c="2"/>0:00 [card0-crtc1]</text:p>
      <text:p text:style-name="Standard">systemd+ <text:s text:c="4"/>636 <text:s/>0.0 <text:s/>0.1 <text:s/>25100 13988 ? <text:s text:c="7"/>Ss <text:s text:c="2"/>08:52 <text:s text:c="2"/>0:01 /lib/systemd/systemd-resolved</text:p>
      <text:p text:style-name="Standard">systemd+ <text:s text:c="4"/>637 <text:s/>0.0 <text:s/>0.0 <text:s/>90932 <text:s/>5992 ? <text:s text:c="7"/>Ssl <text:s/>08:52 <text:s text:c="2"/>0:00 /lib/systemd/systemd-timesyncd</text:p>
      <text:p text:style-name="Standard">root <text:s text:c="8"/>670 <text:s/>0.0 <text:s/>0.0 241144 <text:s/>7404 ? <text:s text:c="7"/>Ssl <text:s/>08:52 <text:s text:c="2"/>0:00 /usr/lib/accountsservice/accounts-</text:p>
      <text:p text:style-name="Standard">root <text:s text:c="8"/>671 <text:s/>0.0 <text:s/>0.0 <text:s text:c="2"/>2548 <text:s text:c="2"/>772 ? <text:s text:c="7"/>Ss <text:s text:c="2"/>08:52 <text:s text:c="2"/>0:00 /usr/sbin/acpid</text:p>
      <text:p text:style-name="Standard">avahi <text:s text:c="7"/>674 <text:s/>0.0 <text:s/>0.0 <text:s text:c="2"/>8696 <text:s/>4040 ? <text:s text:c="7"/>Ss <text:s text:c="2"/>08:52 <text:s text:c="2"/>0:04 avahi-daemon: running [AlexanderCo</text:p>
      <text:p text:style-name="Standard">root <text:s text:c="8"/>675 <text:s/>0.0 <text:s/>0.0 <text:s/>12320 <text:s/>3176 ? <text:s text:c="7"/>Ss <text:s text:c="2"/>08:52 <text:s text:c="2"/>0:00 /usr/sbin/cron -f</text:p>
      <text:p text:style-name="Standard">message+ <text:s text:c="4"/>677 <text:s/>0.0 <text:s/>0.0 <text:s text:c="2"/>9940 <text:s/>6396 ? <text:s text:c="7"/>Ss <text:s text:c="2"/>08:52 <text:s text:c="2"/>0:02 /usr/bin/dbus-daemon --system --ad</text:p>
      <text:p text:style-name="Standard">root <text:s text:c="8"/>678 <text:s/>0.3 <text:s/>0.2 338828 19440 ? <text:s text:c="7"/>Ssl <text:s/>08:52 <text:s text:c="2"/>0:16 /usr/sbin/NetworkManager --no-daem</text:p>
      <text:p text:style-name="Standard">root <text:s text:c="8"/>693 <text:s/>0.0 <text:s/>0.0 <text:s/>81900 <text:s/>3708 ? <text:s text:c="7"/>Ssl <text:s/>08:52 <text:s text:c="2"/>0:00 /usr/sbin/irqbalance --foreground</text:p>
      <text:p text:style-name="Standard">root <text:s text:c="8"/>695 <text:s/>0.0 <text:s/>0.2 <text:s/>42592 20628 ? <text:s text:c="7"/>Ss <text:s text:c="2"/>08:52 <text:s text:c="2"/>0:00 /usr/bin/python3 /usr/bin/networkd</text:p>
      <text:p text:style-name="Standard">root <text:s text:c="8"/>705 <text:s/>0.0 <text:s/>0.1 243856 11384 ? <text:s text:c="7"/>Ssl <text:s/>08:52 <text:s text:c="2"/>0:01 /usr/lib/policykit-1/polkitd --no-</text:p>
      <text:p text:style-name="Standard">syslog <text:s text:c="6"/>707 <text:s/>0.0 <text:s/>0.0 224352 <text:s/>4740 ? <text:s text:c="7"/>Ssl <text:s/>08:52 <text:s text:c="2"/>0:00 /usr/sbin/rsyslogd -n -iNONE</text:p>
      <text:p text:style-name="Standard">root <text:s text:c="8"/>709 <text:s/>0.0 <text:s/>0.5 1243756 43324 ? <text:s text:c="6"/>Ssl <text:s/>08:52 <text:s text:c="2"/>0:04 /usr/lib/snapd/snapd</text:p>
      <text:p text:style-name="Standard">root <text:s text:c="8"/>710 <text:s/>0.0 <text:s/>0.0 238500 <text:s/>6100 ? <text:s text:c="7"/>Ssl <text:s/>08:52 <text:s text:c="2"/>0:00 /usr/libexec/switcheroo-control</text:p>
      <text:p text:style-name="Standard">root <text:s text:c="8"/>711 <text:s/>0.0 <text:s/>0.1 <text:s/>17472 <text:s/>8220 ? <text:s text:c="7"/>Ss <text:s text:c="2"/>08:52 <text:s text:c="2"/>0:00 /lib/systemd/systemd-logind</text:p>
      <text:p text:style-name="Standard">root <text:s text:c="8"/>712 <text:s/>0.0 <text:s/>0.1 129156 <text:s/>9476 ? <text:s text:c="7"/>Ssl <text:s/>08:52 <text:s text:c="2"/>0:00 /usr/sbin/thermald --systemd --dbu</text:p>
      <text:p text:style-name="Standard">root <text:s text:c="8"/>719 <text:s/>0.0 <text:s/>0.1 393584 13136 ? <text:s text:c="7"/>Ssl <text:s/>08:52 <text:s text:c="2"/>0:01 /usr/lib/udisks2/udisksd</text:p>
      <text:p text:style-name="Standard">root <text:s text:c="8"/>720 <text:s/>0.0 <text:s/>0.0 <text:s/>13684 <text:s/>4796 ? <text:s text:c="7"/>Ss <text:s text:c="2"/>08:52 <text:s text:c="2"/>0:00 /sbin/wpa_supplicant -u -s -O /run</text:p>
      <text:p text:style-name="Standard">avahi <text:s text:c="7"/>729 <text:s/>0.0 <text:s/>0.0 <text:s text:c="2"/>8348 <text:s text:c="2"/>328 ? <text:s text:c="7"/>S <text:s text:c="3"/>08:52 <text:s text:c="2"/>0:00 avahi-daemon: chroot helper</text:p>
      <text:p text:style-name="Standard">root <text:s text:c="8"/>776 <text:s/>0.0 <text:s/>0.1 <text:s/>31916 <text:s/>9872 ? <text:s text:c="7"/>Ss <text:s text:c="2"/>08:52 <text:s text:c="2"/>0:00 /usr/sbin/cupsd -l</text:p>
      <text:p text:style-name="Standard">root <text:s text:c="8"/>785 <text:s/>0.0 <text:s/>0.1 180376 14908 ? <text:s text:c="7"/>Ssl <text:s/>08:52 <text:s text:c="2"/>0:00 /usr/sbin/cups-browsed</text:p>
      <text:p text:style-name="Standard">root <text:s text:c="8"/>799 <text:s/>0.0 <text:s/>0.1 241400 11560 ? <text:s text:c="7"/>Ssl <text:s/>08:52 <text:s text:c="2"/>0:00 /usr/sbin/ModemManager</text:p>
      <text:p text:style-name="Standard">root <text:s text:c="8"/>808 <text:s/>0.0 <text:s/>0.4 284000 38536 ? <text:s text:c="7"/>Ss <text:s text:c="2"/>08:52 <text:s text:c="2"/>0:00 php-fpm: master process (/etc/php/</text:p>
      <text:p text:style-name="Standard">root <text:s text:c="8"/>811 <text:s/>0.0 <text:s/>0.2 121040 22564 ? <text:s text:c="7"/>Ssl <text:s/>08:52 <text:s text:c="2"/>0:00 /usr/bin/python3 /usr/share/unatte</text:p>
      <text:p text:style-name="Standard">mysql <text:s text:c="7"/>874 <text:s/>0.2 <text:s/>3.1 3566800 252228 ? <text:s text:c="5"/>Ssl <text:s/>08:52 <text:s text:c="2"/>0:14 /usr/sbin/mysqld</text:p>
      <text:p text:style-name="Standard">root <text:s text:c="8"/>875 <text:s/>0.0 <text:s/>0.1 242512 <text:s/>8480 ? <text:s text:c="7"/>Ssl <text:s/>08:52 <text:s text:c="2"/>0:00 /usr/sbin/gdm3</text:p>
      <text:p text:style-name="Standard">privoxy <text:s text:c="5"/>895 <text:s/>0.0 <text:s/>0.0 <text:s text:c="2"/>4264 <text:s/>3284 ? <text:s text:c="7"/>Ss <text:s text:c="2"/>08:52 <text:s text:c="2"/>0:00 /usr/sbin/privoxy --pidfile /run/p</text:p>
      <text:p text:style-name="Standard">whoopsie <text:s text:c="4"/>922 <text:s/>0.0 <text:s/>0.1 326876 15640 ? <text:s text:c="7"/>Ssl <text:s/>08:52 <text:s text:c="2"/>0:00 /usr/bin/whoopsie -f</text:p>
      <text:p text:style-name="Standard">kernoops <text:s text:c="4"/>925 <text:s/>0.0 <text:s/>0.0 <text:s/>11288 <text:s/>2632 ? <text:s text:c="7"/>Ss <text:s text:c="2"/>08:52 <text:s text:c="2"/>0:00 /usr/sbin/kerneloops --test</text:p>
      <text:p text:style-name="Standard">kernoops <text:s text:c="4"/>927 <text:s/>0.0 <text:s/>0.0 <text:s/>11288 <text:s text:c="2"/>448 ? <text:s text:c="7"/>Ss <text:s text:c="2"/>08:52 <text:s text:c="2"/>0:00 /usr/sbin/kerneloops</text:p>
      <text:p text:style-name="Standard">lp <text:s text:c="10"/>943 <text:s/>0.0 <text:s/>0.0 <text:s/>15332 <text:s/>6600 ? <text:s text:c="7"/>S <text:s text:c="3"/>08:52 <text:s text:c="2"/>0:00 /usr/lib/cups/notifier/dbus dbus:/</text:p>
      <text:p text:style-name="Standard">colord <text:s text:c="6"/>961 <text:s/>0.0 <text:s/>0.1 249112 14580 ? <text:s text:c="7"/>Ssl <text:s/>08:52 <text:s text:c="2"/>0:00 /usr/libexec/colord</text:p>
      <text:p text:style-name="Standard">root <text:s text:c="8"/>962 <text:s/>0.0 <text:s/>0.0 <text:s/>55276 <text:s/>1520 ? <text:s text:c="7"/>Ss <text:s text:c="2"/>08:52 <text:s text:c="2"/>0:00 nginx: master process /usr/sbin/ng</text:p>
      <text:p text:style-name="Standard"><text:soft-page-break/>www-data <text:s text:c="4"/>963 <text:s/>0.0 <text:s/>0.0 <text:s/>56144 <text:s/>6360 ? <text:s text:c="7"/>S <text:s text:c="3"/>08:52 <text:s text:c="2"/>0:00 nginx: worker process</text:p>
      <text:p text:style-name="Standard">www-data <text:s text:c="4"/>964 <text:s/>0.0 <text:s/>0.0 <text:s/>55880 <text:s/>5392 ? <text:s text:c="7"/>S <text:s text:c="3"/>08:52 <text:s text:c="2"/>0:00 nginx: worker process</text:p>
      <text:p text:style-name="Standard">www-data <text:s text:c="4"/>965 <text:s/>0.0 <text:s/>0.0 <text:s/>55880 <text:s/>5392 ? <text:s text:c="7"/>S <text:s text:c="3"/>08:52 <text:s text:c="2"/>0:00 nginx: worker process</text:p>
      <text:p text:style-name="Standard">www-data <text:s text:c="4"/>966 <text:s/>0.0 <text:s/>0.0 <text:s/>55880 <text:s/>5392 ? <text:s text:c="7"/>S <text:s text:c="3"/>08:52 <text:s text:c="2"/>0:00 nginx: worker process</text:p>
      <text:p text:style-name="Standard">root <text:s text:c="8"/>974 <text:s/>0.0 <text:s/>0.0 <text:s text:c="2"/>6532 <text:s/>4728 ? <text:s text:c="7"/>Ss <text:s text:c="2"/>08:52 <text:s text:c="2"/>0:00 /usr/sbin/apache2 -k start</text:p>
      <text:p text:style-name="Standard">www-data <text:s text:c="4"/>975 <text:s/>0.0 <text:s/>0.0 1997852 4580 ? <text:s text:c="7"/>Sl <text:s text:c="2"/>08:52 <text:s text:c="2"/>0:00 /usr/sbin/apache2 -k start</text:p>
      <text:p text:style-name="Standard">www-data <text:s text:c="4"/>976 <text:s/>0.0 <text:s/>0.0 1997852 4580 ? <text:s text:c="7"/>Sl <text:s text:c="2"/>08:52 <text:s text:c="2"/>0:00 /usr/sbin/apache2 -k start</text:p>
      <text:p text:style-name="Standard">rtkit <text:s text:c="6"/>1079 <text:s/>0.0 <text:s/>0.0 152936 <text:s/>3032 ? <text:s text:c="7"/>SNsl 08:53 <text:s text:c="2"/>0:00 /usr/libexec/rtkit-daemon</text:p>
      <text:p text:style-name="Standard">www-data <text:s text:c="3"/>1190 <text:s/>0.0 <text:s/>0.2 284404 19276 ? <text:s text:c="7"/>S <text:s text:c="3"/>08:53 <text:s text:c="2"/>0:00 php-fpm: pool www</text:p>
      <text:p text:style-name="Standard">www-data <text:s text:c="3"/>1191 <text:s/>0.0 <text:s/>0.2 284404 19420 ? <text:s text:c="7"/>S <text:s text:c="3"/>08:53 <text:s text:c="2"/>0:00 php-fpm: pool www</text:p>
      <text:p text:style-name="Standard">root <text:s text:c="7"/>1295 <text:s/>0.0 <text:s/>0.1 255128 <text:s/>9936 ? <text:s text:c="7"/>Ssl <text:s/>08:53 <text:s text:c="2"/>0:00 /usr/lib/upower/upowerd</text:p>
      <text:p text:style-name="Standard">root <text:s text:c="7"/>2480 <text:s/>0.0 <text:s/>0.0 <text:s text:c="5"/>0 <text:s text:c="4"/>0 ? <text:s text:c="7"/>I&lt; <text:s text:c="2"/>08:54 <text:s text:c="2"/>0:00 [kworker/u9:1]</text:p>
      <text:p text:style-name="Standard">root <text:s text:c="7"/>2522 <text:s/>0.0 <text:s/>0.1 317564 10104 ? <text:s text:c="7"/>Sl <text:s text:c="2"/>08:54 <text:s text:c="2"/>0:00 gdm-session-worker [pam/gdm-passwo</text:p>
      <text:p text:style-name="Standard">alexand+ <text:s text:c="3"/>2530 <text:s/>0.0 <text:s/>0.1 <text:s/>19816 10616 ? <text:s text:c="7"/>Ss <text:s text:c="2"/>08:54 <text:s text:c="2"/>0:00 /lib/systemd/systemd --user</text:p>
      <text:p text:style-name="Standard">alexand+ <text:s text:c="3"/>2531 <text:s/>0.0 <text:s/>0.0 170852 <text:s/>4644 ? <text:s text:c="7"/>S <text:s text:c="3"/>08:54 <text:s text:c="2"/>0:00 (sd-pam)</text:p>
      <text:p text:style-name="Standard">alexand+ <text:s text:c="3"/>2536 <text:s/>3.3 <text:s/>0.2 4107680 20468 ? <text:s text:c="6"/>S&lt;sl 08:54 <text:s text:c="2"/>2:51 /usr/bin/pulseaudio --daemonize=no</text:p>
      <text:p text:style-name="Standard">alexand+ <text:s text:c="3"/>2538 <text:s/>0.0 <text:s/>0.3 588132 24488 ? <text:s text:c="7"/>SNsl 08:54 <text:s text:c="2"/>0:00 /usr/libexec/tracker-miner-fs</text:p>
      <text:p text:style-name="Standard">alexand+ <text:s text:c="3"/>2540 <text:s/>0.0 <text:s/>0.0 <text:s text:c="2"/>8616 <text:s/>5752 ? <text:s text:c="7"/>Ss <text:s text:c="2"/>08:54 <text:s text:c="2"/>0:00 /usr/bin/dbus-daemon --session --a</text:p>
      <text:p text:style-name="Standard">alexand+ <text:s text:c="3"/>2557 <text:s/>0.0 <text:s/>0.0 242612 <text:s/>7836 ? <text:s text:c="7"/>Ssl <text:s/>08:54 <text:s text:c="2"/>0:00 /usr/libexec/gvfsd</text:p>
      <text:p text:style-name="Standard">alexand+ <text:s text:c="3"/>2562 <text:s/>0.0 <text:s/>0.0 378372 <text:s/>5684 ? <text:s text:c="7"/>Sl <text:s text:c="2"/>08:54 <text:s text:c="2"/>0:00 /usr/libexec/gvfsd-fuse /run/user/</text:p>
      <text:p text:style-name="Standard">alexand+ <text:s text:c="3"/>2568 <text:s/>0.0 <text:s/>0.1 316820 <text:s/>9196 ? <text:s text:c="7"/>Ssl <text:s/>08:54 <text:s text:c="2"/>0:00 /usr/libexec/gvfs-udisks2-volume-m</text:p>
      <text:p text:style-name="Standard">alexand+ <text:s text:c="3"/>2575 <text:s/>0.0 <text:s/>0.0 240876 <text:s/>6720 ? <text:s text:c="7"/>Ssl <text:s/>08:54 <text:s text:c="2"/>0:00 /usr/libexec/gvfs-gphoto2-volume-m</text:p>
      <text:p text:style-name="Standard">alexand+ <text:s text:c="3"/>2579 <text:s/>0.0 <text:s/>0.0 238776 <text:s/>6004 ? <text:s text:c="7"/>Ssl <text:s/>08:54 <text:s text:c="2"/>0:00 /usr/libexec/gvfs-goa-volume-monit</text:p>
      <text:p text:style-name="Standard">alexand+ <text:s text:c="3"/>2583 <text:s/>0.0 <text:s/>0.4 552336 34436 ? <text:s text:c="7"/>Sl <text:s text:c="2"/>08:54 <text:s text:c="2"/>0:00 /usr/libexec/goa-daemon</text:p>
      <text:p text:style-name="Standard">alexand+ <text:s text:c="3"/>2589 <text:s/>0.0 <text:s/>0.0 243084 <text:s/>7508 ? <text:s text:c="7"/>Sl <text:s text:c="2"/>08:54 <text:s text:c="2"/>0:00 /usr/bin/gnome-keyring-daemon --da</text:p>
      <text:p text:style-name="Standard">alexand+ <text:s text:c="3"/>2594 <text:s/>0.0 <text:s/>0.1 391388 <text:s/>8944 ? <text:s text:c="7"/>Sl <text:s text:c="2"/>08:54 <text:s text:c="2"/>0:00 /usr/libexec/goa-identity-service</text:p>
      <text:p text:style-name="Standard">alexand+ <text:s text:c="3"/>2600 <text:s/>0.0 <text:s/>0.1 319624 <text:s/>8948 ? <text:s text:c="7"/>Ssl <text:s/>08:54 <text:s text:c="2"/>0:00 /usr/libexec/gvfs-afc-volume-monit</text:p>
      <text:p text:style-name="Standard">alexand+ <text:s text:c="3"/>2606 <text:s/>0.0 <text:s/>0.0 238600 <text:s/>6352 ? <text:s text:c="7"/>Ssl <text:s/>08:54 <text:s text:c="2"/>0:00 /usr/libexec/gvfs-mtp-volume-monit</text:p>
      <text:p text:style-name="Standard">alexand+ <text:s text:c="3"/>2615 <text:s/>0.0 <text:s/>0.0 166916 <text:s/>6680 tty2 <text:s text:c="4"/>Ssl+ 08:54 <text:s text:c="2"/>0:00 /usr/lib/gdm3/gdm-x-session --run-</text:p>
      <text:p text:style-name="Standard">alexand+ <text:s text:c="3"/>2618 <text:s/>3.6 <text:s/>1.1 601000 94072 tty2 <text:s text:c="4"/>Sl+ <text:s/>08:54 <text:s text:c="2"/>3:06 /usr/lib/xorg/Xorg vt2 -displayfd </text:p>
      <text:p text:style-name="Standard">alexand+ <text:s text:c="3"/>2635 <text:s/>0.0 <text:s/>0.0 165164 <text:s/>6260 ? <text:s text:c="7"/>Ssl <text:s/>08:54 <text:s text:c="2"/>0:00 /usr/libexec/gvfsd-metadata</text:p>
      <text:p text:style-name="Standard">alexand+ <text:s text:c="3"/>2647 <text:s/>0.0 <text:s/>0.1 191112 13932 tty2 <text:s text:c="4"/>Sl+ <text:s/>08:54 <text:s text:c="2"/>0:00 /usr/libexec/gnome-session-binary </text:p>
      <text:p text:style-name="Standard">alexand+ <text:s text:c="3"/>2714 <text:s/>0.0 <text:s/>0.0 <text:s text:c="2"/>6040 <text:s text:c="2"/>452 ? <text:s text:c="7"/>Ss <text:s text:c="2"/>08:54 <text:s text:c="2"/>0:00 /usr/bin/ssh-agent /usr/bin/im-lau</text:p>
      <text:p text:style-name="Standard">alexand+ <text:s text:c="3"/>2732 <text:s/>0.0 <text:s/>0.0 305440 <text:s/>6948 ? <text:s text:c="7"/>Ssl <text:s/>08:54 <text:s text:c="2"/>0:00 /usr/libexec/at-spi-bus-launcher</text:p>
      <text:p text:style-name="Standard">alexand+ <text:s text:c="3"/>2737 <text:s/>0.0 <text:s/>0.0 <text:s text:c="2"/>7272 <text:s/>4412 ? <text:s text:c="7"/>S <text:s text:c="3"/>08:54 <text:s text:c="2"/>0:00 /usr/bin/dbus-daemon --config-file</text:p>
      <text:p text:style-name="Standard">alexand+ <text:s text:c="3"/>2745 <text:s/>0.0 <text:s/>0.0 <text:s/>92960 <text:s/>4368 ? <text:s text:c="7"/>Ssl <text:s/>08:54 <text:s text:c="2"/>0:00 /usr/libexec/gnome-session-ctl --m</text:p>
      <text:p text:style-name="Standard">alexand+ <text:s text:c="3"/>2752 <text:s/>0.0 <text:s/>0.1 560732 15800 ? <text:s text:c="7"/>Ssl <text:s/>08:54 <text:s text:c="2"/>0:00 /usr/libexec/gnome-session-binary </text:p>
      <text:p text:style-name="Standard">alexand+ <text:s text:c="3"/>2766 <text:s/>2.9 <text:s/>3.2 4483268 257880 ? <text:s text:c="5"/>Ssl <text:s/>08:54 <text:s text:c="2"/>2:30 /usr/bin/gnome-shell</text:p>
      <text:p text:style-name="Standard">alexand+ <text:s text:c="3"/>2788 <text:s/>0.0 <text:s/>0.1 313812 <text:s/>8380 ? <text:s text:c="7"/>Sl <text:s text:c="2"/>08:54 <text:s text:c="2"/>0:00 ibus-daemon --panel disable --xim</text:p>
      <text:p text:style-name="Standard">alexand+ <text:s text:c="3"/>2792 <text:s/>0.0 <text:s/>0.0 165604 <text:s/>7176 ? <text:s text:c="7"/>Sl <text:s text:c="2"/>08:54 <text:s text:c="2"/>0:00 /usr/libexec/ibus-memconf</text:p>
      <text:p text:style-name="Standard">alexand+ <text:s text:c="3"/>2793 <text:s/>0.0 <text:s/>0.3 278636 31652 ? <text:s text:c="7"/>Sl <text:s text:c="2"/>08:54 <text:s text:c="2"/>0:00 /usr/libexec/ibus-extension-gtk3</text:p>
      <text:p text:style-name="Standard">alexand+ <text:s text:c="3"/>2797 <text:s/>0.0 <text:s/>0.3 200844 28188 ? <text:s text:c="7"/>Sl <text:s text:c="2"/>08:54 <text:s text:c="2"/>0:00 /usr/libexec/ibus-x11 --kill-daemo</text:p>
      <text:p text:style-name="Standard">alexand+ <text:s text:c="3"/>2800 <text:s/>0.0 <text:s/>0.0 239404 <text:s/>7164 ? <text:s text:c="7"/>Sl <text:s text:c="2"/>08:54 <text:s text:c="2"/>0:00 /usr/libexec/ibus-portal</text:p>
      <text:p text:style-name="Standard">alexand+ <text:s text:c="3"/>2809 <text:s/>0.0 <text:s/>0.0 162864 <text:s/>6512 ? <text:s text:c="7"/>Sl <text:s text:c="2"/>08:54 <text:s text:c="2"/>0:01 /usr/libexec/at-spi2-registryd --u</text:p>
      <text:p text:style-name="Standard">alexand+ <text:s text:c="3"/>2813 <text:s/>0.0 <text:s/>0.2 581256 20240 ? <text:s text:c="7"/>Sl <text:s text:c="2"/>08:54 <text:s text:c="2"/>0:00 /usr/libexec/gnome-shell-calendar-</text:p>
      <text:p text:style-name="Standard">alexand+ <text:s text:c="3"/>2815 <text:s/>0.0 <text:s/>0.0 238496 <text:s/>4888 ? <text:s text:c="7"/>Ssl <text:s/>08:54 <text:s text:c="2"/>0:00 /usr/libexec/xdg-permission-store</text:p>
      <text:p text:style-name="Standard">alexand+ <text:s text:c="3"/>2826 <text:s/>0.0 <text:s/>0.3 1007532 25692 ? <text:s text:c="6"/>Ssl <text:s/>08:54 <text:s text:c="2"/>0:00 /usr/libexec/evolution-source-regi</text:p>
      <text:p text:style-name="Standard">alexand+ <text:s text:c="3"/>2834 <text:s/>0.0 <text:s/>0.3 2662864 26968 ? <text:s text:c="6"/>Sl <text:s text:c="2"/>08:54 <text:s text:c="2"/>0:00 /usr/bin/gjs /usr/share/gnome-shel</text:p>
      <text:p text:style-name="Standard">alexand+ <text:s text:c="3"/>2844 <text:s/>0.0 <text:s/>0.0 312552 <text:s/>6688 ? <text:s text:c="7"/>Ssl <text:s/>08:54 <text:s text:c="2"/>0:00 /usr/libexec/gsd-a11y-settings</text:p>
      <text:p text:style-name="Standard"><text:soft-page-break/>alexand+ <text:s text:c="3"/>2845 <text:s/>0.0 <text:s/>0.3 581280 30192 ? <text:s text:c="7"/>Ssl <text:s/>08:54 <text:s text:c="2"/>0:00 /usr/libexec/gsd-color</text:p>
      <text:p text:style-name="Standard">alexand+ <text:s text:c="3"/>2846 <text:s/>0.0 <text:s/>0.2 376500 16172 ? <text:s text:c="7"/>Ssl <text:s/>08:54 <text:s text:c="2"/>0:00 /usr/libexec/gsd-datetime</text:p>
      <text:p text:style-name="Standard">alexand+ <text:s text:c="3"/>2849 <text:s/>0.0 <text:s/>0.0 314620 <text:s/>7712 ? <text:s text:c="7"/>Ssl <text:s/>08:54 <text:s text:c="2"/>0:00 /usr/libexec/gsd-housekeeping</text:p>
      <text:p text:style-name="Standard">alexand+ <text:s text:c="3"/>2850 <text:s/>0.0 <text:s/>0.3 348892 28700 ? <text:s text:c="7"/>Ssl <text:s/>08:54 <text:s text:c="2"/>0:00 /usr/libexec/gsd-keyboard</text:p>
      <text:p text:style-name="Standard">alexand+ <text:s text:c="3"/>2851 <text:s/>0.0 <text:s/>0.3 904100 30980 ? <text:s text:c="7"/>Ssl <text:s/>08:54 <text:s text:c="2"/>0:00 /usr/libexec/gsd-media-keys</text:p>
      <text:p text:style-name="Standard">alexand+ <text:s text:c="3"/>2852 <text:s/>0.0 <text:s/>0.3 423052 29164 ? <text:s text:c="7"/>Ssl <text:s/>08:54 <text:s text:c="2"/>0:00 /usr/libexec/gsd-power</text:p>
      <text:p text:style-name="Standard">alexand+ <text:s text:c="3"/>2854 <text:s/>0.0 <text:s/>0.1 251136 11364 ? <text:s text:c="7"/>Ssl <text:s/>08:54 <text:s text:c="2"/>0:00 /usr/libexec/gsd-print-notificatio</text:p>
      <text:p text:style-name="Standard">alexand+ <text:s text:c="3"/>2856 <text:s/>0.0 <text:s/>0.0 386268 <text:s/>6128 ? <text:s text:c="7"/>Ssl <text:s/>08:54 <text:s text:c="2"/>0:00 /usr/libexec/gsd-rfkill</text:p>
      <text:p text:style-name="Standard">alexand+ <text:s text:c="3"/>2857 <text:s/>0.0 <text:s/>0.0 238408 <text:s/>5960 ? <text:s text:c="7"/>Ssl <text:s/>08:54 <text:s text:c="2"/>0:00 /usr/libexec/gsd-screensaver-proxy</text:p>
      <text:p text:style-name="Standard">alexand+ <text:s text:c="3"/>2859 <text:s/>0.0 <text:s/>0.1 467672 10032 ? <text:s text:c="7"/>Ssl <text:s/>08:54 <text:s text:c="2"/>0:00 /usr/libexec/gsd-sharing</text:p>
      <text:p text:style-name="Standard">alexand+ <text:s text:c="3"/>2860 <text:s/>0.0 <text:s/>0.1 391784 <text:s/>8516 ? <text:s text:c="7"/>Ssl <text:s/>08:54 <text:s text:c="2"/>0:00 /usr/libexec/gsd-smartcard</text:p>
      <text:p text:style-name="Standard">alexand+ <text:s text:c="3"/>2861 <text:s/>0.0 <text:s/>0.1 322244 <text:s/>9036 ? <text:s text:c="7"/>Ssl <text:s/>08:54 <text:s text:c="2"/>0:00 /usr/libexec/gsd-sound</text:p>
      <text:p text:style-name="Standard">alexand+ <text:s text:c="3"/>2862 <text:s/>0.0 <text:s/>0.0 461584 <text:s/>7436 ? <text:s text:c="7"/>Ssl <text:s/>08:54 <text:s text:c="2"/>0:00 /usr/libexec/gsd-usb-protection</text:p>
      <text:p text:style-name="Standard">alexand+ <text:s text:c="3"/>2863 <text:s/>0.0 <text:s/>0.3 274620 28124 ? <text:s text:c="7"/>Ssl <text:s/>08:54 <text:s text:c="2"/>0:00 /usr/libexec/gsd-wacom</text:p>
      <text:p text:style-name="Standard">alexand+ <text:s text:c="3"/>2870 <text:s/>0.0 <text:s/>0.0 316988 <text:s/>7972 ? <text:s text:c="7"/>Ssl <text:s/>08:54 <text:s text:c="2"/>0:00 /usr/libexec/gsd-wwan</text:p>
      <text:p text:style-name="Standard">alexand+ <text:s text:c="3"/>2876 <text:s/>0.0 <text:s/>0.3 349520 29516 ? <text:s text:c="7"/>Ssl <text:s/>08:54 <text:s text:c="2"/>0:00 /usr/libexec/gsd-xsettings</text:p>
      <text:p text:style-name="Standard">alexand+ <text:s text:c="3"/>2894 <text:s/>0.0 <text:s/>0.7 644956 58644 ? <text:s text:c="7"/>Sl <text:s text:c="2"/>08:54 <text:s text:c="2"/>0:00 /usr/libexec/evolution-data-server</text:p>
      <text:p text:style-name="Standard">alexand+ <text:s text:c="3"/>2918 <text:s/>0.0 <text:s/>0.0 231828 <text:s/>5644 ? <text:s text:c="7"/>Sl <text:s text:c="2"/>08:54 <text:s text:c="2"/>0:00 /usr/libexec/gsd-disk-utility-noti</text:p>
      <text:p text:style-name="Standard">alexand+ <text:s text:c="3"/>2961 <text:s/>0.0 <text:s/>0.0 165596 <text:s/>6976 ? <text:s text:c="7"/>Sl <text:s text:c="2"/>08:54 <text:s text:c="2"/>0:00 /usr/libexec/ibus-engine-simple</text:p>
      <text:p text:style-name="Standard">alexand+ <text:s text:c="3"/>2983 <text:s/>0.0 <text:s/>0.0 316728 <text:s/>7916 ? <text:s text:c="7"/>Sl <text:s text:c="2"/>08:54 <text:s text:c="2"/>0:00 /usr/libexec/gvfsd-trash --spawner</text:p>
      <text:p text:style-name="Standard">alexand+ <text:s text:c="3"/>2985 <text:s/>0.0 <text:s/>0.1 345080 15104 ? <text:s text:c="7"/>Sl <text:s text:c="2"/>08:54 <text:s text:c="2"/>0:00 /usr/libexec/gsd-printer</text:p>
      <text:p text:style-name="Standard">alexand+ <text:s text:c="3"/>2992 <text:s/>0.3 <text:s/>1.9 23651904 155948 ? <text:s text:c="4"/>SLl <text:s/>08:54 <text:s text:c="2"/>0:17 /usr/share/skypeforlinux/skypeforl</text:p>
      <text:p text:style-name="Standard">alexand+ <text:s text:c="3"/>3003 <text:s/>0.0 <text:s/>0.3 841564 30308 ? <text:s text:c="7"/>Ssl <text:s/>08:54 <text:s text:c="2"/>0:00 /usr/libexec/evolution-calendar-fa</text:p>
      <text:p text:style-name="Standard">alexand+ <text:s text:c="3"/>3018 <text:s/>0.0 <text:s/>0.0 156260 <text:s/>5940 ? <text:s text:c="7"/>Sl <text:s text:c="2"/>08:54 <text:s text:c="2"/>0:00 /usr/libexec/dconf-service</text:p>
      <text:p text:style-name="Standard">alexand+ <text:s text:c="3"/>3022 <text:s/>0.0 <text:s/>0.3 749804 29692 ? <text:s text:c="7"/>Ssl <text:s/>08:54 <text:s text:c="2"/>0:00 /usr/libexec/evolution-addressbook</text:p>
      <text:p text:style-name="Standard">alexand+ <text:s text:c="3"/>3069 <text:s/>0.0 <text:s/>0.5 205732 43644 ? <text:s text:c="7"/>S <text:s text:c="3"/>08:54 <text:s text:c="2"/>0:00 /usr/share/skypeforlinux/skypeforl</text:p>
      <text:p text:style-name="Standard">alexand+ <text:s text:c="3"/>3070 <text:s/>0.0 <text:s/>0.5 205720 43884 ? <text:s text:c="7"/>S <text:s text:c="3"/>08:54 <text:s text:c="2"/>0:00 /usr/share/skypeforlinux/skypeforl</text:p>
      <text:p text:style-name="Standard">alexand+ <text:s text:c="3"/>3074 <text:s/>0.0 <text:s/>0.0 205720 <text:s/>7472 ? <text:s text:c="7"/>S <text:s text:c="3"/>08:54 <text:s text:c="2"/>0:00 /usr/share/skypeforlinux/skypeforl</text:p>
      <text:p text:style-name="Standard">alexand+ <text:s text:c="3"/>3087 <text:s/>0.0 <text:s/>0.0 152592 <text:s/>3228 ? <text:s text:c="7"/>Sl <text:s text:c="2"/>08:54 <text:s text:c="2"/>0:00 /usr/share/skypeforlinux/chrome_cr</text:p>
      <text:p text:style-name="Standard">alexand+ <text:s text:c="3"/>3103 <text:s/>0.0 <text:s/>0.1 612948 10520 ? <text:s text:c="7"/>Ssl <text:s/>08:54 <text:s text:c="2"/>0:00 /usr/libexec/xdg-desktop-portal</text:p>
      <text:p text:style-name="Standard">alexand+ <text:s text:c="3"/>3107 <text:s/>0.0 <text:s/>0.0 468620 <text:s/>6608 ? <text:s text:c="7"/>Ssl <text:s/>08:54 <text:s text:c="2"/>0:00 /usr/libexec/xdg-document-portal</text:p>
      <text:p text:style-name="Standard">alexand+ <text:s text:c="3"/>3117 <text:s/>0.0 <text:s/>1.3 1046780 110780 ? <text:s text:c="5"/>Sl <text:s text:c="2"/>08:54 <text:s text:c="2"/>0:04 /usr/share/skypeforlinux/skypeforl</text:p>
      <text:p text:style-name="Standard">alexand+ <text:s text:c="3"/>3122 <text:s/>0.0 <text:s/>0.3 496680 29292 ? <text:s text:c="7"/>Ssl <text:s/>08:54 <text:s text:c="2"/>0:00 /usr/libexec/xdg-desktop-portal-gt</text:p>
      <text:p text:style-name="Standard">alexand+ <text:s text:c="3"/>3140 <text:s/>0.1 <text:s/>0.7 722284 61712 ? <text:s text:c="7"/>Sl <text:s text:c="2"/>08:54 <text:s text:c="2"/>0:08 /usr/share/skypeforlinux/skypeforl</text:p>
      <text:p text:style-name="Standard">alexand+ <text:s text:c="3"/>3152 <text:s/>0.6 <text:s/>3.9 28210920 318792 ? <text:s text:c="4"/>Sl <text:s text:c="2"/>08:54 <text:s text:c="2"/>0:32 /usr/share/skypeforlinux/skypeforl</text:p>
      <text:p text:style-name="Standard">alexand+ <text:s text:c="3"/>3200 <text:s/>0.0 <text:s/>0.6 915416 48728 ? <text:s text:c="7"/>Sl <text:s text:c="2"/>08:54 <text:s text:c="2"/>0:00 /usr/share/skypeforlinux/skypeforl</text:p>
      <text:p text:style-name="Standard">alexand+ <text:s text:c="3"/>3240 <text:s/>3.1 <text:s/>4.3 3707424 351432 ? <text:s text:c="5"/>Sl <text:s text:c="2"/>08:54 <text:s text:c="2"/>2:43 /usr/lib/thunderbird/thunderbird</text:p>
      <text:p text:style-name="Standard">alexand+ <text:s text:c="3"/>3362 <text:s/>0.0 <text:s/>1.1 2401680 89764 ? <text:s text:c="6"/>Sl <text:s text:c="2"/>08:55 <text:s text:c="2"/>0:00 /usr/lib/thunderbird/thunderbird -</text:p>
      <text:p text:style-name="Standard">alexand+ <text:s text:c="3"/>3461 <text:s/>0.0 <text:s/>0.4 424220 34796 ? <text:s text:c="7"/>Sl <text:s text:c="2"/>08:55 <text:s text:c="2"/>0:00 update-notifier</text:p>
      <text:p text:style-name="Standard">alexand+ <text:s text:c="3"/>3502 <text:s/>7.5 <text:s/>7.1 4461456 574064 ? <text:s text:c="5"/>Sl <text:s text:c="2"/>08:55 <text:s text:c="2"/>6:24 /usr/lib/firefox/firefox -new-wind</text:p>
      <text:p text:style-name="Standard">alexand+ <text:s text:c="3"/>3562 <text:s/>0.0 <text:s/>0.5 202100 45536 ? <text:s text:c="7"/>Sl <text:s text:c="2"/>08:55 <text:s text:c="2"/>0:00 /usr/lib/firefox/firefox -contentp</text:p>
      <text:p text:style-name="Standard">alexand+ <text:s text:c="3"/>3614 <text:s/>0.1 <text:s/>1.3 2427524 111168 ? <text:s text:c="5"/>Sl <text:s text:c="2"/>08:55 <text:s text:c="2"/>0:05 /usr/lib/firefox/firefox -contentp</text:p>
      <text:p text:style-name="Standard">alexand+ <text:s text:c="3"/>3641 <text:s/>0.5 <text:s/>3.1 2575452 252448 ? <text:s text:c="5"/>Sl <text:s text:c="2"/>08:55 <text:s text:c="2"/>0:29 /usr/lib/firefox/firefox -contentp</text:p>
      <text:p text:style-name="Standard">alexand+ <text:s text:c="3"/>3681 <text:s/>0.0 <text:s/>1.2 2425488 98292 ? <text:s text:c="6"/>Sl <text:s text:c="2"/>08:55 <text:s text:c="2"/>0:01 /usr/lib/firefox/firefox -contentp</text:p>
      <text:p text:style-name="Standard">alexand+ <text:s text:c="3"/>3741 <text:s/>0.6 <text:s/>2.9 2622168 239768 ? <text:s text:c="5"/>Sl <text:s text:c="2"/>08:55 <text:s text:c="2"/>0:33 /usr/lib/firefox/firefox -contentp</text:p>
      <text:p text:style-name="Standard">alexand+ <text:s text:c="3"/>3830 <text:s/>1.7 <text:s/>2.6 2621692 210320 ? <text:s text:c="5"/>Sl <text:s text:c="2"/>08:57 <text:s text:c="2"/>1:27 /usr/lib/firefox/firefox -contentp</text:p>
      <text:p text:style-name="Standard">alexand+ <text:s text:c="3"/>3875 <text:s/>0.0 <text:s/>0.4 205272 39616 ? <text:s text:c="7"/>Sl <text:s text:c="2"/>08:57 <text:s text:c="2"/>0:00 /usr/lib/firefox/firefox -contentp</text:p>
      <text:p text:style-name="Standard">alexand+ <text:s text:c="3"/>3881 <text:s/>0.0 <text:s/>0.5 203128 41808 ? <text:s text:c="7"/>Sl <text:s text:c="2"/>08:57 <text:s text:c="2"/>0:00 /usr/lib/firefox/firefox -contentp</text:p>
      <text:p text:style-name="Standard">alexand+ <text:s text:c="3"/>3923 <text:s/>0.0 <text:s/>0.1 282712 11280 ? <text:s text:c="7"/>Sl <text:s text:c="2"/>08:57 <text:s text:c="2"/>0:00 /usr/libexec/gvfsd-http --spawner </text:p>
      <text:p text:style-name="Standard"><text:soft-page-break/>root <text:s text:c="7"/>4064 <text:s/>0.1 <text:s/>0.0 <text:s text:c="5"/>0 <text:s text:c="4"/>0 ? <text:s text:c="7"/>I <text:s text:c="3"/>08:57 <text:s text:c="2"/>0:08 [kworker/2:0-events]</text:p>
      <text:p text:style-name="Standard">alexand+ <text:s text:c="3"/>4142 <text:s/>0.9 <text:s/>2.7 2596664 220728 ? <text:s text:c="5"/>Sl <text:s text:c="2"/>08:58 <text:s text:c="2"/>0:48 /usr/lib/firefox/firefox -contentp</text:p>
      <text:p text:style-name="Standard">alexand+ <text:s text:c="3"/>4180 <text:s/>0.3 <text:s/>0.6 821904 52932 ? <text:s text:c="7"/>Ssl <text:s/>08:59 <text:s text:c="2"/>0:15 /usr/libexec/gnome-terminal-server</text:p>
      <text:p text:style-name="Standard">alexand+ <text:s text:c="3"/>4188 <text:s/>0.0 <text:s/>0.0 <text:s/>13488 <text:s/>4880 pts/0 <text:s text:c="3"/>Ss <text:s text:c="2"/>08:59 <text:s text:c="2"/>0:00 bash</text:p>
      <text:p text:style-name="Standard">root <text:s text:c="7"/>4198 <text:s/>0.0 <text:s/>0.0 <text:s/>15028 <text:s/>4920 pts/0 <text:s text:c="3"/>S <text:s text:c="3"/>09:00 <text:s text:c="2"/>0:00 sudo su</text:p>
      <text:p text:style-name="Standard">root <text:s text:c="7"/>4199 <text:s/>0.0 <text:s/>0.0 <text:s/>13944 <text:s/>4216 pts/0 <text:s text:c="3"/>S <text:s text:c="3"/>09:00 <text:s text:c="2"/>0:00 su</text:p>
      <text:p text:style-name="Standard">root <text:s text:c="7"/>4200 <text:s/>0.0 <text:s/>0.0 <text:s/>12716 <text:s/>4072 pts/0 <text:s text:c="3"/>S <text:s text:c="3"/>09:00 <text:s text:c="2"/>0:00 bash</text:p>
      <text:p text:style-name="Standard">root <text:s text:c="7"/>4219 <text:s/>0.0 <text:s/>0.0 <text:s/>14784 <text:s/>4168 pts/0 <text:s text:c="3"/>T <text:s text:c="3"/>09:00 <text:s text:c="2"/>0:00 systemctl status php7.4-fpm</text:p>
      <text:p text:style-name="Standard">root <text:s text:c="7"/>4220 <text:s/>0.0 <text:s/>0.0 <text:s/>11316 <text:s/>2148 pts/0 <text:s text:c="3"/>T <text:s text:c="3"/>09:00 <text:s text:c="2"/>0:00 pager</text:p>
      <text:p text:style-name="Standard">alexand+ <text:s text:c="3"/>4397 <text:s/>0.0 <text:s/>0.0 <text:s/>98964 <text:s/>5000 ? <text:s text:c="7"/>Sl <text:s text:c="2"/>09:10 <text:s text:c="2"/>0:00 /usr/lib/libreoffice/program/oospl</text:p>
      <text:p text:style-name="Standard">alexand+ <text:s text:c="3"/>4413 <text:s/>0.5 <text:s/>3.3 1376448 269784 ? <text:s text:c="5"/>Sl <text:s text:c="2"/>09:10 <text:s text:c="2"/>0:21 /usr/lib/libreoffice/program/soffi</text:p>
      <text:p text:style-name="Standard">alexand+ <text:s text:c="3"/>4439 <text:s/>0.0 <text:s/>0.1 390720 <text:s/>8380 ? <text:s text:c="7"/>Sl <text:s text:c="2"/>09:10 <text:s text:c="2"/>0:00 /usr/libexec/gvfsd-network --spawn</text:p>
      <text:p text:style-name="Standard">alexand+ <text:s text:c="3"/>4455 <text:s/>0.0 <text:s/>0.1 317884 <text:s/>8496 ? <text:s text:c="7"/>Sl <text:s text:c="2"/>09:10 <text:s text:c="2"/>0:00 /usr/libexec/gvfsd-dnssd --spawner</text:p>
      <text:p text:style-name="Standard">alexand+ <text:s text:c="3"/>4624 <text:s/>0.0 <text:s/>0.0 360096 <text:s/>5364 ? <text:s text:c="7"/>Sl <text:s text:c="2"/>09:17 <text:s text:c="2"/>0:00 /usr/lib/speech-dispatcher-modules</text:p>
      <text:p text:style-name="Standard">alexand+ <text:s text:c="3"/>4627 <text:s/>0.0 <text:s/>0.1 453244 <text:s/>8056 ? <text:s text:c="7"/>Sl <text:s text:c="2"/>09:17 <text:s text:c="2"/>0:00 /usr/lib/speech-dispatcher-modules</text:p>
      <text:p text:style-name="Standard">alexand+ <text:s text:c="3"/>4638 <text:s/>0.0 <text:s/>0.0 360064 <text:s/>5616 ? <text:s text:c="7"/>Sl <text:s text:c="2"/>09:17 <text:s text:c="2"/>0:00 /usr/lib/speech-dispatcher-modules</text:p>
      <text:p text:style-name="Standard">alexand+ <text:s text:c="3"/>4641 <text:s/>0.0 <text:s/>0.0 162604 <text:s/>2444 ? <text:s text:c="7"/>Ssl <text:s/>09:17 <text:s text:c="2"/>0:00 /usr/bin/speech-dispatcher --spawn</text:p>
      <text:p text:style-name="Standard">root <text:s text:c="7"/>4916 <text:s/>0.0 <text:s/>0.0 <text:s text:c="5"/>0 <text:s text:c="4"/>0 ? <text:s text:c="7"/>I <text:s text:c="3"/>09:43 <text:s text:c="2"/>0:00 [kworker/u8:0-events_unbound]</text:p>
      <text:p text:style-name="Standard">root <text:s text:c="7"/>5005 <text:s/>0.0 <text:s/>0.0 <text:s text:c="5"/>0 <text:s text:c="4"/>0 ? <text:s text:c="7"/>I <text:s text:c="3"/>09:50 <text:s text:c="2"/>0:00 [kworker/1:0-events]</text:p>
      <text:p text:style-name="Standard">alexand+ <text:s text:c="3"/>5048 <text:s/>0.2 <text:s/>1.7 2462388 140188 ? <text:s text:c="5"/>Sl <text:s text:c="2"/>09:50 <text:s text:c="2"/>0:03 /usr/lib/firefox/firefox -contentp</text:p>
      <text:p text:style-name="Standard">alexand+ <text:s text:c="3"/>5089 <text:s/>0.2 <text:s/>1.4 2524140 120152 ? <text:s text:c="5"/>Sl <text:s text:c="2"/>09:50 <text:s text:c="2"/>0:03 /usr/lib/firefox/firefox -contentp</text:p>
      <text:p text:style-name="Standard">root <text:s text:c="7"/>5289 <text:s/>0.1 <text:s/>0.0 <text:s/>14188 <text:s/>3916 pts/0 <text:s text:c="3"/>T <text:s text:c="3"/>09:53 <text:s text:c="2"/>0:02 find / -name top</text:p>
      <text:p text:style-name="Standard">root <text:s text:c="7"/>5367 <text:s/>0.0 <text:s/>0.0 <text:s text:c="5"/>0 <text:s text:c="4"/>0 ? <text:s text:c="7"/>I <text:s text:c="3"/>09:56 <text:s text:c="2"/>0:00 [kworker/0:0-events]</text:p>
      <text:p text:style-name="Standard">root <text:s text:c="7"/>5430 <text:s/>0.0 <text:s/>0.0 <text:s text:c="5"/>0 <text:s text:c="4"/>0 ? <text:s text:c="7"/>I <text:s text:c="3"/>10:04 <text:s text:c="2"/>0:00 [kworker/u8:1-i915]</text:p>
      <text:p text:style-name="Standard">root <text:s text:c="7"/>5518 <text:s/>0.0 <text:s/>0.0 <text:s text:c="5"/>0 <text:s text:c="4"/>0 ? <text:s text:c="7"/>I <text:s text:c="3"/>10:08 <text:s text:c="2"/>0:00 [kworker/1:1-events]</text:p>
      <text:p text:style-name="Standard">root <text:s text:c="7"/>5580 <text:s/>0.0 <text:s/>0.0 <text:s text:c="5"/>0 <text:s text:c="4"/>0 ? <text:s text:c="7"/>I <text:s text:c="3"/>10:09 <text:s text:c="2"/>0:00 [kworker/2:1-inet_frag_wq]</text:p>
      <text:p text:style-name="Standard">root <text:s text:c="7"/>5585 <text:s/>0.0 <text:s/>0.0 <text:s text:c="5"/>0 <text:s text:c="4"/>0 ? <text:s text:c="7"/>I <text:s text:c="3"/>10:09 <text:s text:c="2"/>0:00 [kworker/u8:2-ext4-rsv-conversion]</text:p>
      <text:p text:style-name="Standard">alexand+ <text:s text:c="3"/>6239 <text:s/>2.6 <text:s/>1.6 2437492 133220 ? <text:s text:c="5"/>Sl <text:s text:c="2"/>10:11 <text:s text:c="2"/>0:14 /usr/lib/firefox/firefox -contentp</text:p>
      <text:p text:style-name="Standard">root <text:s text:c="7"/>6287 <text:s/>0.0 <text:s/>0.0 <text:s text:c="5"/>0 <text:s text:c="4"/>0 ? <text:s text:c="7"/>I <text:s text:c="3"/>10:11 <text:s text:c="2"/>0:00 [kworker/3:3-events]</text:p>
      <text:p text:style-name="Standard">alexand+ <text:s text:c="3"/>6347 <text:s/>0.1 <text:s/>1.2 2407904 97104 ? <text:s text:c="6"/>Sl <text:s text:c="2"/>10:13 <text:s text:c="2"/>0:00 /usr/lib/firefox/firefox -contentp</text:p>
      <text:p text:style-name="Standard">alexand+ <text:s text:c="3"/>6371 <text:s/>0.0 <text:s/>1.1 2400808 90724 ? <text:s text:c="6"/>Sl <text:s text:c="2"/>10:13 <text:s text:c="2"/>0:00 /usr/lib/firefox/firefox -contentp</text:p>
      <text:p text:style-name="Standard">root <text:s text:c="7"/>6389 <text:s/>0.0 <text:s/>0.0 <text:s text:c="5"/>0 <text:s text:c="4"/>0 ? <text:s text:c="7"/>I <text:s text:c="3"/>10:13 <text:s text:c="2"/>0:00 [kworker/0:2-events]</text:p>
      <text:p text:style-name="Standard">alexand+ <text:s text:c="3"/>6422 <text:s/>0.0 <text:s/>1.1 2401832 90884 ? <text:s text:c="6"/>Sl <text:s text:c="2"/>10:13 <text:s text:c="2"/>0:00 /usr/lib/firefox/firefox -contentp</text:p>
      <text:p text:style-name="Standard">root <text:s text:c="7"/>6542 <text:s/>0.0 <text:s/>0.0 <text:s text:c="5"/>0 <text:s text:c="4"/>0 ? <text:s text:c="7"/>I <text:s text:c="3"/>10:15 <text:s text:c="2"/>0:00 [kworker/1:2-events]</text:p>
      <text:p text:style-name="Standard">root <text:s text:c="7"/>6547 <text:s/>0.0 <text:s/>0.0 <text:s text:c="5"/>0 <text:s text:c="4"/>0 ? <text:s text:c="7"/>I <text:s text:c="3"/>10:15 <text:s text:c="2"/>0:00 [kworker/2:2-events]</text:p>
      <text:p text:style-name="Standard">alexand+ <text:s text:c="3"/>6654 <text:s/>0.0 <text:s/>0.9 2392916 73092 ? <text:s text:c="6"/>Sl <text:s text:c="2"/>10:15 <text:s text:c="2"/>0:00 /usr/lib/firefox/firefox -contentp</text:p>
      <text:p text:style-name="Standard">alexand+ <text:s text:c="3"/>6684 <text:s/>0.0 <text:s/>0.9 2392916 73252 ? <text:s text:c="6"/>Sl <text:s text:c="2"/>10:15 <text:s text:c="2"/>0:00 /usr/lib/firefox/firefox -contentp</text:p>
      <text:p text:style-name="Standard">alexand+ <text:s text:c="3"/>6710 <text:s/>0.0 <text:s/>0.9 2393456 73604 ? <text:s text:c="6"/>Sl <text:s text:c="2"/>10:15 <text:s text:c="2"/>0:00 /usr/lib/firefox/firefox -contentp</text:p>
      <text:p text:style-name="Standard">root <text:s text:c="7"/>6769 <text:s/>0.0 <text:s/>0.0 <text:s/>14368 <text:s/>3388 pts/0 <text:s text:c="3"/>R+ <text:s text:c="2"/>10:20 <text:s text:c="2"/>0:00 ps aux</text:p>
      <text:p text:style-name="Standard">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nano /etc/php/7.4/fpm/php-fpm.conf</text:p>
      <text:p text:style-name="Standard">root@AlexanderCoretchi:/var/log/nginx# </text:p>
      <text:p text:style-name="Standard">root@AlexanderCoretchi:/var/log/nginx# </text:p>
      <text:p text:style-name="Standard">root@AlexanderCoretchi:/var/log/nginx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<text:soft-page-break/>&lt;/pre&gt;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nano /etc/php/7.4/fpm/php-fpm.conf</text:p>
      <text:p text:style-name="Standard">root@AlexanderCoretchi:/var/log/nginx# </text:p>
      <text:p text:style-name="Standard">root@AlexanderCoretchi:/var/log/nginx# </text:p>
      <text:p text:style-name="Standard">root@AlexanderCoretchi:/var/log/nginx# cd /etc/php/7.4</text:p>
      <text:p text:style-name="Standard">root@AlexanderCoretchi:/etc/php/7.4# ls</text:p>
      <text:p text:style-name="Standard">cgi <text:s/>cli <text:s/>fpm <text:s/>mods-available</text:p>
      <text:p text:style-name="Standard">root@AlexanderCoretchi:/etc/php/7.4# cd fpm</text:p>
      <text:p text:style-name="Standard">root@AlexanderCoretchi:/etc/php/7.4/fpm# ls</text:p>
      <text:p text:style-name="Standard">conf.d <text:s/>php-fpm.conf <text:s/>php.ini <text:s/>php.ini.save <text:s/>pool.d</text:p>
      <text:p text:style-name="Standard">root@AlexanderCoretchi:/etc/php/7.4/fpm# </text:p>
      <text:p text:style-name="Standard">root@AlexanderCoretchi:/etc/php/7.4/fpm# cd conf.d</text:p>
      <text:p text:style-name="Standard">root@AlexanderCoretchi:/etc/php/7.4/fpm/conf.d# ls</text:p>
      <text:p text:style-name="Standard">10-mysqlnd.ini <text:s text:c="2"/>20-exif.ini <text:s text:c="5"/>20-ldap.ini <text:s text:c="7"/>20-posix.ini <text:s text:c="5"/>20-sysvsem.ini</text:p>
      <text:p text:style-name="Standard">10-opcache.ini <text:s text:c="2"/>20-ffi.ini <text:s text:c="6"/>20-mbstring.ini <text:s text:c="3"/>20-pspell.ini <text:s text:c="4"/>20-sysvshm.ini</text:p>
      <text:p text:style-name="Standard">10-pdo.ini <text:s text:c="6"/>20-fileinfo.ini <text:s/>20-memcache.ini <text:s text:c="3"/>20-readline.ini <text:s text:c="2"/>20-tokenizer.ini</text:p>
      <text:p text:style-name="Standard">15-xml.ini <text:s text:c="6"/>20-ftp.ini <text:s text:c="6"/>20-msgpack.ini <text:s text:c="4"/>20-redis.ini <text:s text:c="5"/>20-xdebug.ini</text:p>
      <text:p text:style-name="Standard">20-apcu.ini <text:s text:c="5"/>20-gd.ini <text:s text:c="7"/>20-mysqli.ini <text:s text:c="5"/>20-rrd.ini <text:s text:c="7"/>20-xmlreader.ini</text:p>
      <text:p text:style-name="Standard">20-ast.ini <text:s text:c="6"/>20-geoip.ini <text:s text:c="4"/>20-odbc.ini <text:s text:c="7"/>20-shmop.ini <text:s text:c="5"/>20-xmlrpc.ini</text:p>
      <text:p text:style-name="Standard">20-bcmath.ini <text:s text:c="3"/>20-gettext.ini <text:s text:c="2"/>20-pdo_mysql.ini <text:s text:c="2"/>20-simplexml.ini <text:s/>20-xmlwriter.ini</text:p>
      <text:p text:style-name="Standard">20-bz2.ini <text:s text:c="6"/>20-gmp.ini <text:s text:c="6"/>20-pdo_odbc.ini <text:s text:c="3"/>20-soap.ini <text:s text:c="6"/>20-xsl.ini</text:p>
      <text:p text:style-name="Standard">20-calendar.ini <text:s/>20-iconv.ini <text:s text:c="4"/>20-pdo_pgsql.ini <text:s text:c="2"/>20-sockets.ini <text:s text:c="3"/>20-zip.ini</text:p>
      <text:p text:style-name="Standard">20-ctype.ini <text:s text:c="4"/>20-igbinary.ini <text:s/>20-pdo_sqlite.ini <text:s/>20-sqlite3.ini <text:s text:c="3"/>25-memcached.ini</text:p>
      <text:p text:style-name="Standard">20-curl.ini <text:s text:c="5"/>20-intl.ini <text:s text:c="5"/>20-pgsql.ini <text:s text:c="6"/>20-ssh2.ini</text:p>
      <text:p text:style-name="Standard">20-dom.ini <text:s text:c="6"/>20-json.ini <text:s text:c="5"/>20-phar.ini <text:s text:c="7"/>20-sysvmsg.ini</text:p>
      <text:p text:style-name="Standard">root@AlexanderCoretchi:/etc/php/7.4/fpm/conf.d# nano 20-curl.ini</text:p>
      <text:p text:style-name="Standard">root@AlexanderCoretchi:/etc/php/7.4/fpm/conf.d# </text:p>
      <text:p text:style-name="Standard">root@AlexanderCoretchi:/etc/php/7.4/fpm/conf.d# </text:p>
      <text:p text:style-name="Standard">root@AlexanderCoretchi:/etc/php/7.4/fpm/conf.d# cd -</text:p>
      <text:p text:style-name="Standard">/etc/php/7.4/fpm</text:p>
      <text:p text:style-name="Standard">root@AlexanderCoretchi:/etc/php/7.4/fpm# </text:p>
      <text:p text:style-name="Standard">root@AlexanderCoretchi:/etc/php/7.4/fpm# </text:p>
      <text:p text:style-name="Standard">root@AlexanderCoretchi:/etc/php/7.4/fpm# ls</text:p>
      <text:p text:style-name="Standard">conf.d <text:s/>php-fpm.conf <text:s/>php.ini <text:s/>php.ini.save <text:s/>pool.d</text:p>
      <text:p text:style-name="Standard">root@AlexanderCoretchi:/etc/php/7.4/fpm# </text:p>
      <text:p text:style-name="Standard">root@AlexanderCoretchi:/etc/php/7.4/fpm# </text:p>
      <text:p text:style-name="Standard">root@AlexanderCoretchi:/etc/php/7.4/fpm# nano php.ini</text:p>
      <text:p text:style-name="Standard">root@AlexanderCoretchi:/etc/php/7.4/fpm# </text:p>
      <text:p text:style-name="Standard">root@AlexanderCoretchi:/etc/php/7.4/fpm# </text:p>
      <text:p text:style-name="Standard">root@AlexanderCoretchi:/etc/php/7.4/fpm# nano php-fpm.conf</text:p>
      <text:p text:style-name="Standard">root@AlexanderCoretchi:/etc/php/7.4/fpm# </text:p>
      <text:p text:style-name="Standard">root@AlexanderCoretchi:/etc/php/7.4/fpm# </text:p>
      <text:p text:style-name="Standard">root@AlexanderCoretchi:/etc/php/7.4/fpm# cd -</text:p>
      <text:p text:style-name="Standard">/etc/php/7.4/fpm/conf.d</text:p>
      <text:p text:style-name="Standard">root@AlexanderCoretchi:/etc/php/7.4/fpm/conf.d# cd -</text:p>
      <text:p text:style-name="Standard">/etc/php/7.4/fpm</text:p>
      <text:p text:style-name="Standard">root@AlexanderCoretchi:/etc/php/7.4/fpm# </text:p>
      <text:p text:style-name="Standard"><text:soft-page-break/>root@AlexanderCoretchi:/etc/php/7.4/fpm# </text:p>
      <text:p text:style-name="Standard">root@AlexanderCoretchi:/etc/php/7.4/fpm# cd</text:p>
      <text:p text:style-name="Standard">root@AlexanderCoretchi:~# </text:p>
      <text:p text:style-name="Standard">root@AlexanderCoretchi:~# </text:p>
      <text:p text:style-name="Standard">root@AlexanderCoretchi:~# ps aux | grep nginx</text:p>
      <text:p text:style-name="Standard">root <text:s text:c="8"/>962 <text:s/>0.0 <text:s/>0.0 <text:s/>55276 <text:s/>1520 ? <text:s text:c="7"/>Ss <text:s text:c="2"/>08:52 <text:s text:c="2"/>0:00 nginx: master process /usr/sbin/nginx -g daemon on; master_process on;</text:p>
      <text:p text:style-name="Standard">www-data <text:s text:c="4"/>963 <text:s/>0.0 <text:s/>0.0 <text:s/>56144 <text:s/>6360 ? <text:s text:c="7"/>S <text:s text:c="3"/>08:52 <text:s text:c="2"/>0:00 nginx: worker process</text:p>
      <text:p text:style-name="Standard">www-data <text:s text:c="4"/>964 <text:s/>0.0 <text:s/>0.0 <text:s/>55880 <text:s/>5392 ? <text:s text:c="7"/>S <text:s text:c="3"/>08:52 <text:s text:c="2"/>0:00 nginx: worker process</text:p>
      <text:p text:style-name="Standard">www-data <text:s text:c="4"/>965 <text:s/>0.0 <text:s/>0.0 <text:s/>55880 <text:s/>5392 ? <text:s text:c="7"/>S <text:s text:c="3"/>08:52 <text:s text:c="2"/>0:00 nginx: worker process</text:p>
      <text:p text:style-name="Standard">www-data <text:s text:c="4"/>966 <text:s/>0.0 <text:s/>0.0 <text:s/>55880 <text:s/>5392 ? <text:s text:c="7"/>S <text:s text:c="3"/>08:52 <text:s text:c="2"/>0:00 nginx: worker process</text:p>
      <text:p text:style-name="Standard">root <text:s text:c="7"/>6867 <text:s/>0.0 <text:s/>0.0 <text:s/>11912 <text:s text:c="2"/>720 pts/0 <text:s text:c="3"/>S+ <text:s text:c="2"/>10:33 <text:s text:c="2"/>0:00 grep --color=auto nginx</text:p>
      <text:p text:style-name="Standard">root@AlexanderCoretchi:~# </text:p>
      <text:p text:style-name="Standard">root@AlexanderCoretchi:~# </text:p>
      <text:p text:style-name="Standard">root@AlexanderCoretchi:~# </text:p>
      <text:p text:style-name="Standard">root@AlexanderCoretchi:~# cd /usr/sbin/nginx</text:p>
      <text:p text:style-name="Standard">bash: cd: /usr/sbin/nginx: Not a directory</text:p>
      <text:p text:style-name="Standard">root@AlexanderCoretchi:~# cd /usr/sbin</text:p>
      <text:p text:style-name="Standard">root@AlexanderCoretchi:/usr/sbin# ls</text:p>
      <text:p text:style-name="Standard">a2disconf <text:s text:c="13"/>gennorm2 <text:s text:c="20"/>ownership</text:p>
      <text:p text:style-name="Standard">a2dismod <text:s text:c="14"/>gensprep <text:s text:c="20"/>pam-auth-update</text:p>
      <text:p text:style-name="Standard">a2dissite <text:s text:c="13"/>getcap <text:s text:c="22"/>pam_extrausers_chkpwd</text:p>
      <text:p text:style-name="Standard">a2enconf <text:s text:c="14"/>getpcaps <text:s text:c="20"/>pam_extrausers_update</text:p>
      <text:p text:style-name="Standard">a2enmod <text:s text:c="15"/>getty <text:s text:c="23"/>pam_getenv</text:p>
      <text:p text:style-name="Standard">a2ensite <text:s text:c="14"/>getweb <text:s text:c="22"/>pam_tally</text:p>
      <text:p text:style-name="Standard">a2query <text:s text:c="15"/>gnome-menus-blacklist <text:s text:c="7"/>pam_tally2</text:p>
      <text:p text:style-name="Standard">aa-remove-unknown <text:s text:c="5"/>groupadd <text:s text:c="20"/>pam_timestamp_check</text:p>
      <text:p text:style-name="Standard">aa-status <text:s text:c="13"/>groupdel <text:s text:c="20"/>paperconfig</text:p>
      <text:p text:style-name="Standard">aa-teardown <text:s text:c="11"/>groupmems <text:s text:c="19"/>parted</text:p>
      <text:p text:style-name="Standard">accessdb <text:s text:c="14"/>groupmod <text:s text:c="20"/>partprobe</text:p>
      <text:p text:style-name="Standard">acpid <text:s text:c="17"/>grpck <text:s text:c="23"/>pccardctl</text:p>
      <text:p text:style-name="Standard">addgnupghome <text:s text:c="10"/>grpconv <text:s text:c="21"/>phpdismod</text:p>
      <text:p text:style-name="Standard">addgroup <text:s text:c="14"/>grpunconv <text:s text:c="19"/>phpenmod</text:p>
      <text:p text:style-name="Standard">add-shell <text:s text:c="13"/>grub-bios-setup <text:s text:c="13"/>php-fpm7.4</text:p>
      <text:p text:style-name="Standard">adduser <text:s text:c="15"/>grub-install <text:s text:c="16"/>phpquery</text:p>
      <text:p text:style-name="Standard">agetty <text:s text:c="16"/>grub-macbless <text:s text:c="15"/>pivot_root</text:p>
      <text:p text:style-name="Standard">alsa <text:s text:c="18"/>grub-mkconfig <text:s text:c="15"/>plipconfig</text:p>
      <text:p text:style-name="Standard">alsabat-test <text:s text:c="10"/>grub-mkdevicemap <text:s text:c="12"/>plymouthd</text:p>
      <text:p text:style-name="Standard">alsactl <text:s text:c="15"/>grub-probe <text:s text:c="18"/>popcon-largest-unused</text:p>
      <text:p text:style-name="Standard">alsa-info <text:s text:c="13"/>grub-reboot <text:s text:c="17"/>popularity-contest</text:p>
      <text:p text:style-name="Standard">anacron <text:s text:c="15"/>grub-set-default <text:s text:c="12"/>poweroff</text:p>
      <text:p text:style-name="Standard">apache2 <text:s text:c="15"/>halt <text:s text:c="24"/>pppd</text:p>
      <text:p text:style-name="Standard">apache2ctl <text:s text:c="12"/>hdparm <text:s text:c="22"/>pppdump</text:p>
      <text:p text:style-name="Standard">apachectl <text:s text:c="13"/>httxt2dbm <text:s text:c="19"/>pppoe-discovery</text:p>
      <text:p text:style-name="Standard">apparmor_parser <text:s text:c="7"/>hwclock <text:s text:c="21"/>pppstats</text:p>
      <text:p text:style-name="Standard">apparmor_status <text:s text:c="7"/>iconvconfig <text:s text:c="17"/>pptp</text:p>
      <text:p text:style-name="Standard">applygnupgdefaults <text:s text:c="4"/>icupkg <text:s text:c="22"/>pptpsetup</text:p>
      <text:p text:style-name="Standard">aptd <text:s text:c="18"/>ifconfig <text:s text:c="20"/>privoxy</text:p>
      <text:p text:style-name="Standard">arp <text:s text:c="19"/>iio-sensor-proxy <text:s text:c="12"/>pwck</text:p>
      <text:p text:style-name="Standard"><text:soft-page-break/>arpd <text:s text:c="18"/>init <text:s text:c="24"/>pwconv</text:p>
      <text:p text:style-name="Standard">arptables <text:s text:c="13"/>insmod <text:s text:c="22"/>pwunconv</text:p>
      <text:p text:style-name="Standard">arptables-nft <text:s text:c="9"/>install-docs <text:s text:c="16"/>rarp</text:p>
      <text:p text:style-name="Standard">arptables-nft-restore <text:s/>installkernel <text:s text:c="15"/>raw</text:p>
      <text:p text:style-name="Standard">arptables-nft-save <text:s text:c="4"/>install-sgmlcatalog <text:s text:c="9"/>readprofile</text:p>
      <text:p text:style-name="Standard">arptables-restore <text:s text:c="5"/>invoke-rc.d <text:s text:c="17"/>reboot</text:p>
      <text:p text:style-name="Standard">arptables-save <text:s text:c="8"/>ip <text:s text:c="26"/>regdbdump</text:p>
      <text:p text:style-name="Standard">aspell-autobuildhash <text:s text:c="2"/>ip6tables <text:s text:c="19"/>remove-default-ispell</text:p>
      <text:p text:style-name="Standard">avahi-autoipd <text:s text:c="9"/>ip6tables-apply <text:s text:c="13"/>remove-default-wordlist</text:p>
      <text:p text:style-name="Standard">avahi-daemon <text:s text:c="10"/>ip6tables-legacy <text:s text:c="12"/>remove-shell</text:p>
      <text:p text:style-name="Standard">badblocks <text:s text:c="13"/>ip6tables-legacy-restore <text:s text:c="4"/>resize2fs</text:p>
      <text:p text:style-name="Standard">biosdecode <text:s text:c="12"/>ip6tables-legacy-save <text:s text:c="7"/>rfkill</text:p>
      <text:p text:style-name="Standard">blkdeactivate <text:s text:c="9"/>ip6tables-nft <text:s text:c="15"/>rmmod</text:p>
      <text:p text:style-name="Standard">blkdiscard <text:s text:c="12"/>ip6tables-nft-restore <text:s text:c="7"/>rmt</text:p>
      <text:p text:style-name="Standard">blkid <text:s text:c="17"/>ip6tables-nft-save <text:s text:c="10"/>rmt-tar</text:p>
      <text:p text:style-name="Standard">blkzone <text:s text:c="15"/>ip6tables-restore <text:s text:c="11"/>route</text:p>
      <text:p text:style-name="Standard">blockdev <text:s text:c="14"/>ip6tables-restore-translate <text:s/>rsyslogd</text:p>
      <text:p text:style-name="Standard">bluetoothd <text:s text:c="12"/>ip6tables-save <text:s text:c="14"/>rtacct</text:p>
      <text:p text:style-name="Standard">bridge <text:s text:c="16"/>ip6tables-translate <text:s text:c="9"/>rtcwake</text:p>
      <text:p text:style-name="Standard">brltty <text:s text:c="16"/>ipmaddr <text:s text:c="21"/>rtkitctl</text:p>
      <text:p text:style-name="Standard">brltty-setup <text:s text:c="10"/>ippeveprinter <text:s text:c="15"/>rtmon</text:p>
      <text:p text:style-name="Standard">capsh <text:s text:c="17"/>ippusbxd <text:s text:c="20"/>runlevel</text:p>
      <text:p text:style-name="Standard">cfdisk <text:s text:c="16"/>iptables <text:s text:c="20"/>runuser</text:p>
      <text:p text:style-name="Standard">cgdisk <text:s text:c="16"/>iptables-apply <text:s text:c="14"/>saned</text:p>
      <text:p text:style-name="Standard">chat <text:s text:c="18"/>iptables-legacy <text:s text:c="13"/>select-default-ispell</text:p>
      <text:p text:style-name="Standard">chcpu <text:s text:c="17"/>iptables-legacy-restore <text:s text:c="5"/>select-default-wordlist</text:p>
      <text:p text:style-name="Standard">check_forensic <text:s text:c="8"/>iptables-legacy-save <text:s text:c="8"/>service</text:p>
      <text:p text:style-name="Standard">chgpasswd <text:s text:c="13"/>iptables-nft <text:s text:c="16"/>setcap</text:p>
      <text:p text:style-name="Standard">chmem <text:s text:c="17"/>iptables-nft-restore <text:s text:c="8"/>setvesablank</text:p>
      <text:p text:style-name="Standard">chpasswd <text:s text:c="14"/>iptables-nft-save <text:s text:c="11"/>setvtrgb</text:p>
      <text:p text:style-name="Standard">chroot <text:s text:c="16"/>iptables-restore <text:s text:c="12"/>sfdisk</text:p>
      <text:p text:style-name="Standard">cpgr <text:s text:c="18"/>iptables-restore-translate <text:s text:c="2"/>sgdisk</text:p>
      <text:p text:style-name="Standard">cppw <text:s text:c="18"/>iptables-save <text:s text:c="15"/>shadowconfig</text:p>
      <text:p text:style-name="Standard">cracklib-check <text:s text:c="8"/>iptables-translate <text:s text:c="10"/>shutdown</text:p>
      <text:p text:style-name="Standard">cracklib-format <text:s text:c="7"/>iptunnel <text:s text:c="20"/>slattach</text:p>
      <text:p text:style-name="Standard">cracklib-packer <text:s text:c="7"/>irqbalance <text:s text:c="18"/>spice-vdagentd</text:p>
      <text:p text:style-name="Standard">cracklib-unpacker <text:s text:c="5"/>irqbalance-ui <text:s text:c="15"/>split-logfile</text:p>
      <text:p text:style-name="Standard">crda <text:s text:c="18"/>isosize <text:s text:c="21"/>start-stop-daemon</text:p>
      <text:p text:style-name="Standard">create-cracklib-dict <text:s text:c="2"/>ispell-autobuildhash <text:s text:c="8"/>sulogin</text:p>
      <text:p text:style-name="Standard">cron <text:s text:c="18"/>iucode-tool <text:s text:c="17"/>swaplabel</text:p>
      <text:p text:style-name="Standard">ctrlaltdel <text:s text:c="12"/>iucode_tool <text:s text:c="17"/>swapoff</text:p>
      <text:p text:style-name="Standard">cupsaccept <text:s text:c="12"/>iw <text:s text:c="26"/>swapon</text:p>
      <text:p text:style-name="Standard">cups-browsed <text:s text:c="10"/>iwconfig <text:s text:c="20"/>switch_root</text:p>
      <text:p text:style-name="Standard">cupsctl <text:s text:c="15"/>iwevent <text:s text:c="21"/>sysctl</text:p>
      <text:p text:style-name="Standard">cupsd <text:s text:c="17"/>iwgetid <text:s text:c="21"/>tarcat</text:p>
      <text:p text:style-name="Standard">cupsdisable <text:s text:c="11"/>iwlist <text:s text:c="22"/>tc</text:p>
      <text:p text:style-name="Standard">cupsenable <text:s text:c="12"/>iwpriv <text:s text:c="22"/>tcpdump</text:p>
      <text:p text:style-name="Standard">cupsfilter <text:s text:c="12"/>iwspy <text:s text:c="23"/>telinit</text:p>
      <text:p text:style-name="Standard">cupsreject <text:s text:c="12"/>kbdrate <text:s text:c="21"/>thermald</text:p>
      <text:p text:style-name="Standard"><text:soft-page-break/>debsums_init <text:s text:c="10"/>kerneloops <text:s text:c="18"/>tipc</text:p>
      <text:p text:style-name="Standard">debugfs <text:s text:c="15"/>killall5 <text:s text:c="20"/>tune2fs</text:p>
      <text:p text:style-name="Standard">delgroup <text:s text:c="14"/>ldattach <text:s text:c="20"/>tzconfig</text:p>
      <text:p text:style-name="Standard">deluser <text:s text:c="15"/>ldconfig <text:s text:c="20"/>u-d-c-print-pci-ids</text:p>
      <text:p text:style-name="Standard">depmod <text:s text:c="16"/>ldconfig.real <text:s text:c="15"/>ufw</text:p>
      <text:p text:style-name="Standard">devlink <text:s text:c="15"/>locale-gen <text:s text:c="18"/>umount.udisks2</text:p>
      <text:p text:style-name="Standard">dhclient <text:s text:c="14"/>logrotate <text:s text:c="19"/>unix_chkpwd</text:p>
      <text:p text:style-name="Standard">dhclient-script <text:s text:c="7"/>logsave <text:s text:c="21"/>unix_update</text:p>
      <text:p text:style-name="Standard">dmidecode <text:s text:c="13"/>losetup <text:s text:c="21"/>update-ca-certificates</text:p>
      <text:p text:style-name="Standard">dmsetup <text:s text:c="15"/>lpadmin <text:s text:c="21"/>update-catalog</text:p>
      <text:p text:style-name="Standard">dmstats <text:s text:c="15"/>lpc <text:s text:c="25"/>update-cracklib</text:p>
      <text:p text:style-name="Standard">dnsmasq <text:s text:c="15"/>lpinfo <text:s text:c="22"/>update-default-aspell</text:p>
      <text:p text:style-name="Standard">dosfsck <text:s text:c="15"/>lpmove <text:s text:c="22"/>update-default-ispell</text:p>
      <text:p text:style-name="Standard">dosfslabel <text:s text:c="12"/>lsmod <text:s text:c="23"/>update-default-wordlist</text:p>
      <text:p text:style-name="Standard">dpkg-preconfigure <text:s text:c="5"/>lspcmcia <text:s text:c="20"/>update-dictcommon-aspell</text:p>
      <text:p text:style-name="Standard">dpkg-reconfigure <text:s text:c="6"/>make-ssl-cert <text:s text:c="15"/>update-dictcommon-hunspell</text:p>
      <text:p text:style-name="Standard">dumpe2fs <text:s text:c="14"/>mii-tool <text:s text:c="20"/>update-fonts-alias</text:p>
      <text:p text:style-name="Standard">e2freefrag <text:s text:c="12"/>mkdosfs <text:s text:c="21"/>update-fonts-dir</text:p>
      <text:p text:style-name="Standard">e2fsck <text:s text:c="16"/>mke2fs <text:s text:c="22"/>update-fonts-scale</text:p>
      <text:p text:style-name="Standard">e2image <text:s text:c="15"/>mkfs <text:s text:c="24"/>update-grub</text:p>
      <text:p text:style-name="Standard">e2label <text:s text:c="15"/>mkfs.bfs <text:s text:c="20"/>update-grub2</text:p>
      <text:p text:style-name="Standard">e2mmpstatus <text:s text:c="11"/>mkfs.cramfs <text:s text:c="17"/>update-grub-gfxpayload</text:p>
      <text:p text:style-name="Standard">e2scrub <text:s text:c="15"/>mkfs.ext2 <text:s text:c="19"/>update-gsfontmap</text:p>
      <text:p text:style-name="Standard">e2scrub_all <text:s text:c="11"/>mkfs.ext3 <text:s text:c="19"/>update-icon-caches</text:p>
      <text:p text:style-name="Standard">e2undo <text:s text:c="16"/>mkfs.ext4 <text:s text:c="19"/>update-inetd</text:p>
      <text:p text:style-name="Standard">e4crypt <text:s text:c="15"/>mkfs.fat <text:s text:c="20"/>update-info-dir</text:p>
      <text:p text:style-name="Standard">e4defrag <text:s text:c="14"/>mkfs.minix <text:s text:c="18"/>update-initramfs</text:p>
      <text:p text:style-name="Standard">ebtables <text:s text:c="14"/>mkfs.msdos <text:s text:c="18"/>update-locale</text:p>
      <text:p text:style-name="Standard">ebtables-nft <text:s text:c="10"/>mkfs.ntfs <text:s text:c="19"/>update-mime</text:p>
      <text:p text:style-name="Standard">ebtables-nft-restore <text:s text:c="2"/>mkfs.vfat <text:s text:c="19"/>update-passwd</text:p>
      <text:p text:style-name="Standard">ebtables-nft-save <text:s text:c="5"/>mkhomedir_helper <text:s text:c="12"/>update-pciids</text:p>
      <text:p text:style-name="Standard">ebtables-restore <text:s text:c="6"/>mkinitramfs <text:s text:c="17"/>update-rc.d</text:p>
      <text:p text:style-name="Standard">ebtables-save <text:s text:c="9"/>mklost+found <text:s text:c="16"/>update-secureboot-policy</text:p>
      <text:p text:style-name="Standard">escapesrc <text:s text:c="13"/>mkntfs <text:s text:c="22"/>update-xmlcatalog</text:p>
      <text:p text:style-name="Standard">faillock <text:s text:c="14"/>mkswap <text:s text:c="22"/>upgrade-from-grub-legacy</text:p>
      <text:p text:style-name="Standard">fatlabel <text:s text:c="14"/>ModemManager <text:s text:c="16"/>usb_modeswitch</text:p>
      <text:p text:style-name="Standard">fdformat <text:s text:c="14"/>modinfo <text:s text:c="21"/>usb_modeswitch_dispatcher</text:p>
      <text:p text:style-name="Standard">fdisk <text:s text:c="17"/>modprobe <text:s text:c="20"/>usbmuxd</text:p>
      <text:p text:style-name="Standard">filefrag <text:s text:c="14"/>mount.fuse <text:s text:c="18"/>useradd</text:p>
      <text:p text:style-name="Standard">findfs <text:s text:c="16"/>mount.lowntfs-3g <text:s text:c="12"/>userdel</text:p>
      <text:p text:style-name="Standard">fixparts <text:s text:c="14"/>mount.ntfs <text:s text:c="18"/>usermod</text:p>
      <text:p text:style-name="Standard">fsck <text:s text:c="18"/>mount.ntfs-3g <text:s text:c="15"/>uuidd</text:p>
      <text:p text:style-name="Standard">fsck.cramfs <text:s text:c="11"/>mysqld <text:s text:c="22"/>validlocale</text:p>
      <text:p text:style-name="Standard">fsck.ext2 <text:s text:c="13"/>mysqld-debug <text:s text:c="16"/>vcstime</text:p>
      <text:p text:style-name="Standard">fsck.ext3 <text:s text:c="13"/>nameif <text:s text:c="22"/>vigr</text:p>
      <text:p text:style-name="Standard">fsck.ext4 <text:s text:c="13"/>netplan <text:s text:c="21"/>vipw</text:p>
      <text:p text:style-name="Standard">fsck.fat <text:s text:c="14"/>NetworkManager <text:s text:c="14"/>visudo</text:p>
      <text:p text:style-name="Standard">fsck.minix <text:s text:c="12"/>newusers <text:s text:c="20"/>vpddecode</text:p>
      <text:p text:style-name="Standard">fsck.msdos <text:s text:c="12"/>nfnl_osf <text:s text:c="20"/>wipefs</text:p>
      <text:p text:style-name="Standard"><text:soft-page-break/>fsck.vfat <text:s text:c="13"/>nginx <text:s text:c="23"/>wpa_action</text:p>
      <text:p text:style-name="Standard">fsfreeze <text:s text:c="14"/>nologin <text:s text:c="21"/>wpa_cli</text:p>
      <text:p text:style-name="Standard">fstab-decode <text:s text:c="10"/>ntfsclone <text:s text:c="19"/>wpa_supplicant</text:p>
      <text:p text:style-name="Standard">fstrim <text:s text:c="16"/>ntfscp <text:s text:c="22"/>xtables-legacy-multi</text:p>
      <text:p text:style-name="Standard">gdisk <text:s text:c="17"/>ntfslabel <text:s text:c="19"/>xtables-monitor</text:p>
      <text:p text:style-name="Standard">gdm3 <text:s text:c="18"/>ntfsresize <text:s text:c="18"/>xtables-nft-multi</text:p>
      <text:p text:style-name="Standard">genccode <text:s text:c="14"/>ntfsundelete <text:s text:c="16"/>zic</text:p>
      <text:p text:style-name="Standard">gencmn <text:s text:c="16"/>on_ac_power <text:s text:c="17"/>zramctl</text:p>
      <text:p text:style-name="Standard">genl <text:s text:c="18"/>openvpn</text:p>
      <text:p text:style-name="Standard">root@AlexanderCoretchi:/usr/sbin# </text:p>
      <text:p text:style-name="Standard">root@AlexanderCoretchi:/usr/sbin# </text:p>
      <text:p text:style-name="Standard">root@AlexanderCoretchi:/usr/sbin# </text:p>
      <text:p text:style-name="Standard">root@AlexanderCoretchi:/usr/sbin# cd</text:p>
      <text:p text:style-name="Standard">root@AlexanderCoretchi:~# </text:p>
      <text:p text:style-name="Standard">root@AlexanderCoretchi:~# cd /etc/php/7.4/fpm</text:p>
      <text:p text:style-name="Standard">root@AlexanderCoretchi:/etc/php/7.4/fpm# ls</text:p>
      <text:p text:style-name="Standard">conf.d <text:s/>php-fpm.conf <text:s/>php.ini <text:s/>php.ini.save <text:s/>pool.d</text:p>
      <text:p text:style-name="Standard">root@AlexanderCoretchi:/etc/php/7.4/fpm# </text:p>
      <text:p text:style-name="Standard">root@AlexanderCoretchi:/etc/php/7.4/fpm# </text:p>
      <text:p text:style-name="Standard">root@AlexanderCoretchi:/etc/php/7.4/fpm# </text:p>
      <text:p text:style-name="Standard">root@AlexanderCoretchi:/etc/php/7.4/fpm# </text:p>
      <text:p text:style-name="Standard">root@AlexanderCoretchi:/etc/php/7.4/fpm# nano php.ini</text:p>
      <text:p text:style-name="Standard">root@AlexanderCoretchi:/etc/php/7.4/fpm# </text:p>
      <text:p text:style-name="Standard">root@AlexanderCoretchi:/etc/php/7.4/fpm# </text:p>
      <text:p text:style-name="Standard">root@AlexanderCoretchi:/etc/php/7.4/fpm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etc/php/7.4/fpm# </text:p>
      <text:p text:style-name="Standard">root@AlexanderCoretchi:/etc/php/7.4/fpm# </text:p>
      <text:p text:style-name="Standard">root@AlexanderCoretchi:/etc/php/7.4/fpm# </text:p>
      <text:p text:style-name="Standard">root@AlexanderCoretchi:/etc/php/7.4/fpm# ps aux | grep rsyslog</text:p>
      <text:p text:style-name="Standard">syslog <text:s text:c="6"/>707 <text:s/>0.0 <text:s/>0.0 224352 <text:s/>4740 ? <text:s text:c="7"/>Ssl <text:s/>08:52 <text:s text:c="2"/>0:00 /usr/sbin/rsyslogd -n -iNONE</text:p>
      <text:p text:style-name="Standard">root <text:s text:c="7"/>6981 <text:s/>0.0 <text:s/>0.0 <text:s/>11912 <text:s text:c="2"/>656 pts/0 <text:s text:c="3"/>S+ <text:s text:c="2"/>10:38 <text:s text:c="2"/>0:00 grep --color=auto rsyslog</text:p>
      <text:p text:style-name="Standard">root@AlexanderCoretchi:/etc/php/7.4/fpm# </text:p>
      <text:p text:style-name="Standard">root@AlexanderCoretchi:/etc/php/7.4/fpm# </text:p>
      <text:p text:style-name="Standard">root@AlexanderCoretchi:/etc/php/7.4/fpm# cd /usr/sbin</text:p>
      <text:p text:style-name="Standard">root@AlexanderCoretchi:/usr/sbin# ls</text:p>
      <text:p text:style-name="Standard">a2disconf <text:s text:c="13"/>gennorm2 <text:s text:c="20"/>ownership</text:p>
      <text:p text:style-name="Standard">a2dismod <text:s text:c="14"/>gensprep <text:s text:c="20"/>pam-auth-update</text:p>
      <text:p text:style-name="Standard">a2dissite <text:s text:c="13"/>getcap <text:s text:c="22"/>pam_extrausers_chkpwd</text:p>
      <text:p text:style-name="Standard">a2enconf <text:s text:c="14"/>getpcaps <text:s text:c="20"/>pam_extrausers_update</text:p>
      <text:p text:style-name="Standard">a2enmod <text:s text:c="15"/>getty <text:s text:c="23"/>pam_getenv</text:p>
      <text:p text:style-name="Standard">a2ensite <text:s text:c="14"/>getweb <text:s text:c="22"/>pam_tally</text:p>
      <text:p text:style-name="Standard">a2query <text:s text:c="15"/>gnome-menus-blacklist <text:s text:c="7"/>pam_tally2</text:p>
      <text:p text:style-name="Standard">aa-remove-unknown <text:s text:c="5"/>groupadd <text:s text:c="20"/>pam_timestamp_check</text:p>
      <text:p text:style-name="Standard">aa-status <text:s text:c="13"/>groupdel <text:s text:c="20"/>paperconfig</text:p>
      <text:p text:style-name="Standard">aa-teardown <text:s text:c="11"/>groupmems <text:s text:c="19"/>parted</text:p>
      <text:p text:style-name="Standard">accessdb <text:s text:c="14"/>groupmod <text:s text:c="20"/>partprobe</text:p>
      <text:p text:style-name="Standard"><text:soft-page-break/>acpid <text:s text:c="17"/>grpck <text:s text:c="23"/>pccardctl</text:p>
      <text:p text:style-name="Standard">addgnupghome <text:s text:c="10"/>grpconv <text:s text:c="21"/>phpdismod</text:p>
      <text:p text:style-name="Standard">addgroup <text:s text:c="14"/>grpunconv <text:s text:c="19"/>phpenmod</text:p>
      <text:p text:style-name="Standard">add-shell <text:s text:c="13"/>grub-bios-setup <text:s text:c="13"/>php-fpm7.4</text:p>
      <text:p text:style-name="Standard">adduser <text:s text:c="15"/>grub-install <text:s text:c="16"/>phpquery</text:p>
      <text:p text:style-name="Standard">agetty <text:s text:c="16"/>grub-macbless <text:s text:c="15"/>pivot_root</text:p>
      <text:p text:style-name="Standard">alsa <text:s text:c="18"/>grub-mkconfig <text:s text:c="15"/>plipconfig</text:p>
      <text:p text:style-name="Standard">alsabat-test <text:s text:c="10"/>grub-mkdevicemap <text:s text:c="12"/>plymouthd</text:p>
      <text:p text:style-name="Standard">alsactl <text:s text:c="15"/>grub-probe <text:s text:c="18"/>popcon-largest-unused</text:p>
      <text:p text:style-name="Standard">alsa-info <text:s text:c="13"/>grub-reboot <text:s text:c="17"/>popularity-contest</text:p>
      <text:p text:style-name="Standard">anacron <text:s text:c="15"/>grub-set-default <text:s text:c="12"/>poweroff</text:p>
      <text:p text:style-name="Standard">apache2 <text:s text:c="15"/>halt <text:s text:c="24"/>pppd</text:p>
      <text:p text:style-name="Standard">apache2ctl <text:s text:c="12"/>hdparm <text:s text:c="22"/>pppdump</text:p>
      <text:p text:style-name="Standard">apachectl <text:s text:c="13"/>httxt2dbm <text:s text:c="19"/>pppoe-discovery</text:p>
      <text:p text:style-name="Standard">apparmor_parser <text:s text:c="7"/>hwclock <text:s text:c="21"/>pppstats</text:p>
      <text:p text:style-name="Standard">apparmor_status <text:s text:c="7"/>iconvconfig <text:s text:c="17"/>pptp</text:p>
      <text:p text:style-name="Standard">applygnupgdefaults <text:s text:c="4"/>icupkg <text:s text:c="22"/>pptpsetup</text:p>
      <text:p text:style-name="Standard">aptd <text:s text:c="18"/>ifconfig <text:s text:c="20"/>privoxy</text:p>
      <text:p text:style-name="Standard">arp <text:s text:c="19"/>iio-sensor-proxy <text:s text:c="12"/>pwck</text:p>
      <text:p text:style-name="Standard">arpd <text:s text:c="18"/>init <text:s text:c="24"/>pwconv</text:p>
      <text:p text:style-name="Standard">arptables <text:s text:c="13"/>insmod <text:s text:c="22"/>pwunconv</text:p>
      <text:p text:style-name="Standard">arptables-nft <text:s text:c="9"/>install-docs <text:s text:c="16"/>rarp</text:p>
      <text:p text:style-name="Standard">arptables-nft-restore <text:s/>installkernel <text:s text:c="15"/>raw</text:p>
      <text:p text:style-name="Standard">arptables-nft-save <text:s text:c="4"/>install-sgmlcatalog <text:s text:c="9"/>readprofile</text:p>
      <text:p text:style-name="Standard">arptables-restore <text:s text:c="5"/>invoke-rc.d <text:s text:c="17"/>reboot</text:p>
      <text:p text:style-name="Standard">arptables-save <text:s text:c="8"/>ip <text:s text:c="26"/>regdbdump</text:p>
      <text:p text:style-name="Standard">aspell-autobuildhash <text:s text:c="2"/>ip6tables <text:s text:c="19"/>remove-default-ispell</text:p>
      <text:p text:style-name="Standard">avahi-autoipd <text:s text:c="9"/>ip6tables-apply <text:s text:c="13"/>remove-default-wordlist</text:p>
      <text:p text:style-name="Standard">avahi-daemon <text:s text:c="10"/>ip6tables-legacy <text:s text:c="12"/>remove-shell</text:p>
      <text:p text:style-name="Standard">badblocks <text:s text:c="13"/>ip6tables-legacy-restore <text:s text:c="4"/>resize2fs</text:p>
      <text:p text:style-name="Standard">biosdecode <text:s text:c="12"/>ip6tables-legacy-save <text:s text:c="7"/>rfkill</text:p>
      <text:p text:style-name="Standard">blkdeactivate <text:s text:c="9"/>ip6tables-nft <text:s text:c="15"/>rmmod</text:p>
      <text:p text:style-name="Standard">blkdiscard <text:s text:c="12"/>ip6tables-nft-restore <text:s text:c="7"/>rmt</text:p>
      <text:p text:style-name="Standard">blkid <text:s text:c="17"/>ip6tables-nft-save <text:s text:c="10"/>rmt-tar</text:p>
      <text:p text:style-name="Standard">blkzone <text:s text:c="15"/>ip6tables-restore <text:s text:c="11"/>route</text:p>
      <text:p text:style-name="Standard">blockdev <text:s text:c="14"/>ip6tables-restore-translate <text:s/>rsyslogd</text:p>
      <text:p text:style-name="Standard">bluetoothd <text:s text:c="12"/>ip6tables-save <text:s text:c="14"/>rtacct</text:p>
      <text:p text:style-name="Standard">bridge <text:s text:c="16"/>ip6tables-translate <text:s text:c="9"/>rtcwake</text:p>
      <text:p text:style-name="Standard">brltty <text:s text:c="16"/>ipmaddr <text:s text:c="21"/>rtkitctl</text:p>
      <text:p text:style-name="Standard">brltty-setup <text:s text:c="10"/>ippeveprinter <text:s text:c="15"/>rtmon</text:p>
      <text:p text:style-name="Standard">capsh <text:s text:c="17"/>ippusbxd <text:s text:c="20"/>runlevel</text:p>
      <text:p text:style-name="Standard">cfdisk <text:s text:c="16"/>iptables <text:s text:c="20"/>runuser</text:p>
      <text:p text:style-name="Standard">cgdisk <text:s text:c="16"/>iptables-apply <text:s text:c="14"/>saned</text:p>
      <text:p text:style-name="Standard">chat <text:s text:c="18"/>iptables-legacy <text:s text:c="13"/>select-default-ispell</text:p>
      <text:p text:style-name="Standard">chcpu <text:s text:c="17"/>iptables-legacy-restore <text:s text:c="5"/>select-default-wordlist</text:p>
      <text:p text:style-name="Standard">check_forensic <text:s text:c="8"/>iptables-legacy-save <text:s text:c="8"/>service</text:p>
      <text:p text:style-name="Standard">chgpasswd <text:s text:c="13"/>iptables-nft <text:s text:c="16"/>setcap</text:p>
      <text:p text:style-name="Standard">chmem <text:s text:c="17"/>iptables-nft-restore <text:s text:c="8"/>setvesablank</text:p>
      <text:p text:style-name="Standard">chpasswd <text:s text:c="14"/>iptables-nft-save <text:s text:c="11"/>setvtrgb</text:p>
      <text:p text:style-name="Standard"><text:soft-page-break/>chroot <text:s text:c="16"/>iptables-restore <text:s text:c="12"/>sfdisk</text:p>
      <text:p text:style-name="Standard">cpgr <text:s text:c="18"/>iptables-restore-translate <text:s text:c="2"/>sgdisk</text:p>
      <text:p text:style-name="Standard">cppw <text:s text:c="18"/>iptables-save <text:s text:c="15"/>shadowconfig</text:p>
      <text:p text:style-name="Standard">cracklib-check <text:s text:c="8"/>iptables-translate <text:s text:c="10"/>shutdown</text:p>
      <text:p text:style-name="Standard">cracklib-format <text:s text:c="7"/>iptunnel <text:s text:c="20"/>slattach</text:p>
      <text:p text:style-name="Standard">cracklib-packer <text:s text:c="7"/>irqbalance <text:s text:c="18"/>spice-vdagentd</text:p>
      <text:p text:style-name="Standard">cracklib-unpacker <text:s text:c="5"/>irqbalance-ui <text:s text:c="15"/>split-logfile</text:p>
      <text:p text:style-name="Standard">crda <text:s text:c="18"/>isosize <text:s text:c="21"/>start-stop-daemon</text:p>
      <text:p text:style-name="Standard">create-cracklib-dict <text:s text:c="2"/>ispell-autobuildhash <text:s text:c="8"/>sulogin</text:p>
      <text:p text:style-name="Standard">cron <text:s text:c="18"/>iucode-tool <text:s text:c="17"/>swaplabel</text:p>
      <text:p text:style-name="Standard">ctrlaltdel <text:s text:c="12"/>iucode_tool <text:s text:c="17"/>swapoff</text:p>
      <text:p text:style-name="Standard">cupsaccept <text:s text:c="12"/>iw <text:s text:c="26"/>swapon</text:p>
      <text:p text:style-name="Standard">cups-browsed <text:s text:c="10"/>iwconfig <text:s text:c="20"/>switch_root</text:p>
      <text:p text:style-name="Standard">cupsctl <text:s text:c="15"/>iwevent <text:s text:c="21"/>sysctl</text:p>
      <text:p text:style-name="Standard">cupsd <text:s text:c="17"/>iwgetid <text:s text:c="21"/>tarcat</text:p>
      <text:p text:style-name="Standard">cupsdisable <text:s text:c="11"/>iwlist <text:s text:c="22"/>tc</text:p>
      <text:p text:style-name="Standard">cupsenable <text:s text:c="12"/>iwpriv <text:s text:c="22"/>tcpdump</text:p>
      <text:p text:style-name="Standard">cupsfilter <text:s text:c="12"/>iwspy <text:s text:c="23"/>telinit</text:p>
      <text:p text:style-name="Standard">cupsreject <text:s text:c="12"/>kbdrate <text:s text:c="21"/>thermald</text:p>
      <text:p text:style-name="Standard">debsums_init <text:s text:c="10"/>kerneloops <text:s text:c="18"/>tipc</text:p>
      <text:p text:style-name="Standard">debugfs <text:s text:c="15"/>killall5 <text:s text:c="20"/>tune2fs</text:p>
      <text:p text:style-name="Standard">delgroup <text:s text:c="14"/>ldattach <text:s text:c="20"/>tzconfig</text:p>
      <text:p text:style-name="Standard">deluser <text:s text:c="15"/>ldconfig <text:s text:c="20"/>u-d-c-print-pci-ids</text:p>
      <text:p text:style-name="Standard">depmod <text:s text:c="16"/>ldconfig.real <text:s text:c="15"/>ufw</text:p>
      <text:p text:style-name="Standard">devlink <text:s text:c="15"/>locale-gen <text:s text:c="18"/>umount.udisks2</text:p>
      <text:p text:style-name="Standard">dhclient <text:s text:c="14"/>logrotate <text:s text:c="19"/>unix_chkpwd</text:p>
      <text:p text:style-name="Standard">dhclient-script <text:s text:c="7"/>logsave <text:s text:c="21"/>unix_update</text:p>
      <text:p text:style-name="Standard">dmidecode <text:s text:c="13"/>losetup <text:s text:c="21"/>update-ca-certificates</text:p>
      <text:p text:style-name="Standard">dmsetup <text:s text:c="15"/>lpadmin <text:s text:c="21"/>update-catalog</text:p>
      <text:p text:style-name="Standard">dmstats <text:s text:c="15"/>lpc <text:s text:c="25"/>update-cracklib</text:p>
      <text:p text:style-name="Standard">dnsmasq <text:s text:c="15"/>lpinfo <text:s text:c="22"/>update-default-aspell</text:p>
      <text:p text:style-name="Standard">dosfsck <text:s text:c="15"/>lpmove <text:s text:c="22"/>update-default-ispell</text:p>
      <text:p text:style-name="Standard">dosfslabel <text:s text:c="12"/>lsmod <text:s text:c="23"/>update-default-wordlist</text:p>
      <text:p text:style-name="Standard">dpkg-preconfigure <text:s text:c="5"/>lspcmcia <text:s text:c="20"/>update-dictcommon-aspell</text:p>
      <text:p text:style-name="Standard">dpkg-reconfigure <text:s text:c="6"/>make-ssl-cert <text:s text:c="15"/>update-dictcommon-hunspell</text:p>
      <text:p text:style-name="Standard">dumpe2fs <text:s text:c="14"/>mii-tool <text:s text:c="20"/>update-fonts-alias</text:p>
      <text:p text:style-name="Standard">e2freefrag <text:s text:c="12"/>mkdosfs <text:s text:c="21"/>update-fonts-dir</text:p>
      <text:p text:style-name="Standard">e2fsck <text:s text:c="16"/>mke2fs <text:s text:c="22"/>update-fonts-scale</text:p>
      <text:p text:style-name="Standard">e2image <text:s text:c="15"/>mkfs <text:s text:c="24"/>update-grub</text:p>
      <text:p text:style-name="Standard">e2label <text:s text:c="15"/>mkfs.bfs <text:s text:c="20"/>update-grub2</text:p>
      <text:p text:style-name="Standard">e2mmpstatus <text:s text:c="11"/>mkfs.cramfs <text:s text:c="17"/>update-grub-gfxpayload</text:p>
      <text:p text:style-name="Standard">e2scrub <text:s text:c="15"/>mkfs.ext2 <text:s text:c="19"/>update-gsfontmap</text:p>
      <text:p text:style-name="Standard">e2scrub_all <text:s text:c="11"/>mkfs.ext3 <text:s text:c="19"/>update-icon-caches</text:p>
      <text:p text:style-name="Standard">e2undo <text:s text:c="16"/>mkfs.ext4 <text:s text:c="19"/>update-inetd</text:p>
      <text:p text:style-name="Standard">e4crypt <text:s text:c="15"/>mkfs.fat <text:s text:c="20"/>update-info-dir</text:p>
      <text:p text:style-name="Standard">e4defrag <text:s text:c="14"/>mkfs.minix <text:s text:c="18"/>update-initramfs</text:p>
      <text:p text:style-name="Standard">ebtables <text:s text:c="14"/>mkfs.msdos <text:s text:c="18"/>update-locale</text:p>
      <text:p text:style-name="Standard">ebtables-nft <text:s text:c="10"/>mkfs.ntfs <text:s text:c="19"/>update-mime</text:p>
      <text:p text:style-name="Standard">ebtables-nft-restore <text:s text:c="2"/>mkfs.vfat <text:s text:c="19"/>update-passwd</text:p>
      <text:p text:style-name="Standard"><text:soft-page-break/>ebtables-nft-save <text:s text:c="5"/>mkhomedir_helper <text:s text:c="12"/>update-pciids</text:p>
      <text:p text:style-name="Standard">ebtables-restore <text:s text:c="6"/>mkinitramfs <text:s text:c="17"/>update-rc.d</text:p>
      <text:p text:style-name="Standard">ebtables-save <text:s text:c="9"/>mklost+found <text:s text:c="16"/>update-secureboot-policy</text:p>
      <text:p text:style-name="Standard">escapesrc <text:s text:c="13"/>mkntfs <text:s text:c="22"/>update-xmlcatalog</text:p>
      <text:p text:style-name="Standard">faillock <text:s text:c="14"/>mkswap <text:s text:c="22"/>upgrade-from-grub-legacy</text:p>
      <text:p text:style-name="Standard">fatlabel <text:s text:c="14"/>ModemManager <text:s text:c="16"/>usb_modeswitch</text:p>
      <text:p text:style-name="Standard">fdformat <text:s text:c="14"/>modinfo <text:s text:c="21"/>usb_modeswitch_dispatcher</text:p>
      <text:p text:style-name="Standard">fdisk <text:s text:c="17"/>modprobe <text:s text:c="20"/>usbmuxd</text:p>
      <text:p text:style-name="Standard">filefrag <text:s text:c="14"/>mount.fuse <text:s text:c="18"/>useradd</text:p>
      <text:p text:style-name="Standard">findfs <text:s text:c="16"/>mount.lowntfs-3g <text:s text:c="12"/>userdel</text:p>
      <text:p text:style-name="Standard">fixparts <text:s text:c="14"/>mount.ntfs <text:s text:c="18"/>usermod</text:p>
      <text:p text:style-name="Standard">fsck <text:s text:c="18"/>mount.ntfs-3g <text:s text:c="15"/>uuidd</text:p>
      <text:p text:style-name="Standard">fsck.cramfs <text:s text:c="11"/>mysqld <text:s text:c="22"/>validlocale</text:p>
      <text:p text:style-name="Standard">fsck.ext2 <text:s text:c="13"/>mysqld-debug <text:s text:c="16"/>vcstime</text:p>
      <text:p text:style-name="Standard">fsck.ext3 <text:s text:c="13"/>nameif <text:s text:c="22"/>vigr</text:p>
      <text:p text:style-name="Standard">fsck.ext4 <text:s text:c="13"/>netplan <text:s text:c="21"/>vipw</text:p>
      <text:p text:style-name="Standard">fsck.fat <text:s text:c="14"/>NetworkManager <text:s text:c="14"/>visudo</text:p>
      <text:p text:style-name="Standard">fsck.minix <text:s text:c="12"/>newusers <text:s text:c="20"/>vpddecode</text:p>
      <text:p text:style-name="Standard">fsck.msdos <text:s text:c="12"/>nfnl_osf <text:s text:c="20"/>wipefs</text:p>
      <text:p text:style-name="Standard">fsck.vfat <text:s text:c="13"/>nginx <text:s text:c="23"/>wpa_action</text:p>
      <text:p text:style-name="Standard">fsfreeze <text:s text:c="14"/>nologin <text:s text:c="21"/>wpa_cli</text:p>
      <text:p text:style-name="Standard">fstab-decode <text:s text:c="10"/>ntfsclone <text:s text:c="19"/>wpa_supplicant</text:p>
      <text:p text:style-name="Standard">fstrim <text:s text:c="16"/>ntfscp <text:s text:c="22"/>xtables-legacy-multi</text:p>
      <text:p text:style-name="Standard">gdisk <text:s text:c="17"/>ntfslabel <text:s text:c="19"/>xtables-monitor</text:p>
      <text:p text:style-name="Standard">gdm3 <text:s text:c="18"/>ntfsresize <text:s text:c="18"/>xtables-nft-multi</text:p>
      <text:p text:style-name="Standard">genccode <text:s text:c="14"/>ntfsundelete <text:s text:c="16"/>zic</text:p>
      <text:p text:style-name="Standard">gencmn <text:s text:c="16"/>on_ac_power <text:s text:c="17"/>zramctl</text:p>
      <text:p text:style-name="Standard">genl <text:s text:c="18"/>openvpn</text:p>
      <text:p text:style-name="Standard">root@AlexanderCoretchi:/usr/sbin# </text:p>
      <text:p text:style-name="Standard">root@AlexanderCoretchi:/usr/sbin# </text:p>
      <text:p text:style-name="Standard">root@AlexanderCoretchi:/usr/sbin# nano rsyslogd</text:p>
      <text:p text:style-name="Standard">root@AlexanderCoretchi:/usr/sbin# </text:p>
      <text:p text:style-name="Standard">root@AlexanderCoretchi:/usr/sbin# </text:p>
      <text:p text:style-name="Standard">root@AlexanderCoretchi:/usr/sbin# nano /var/log/php-errors.log</text:p>
      <text:p text:style-name="Standard">root@AlexanderCoretchi:/usr/sbin# cd /var/log</text:p>
      <text:p text:style-name="Standard">root@AlexanderCoretchi:/var/log# ls</text:p>
      <text:p text:style-name="Standard">alternatives.log <text:s/>bootstrap.log <text:s/>dpkg.log <text:s text:c="8"/>kern.log <text:s text:c="7"/>speech-dispatcher</text:p>
      <text:p text:style-name="Standard">apache2 <text:s text:c="10"/>btmp <text:s text:c="10"/>faillog <text:s text:c="9"/>lastlog <text:s text:c="8"/>syslog</text:p>
      <text:p text:style-name="Standard">apport.log <text:s text:c="7"/>cups <text:s text:c="10"/>fontconfig.log <text:s text:c="2"/>mysql <text:s text:c="10"/>syslog.1</text:p>
      <text:p text:style-name="Standard">apport.log.1 <text:s text:c="5"/>dist-upgrade <text:s text:c="2"/>gdm3 <text:s text:c="12"/>nginx <text:s text:c="10"/>ubuntu-advantage.log</text:p>
      <text:p text:style-name="Standard">apt <text:s text:c="14"/>dmesg <text:s text:c="9"/>gpu-manager.log <text:s/>openvpn <text:s text:c="8"/>ubuntu-advantage-timer.log</text:p>
      <text:p text:style-name="Standard">auth.log <text:s text:c="9"/>dmesg.0 <text:s text:c="7"/>hp <text:s text:c="14"/>php7.4-fpm.log <text:s/>unattended-upgrades</text:p>
      <text:p text:style-name="Standard">boot.log <text:s text:c="9"/>dmesg.1.gz <text:s text:c="4"/>installer <text:s text:c="7"/>private <text:s text:c="8"/>wtmp</text:p>
      <text:p text:style-name="Standard">boot.log.1 <text:s text:c="7"/>dmesg.2.gz <text:s text:c="4"/>journal <text:s text:c="9"/>privoxy</text:p>
      <text:p text:style-name="Standard">root@AlexanderCoretchi:/var/log# </text:p>
      <text:p text:style-name="Standard">root@AlexanderCoretchi:/var/log# </text:p>
      <text:p text:style-name="Standard">root@AlexanderCoretchi:/var/log# nano php7.4-fpm.log</text:p>
      <text:p text:style-name="Standard">root@AlexanderCoretchi:/var/log# </text:p>
      <text:p text:style-name="Standard">root@AlexanderCoretchi:/var/log# </text:p>
      <text:p text:style-name="Standard"><text:soft-page-break/>root@AlexanderCoretchi:/var/log# nano syslog</text:p>
      <text:p text:style-name="Standard">root@AlexanderCoretchi:/var/log# </text:p>
      <text:p text:style-name="Standard">root@AlexanderCoretchi:/var/log# </text:p>
      <text:p text:style-name="Standard">root@AlexanderCoretchi:/var/log# cd nginx</text:p>
      <text:p text:style-name="Standard">root@AlexanderCoretchi:/var/log/nginx# ls</text:p>
      <text:p text:style-name="Standard">access.log <text:s/>error.log</text:p>
      <text:p text:style-name="Standard">root@AlexanderCoretchi:/var/log/nginx# </text:p>
      <text:p text:style-name="Standard">root@AlexanderCoretchi:/var/log/nginx# </text:p>
      <text:p text:style-name="Standard">root@AlexanderCoretchi:/var/log/nginx# nano error.log</text:p>
      <text:p text:style-name="Standard">root@AlexanderCoretchi:/var/log/nginx# </text:p>
      <text:p text:style-name="Standard">root@AlexanderCoretchi:/var/log/nginx# </text:p>
      <text:p text:style-name="Standard">root@AlexanderCoretchi:/var/log/nginx# nano error.log</text:p>
      <text:p text:style-name="Standard">root@AlexanderCoretchi:/var/log/nginx# </text:p>
      <text:p text:style-name="Standard">root@AlexanderCoretchi:/var/log/nginx# </text:p>
      <text:p text:style-name="Standard">root@AlexanderCoretchi:/var/log/nginx# nano error.log</text:p>
      <text:p text:style-name="Standard">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cd /var/www/</text:p>
      <text:p text:style-name="Standard">root@AlexanderCoretchi:/var/www# ls</text:p>
      <text:p text:style-name="Standard">html <text:s/>test_curl.php</text:p>
      <text:p text:style-name="Standard">root@AlexanderCoretchi:/var/www# nano test_curl.php</text:p>
      <text:p text:style-name="Standard">root@AlexanderCoretchi:/var/www# nano test_curl.php</text:p>
      <text:p text:style-name="Standard">root@AlexanderCoretchi:/var/www# </text:p>
      <text:p text:style-name="Standard">root@AlexanderCoretchi:/var/www# </text:p>
      <text:p text:style-name="Standard">root@AlexanderCoretchi:/var/www# tail /vat/log/nginx/error.log</text:p>
      <text:p text:style-name="Standard">tail: cannot open '/vat/log/nginx/error.log' for reading: No such file or directory</text:p>
      <text:p text:style-name="Standard">root@AlexanderCoretchi:/var/www# tail /var/log/nginx/error.log</text:p>
      <text:p text:style-name="Standard">2022/07/22 12:45:31 [notice] 21924#21924: signal process started</text:p>
      <text:p text:style-name="Standard">root@AlexanderCoretchi:/var/www# tail /var/log/nginx/access.log </text:p>
      <text:p text:style-name="Standard">127.0.0.1 - - [25/Jul/2022:09:29:04 +0300] "GET /test_curl.php HTTP/1.1" 200 165 "-" "curl/7.68.0"</text:p>
      <text:p text:style-name="Standard">127.0.0.1 - - [25/Jul/2022:09:35:35 +0300] "GET /test_curl.php HTTP/1.1" 200 165 "-" "curl/7.68.0"</text:p>
      <text:p text:style-name="Standard">127.0.0.1 - - [25/Jul/2022:09:40:09 +0300] "GET /test_curl.php HTTP/1.1" 200 165 "-" "curl/7.68.0"</text:p>
      <text:p text:style-name="Standard">127.0.0.1 - - [25/Jul/2022:09:50:11 +0300] "GET /test_curl.php HTTP/1.1" 200 159 "-" "Mozilla/5.0 (X11; Ubuntu; Linux x86_64; rv:102.0) Gecko/20100101 Firefox/102.0"</text:p>
      <text:p text:style-name="Standard">127.0.0.1 - - [25/Jul/2022:09:50:11 +0300] "GET /favicon.ico HTTP/1.1" 404 134 "http://127.0.0.1/test_curl.php" "Mozilla/5.0 (X11; Ubuntu; Linux x86_64; rv:102.0) Gecko/20100101 Firefox/102.0"</text:p>
      <text:p text:style-name="Standard">127.0.0.1 - - [25/Jul/2022:09:50:26 +0300] "GET /test_curl.php HTTP/1.1" 200 159 "-" "Mozilla/5.0 (X11; Ubuntu; Linux x86_64; rv:102.0) Gecko/20100101 Firefox/102.0"</text:p>
      <text:p text:style-name="Standard"><text:soft-page-break/>127.0.0.1 - - [25/Jul/2022:09:50:41 +0300] "GET /test_curl.php HTTP/1.1" 200 159 "-" "Mozilla/5.0 (X11; Ubuntu; Linux x86_64; rv:102.0) Gecko/20100101 Firefox/102.0"</text:p>
      <text:p text:style-name="Standard">127.0.0.1 - - [25/Jul/2022:10:25:18 +0300] "GET /test_curl.php HTTP/1.1" 200 165 "-" "curl/7.68.0"</text:p>
      <text:p text:style-name="Standard">127.0.0.1 - - [25/Jul/2022:10:37:42 +0300] "GET /test_curl.php HTTP/1.1" 200 165 "-" "curl/7.68.0"</text:p>
      <text:p text:style-name="Standard">127.0.0.1 - - [25/Jul/2022:11:01:38 +0300] "GET /test_curl.php HTTP/1.1" 200 165 "-" "curl/7.68.0"</text:p>
      <text:p text:style-name="Standard">root@AlexanderCoretchi:/var/www# </text:p>
      <text:p text:style-name="Standard">root@AlexanderCoretchi:/var/www# </text:p>
      <text:p text:style-name="Standard">root@AlexanderCoretchi:/var/www# /etc/nginx/</text:p>
      <text:p text:style-name="Standard">conf.d/ <text:s text:c="11"/>modules-enabled/ <text:s text:c="2"/>sites-enabled/ <text:s text:c="4"/></text:p>
      <text:p text:style-name="Standard">modules-available/ sites-available/ <text:s text:c="2"/>snippets/ <text:s text:c="9"/></text:p>
      <text:p text:style-name="Standard">root@AlexanderCoretchi:/var/www# locate nginx.cnf</text:p>
      <text:p text:style-name="Standard"/>
      <text:p text:style-name="Standard">Command 'locate' not found, but can be installed with:</text:p>
      <text:p text:style-name="Standard"/>
      <text:p text:style-name="Standard">apt install mlocate</text:p>
      <text:p text:style-name="Standard"/>
      <text:p text:style-name="Standard">root@AlexanderCoretchi:/var/www# apt install mlocate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package was automatically installed and is no longer required:</text:p>
      <text:p text:style-name="Standard"><text:s text:c="2"/>libfwupdplugin1</text:p>
      <text:p text:style-name="Standard">Use 'sudo apt autoremove' to remove it.</text:p>
      <text:p text:style-name="Standard">Suggested packages:</text:p>
      <text:p text:style-name="Standard"><text:s text:c="2"/>nocache</text:p>
      <text:p text:style-name="Standard">The following NEW packages will be installed:</text:p>
      <text:p text:style-name="Standard"><text:s text:c="2"/>mlocate</text:p>
      <text:p text:style-name="Standard">0 upgraded, 1 newly installed, 0 to remove and 5 not upgraded.</text:p>
      <text:p text:style-name="Standard">Need to get 50.1 kB of archives.</text:p>
      <text:p text:style-name="Standard">After this operation, 258 kB of additional disk space will be used.</text:p>
      <text:p text:style-name="Standard">Get:1 http://md.archive.ubuntu.com/ubuntu focal/main amd64 mlocate amd64 0.26-3ubuntu3 [50.1 kB]</text:p>
      <text:p text:style-name="Standard">Fetched 50.1 kB in 2s (32.8 kB/s) <text:s/></text:p>
      <text:p text:style-name="Standard">Selecting previously unselected package mlocate.</text:p>
      <text:p text:style-name="Standard">(Reading database ... 197726 files and directories currently installed.)</text:p>
      <text:p text:style-name="Standard">Preparing to unpack .../mlocate_0.26-3ubuntu3_amd64.deb ...</text:p>
      <text:p text:style-name="Standard">Unpacking mlocate (0.26-3ubuntu3) ...</text:p>
      <text:p text:style-name="Standard">Setting up mlocate (0.26-3ubuntu3) ...</text:p>
      <text:p text:style-name="Standard">update-alternatives: using /usr/bin/mlocate to provide /usr/bin/locate (locate) in auto mode</text:p>
      <text:p text:style-name="Standard">Adding group `mlocate' (GID 135) ...</text:p>
      <text:p text:style-name="Standard">Done.</text:p>
      <text:p text:style-name="Standard">Initializing mlocate database; this may take some time... done</text:p>
      <text:p text:style-name="Standard">Processing triggers for man-db (2.9.1-1) ...</text:p>
      <text:p text:style-name="Standard">root@AlexanderCoretchi:/var/www# </text:p>
      <text:p text:style-name="Standard">root@AlexanderCoretchi:/var/www# apt install mlocate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mlocate is already the newest version (0.26-3ubuntu3).</text:p>
      <text:p text:style-name="Standard">The following package was automatically installed and is no longer required:</text:p>
      <text:p text:style-name="Standard"><text:soft-page-break/><text:s text:c="2"/>libfwupdplugin1</text:p>
      <text:p text:style-name="Standard">Use 'sudo apt autoremove' to remove it.</text:p>
      <text:p text:style-name="Standard">0 upgraded, 0 newly installed, 0 to remove and 5 not upgraded.</text:p>
      <text:p text:style-name="Standard">root@AlexanderCoretchi:/var/www# locate nginx.cnf</text:p>
      <text:p text:style-name="Standard">root@AlexanderCoretchi:/var/www# locate nginx.conf</text:p>
      <text:p text:style-name="Standard">/etc/nginx/nginx.conf</text:p>
      <text:p text:style-name="Standard">root@AlexanderCoretchi:/var/www# nano /etc/nginx/nginx.conf</text:p>
      <text:p text:style-name="Standard">root@AlexanderCoretchi:/var/www# ps xa | grep nginx</text:p>
      <text:p text:style-name="Standard"><text:s text:c="4"/>962 ? <text:s text:c="7"/>Ss <text:s text:c="4"/>0:00 nginx: master process /usr/sbin/nginx -g daemon on; master_process on;</text:p>
      <text:p text:style-name="Standard"><text:s text:c="4"/>963 ? <text:s text:c="7"/>S <text:s text:c="5"/>0:00 nginx: worker process</text:p>
      <text:p text:style-name="Standard"><text:s text:c="4"/>964 ? <text:s text:c="7"/>S <text:s text:c="5"/>0:00 nginx: worker process</text:p>
      <text:p text:style-name="Standard"><text:s text:c="4"/>965 ? <text:s text:c="7"/>S <text:s text:c="5"/>0:00 nginx: worker process</text:p>
      <text:p text:style-name="Standard"><text:s text:c="4"/>966 ? <text:s text:c="7"/>S <text:s text:c="5"/>0:00 nginx: worker process</text:p>
      <text:p text:style-name="Standard"><text:s text:c="3"/>9520 pts/0 <text:s text:c="3"/>S+ <text:s text:c="4"/>0:00 grep --color=auto nginx</text:p>
      <text:p text:style-name="Standard">root@AlexanderCoretchi:/var/www# ps uxa | grep nginx</text:p>
      <text:p text:style-name="Standard">root <text:s text:c="8"/>962 <text:s/>0.0 <text:s/>0.0 <text:s/>55276 <text:s/>1520 ? <text:s text:c="7"/>Ss <text:s text:c="2"/>08:52 <text:s text:c="2"/>0:00 nginx: master process /usr/sbin/nginx -g daemon on; master_process on;</text:p>
      <text:p text:style-name="Standard">www-data <text:s text:c="4"/>963 <text:s/>0.0 <text:s/>0.0 <text:s/>56144 <text:s/>6360 ? <text:s text:c="7"/>S <text:s text:c="3"/>08:52 <text:s text:c="2"/>0:00 nginx: worker process</text:p>
      <text:p text:style-name="Standard">www-data <text:s text:c="4"/>964 <text:s/>0.0 <text:s/>0.0 <text:s/>55880 <text:s/>5392 ? <text:s text:c="7"/>S <text:s text:c="3"/>08:52 <text:s text:c="2"/>0:00 nginx: worker process</text:p>
      <text:p text:style-name="Standard">www-data <text:s text:c="4"/>965 <text:s/>0.0 <text:s/>0.0 <text:s/>55880 <text:s/>5392 ? <text:s text:c="7"/>S <text:s text:c="3"/>08:52 <text:s text:c="2"/>0:00 nginx: worker process</text:p>
      <text:p text:style-name="Standard">www-data <text:s text:c="4"/>966 <text:s/>0.0 <text:s/>0.0 <text:s/>55880 <text:s/>5392 ? <text:s text:c="7"/>S <text:s text:c="3"/>08:52 <text:s text:c="2"/>0:00 nginx: worker process</text:p>
      <text:p text:style-name="Standard">root <text:s text:c="7"/>9522 <text:s/>0.0 <text:s/>0.0 <text:s/>11912 <text:s text:c="2"/>724 pts/0 <text:s text:c="3"/>S+ <text:s text:c="2"/>11:16 <text:s text:c="2"/>0:00 grep --color=auto nginx</text:p>
      <text:p text:style-name="Standard">root@AlexanderCoretchi:/var/www# </text:p>
      <text:p text:style-name="Standard">root@AlexanderCoretchi:/var/www# </text:p>
      <text:p text:style-name="Standard">root@AlexanderCoretchi:/var/www# </text:p>
      <text:p text:style-name="Standard">root@AlexanderCoretchi:/var/www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/www# nano /var/www/test_curl.php</text:p>
      <text:p text:style-name="Standard">root@AlexanderCoretchi:/var/www# </text:p>
      <text:p text:style-name="Standard">root@AlexanderCoretchi:/var/www# </text:p>
      <text:p text:style-name="Standard">root@AlexanderCoretchi:/var/www# curl -s <text:s/>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/www# service nginx stop</text:p>
      <text:p text:style-name="Standard">root@AlexanderCoretchi:/var/www# service nginx stop</text:p>
      <text:p text:style-name="Standard">root@AlexanderCoretchi:/var/www# service nginx status</text:p>
      <text:p text:style-name="Standard">● nginx.service - A high performance web server and a reverse proxy server</text:p>
      <text:p text:style-name="Standard"><text:s text:c="5"/>Loaded: loaded (/lib/systemd/system/nginx.service; enabled; vendor preset: enabled)</text:p>
      <text:p text:style-name="Standard"><text:s text:c="5"/>Active: inactive (dead) since Mon 2022-07-25 11:18:46 EEST; 6s ago</text:p>
      <text:p text:style-name="Standard"><text:s text:c="7"/>Docs: man:nginx(8)</text:p>
      <text:p text:style-name="Standard"><text:s text:c="4"/>Process: 9549 ExecStop=/sbin/start-stop-daemon --quiet --stop --retry QUIT/5 --pidfile /run/ngin&gt;</text:p>
      <text:p text:style-name="Standard"><text:s text:c="3"/>Main PID: 962 (code=exited, status=0/SUCCESS)</text:p>
      <text:p text:style-name="Standard"/>
      <text:p text:style-name="Standard">Jul 25 08:52:42 AlexanderCoretchi systemd[1]: Starting A high performance web server and a reverse p&gt;</text:p>
      <text:p text:style-name="Standard"><text:soft-page-break/>Jul 25 08:52:53 AlexanderCoretchi systemd[1]: Started A high performance web server and a reverse pr&gt;</text:p>
      <text:p text:style-name="Standard">Jul 25 11:18:46 AlexanderCoretchi systemd[1]: Stopping A high performance web server and a reverse p&gt;</text:p>
      <text:p text:style-name="Standard">Jul 25 11:18:46 AlexanderCoretchi systemd[1]: nginx.service: Succeeded.</text:p>
      <text:p text:style-name="Standard">Jul 25 11:18:46 AlexanderCoretchi systemd[1]: Stopped A high performance web server and a reverse pr&gt;</text:p>
      <text:p text:style-name="Standard">root@AlexanderCoretchi:/var/www# </text:p>
      <text:p text:style-name="Standard">root@AlexanderCoretchi:/var/www# </text:p>
      <text:p text:style-name="Standard">root@AlexanderCoretchi:/var/www# service nginx start</text:p>
      <text:p text:style-name="Standard">root@AlexanderCoretchi:/var/www# service nginx status</text:p>
      <text:p text:style-name="Standard">● nginx.service - A high performance web server and a reverse proxy server</text:p>
      <text:p text:style-name="Standard"><text:s text:c="5"/>Loaded: loaded (/lib/systemd/system/nginx.service; enabled; vendor preset: enabled)</text:p>
      <text:p text:style-name="Standard"><text:s text:c="5"/>Active: active (running) since Mon 2022-07-25 11:19:05 EEST; 2s ago</text:p>
      <text:p text:style-name="Standard"><text:s text:c="7"/>Docs: man:nginx(8)</text:p>
      <text:p text:style-name="Standard"><text:s text:c="4"/>Process: 9573 ExecStartPre=/usr/sbin/nginx -t -q -g daemon on; master_process on; (code=exited, &gt;</text:p>
      <text:p text:style-name="Standard"><text:s text:c="4"/>Process: 9574 ExecStart=/usr/sbin/nginx -g daemon on; master_process on; (code=exited, status=0/&gt;</text:p>
      <text:p text:style-name="Standard"><text:s text:c="3"/>Main PID: 9575 (nginx)</text:p>
      <text:p text:style-name="Standard"><text:s text:c="6"/>Tasks: 5 (limit: 9304)</text:p>
      <text:p text:style-name="Standard"><text:s text:c="5"/>Memory: 4.5M</text:p>
      <text:p text:style-name="Standard"><text:s text:c="5"/>CGroup: /system.slice/nginx.service</text:p>
      <text:p text:style-name="Standard"><text:s text:c="13"/>├─9575 nginx: master process /usr/sbin/nginx -g daemon on; master_process on;</text:p>
      <text:p text:style-name="Standard"><text:s text:c="13"/>├─9576 nginx: worker process</text:p>
      <text:p text:style-name="Standard"><text:s text:c="13"/>├─9577 nginx: worker process</text:p>
      <text:p text:style-name="Standard"><text:s text:c="13"/>├─9578 nginx: worker process</text:p>
      <text:p text:style-name="Standard"><text:s text:c="13"/>└─9579 nginx: worker process</text:p>
      <text:p text:style-name="Standard"/>
      <text:p text:style-name="Standard">Jul 25 11:19:05 AlexanderCoretchi systemd[1]: Starting A high performance web server and a reverse p&gt;</text:p>
      <text:p text:style-name="Standard">Jul 25 11:19:05 AlexanderCoretchi systemd[1]: Started A high performance web server and a reverse pr&gt;</text:p>
      <text:p text:style-name="Standard">root@AlexanderCoretchi:/var/www# </text:p>
      <text:p text:style-name="Standard">root@AlexanderCoretchi:/var/www# </text:p>
      <text:p text:style-name="Standard">root@AlexanderCoretchi:/var/www# </text:p>
      <text:p text:style-name="Standard">root@AlexanderCoretchi:/var/www# </text:p>
      <text:p text:style-name="Standard">root@AlexanderCoretchi:/var/www# </text:p>
      <text:p text:style-name="Standard">root@AlexanderCoretchi:/var/www# </text:p>
      <text:p text:style-name="Standard">root@AlexanderCoretchi:/var/www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/www# </text:p>
      <text:p text:style-name="Standard">root@AlexanderCoretchi:/var/www# </text:p>
      <text:p text:style-name="Standard">root@AlexanderCoretchi:/var/www# </text:p>
      <text:p text:style-name="Standard">root@AlexanderCoretchi:/var/www# nano /etc/nginx/conf.d/config-80.conf</text:p>
      <text:p text:style-name="Standard">root@AlexanderCoretchi:/var/www# </text:p>
      <text:p text:style-name="Standard">root@AlexanderCoretchi:/var/www# </text:p>
      <text:p text:style-name="Standard">root@AlexanderCoretchi:/var/www# cd /etc/nginx/conf.d</text:p>
      <text:p text:style-name="Standard">root@AlexanderCoretchi:/etc/nginx/conf.d# ls</text:p>
      <text:p text:style-name="Standard"><text:soft-page-break/>root@AlexanderCoretchi:/etc/nginx/conf.d# cd -</text:p>
      <text:p text:style-name="Standard">/var/www</text:p>
      <text:p text:style-name="Standard">root@AlexanderCoretchi:/var/www# </text:p>
      <text:p text:style-name="Standard">root@AlexanderCoretchi:/var/www# </text:p>
      <text:p text:style-name="Standard">root@AlexanderCoretchi:/var/www# nano /etc/nginx/sites-enabled/default</text:p>
      <text:p text:style-name="Standard">root@AlexanderCoretchi:/var/www# </text:p>
      <text:p text:style-name="Standard">root@AlexanderCoretchi:/var/www# </text:p>
      <text:p text:style-name="Standard">root@AlexanderCoretchi:/var/www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</text:p>
      <text:p text:style-name="Standard">root@AlexanderCoretchi:/var/www# </text:p>
      <text:p text:style-name="Standard">root@AlexanderCoretchi:/var/www# </text:p>
      <text:p text:style-name="Standard">root@AlexanderCoretchi:/var/www# service nginx status</text:p>
      <text:p text:style-name="Standard">● nginx.service - A high performance web server and a reverse proxy server</text:p>
      <text:p text:style-name="Standard"><text:s text:c="5"/>Loaded: loaded (/lib/systemd/system/nginx.service; enabled; vendor preset: enabled)</text:p>
      <text:p text:style-name="Standard"><text:s text:c="5"/>Active: active (running) since Mon 2022-07-25 11:19:05 EEST; 4min 48s ago</text:p>
      <text:p text:style-name="Standard"><text:s text:c="7"/>Docs: man:nginx(8)</text:p>
      <text:p text:style-name="Standard"><text:s text:c="4"/>Process: 9573 ExecStartPre=/usr/sbin/nginx -t -q -g daemon on; master_process on; (code=exited, &gt;</text:p>
      <text:p text:style-name="Standard"><text:s text:c="4"/>Process: 9574 ExecStart=/usr/sbin/nginx -g daemon on; master_process on; (code=exited, status=0/&gt;</text:p>
      <text:p text:style-name="Standard"><text:s text:c="3"/>Main PID: 9575 (nginx)</text:p>
      <text:p text:style-name="Standard"><text:s text:c="6"/>Tasks: 5 (limit: 9304)</text:p>
      <text:p text:style-name="Standard"><text:s text:c="5"/>Memory: 4.5M</text:p>
      <text:p text:style-name="Standard"><text:s text:c="5"/>CGroup: /system.slice/nginx.service</text:p>
      <text:p text:style-name="Standard"><text:s text:c="13"/>├─9575 nginx: master process /usr/sbin/nginx -g daemon on; master_process on;</text:p>
      <text:p text:style-name="Standard"><text:s text:c="13"/>├─9576 nginx: worker process</text:p>
      <text:p text:style-name="Standard"><text:s text:c="13"/>├─9577 nginx: worker process</text:p>
      <text:p text:style-name="Standard"><text:s text:c="13"/>├─9578 nginx: worker process</text:p>
      <text:p text:style-name="Standard"><text:s text:c="13"/>└─9579 nginx: worker process</text:p>
      <text:p text:style-name="Standard"/>
      <text:p text:style-name="Standard">Jul 25 11:19:05 AlexanderCoretchi systemd[1]: Starting A high performance web server and a reverse p&gt;</text:p>
      <text:p text:style-name="Standard">Jul 25 11:19:05 AlexanderCoretchi systemd[1]: Started A high performance web server and a reverse pr&gt;</text:p>
      <text:p text:style-name="Standard"/>
      <text:p text:style-name="Standard">[3]+ <text:s/>Stopped <text:s text:c="16"/>service nginx status</text:p>
      <text:p text:style-name="Standard">root@AlexanderCoretchi:/var/www# service nginx stop</text:p>
      <text:p text:style-name="Standard">root@AlexanderCoretchi:/var/www# </text:p>
      <text:p text:style-name="Standard">root@AlexanderCoretchi:/var/www# </text:p>
      <text:p text:style-name="Standard">root@AlexanderCoretchi:/var/www# service nginx status</text:p>
      <text:p text:style-name="Standard">● nginx.service - A high performance web server and a reverse proxy server</text:p>
      <text:p text:style-name="Standard"><text:s text:c="5"/>Loaded: loaded (/lib/systemd/system/nginx.service; enabled; vendor preset: enabled)</text:p>
      <text:p text:style-name="Standard"><text:s text:c="5"/>Active: inactive (dead) since Mon 2022-07-25 11:24:02 EEST; 3s ago</text:p>
      <text:p text:style-name="Standard"><text:s text:c="7"/>Docs: man:nginx(8)</text:p>
      <text:p text:style-name="Standard"><text:s text:c="4"/>Process: 9573 ExecStartPre=/usr/sbin/nginx -t -q -g daemon on; master_process on; (code=exited, &gt;</text:p>
      <text:p text:style-name="Standard"><text:s text:c="4"/>Process: 9574 ExecStart=/usr/sbin/nginx -g daemon on; master_process on; (code=exited, status=0/&gt;</text:p>
      <text:p text:style-name="Standard"><text:s text:c="4"/>Process: 10458 ExecStop=/sbin/start-stop-daemon --quiet --stop --retry QUIT/5 --pidfile /run/ngi&gt;</text:p>
      <text:p text:style-name="Standard"><text:s text:c="3"/>Main PID: 9575 (code=exited, status=0/SUCCESS)</text:p>
      <text:p text:style-name="Standard"><text:soft-page-break/></text:p>
      <text:p text:style-name="Standard">Jul 25 11:19:05 AlexanderCoretchi systemd[1]: Starting A high performance web server and a reverse p&gt;</text:p>
      <text:p text:style-name="Standard">Jul 25 11:19:05 AlexanderCoretchi systemd[1]: Started A high performance web server and a reverse pr&gt;</text:p>
      <text:p text:style-name="Standard">Jul 25 11:24:01 AlexanderCoretchi systemd[1]: Stopping A high performance web server and a reverse p&gt;</text:p>
      <text:p text:style-name="Standard">Jul 25 11:24:02 AlexanderCoretchi systemd[1]: nginx.service: Succeeded.</text:p>
      <text:p text:style-name="Standard">Jul 25 11:24:02 AlexanderCoretchi systemd[1]: Stopped A high performance web server and a reverse pr&gt;</text:p>
      <text:p text:style-name="Standard"/>
      <text:p text:style-name="Standard">[4]+ <text:s/>Stopped <text:s text:c="16"/>service nginx status</text:p>
      <text:p text:style-name="Standard">root@AlexanderCoretchi:/var/www# </text:p>
      <text:p text:style-name="Standard">root@AlexanderCoretchi:/var/www# </text:p>
      <text:p text:style-name="Standard">root@AlexanderCoretchi:/var/www# service nginx start</text:p>
      <text:p text:style-name="Standard">root@AlexanderCoretchi:/var/www# </text:p>
      <text:p text:style-name="Standard">root@AlexanderCoretchi:/var/www# </text:p>
      <text:p text:style-name="Standard">root@AlexanderCoretchi:/var/www# service nginx status</text:p>
      <text:p text:style-name="Standard">● nginx.service - A high performance web server and a reverse proxy server</text:p>
      <text:p text:style-name="Standard"><text:s text:c="5"/>Loaded: loaded (/lib/systemd/system/nginx.service; enabled; vendor preset: enabled)</text:p>
      <text:p text:style-name="Standard"><text:s text:c="5"/>Active: active (running) since Mon 2022-07-25 11:24:13 EEST; 2s ago</text:p>
      <text:p text:style-name="Standard"><text:s text:c="7"/>Docs: man:nginx(8)</text:p>
      <text:p text:style-name="Standard"><text:s text:c="4"/>Process: 10473 ExecStartPre=/usr/sbin/nginx -t -q -g daemon on; master_process on; (code=exited,&gt;</text:p>
      <text:p text:style-name="Standard"><text:s text:c="4"/>Process: 10474 ExecStart=/usr/sbin/nginx -g daemon on; master_process on; (code=exited, status=0&gt;</text:p>
      <text:p text:style-name="Standard"><text:s text:c="3"/>Main PID: 10475 (nginx)</text:p>
      <text:p text:style-name="Standard"><text:s text:c="6"/>Tasks: 5 (limit: 9304)</text:p>
      <text:p text:style-name="Standard"><text:s text:c="5"/>Memory: 4.6M</text:p>
      <text:p text:style-name="Standard"><text:s text:c="5"/>CGroup: /system.slice/nginx.service</text:p>
      <text:p text:style-name="Standard"><text:s text:c="13"/>├─10475 nginx: master process /usr/sbin/nginx -g daemon on; master_process on;</text:p>
      <text:p text:style-name="Standard"><text:s text:c="13"/>├─10476 nginx: worker process</text:p>
      <text:p text:style-name="Standard"><text:s text:c="13"/>├─10477 nginx: worker process</text:p>
      <text:p text:style-name="Standard"><text:s text:c="13"/>├─10478 nginx: worker process</text:p>
      <text:p text:style-name="Standard"><text:s text:c="13"/>└─10479 nginx: worker process</text:p>
      <text:p text:style-name="Standard"/>
      <text:p text:style-name="Standard">Jul 25 11:24:13 AlexanderCoretchi systemd[1]: Starting A high performance web server and a reverse p&gt;</text:p>
      <text:p text:style-name="Standard">Jul 25 11:24:13 AlexanderCoretchi systemd[1]: Started A high performance web server and a reverse pr&gt;</text:p>
      <text:p text:style-name="Standard"/>
      <text:p text:style-name="Standard">[5]+ <text:s/>Stopped <text:s text:c="16"/>service nginx status</text:p>
      <text:p text:style-name="Standard">root@AlexanderCoretchi:/var/www# service nginx status</text:p>
      <text:p text:style-name="Standard">● nginx.service - A high performance web server and a reverse proxy server</text:p>
      <text:p text:style-name="Standard"><text:s text:c="5"/>Loaded: loaded (/lib/systemd/system/nginx.service; enabled; vendor preset: enabled)</text:p>
      <text:p text:style-name="Standard"><text:s text:c="5"/>Active: active (running) since Mon 2022-07-25 11:24:13 EEST; 4s ago</text:p>
      <text:p text:style-name="Standard"><text:s text:c="7"/>Docs: man:nginx(8)</text:p>
      <text:p text:style-name="Standard"><text:s text:c="4"/>Process: 10473 ExecStartPre=/usr/sbin/nginx -t -q -g daemon on; master_process on; (code=exited,&gt;</text:p>
      <text:p text:style-name="Standard"><text:s text:c="4"/>Process: 10474 ExecStart=/usr/sbin/nginx -g daemon on; master_process on; (code=exited, status=0&gt;</text:p>
      <text:p text:style-name="Standard"><text:soft-page-break/><text:s text:c="3"/>Main PID: 10475 (nginx)</text:p>
      <text:p text:style-name="Standard"><text:s text:c="6"/>Tasks: 5 (limit: 9304)</text:p>
      <text:p text:style-name="Standard"><text:s text:c="5"/>Memory: 4.6M</text:p>
      <text:p text:style-name="Standard"><text:s text:c="5"/>CGroup: /system.slice/nginx.service</text:p>
      <text:p text:style-name="Standard"><text:s text:c="13"/>├─10475 nginx: master process /usr/sbin/nginx -g daemon on; master_process on;</text:p>
      <text:p text:style-name="Standard"><text:s text:c="13"/>├─10476 nginx: worker process</text:p>
      <text:p text:style-name="Standard"><text:s text:c="13"/>├─10477 nginx: worker process</text:p>
      <text:p text:style-name="Standard"><text:s text:c="13"/>├─10478 nginx: worker process</text:p>
      <text:p text:style-name="Standard"><text:s text:c="13"/>└─10479 nginx: worker process</text:p>
      <text:p text:style-name="Standard"/>
      <text:p text:style-name="Standard">Jul 25 11:24:13 AlexanderCoretchi systemd[1]: Starting A high performance web server and a reverse p&gt;</text:p>
      <text:p text:style-name="Standard">Jul 25 11:24:13 AlexanderCoretchi systemd[1]: Started A high performance web server and a reverse pr&gt;</text:p>
      <text:p text:style-name="Standard"/>
      <text:p text:style-name="Standard">[6]+ <text:s/>Stopped <text:s text:c="16"/>service nginx status</text:p>
      <text:p text:style-name="Standard">root@AlexanderCoretchi:/var/www# </text:p>
      <text:p text:style-name="Standard">root@AlexanderCoretchi:/var/www# </text:p>
      <text:p text:style-name="Standard">root@AlexanderCoretchi:/var/www# </text:p>
      <text:p text:style-name="Standard">root@AlexanderCoretchi:/var/www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/www# </text:p>
      <text:p text:style-name="Standard">root@AlexanderCoretchi:/var/www# </text:p>
      <text:p text:style-name="Standard">root@AlexanderCoretchi:/var/www# cd /etc/nginx/conf.d</text:p>
      <text:p text:style-name="Standard">root@AlexanderCoretchi:/etc/nginx/conf.d# ls</text:p>
      <text:p text:style-name="Standard">root@AlexanderCoretchi:/etc/nginx/conf.d# cd -</text:p>
      <text:p text:style-name="Standard">/var/www</text:p>
      <text:p text:style-name="Standard">root@AlexanderCoretchi:/var/www# </text:p>
      <text:p text:style-name="Standard">root@AlexanderCoretchi:/var/www# nano /etc/nginx/nginx.conf</text:p>
      <text:p text:style-name="Standard">root@AlexanderCoretchi:/var/www# tail /vat/log/nginx/error.log</text:p>
      <text:p text:style-name="Standard">tail: cannot open '/vat/log/nginx/error.log' for reading: No such file or directory</text:p>
      <text:p text:style-name="Standard">root@AlexanderCoretchi:/var/www# nano /etc/php/7.4/fpm/php-fpm.conf</text:p>
      <text:p text:style-name="Standard">root@AlexanderCoretchi:/var/www# </text:p>
      <text:p text:style-name="Standard">root@AlexanderCoretchi:/var/www# </text:p>
      <text:p text:style-name="Standard">root@AlexanderCoretchi:/var/www# php-fpm7.4 -m</text:p>
      <text:p text:style-name="Standard">[25-Jul-2022 11:28:35] NOTICE: PHP message: PHP Warning: <text:s/>Module 'mcrypt' already loaded in Unknown on line 0</text:p>
      <text:p text:style-name="Standard">[25-Jul-2022 11:28:35] NOTICE: PHP message: PHP Warning: <text:s/>Module 'mcrypt' already loaded in Unknown on line 0</text:p>
      <text:p text:style-name="Standard">[25-Jul-2022 11:28:35] NOTICE: PHP message: PHP Warning: <text:s/>Module 'oci8' already loaded in Unknown on line 0</text:p>
      <text:p text:style-name="Standard">[25-Jul-2022 11:28:35] NOTICE: PHP message: PHP Warning: <text:s/>Module 'wddx' already loaded in Unknown on line 0</text:p>
      <text:p text:style-name="Standard">[PHP Modules]</text:p>
      <text:p text:style-name="Standard">apcu</text:p>
      <text:p text:style-name="Standard">ast</text:p>
      <text:p text:style-name="Standard">bcmath</text:p>
      <text:p text:style-name="Standard"><text:soft-page-break/>bz2</text:p>
      <text:p text:style-name="Standard">calendar</text:p>
      <text:p text:style-name="Standard">cgi-fcgi</text:p>
      <text:p text:style-name="Standard">Core</text:p>
      <text:p text:style-name="Standard">ctype</text:p>
      <text:p text:style-name="Standard">curl</text:p>
      <text:p text:style-name="Standard">date</text:p>
      <text:p text:style-name="Standard">dom</text:p>
      <text:p text:style-name="Standard">exif</text:p>
      <text:p text:style-name="Standard">FFI</text:p>
      <text:p text:style-name="Standard">fileinfo</text:p>
      <text:p text:style-name="Standard">filter</text:p>
      <text:p text:style-name="Standard">ftp</text:p>
      <text:p text:style-name="Standard">gd</text:p>
      <text:p text:style-name="Standard">geoip</text:p>
      <text:p text:style-name="Standard">gettext</text:p>
      <text:p text:style-name="Standard">gmp</text:p>
      <text:p text:style-name="Standard">hash</text:p>
      <text:p text:style-name="Standard">iconv</text:p>
      <text:p text:style-name="Standard">igbinary</text:p>
      <text:p text:style-name="Standard">intl</text:p>
      <text:p text:style-name="Standard">json</text:p>
      <text:p text:style-name="Standard">ldap</text:p>
      <text:p text:style-name="Standard">libxml</text:p>
      <text:p text:style-name="Standard">mbstring</text:p>
      <text:p text:style-name="Standard">mcrypt</text:p>
      <text:p text:style-name="Standard">memcache</text:p>
      <text:p text:style-name="Standard">memcached</text:p>
      <text:p text:style-name="Standard">msgpack</text:p>
      <text:p text:style-name="Standard">mysqli</text:p>
      <text:p text:style-name="Standard">mysqlnd</text:p>
      <text:p text:style-name="Standard">oci8</text:p>
      <text:p text:style-name="Standard">odbc</text:p>
      <text:p text:style-name="Standard">openssl</text:p>
      <text:p text:style-name="Standard">pcre</text:p>
      <text:p text:style-name="Standard">PDO</text:p>
      <text:p text:style-name="Standard">pdo_mysql</text:p>
      <text:p text:style-name="Standard">PDO_ODBC</text:p>
      <text:p text:style-name="Standard">pdo_pgsql</text:p>
      <text:p text:style-name="Standard">pdo_sqlite</text:p>
      <text:p text:style-name="Standard">pgsql</text:p>
      <text:p text:style-name="Standard">Phar</text:p>
      <text:p text:style-name="Standard">posix</text:p>
      <text:p text:style-name="Standard">pspell</text:p>
      <text:p text:style-name="Standard">readline</text:p>
      <text:p text:style-name="Standard">redis</text:p>
      <text:p text:style-name="Standard">Reflection</text:p>
      <text:p text:style-name="Standard">rrd</text:p>
      <text:p text:style-name="Standard">session</text:p>
      <text:p text:style-name="Standard"><text:soft-page-break/>shmop</text:p>
      <text:p text:style-name="Standard">SimpleXML</text:p>
      <text:p text:style-name="Standard">soap</text:p>
      <text:p text:style-name="Standard">sockets</text:p>
      <text:p text:style-name="Standard">sodium</text:p>
      <text:p text:style-name="Standard">SPL</text:p>
      <text:p text:style-name="Standard">sqlite3</text:p>
      <text:p text:style-name="Standard">ssh2</text:p>
      <text:p text:style-name="Standard">standard</text:p>
      <text:p text:style-name="Standard">sysvmsg</text:p>
      <text:p text:style-name="Standard">sysvsem</text:p>
      <text:p text:style-name="Standard">sysvshm</text:p>
      <text:p text:style-name="Standard">tokenizer</text:p>
      <text:p text:style-name="Standard">wddx</text:p>
      <text:p text:style-name="Standard">xdebug</text:p>
      <text:p text:style-name="Standard">xml</text:p>
      <text:p text:style-name="Standard">xmlreader</text:p>
      <text:p text:style-name="Standard">xmlrpc</text:p>
      <text:p text:style-name="Standard">xmlwriter</text:p>
      <text:p text:style-name="Standard">xsl</text:p>
      <text:p text:style-name="Standard">Zend OPcache</text:p>
      <text:p text:style-name="Standard">zip</text:p>
      <text:p text:style-name="Standard">zlib</text:p>
      <text:p text:style-name="Standard"/>
      <text:p text:style-name="Standard">[Zend Modules]</text:p>
      <text:p text:style-name="Standard">Xdebug</text:p>
      <text:p text:style-name="Standard">Zend OPcache</text:p>
      <text:p text:style-name="Standard"/>
      <text:p text:style-name="Standard">root@AlexanderCoretchi:/var/www# ps aux | grep php</text:p>
      <text:p text:style-name="Standard">root <text:s text:c="8"/>808 <text:s/>0.0 <text:s/>0.4 284000 38536 ? <text:s text:c="7"/>Ss <text:s text:c="2"/>08:52 <text:s text:c="2"/>0:00 php-fpm: master process (/etc/php/7.4/fpm/php-fpm.conf)</text:p>
      <text:p text:style-name="Standard">www-data <text:s text:c="3"/>1190 <text:s/>0.0 <text:s/>0.2 284404 19276 ? <text:s text:c="7"/>S <text:s text:c="3"/>08:53 <text:s text:c="2"/>0:00 php-fpm: pool www</text:p>
      <text:p text:style-name="Standard">www-data <text:s text:c="3"/>1191 <text:s/>0.0 <text:s/>0.2 284404 19420 ? <text:s text:c="7"/>S <text:s text:c="3"/>08:53 <text:s text:c="2"/>0:00 php-fpm: pool www</text:p>
      <text:p text:style-name="Standard">root <text:s text:c="7"/>4219 <text:s/>0.0 <text:s/>0.0 <text:s/>14784 <text:s/>4168 pts/0 <text:s text:c="3"/>T <text:s text:c="3"/>09:00 <text:s text:c="2"/>0:00 systemctl status php7.4-fpm</text:p>
      <text:p text:style-name="Standard">root <text:s text:c="6"/>10611 <text:s/>0.0 <text:s/>0.0 <text:s/>11912 <text:s text:c="2"/>716 pts/0 <text:s text:c="3"/>S+ <text:s text:c="2"/>11:29 <text:s text:c="2"/>0:00 grep --color=auto php</text:p>
      <text:p text:style-name="Standard">root@AlexanderCoretchi:/var/www# </text:p>
      <text:p text:style-name="Standard">root@AlexanderCoretchi:/var/www# </text:p>
      <text:p text:style-name="Standard">root@AlexanderCoretchi:/var/www# grep -v ";" /etc/php/7.4/fpm/php-fpm.conf</text:p>
      <text:p text:style-name="Standard"/>
      <text:p text:style-name="Standard"/>
      <text:p text:style-name="Standard"/>
      <text:p text:style-name="Standard">[global]</text:p>
      <text:p text:style-name="Standard">pid = /run/php/php7.4-fpm.pid</text:p>
      <text:p text:style-name="Standard"/>
      <text:p text:style-name="Standard">error_log = /var/log/php7.4-fpm.log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clude=/etc/php/7.4/fpm/pool.d/*.conf</text:p>
      <text:p text:style-name="Standard">root@AlexanderCoretchi:/var/www# cat /etc/php/7.4/fpm/php-fpm.conf</text:p>
      <text:p text:style-name="Standard">;;;;;;;;;;;;;;;;;;;;;</text:p>
      <text:p text:style-name="Standard">; FPM Configuration ;</text:p>
      <text:p text:style-name="Standard">;;;;;;;;;;;;;;;;;;;;;</text:p>
      <text:p text:style-name="Standard"/>
      <text:p text:style-name="Standard">; All relative paths in this configuration file are relative to PHP's install</text:p>
      <text:p text:style-name="Standard">; prefix (/usr). This prefix can be dynamically changed by using the</text:p>
      <text:p text:style-name="Standard">; '-p' argument from the command line.</text:p>
      <text:p text:style-name="Standard"/>
      <text:p text:style-name="Standard">;;;;;;;;;;;;;;;;;;</text:p>
      <text:p text:style-name="Standard">; Global Options ;</text:p>
      <text:p text:style-name="Standard">;;;;;;;;;;;;;;;;;;</text:p>
      <text:p text:style-name="Standard"/>
      <text:p text:style-name="Standard">[global]</text:p>
      <text:p text:style-name="Standard">; Pid file</text:p>
      <text:p text:style-name="Standard">; Note: the default prefix is /var</text:p>
      <text:p text:style-name="Standard">; Default Value: none</text:p>
      <text:p text:style-name="Standard">; Warning: if you change the value here, you need to modify systemd</text:p>
      <text:p text:style-name="Standard">; service PIDFile= setting to match the value here.</text:p>
      <text:p text:style-name="Standard">pid = /run/php/php7.4-fpm.pid</text:p>
      <text:p text:style-name="Standard"/>
      <text:p text:style-name="Standard">; Error log file</text:p>
      <text:p text:style-name="Standard">; If it's set to "syslog", log is sent to syslogd instead of being written</text:p>
      <text:p text:style-name="Standard">; into a local file.</text:p>
      <text:p text:style-name="Standard">; Note: the default prefix is /var</text:p>
      <text:p text:style-name="Standard">; Default Value: log/php-fpm.log</text:p>
      <text:p text:style-name="Standard">error_log = /var/log/php7.4-fpm.log</text:p>
      <text:p text:style-name="Standard"/>
      <text:p text:style-name="Standard">; syslog_facility is used to specify what type of program is logging the</text:p>
      <text:p text:style-name="Standard">; message. This lets syslogd specify that messages from different facilities</text:p>
      <text:p text:style-name="Standard">; will be handled differently.</text:p>
      <text:p text:style-name="Standard">; See syslog(3) for possible values (ex daemon equiv LOG_DAEMON)</text:p>
      <text:p text:style-name="Standard">; Default Value: daemon</text:p>
      <text:p text:style-name="Standard">;syslog.facility = daemon</text:p>
      <text:p text:style-name="Standard"><text:soft-page-break/></text:p>
      <text:p text:style-name="Standard">; syslog_ident is prepended to every message. If you have multiple FPM</text:p>
      <text:p text:style-name="Standard">; instances running on the same server, you can change the default value</text:p>
      <text:p text:style-name="Standard">; which must suit common needs.</text:p>
      <text:p text:style-name="Standard">; Default Value: php-fpm</text:p>
      <text:p text:style-name="Standard">;syslog.ident = php-fpm</text:p>
      <text:p text:style-name="Standard"/>
      <text:p text:style-name="Standard">; Log level</text:p>
      <text:p text:style-name="Standard">; Possible Values: alert, error, warning, notice, debug</text:p>
      <text:p text:style-name="Standard">; Default Value: notice</text:p>
      <text:p text:style-name="Standard">;log_level = notice</text:p>
      <text:p text:style-name="Standard"/>
      <text:p text:style-name="Standard">; Log limit on number of characters in the single line (log entry). If the</text:p>
      <text:p text:style-name="Standard">; line is over the limit, it is wrapped on multiple lines. The limit is for</text:p>
      <text:p text:style-name="Standard">; all logged characters including message prefix and suffix if present. However</text:p>
      <text:p text:style-name="Standard">; the new line character does not count into it as it is present only when</text:p>
      <text:p text:style-name="Standard">; logging to a file descriptor. It means the new line character is not present</text:p>
      <text:p text:style-name="Standard">; when logging to syslog.</text:p>
      <text:p text:style-name="Standard">; Default Value: 1024</text:p>
      <text:p text:style-name="Standard">;log_limit = 4096</text:p>
      <text:p text:style-name="Standard"/>
      <text:p text:style-name="Standard">; Log buffering specifies if the log line is buffered which means that the</text:p>
      <text:p text:style-name="Standard">; line is written in a single write operation. If the value is false, then the</text:p>
      <text:p text:style-name="Standard">; data is written directly into the file descriptor. It is an experimental</text:p>
      <text:p text:style-name="Standard">; option that can potentionaly improve logging performance and memory usage</text:p>
      <text:p text:style-name="Standard">; for some heavy logging scenarios. This option is ignored if logging to syslog</text:p>
      <text:p text:style-name="Standard">; as it has to be always buffered.</text:p>
      <text:p text:style-name="Standard">; Default value: yes</text:p>
      <text:p text:style-name="Standard">;log_buffering = no</text:p>
      <text:p text:style-name="Standard"/>
      <text:p text:style-name="Standard">; If this number of child processes exit with SIGSEGV or SIGBUS within the time</text:p>
      <text:p text:style-name="Standard">; interval set by emergency_restart_interval then FPM will restart. A value</text:p>
      <text:p text:style-name="Standard">; of '0' means 'Off'.</text:p>
      <text:p text:style-name="Standard">; Default Value: 0</text:p>
      <text:p text:style-name="Standard">;emergency_restart_threshold = 0</text:p>
      <text:p text:style-name="Standard"/>
      <text:p text:style-name="Standard">; Interval of time used by emergency_restart_interval to determine when</text:p>
      <text:p text:style-name="Standard">; a graceful restart will be initiated. <text:s/>This can be useful to work around</text:p>
      <text:p text:style-name="Standard">; accidental corruptions in an accelerator's shared memory.</text:p>
      <text:p text:style-name="Standard">; Available Units: s(econds), m(inutes), h(ours), or d(ays)</text:p>
      <text:p text:style-name="Standard">; Default Unit: seconds</text:p>
      <text:p text:style-name="Standard">; Default Value: 0</text:p>
      <text:p text:style-name="Standard">;emergency_restart_interval = 0</text:p>
      <text:p text:style-name="Standard"/>
      <text:p text:style-name="Standard">; Time limit for child processes to wait for a reaction on signals from master.</text:p>
      <text:p text:style-name="Standard">; Available units: s(econds), m(inutes), h(ours), or d(ays)</text:p>
      <text:p text:style-name="Standard">; Default Unit: seconds</text:p>
      <text:p text:style-name="Standard">; Default Value: 0</text:p>
      <text:p text:style-name="Standard">;process_control_timeout = 0</text:p>
      <text:p text:style-name="Standard"><text:soft-page-break/></text:p>
      <text:p text:style-name="Standard">; The maximum number of processes FPM will fork. This has been designed to control</text:p>
      <text:p text:style-name="Standard">; the global number of processes when using dynamic PM within a lot of pools.</text:p>
      <text:p text:style-name="Standard">; Use it with caution.</text:p>
      <text:p text:style-name="Standard">; Note: A value of 0 indicates no limit</text:p>
      <text:p text:style-name="Standard">; Default Value: 0</text:p>
      <text:p text:style-name="Standard">; process.max = 128</text:p>
      <text:p text:style-name="Standard"/>
      <text:p text:style-name="Standard">; Specify the nice(2) priority to apply to the master process (only if set)</text:p>
      <text:p text:style-name="Standard">; The value can vary from -19 (highest priority) to 20 (lowest priority)</text:p>
      <text:p text:style-name="Standard">; Note: - It will only work if the FPM master process is launched as root</text:p>
      <text:p text:style-name="Standard">; <text:s text:c="6"/>- The pool process will inherit the master process priority</text:p>
      <text:p text:style-name="Standard">; <text:s text:c="8"/>unless specified otherwise</text:p>
      <text:p text:style-name="Standard">; Default Value: no set</text:p>
      <text:p text:style-name="Standard">; process.priority = -19</text:p>
      <text:p text:style-name="Standard"/>
      <text:p text:style-name="Standard">; Send FPM to background. Set to 'no' to keep FPM in foreground for debugging.</text:p>
      <text:p text:style-name="Standard">; Default Value: yes</text:p>
      <text:p text:style-name="Standard">;daemonize = yes</text:p>
      <text:p text:style-name="Standard"/>
      <text:p text:style-name="Standard">; Set open file descriptor rlimit for the master process.</text:p>
      <text:p text:style-name="Standard">; Default Value: system defined value</text:p>
      <text:p text:style-name="Standard">;rlimit_files = 1024</text:p>
      <text:p text:style-name="Standard"/>
      <text:p text:style-name="Standard">; Set max core size rlimit for the master process.</text:p>
      <text:p text:style-name="Standard">; Possible Values: 'unlimited' or an integer greater or equal to 0</text:p>
      <text:p text:style-name="Standard">; Default Value: system defined value</text:p>
      <text:p text:style-name="Standard">;rlimit_core = 0</text:p>
      <text:p text:style-name="Standard"/>
      <text:p text:style-name="Standard">; Specify the event mechanism FPM will use. The following is available:</text:p>
      <text:p text:style-name="Standard">; - select <text:s text:c="4"/>(any POSIX os)</text:p>
      <text:p text:style-name="Standard">; - poll <text:s text:c="6"/>(any POSIX os)</text:p>
      <text:p text:style-name="Standard">; - epoll <text:s text:c="5"/>(linux &gt;= 2.5.44)</text:p>
      <text:p text:style-name="Standard">; - kqueue <text:s text:c="4"/>(FreeBSD &gt;= 4.1, OpenBSD &gt;= 2.9, NetBSD &gt;= 2.0)</text:p>
      <text:p text:style-name="Standard">; - /dev/poll <text:s/>(Solaris &gt;= 7)</text:p>
      <text:p text:style-name="Standard">; - port <text:s text:c="6"/>(Solaris &gt;= 10)</text:p>
      <text:p text:style-name="Standard">; Default Value: not set (auto detection)</text:p>
      <text:p text:style-name="Standard">;events.mechanism = epoll</text:p>
      <text:p text:style-name="Standard"/>
      <text:p text:style-name="Standard">; When FPM is built with systemd integration, specify the interval,</text:p>
      <text:p text:style-name="Standard">; in seconds, between health report notification to systemd.</text:p>
      <text:p text:style-name="Standard">; Set to 0 to disable.</text:p>
      <text:p text:style-name="Standard">; Available Units: s(econds), m(inutes), h(ours)</text:p>
      <text:p text:style-name="Standard">; Default Unit: seconds</text:p>
      <text:p text:style-name="Standard">; Default value: 10</text:p>
      <text:p text:style-name="Standard">;systemd_interval = 10</text:p>
      <text:p text:style-name="Standard"/>
      <text:p text:style-name="Standard">;;;;;;;;;;;;;;;;;;;;</text:p>
      <text:p text:style-name="Standard">; Pool Definitions ;</text:p>
      <text:p text:style-name="Standard"><text:soft-page-break/>;;;;;;;;;;;;;;;;;;;;</text:p>
      <text:p text:style-name="Standard"/>
      <text:p text:style-name="Standard">; Multiple pools of child processes may be started with different listening</text:p>
      <text:p text:style-name="Standard">; ports and different management options. <text:s/>The name of the pool will be</text:p>
      <text:p text:style-name="Standard">; used in logs and stats. There is no limitation on the number of pools which</text:p>
      <text:p text:style-name="Standard">; FPM can handle. Your system will tell you anyway :)</text:p>
      <text:p text:style-name="Standard"/>
      <text:p text:style-name="Standard">; Include one or more files. If glob(3) exists, it is used to include a bunch of</text:p>
      <text:p text:style-name="Standard">; files from a glob(3) pattern. This directive can be used everywhere in the</text:p>
      <text:p text:style-name="Standard">; file.</text:p>
      <text:p text:style-name="Standard">; Relative path can also be used. They will be prefixed by:</text:p>
      <text:p text:style-name="Standard">; <text:s/>- the global prefix if it's been set (-p argument)</text:p>
      <text:p text:style-name="Standard">; <text:s/>- /usr otherwise</text:p>
      <text:p text:style-name="Standard">include=/etc/php/7.4/fpm/pool.d/*.conf</text:p>
      <text:p text:style-name="Standard">root@AlexanderCoretchi:/var/www# </text:p>
      <text:p text:style-name="Standard">root@AlexanderCoretchi:/var/www# </text:p>
      <text:p text:style-name="Standard">root@AlexanderCoretchi:/var/www# </text:p>
      <text:p text:style-name="Standard">root@AlexanderCoretchi:/var/www# nano /etc/nginx/sites-enabled/default</text:p>
      <text:p text:style-name="Standard">root@AlexanderCoretchi:/var/www# service nginx restart</text:p>
      <text:p text:style-name="Standard">root@AlexanderCoretchi:/var/www# service nginx status</text:p>
      <text:p text:style-name="Standard">● nginx.service - A high performance web server and a reverse proxy server</text:p>
      <text:p text:style-name="Standard"><text:s text:c="5"/>Loaded: loaded (/lib/systemd/system/nginx.service; enabled; vendor preset: enabled)</text:p>
      <text:p text:style-name="Standard"><text:s text:c="5"/>Active: active (running) since Mon 2022-07-25 11:34:31 EEST; 7s ago</text:p>
      <text:p text:style-name="Standard"><text:s text:c="7"/>Docs: man:nginx(8)</text:p>
      <text:p text:style-name="Standard"><text:s text:c="4"/>Process: 10710 ExecStartPre=/usr/sbin/nginx -t -q -g daemon on; master_process on; (code=exited,&gt;</text:p>
      <text:p text:style-name="Standard"><text:s text:c="4"/>Process: 10711 ExecStart=/usr/sbin/nginx -g daemon on; master_process on; (code=exited, status=0&gt;</text:p>
      <text:p text:style-name="Standard"><text:s text:c="3"/>Main PID: 10712 (nginx)</text:p>
      <text:p text:style-name="Standard"><text:s text:c="6"/>Tasks: 5 (limit: 9304)</text:p>
      <text:p text:style-name="Standard"><text:s text:c="5"/>Memory: 4.6M</text:p>
      <text:p text:style-name="Standard"><text:s text:c="5"/>CGroup: /system.slice/nginx.service</text:p>
      <text:p text:style-name="Standard"><text:s text:c="13"/>├─10712 nginx: master process /usr/sbin/nginx -g daemon on; master_process on;</text:p>
      <text:p text:style-name="Standard"><text:s text:c="13"/>├─10713 nginx: worker process</text:p>
      <text:p text:style-name="Standard"><text:s text:c="13"/>├─10714 nginx: worker process</text:p>
      <text:p text:style-name="Standard"><text:s text:c="13"/>├─10715 nginx: worker process</text:p>
      <text:p text:style-name="Standard"><text:s text:c="13"/>└─10716 nginx: worker process</text:p>
      <text:p text:style-name="Standard"/>
      <text:p text:style-name="Standard">Jul 25 11:34:31 AlexanderCoretchi systemd[1]: Starting A high performance web server and a reverse p&gt;</text:p>
      <text:p text:style-name="Standard">Jul 25 11:34:31 AlexanderCoretchi systemd[1]: Started A high performance web server and a reverse pr&gt;</text:p>
      <text:p text:style-name="Standard"/>
      <text:p text:style-name="Standard">[7]+ <text:s/>Stopped <text:s text:c="16"/>service nginx status</text:p>
      <text:p text:style-name="Standard">root@AlexanderCoretchi:/var/www# </text:p>
      <text:p text:style-name="Standard">root@AlexanderCoretchi:/var/www# </text:p>
      <text:p text:style-name="Standard">root@AlexanderCoretchi:/var/www# curl "http://127.0.0.1:80/test_curl.php"</text:p>
      <text:p text:style-name="Standard">curl: (7) Failed to connect to 127.0.0.1 port 80: Connection refused</text:p>
      <text:p text:style-name="Standard">root@AlexanderCoretchi:/var/www# nano /etc/nginx/sites-enabled/default</text:p>
      <text:p text:style-name="Standard">root@AlexanderCoretchi:/var/www# curl "http://127.0.0.1:8080/test_curl.php"</text:p>
      <text:p text:style-name="Standard"><text:soft-page-break/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/www# cat test_curl.php</text:p>
      <text:p text:style-name="Standard">&lt;?php</text:p>
      <text:p text:style-name="Standard">$ch = curl_init();</text:p>
      <text:p text:style-name="Standard">var_dump($ch);</text:p>
      <text:p text:style-name="Standard">?&gt;</text:p>
      <text:p text:style-name="Standard">root@AlexanderCoretchi:/var/www# ls</text:p>
      <text:p text:style-name="Standard">html <text:s/>test_curl.php</text:p>
      <text:p text:style-name="Standard">root@AlexanderCoretchi:/var/www# ls html/ </text:p>
      <text:p text:style-name="Standard">index.html <text:s/>index.nginx-debian.html</text:p>
      <text:p text:style-name="Standard">root@AlexanderCoretchi:/var/www# curl html://127.0.0.1:8080/var/www/html/index.html</text:p>
      <text:p text:style-name="Standard">curl: (1) Protocol "html" not supported or disabled in libcurl</text:p>
      <text:p text:style-name="Standard">root@AlexanderCoretchi:/var/www# apt-get install libcurl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E: Unable to locate package libcurl</text:p>
      <text:p text:style-name="Standard">root@AlexanderCoretchi:/var/www# </text:p>
      <text:p text:style-name="Standard">root@AlexanderCoretchi:/var/www# </text:p>
      <text:p text:style-name="Standard">root@AlexanderCoretchi:/var/www# ls</text:p>
      <text:p text:style-name="Standard">html <text:s/>test_curl.php</text:p>
      <text:p text:style-name="Standard">root@AlexanderCoretchi:/var/www# curl -s 'html://127.0.0.1:8080/var/www/html/index.html'</text:p>
      <text:p text:style-name="Standard">root@AlexanderCoretchi:/var/www# curl <text:s/>'html://127.0.0.1:8080/var/www/html/index.html'</text:p>
      <text:p text:style-name="Standard">curl: (1) Protocol "html" not supported or disabled in libcurl</text:p>
      <text:p text:style-name="Standard">root@AlexanderCoretchi:/var/www# curl -XPUT 'html://127.0.0.1:8080/var/www/html/index.html'</text:p>
      <text:p text:style-name="Standard">curl: (1) Protocol "html" not supported or disabled in libcurl</text:p>
      <text:p text:style-name="Standard">root@AlexanderCoretchi:/var/www# curl -XPUT "html://127.0.0.1:8080/var/www/html/index.html"</text:p>
      <text:p text:style-name="Standard">curl: (1) Protocol "html" not supported or disabled in libcurl</text:p>
      <text:p text:style-name="Standard">root@AlexanderCoretchi:/var/www# nano /etc/nginx/sites-enabled/default</text:p>
      <text:p text:style-name="Standard">root@AlexanderCoretchi:/var/www# </text:p>
      <text:p text:style-name="Standard">root@AlexanderCoretchi:/var/www# </text:p>
      <text:p text:style-name="Standard">root@AlexanderCoretchi:/var/www# curl <text:s/>'html://127.0.0.1:80/var/www/html/index.html'</text:p>
      <text:p text:style-name="Standard">curl: (1) Protocol "html" not supported or disabled in libcurl</text:p>
      <text:p text:style-name="Standard">root@AlexanderCoretchi:/var/www# </text:p>
      <text:p text:style-name="Standard">root@AlexanderCoretchi:/var/www# </text:p>
      <text:p text:style-name="Standard">root@AlexanderCoretchi:/var/www# </text:p>
      <text:p text:style-name="Standard">root@AlexanderCoretchi:/var/www# nano /etc/nginx/sites-enabled/default</text:p>
      <text:p text:style-name="Standard">root@AlexanderCoretchi:/var/www# nano /etc/nginx/nginx.conf</text:p>
      <text:p text:style-name="Standard">root@AlexanderCoretchi:/var/www# </text:p>
      <text:p text:style-name="Standard">root@AlexanderCoretchi:/var/www# </text:p>
      <text:p text:style-name="Standard">root@AlexanderCoretchi:/var/www# </text:p>
      <text:p text:style-name="Standard">root@AlexanderCoretchi:/var/www# curl -XPUT 'html://127.0.0.1:8080/var/www/html/index.html'</text:p>
      <text:p text:style-name="Standard">curl: (1) Protocol "html" not supported or disabled in libcurl</text:p>
      <text:p text:style-name="Standard">root@AlexanderCoretchi:/var/www# </text:p>
      <text:p text:style-name="Standard">root@AlexanderCoretchi:/var/www# </text:p>
      <text:p text:style-name="Standard">root@AlexanderCoretchi:/var/www# ps aux | grep nginx</text:p>
      <text:p text:style-name="Standard">root <text:s text:c="6"/>10444 <text:s/>0.0 <text:s/>0.0 <text:s/>14784 <text:s/>4144 pts/0 <text:s text:c="3"/>T <text:s text:c="3"/>11:23 <text:s text:c="2"/>0:00 systemctl status nginx.service</text:p>
      <text:p text:style-name="Standard"><text:soft-page-break/>root <text:s text:c="6"/>10460 <text:s/>0.0 <text:s/>0.0 <text:s/>14784 <text:s/>4164 pts/0 <text:s text:c="3"/>T <text:s text:c="3"/>11:24 <text:s text:c="2"/>0:00 systemctl status nginx.service</text:p>
      <text:p text:style-name="Standard">root <text:s text:c="6"/>10480 <text:s/>0.0 <text:s/>0.0 <text:s/>14784 <text:s/>4088 pts/0 <text:s text:c="3"/>T <text:s text:c="3"/>11:24 <text:s text:c="2"/>0:00 systemctl status nginx.service</text:p>
      <text:p text:style-name="Standard">root <text:s text:c="6"/>10485 <text:s/>0.0 <text:s/>0.0 <text:s/>14784 <text:s/>4184 pts/0 <text:s text:c="3"/>T <text:s text:c="3"/>11:24 <text:s text:c="2"/>0:00 systemctl status nginx.service</text:p>
      <text:p text:style-name="Standard">root <text:s text:c="6"/>10712 <text:s/>0.0 <text:s/>0.0 <text:s/>55280 <text:s/>1540 ? <text:s text:c="7"/>Ss <text:s text:c="2"/>11:34 <text:s text:c="2"/>0:00 nginx: master process /usr/sbin/nginx -g daemon on; master_process on;</text:p>
      <text:p text:style-name="Standard">www-data <text:s text:c="2"/>10713 <text:s/>0.0 <text:s/>0.0 <text:s/>55868 <text:s/>5528 ? <text:s text:c="7"/>S <text:s text:c="3"/>11:34 <text:s text:c="2"/>0:00 nginx: worker process</text:p>
      <text:p text:style-name="Standard">www-data <text:s text:c="2"/>10714 <text:s/>0.0 <text:s/>0.0 <text:s/>55868 <text:s/>5528 ? <text:s text:c="7"/>S <text:s text:c="3"/>11:34 <text:s text:c="2"/>0:00 nginx: worker process</text:p>
      <text:p text:style-name="Standard">www-data <text:s text:c="2"/>10715 <text:s/>0.0 <text:s/>0.0 <text:s/>55868 <text:s/>5528 ? <text:s text:c="7"/>S <text:s text:c="3"/>11:34 <text:s text:c="2"/>0:00 nginx: worker process</text:p>
      <text:p text:style-name="Standard">www-data <text:s text:c="2"/>10716 <text:s/>0.0 <text:s/>0.0 <text:s/>55868 <text:s/>5528 ? <text:s text:c="7"/>S <text:s text:c="3"/>11:34 <text:s text:c="2"/>0:00 nginx: worker process</text:p>
      <text:p text:style-name="Standard">root <text:s text:c="6"/>10718 <text:s/>0.0 <text:s/>0.0 <text:s/>14784 <text:s/>4116 pts/0 <text:s text:c="3"/>T <text:s text:c="3"/>11:34 <text:s text:c="2"/>0:00 systemctl status nginx.service</text:p>
      <text:p text:style-name="Standard">root <text:s text:c="6"/>11282 <text:s/>0.0 <text:s/>0.0 <text:s/>11912 <text:s text:c="2"/>720 pts/0 <text:s text:c="3"/>S+ <text:s text:c="2"/>11:55 <text:s text:c="2"/>0:00 grep --color=auto nginx</text:p>
      <text:p text:style-name="Standard">root@AlexanderCoretchi:/var/www# </text:p>
      <text:p text:style-name="Standard">root@AlexanderCoretchi:/var/www# </text:p>
      <text:p text:style-name="Standard">root@AlexanderCoretchi:/var/www# </text:p>
      <text:p text:style-name="Standard">root@AlexanderCoretchi:/var/www# curl -XPUT 'html://127.0.0.1:80/var/www/html/index.html'</text:p>
      <text:p text:style-name="Standard">curl: (1) Protocol "html" not supported or disabled in libcurl</text:p>
      <text:p text:style-name="Standard">root@AlexanderCoretchi:/var/www# </text:p>
      <text:p text:style-name="Standard">root@AlexanderCoretchi:/var/www# </text:p>
      <text:p text:style-name="Standard">root@AlexanderCoretchi:/var/www# nano /etc/nginx/sites-enabled/default</text:p>
      <text:p text:style-name="Standard">root@AlexanderCoretchi:/var/www# </text:p>
      <text:p text:style-name="Standard">root@AlexanderCoretchi:/var/www# </text:p>
      <text:p text:style-name="Standard">root@AlexanderCoretchi:/var/www# nginx -t</text:p>
      <text:p text:style-name="Standard">nginx: the configuration file /etc/nginx/nginx.conf syntax is ok</text:p>
      <text:p text:style-name="Standard">nginx: configuration file /etc/nginx/nginx.conf test is successful</text:p>
      <text:p text:style-name="Standard">root@AlexanderCoretchi:/var/www# </text:p>
      <text:p text:style-name="Standard">root@AlexanderCoretchi:/var/www# </text:p>
      <text:p text:style-name="Standard">root@AlexanderCoretchi:/var/www# curl "http://127.0.0.1:80/test_curl.php"</text:p>
      <text:p text:style-name="Standard">curl: (7) Failed to connect to 127.0.0.1 port 80: Connection refused</text:p>
      <text:p text:style-name="Standard">root@AlexanderCoretchi:/var/www# </text:p>
      <text:p text:style-name="Standard">root@AlexanderCoretchi:/var/www# </text:p>
      <text:p text:style-name="Standard">root@AlexanderCoretchi:/var/www# curl "http://127.0.0.1:80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/www# </text:p>
      <text:p text:style-name="Standard">root@AlexanderCoretchi:/var/www# </text:p>
      <text:p text:style-name="Standard">root@AlexanderCoretchi:/var/www# nano /etc/nginx/sites-enabled/default</text:p>
      <text:p text:style-name="Standard">root@AlexanderCoretchi:/var/www# </text:p>
      <text:p text:style-name="Standard">root@AlexanderCoretchi:/var/www# </text:p>
      <text:p text:style-name="Standard">root@AlexanderCoretchi:/var/www# curl "http://127.0.0.1:80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</text:p>
      <text:p text:style-name="Standard">root@AlexanderCoretchi:/var/www# </text:p>
      <text:p text:style-name="Standard">root@AlexanderCoretchi:/var/www# </text:p>
      <text:p text:style-name="Standard">root@AlexanderCoretchi:/var/www# curl "http://127.0.0.1:80/test_curl.php"</text:p>
      <text:p text:style-name="Standard">curl: (7) Failed to connect to 127.0.0.1 port 80: Connection refused</text:p>
      <text:p text:style-name="Standard">root@AlexanderCoretchi:/var/www# service nginx restart</text:p>
      <text:p text:style-name="Standard"><text:soft-page-break/>root@AlexanderCoretchi:/var/www# </text:p>
      <text:p text:style-name="Standard">root@AlexanderCoretchi:/var/www# </text:p>
      <text:p text:style-name="Standard">root@AlexanderCoretchi:/var/www# service nginx status</text:p>
      <text:p text:style-name="Standard">● nginx.service - A high performance web server and a reverse proxy server</text:p>
      <text:p text:style-name="Standard"><text:s text:c="5"/>Loaded: loaded (/lib/systemd/system/nginx.service; enabled; vendor preset: enabled)</text:p>
      <text:p text:style-name="Standard"><text:s text:c="5"/>Active: active (running) since Mon 2022-07-25 12:04:48 EEST; 6s ago</text:p>
      <text:p text:style-name="Standard"><text:s text:c="7"/>Docs: man:nginx(8)</text:p>
      <text:p text:style-name="Standard"><text:s text:c="4"/>Process: 11415 ExecStartPre=/usr/sbin/nginx -t -q -g daemon on; master_process on; (code=exited,&gt;</text:p>
      <text:p text:style-name="Standard"><text:s text:c="4"/>Process: 11417 ExecStart=/usr/sbin/nginx -g daemon on; master_process on; (code=exited, status=0&gt;</text:p>
      <text:p text:style-name="Standard"><text:s text:c="3"/>Main PID: 11418 (nginx)</text:p>
      <text:p text:style-name="Standard"><text:s text:c="6"/>Tasks: 5 (limit: 9304)</text:p>
      <text:p text:style-name="Standard"><text:s text:c="5"/>Memory: 4.5M</text:p>
      <text:p text:style-name="Standard"><text:s text:c="5"/>CGroup: /system.slice/nginx.service</text:p>
      <text:p text:style-name="Standard"><text:s text:c="13"/>├─11418 nginx: master process /usr/sbin/nginx -g daemon on; master_process on;</text:p>
      <text:p text:style-name="Standard"><text:s text:c="13"/>├─11419 nginx: worker process</text:p>
      <text:p text:style-name="Standard"><text:s text:c="13"/>├─11420 nginx: worker process</text:p>
      <text:p text:style-name="Standard"><text:s text:c="13"/>├─11421 nginx: worker process</text:p>
      <text:p text:style-name="Standard"><text:s text:c="13"/>└─11422 nginx: worker process</text:p>
      <text:p text:style-name="Standard"/>
      <text:p text:style-name="Standard">Jul 25 12:04:48 AlexanderCoretchi systemd[1]: nginx.service: Succeeded.</text:p>
      <text:p text:style-name="Standard">Jul 25 12:04:48 AlexanderCoretchi systemd[1]: Stopped A high performance web server and a reverse pr&gt;</text:p>
      <text:p text:style-name="Standard">Jul 25 12:04:48 AlexanderCoretchi systemd[1]: Starting A high performance web server and a reverse p&gt;</text:p>
      <text:p text:style-name="Standard">Jul 25 12:04:48 AlexanderCoretchi systemd[1]: Started A high performance web server and a reverse pr&gt;</text:p>
      <text:p text:style-name="Standard"/>
      <text:p text:style-name="Standard">[8]+ <text:s/>Stopped <text:s text:c="16"/>service nginx status</text:p>
      <text:p text:style-name="Standard">root@AlexanderCoretchi:/var/www# </text:p>
      <text:p text:style-name="Standard">root@AlexanderCoretchi:/var/www# </text:p>
      <text:p text:style-name="Standard">root@AlexanderCoretchi:/var/www# </text:p>
      <text:p text:style-name="Standard">root@AlexanderCoretchi:/var/www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/www# </text:p>
      <text:p text:style-name="Standard">root@AlexanderCoretchi:/var/www# </text:p>
      <text:p text:style-name="Standard">root@AlexanderCoretchi:/var/www# </text:p>
      <text:p text:style-name="Standard">root@AlexanderCoretchi:/var/www# </text:p>
      <text:p text:style-name="Standard">root@AlexanderCoretchi:/var/www# ls</text:p>
      <text:p text:style-name="Standard">html <text:s/>test_curl.php</text:p>
      <text:p text:style-name="Standard">root@AlexanderCoretchi:/var/www# ls /html</text:p>
      <text:p text:style-name="Standard">ls: cannot access '/html': No such file or directory</text:p>
      <text:p text:style-name="Standard">root@AlexanderCoretchi:/var/www# ls /html</text:p>
      <text:p text:style-name="Standard">ls: cannot access '/html': No such file or directory</text:p>
      <text:p text:style-name="Standard">root@AlexanderCoretchi:/var/www# ls html</text:p>
      <text:p text:style-name="Standard">index.html <text:s/>index.nginx-debian.html</text:p>
      <text:p text:style-name="Standard">root@AlexanderCoretchi:/var/www# nano /html/index.html</text:p>
      <text:p text:style-name="Standard"><text:soft-page-break/>root@AlexanderCoretchi:/var/www# cd html</text:p>
      <text:p text:style-name="Standard">root@AlexanderCoretchi:/var/www/html# </text:p>
      <text:p text:style-name="Standard">root@AlexanderCoretchi:/var/www/html# ls</text:p>
      <text:p text:style-name="Standard">index.html <text:s/>index.nginx-debian.html</text:p>
      <text:p text:style-name="Standard">root@AlexanderCoretchi:/var/www/html# nano index.html</text:p>
      <text:p text:style-name="Standard">root@AlexanderCoretchi:/var/www/html# </text:p>
      <text:p text:style-name="Standard">root@AlexanderCoretchi:/var/www/html# </text:p>
      <text:p text:style-name="Standard">root@AlexanderCoretchi:/var/www/html# </text:p>
      <text:p text:style-name="Standard">root@AlexanderCoretchi:/var/www/html# curl html://127.0.0.1:80/var/www/html/index.html</text:p>
      <text:p text:style-name="Standard">curl: (1) Protocol "html" not supported or disabled in libcurl</text:p>
      <text:p text:style-name="Standard">root@AlexanderCoretchi:/var/www/html# nano /etc/nginx/sites-enabled/default</text:p>
      <text:p text:style-name="Standard">root@AlexanderCoretchi:/var/www/html# nano /etc/nginx/nginx.conf</text:p>
      <text:p text:style-name="Standard">root@AlexanderCoretchi:/var/www/html# </text:p>
      <text:p text:style-name="Standard">root@AlexanderCoretchi:/var/www/html# nano /var/log/php-errors.log</text:p>
      <text:p text:style-name="Standard">root@AlexanderCoretchi:/var/www/html# grep -v ";" /etc/php/7.4/fpm/php-fpm.conf</text:p>
      <text:p text:style-name="Standard"/>
      <text:p text:style-name="Standard"/>
      <text:p text:style-name="Standard"/>
      <text:p text:style-name="Standard">[global]</text:p>
      <text:p text:style-name="Standard">pid = /run/php/php7.4-fpm.pid</text:p>
      <text:p text:style-name="Standard"/>
      <text:p text:style-name="Standard">error_log = /var/log/php7.4-fpm.lo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clude=/etc/php/7.4/fpm/pool.d/*.conf</text:p>
      <text:p text:style-name="Standard">root@AlexanderCoretchi:/var/www/html# </text:p>
      <text:p text:style-name="Standard">root@AlexanderCoretchi:/var/www/html# </text:p>
      <text:p text:style-name="Standard">root@AlexanderCoretchi:/var/www/html# ps aux | grep nginx</text:p>
      <text:p text:style-name="Standard">root <text:s text:c="6"/>10444 <text:s/>0.0 <text:s/>0.0 <text:s/>14784 <text:s/>4144 pts/0 <text:s text:c="3"/>T <text:s text:c="3"/>11:23 <text:s text:c="2"/>0:00 systemctl status nginx.service</text:p>
      <text:p text:style-name="Standard">root <text:s text:c="6"/>10460 <text:s/>0.0 <text:s/>0.0 <text:s/>14784 <text:s/>4164 pts/0 <text:s text:c="3"/>T <text:s text:c="3"/>11:24 <text:s text:c="2"/>0:00 systemctl status nginx.service</text:p>
      <text:p text:style-name="Standard">root <text:s text:c="6"/>10480 <text:s/>0.0 <text:s/>0.0 <text:s/>14784 <text:s/>4088 pts/0 <text:s text:c="3"/>T <text:s text:c="3"/>11:24 <text:s text:c="2"/>0:00 systemctl status nginx.service</text:p>
      <text:p text:style-name="Standard">root <text:s text:c="6"/>10485 <text:s/>0.0 <text:s/>0.0 <text:s/>14784 <text:s/>4184 pts/0 <text:s text:c="3"/>T <text:s text:c="3"/>11:24 <text:s text:c="2"/>0:00 systemctl status nginx.service</text:p>
      <text:p text:style-name="Standard">root <text:s text:c="6"/>10718 <text:s/>0.0 <text:s/>0.0 <text:s/>14784 <text:s/>4116 pts/0 <text:s text:c="3"/>T <text:s text:c="3"/>11:34 <text:s text:c="2"/>0:00 systemctl status nginx.service</text:p>
      <text:p text:style-name="Standard"><text:soft-page-break/>root <text:s text:c="6"/>11418 <text:s/>0.0 <text:s/>0.0 <text:s/>55280 <text:s/>1516 ? <text:s text:c="7"/>Ss <text:s text:c="2"/>12:04 <text:s text:c="2"/>0:00 nginx: master process /usr/sbin/nginx -g daemon on; master_process on;</text:p>
      <text:p text:style-name="Standard">www-data <text:s text:c="2"/>11419 <text:s/>0.0 <text:s/>0.0 <text:s/>55868 <text:s/>5388 ? <text:s text:c="7"/>S <text:s text:c="3"/>12:04 <text:s text:c="2"/>0:00 nginx: worker process</text:p>
      <text:p text:style-name="Standard">www-data <text:s text:c="2"/>11420 <text:s/>0.0 <text:s/>0.0 <text:s/>55868 <text:s/>5388 ? <text:s text:c="7"/>S <text:s text:c="3"/>12:04 <text:s text:c="2"/>0:00 nginx: worker process</text:p>
      <text:p text:style-name="Standard">www-data <text:s text:c="2"/>11421 <text:s/>0.0 <text:s/>0.0 <text:s/>55868 <text:s/>5388 ? <text:s text:c="7"/>S <text:s text:c="3"/>12:04 <text:s text:c="2"/>0:00 nginx: worker process</text:p>
      <text:p text:style-name="Standard">www-data <text:s text:c="2"/>11422 <text:s/>0.0 <text:s/>0.0 <text:s/>55868 <text:s/>5388 ? <text:s text:c="7"/>S <text:s text:c="3"/>12:04 <text:s text:c="2"/>0:00 nginx: worker process</text:p>
      <text:p text:style-name="Standard">root <text:s text:c="6"/>11424 <text:s/>0.0 <text:s/>0.0 <text:s/>14784 <text:s/>4168 pts/0 <text:s text:c="3"/>T <text:s text:c="3"/>12:04 <text:s text:c="2"/>0:00 systemctl status nginx.service</text:p>
      <text:p text:style-name="Standard">root <text:s text:c="6"/>11549 <text:s/>0.0 <text:s/>0.0 <text:s/>11912 <text:s text:c="2"/>712 pts/0 <text:s text:c="3"/>S+ <text:s text:c="2"/>12:12 <text:s text:c="2"/>0:00 grep --color=auto nginx</text:p>
      <text:p text:style-name="Standard">root@AlexanderCoretchi:/var/www/html# </text:p>
      <text:p text:style-name="Standard">root@AlexanderCoretchi:/var/www/html# </text:p>
      <text:p text:style-name="Standard">root@AlexanderCoretchi:/var/www/html# </text:p>
      <text:p text:style-name="Standard">root@AlexanderCoretchi:/var/www/html# cd /etc/nginx/conf.d</text:p>
      <text:p text:style-name="Standard">root@AlexanderCoretchi:/etc/nginx/conf.d# ps aux | grep php</text:p>
      <text:p text:style-name="Standard">root <text:s text:c="8"/>808 <text:s/>0.0 <text:s/>0.4 284000 38536 ? <text:s text:c="7"/>Ss <text:s text:c="2"/>08:52 <text:s text:c="2"/>0:00 php-fpm: master process (/etc/php/7.4/fpm/php-fpm.conf)</text:p>
      <text:p text:style-name="Standard">www-data <text:s text:c="3"/>1190 <text:s/>0.0 <text:s/>0.2 284404 19276 ? <text:s text:c="7"/>S <text:s text:c="3"/>08:53 <text:s text:c="2"/>0:00 php-fpm: pool www</text:p>
      <text:p text:style-name="Standard">www-data <text:s text:c="3"/>1191 <text:s/>0.0 <text:s/>0.2 284404 19420 ? <text:s text:c="7"/>S <text:s text:c="3"/>08:53 <text:s text:c="2"/>0:00 php-fpm: pool www</text:p>
      <text:p text:style-name="Standard">root <text:s text:c="7"/>4219 <text:s/>0.0 <text:s/>0.0 <text:s/>14784 <text:s/>4168 pts/0 <text:s text:c="3"/>T <text:s text:c="3"/>09:00 <text:s text:c="2"/>0:00 systemctl status php7.4-fpm</text:p>
      <text:p text:style-name="Standard">root <text:s text:c="6"/>11558 <text:s/>0.0 <text:s/>0.0 <text:s/>11912 <text:s text:c="2"/>720 pts/0 <text:s text:c="3"/>S+ <text:s text:c="2"/>12:13 <text:s text:c="2"/>0:00 grep --color=auto php</text:p>
      <text:p text:style-name="Standard">root@AlexanderCoretchi:/etc/nginx/conf.d# </text:p>
      <text:p text:style-name="Standard">root@AlexanderCoretchi:/etc/nginx/conf.d# </text:p>
      <text:p text:style-name="Standard">root@AlexanderCoretchi:/etc/nginx/conf.d# nano /var/log/nginx/access.log</text:p>
      <text:p text:style-name="Standard">root@AlexanderCoretchi:/etc/nginx/conf.d# </text:p>
      <text:p text:style-name="Standard">root@AlexanderCoretchi:/etc/nginx/conf.d# </text:p>
      <text:p text:style-name="Standard">root@AlexanderCoretchi:/etc/nginx/conf.d# curl "html://127.0.0.1:80/var/www/html/index.html"</text:p>
      <text:p text:style-name="Standard">curl: (1) Protocol "html" not supported or disabled in libcurl</text:p>
      <text:p text:style-name="Standard">root@AlexanderCoretchi:/etc/nginx/conf.d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etc/nginx/conf.d# </text:p>
      <text:p text:style-name="Standard">root@AlexanderCoretchi:/etc/nginx/conf.d# </text:p>
      <text:p text:style-name="Standard">root@AlexanderCoretchi:/etc/nginx/conf.d# curl "html://127.0.0.1:80/var/www/html/index.html"</text:p>
      <text:p text:style-name="Standard">curl: (1) Protocol "html" not supported or disabled in libcurl</text:p>
      <text:p text:style-name="Standard">root@AlexanderCoretchi:/etc/nginx/conf.d# </text:p>
      <text:p text:style-name="Standard">root@AlexanderCoretchi:/etc/nginx/conf.d# </text:p>
      <text:p text:style-name="Standard">root@AlexanderCoretchi:/etc/nginx/conf.d# cd</text:p>
      <text:p text:style-name="Standard">root@AlexanderCoretchi:~# </text:p>
      <text:p text:style-name="Standard">root@AlexanderCoretchi:~# </text:p>
      <text:p text:style-name="Standard">root@AlexanderCoretchi:~# curl "html://127.0.0.1:80/var/www/html/index.html"</text:p>
      <text:p text:style-name="Standard">curl: (1) Protocol "html" not supported or disabled in libcurl</text:p>
      <text:p text:style-name="Standard">root@AlexanderCoretchi:~# </text:p>
      <text:p text:style-name="Standard">root@AlexanderCoretchi:~# cd /var</text:p>
      <text:p text:style-name="Standard">root@AlexanderCoretchi:/var# ls</text:p>
      <text:p text:style-name="Standard">backups <text:s/>cache <text:s/>crash <text:s/>lib <text:s/>local <text:s/>lock <text:s/>log <text:s/>mail <text:s/>metrics <text:s/>opt <text:s/>run <text:s/>snap <text:s/>spool <text:s/>tmp <text:s/>www</text:p>
      <text:p text:style-name="Standard">root@AlexanderCoretchi:/var# cd log</text:p>
      <text:p text:style-name="Standard">root@AlexanderCoretchi:/var/log# ls</text:p>
      <text:p text:style-name="Standard">alternatives.log <text:s/>bootstrap.log <text:s/>dpkg.log <text:s text:c="8"/>kern.log <text:s text:c="7"/>speech-dispatcher</text:p>
      <text:p text:style-name="Standard">apache2 <text:s text:c="10"/>btmp <text:s text:c="10"/>faillog <text:s text:c="9"/>lastlog <text:s text:c="8"/>syslog</text:p>
      <text:p text:style-name="Standard"><text:soft-page-break/>apport.log <text:s text:c="7"/>cups <text:s text:c="10"/>fontconfig.log <text:s text:c="2"/>mysql <text:s text:c="10"/>syslog.1</text:p>
      <text:p text:style-name="Standard">apport.log.1 <text:s text:c="5"/>dist-upgrade <text:s text:c="2"/>gdm3 <text:s text:c="12"/>nginx <text:s text:c="10"/>ubuntu-advantage.log</text:p>
      <text:p text:style-name="Standard">apt <text:s text:c="14"/>dmesg <text:s text:c="9"/>gpu-manager.log <text:s/>openvpn <text:s text:c="8"/>ubuntu-advantage-timer.log</text:p>
      <text:p text:style-name="Standard">auth.log <text:s text:c="9"/>dmesg.0 <text:s text:c="7"/>hp <text:s text:c="14"/>php7.4-fpm.log <text:s/>unattended-upgrades</text:p>
      <text:p text:style-name="Standard">boot.log <text:s text:c="9"/>dmesg.1.gz <text:s text:c="4"/>installer <text:s text:c="7"/>private <text:s text:c="8"/>wtmp</text:p>
      <text:p text:style-name="Standard">boot.log.1 <text:s text:c="7"/>dmesg.2.gz <text:s text:c="4"/>journal <text:s text:c="9"/>privoxy</text:p>
      <text:p text:style-name="Standard">root@AlexanderCoretchi:/var/log# </text:p>
      <text:p text:style-name="Standard">root@AlexanderCoretchi:/var/log# </text:p>
      <text:p text:style-name="Standard">root@AlexanderCoretchi:/var/log# </text:p>
      <text:p text:style-name="Standard">root@AlexanderCoretchi:/var/log# ls</text:p>
      <text:p text:style-name="Standard">alternatives.log <text:s/>bootstrap.log <text:s/>dpkg.log <text:s text:c="8"/>kern.log <text:s text:c="7"/>speech-dispatcher</text:p>
      <text:p text:style-name="Standard">apache2 <text:s text:c="10"/>btmp <text:s text:c="10"/>faillog <text:s text:c="9"/>lastlog <text:s text:c="8"/>syslog</text:p>
      <text:p text:style-name="Standard">apport.log <text:s text:c="7"/>cups <text:s text:c="10"/>fontconfig.log <text:s text:c="2"/>mysql <text:s text:c="10"/>syslog.1</text:p>
      <text:p text:style-name="Standard">apport.log.1 <text:s text:c="5"/>dist-upgrade <text:s text:c="2"/>gdm3 <text:s text:c="12"/>nginx <text:s text:c="10"/>ubuntu-advantage.log</text:p>
      <text:p text:style-name="Standard">apt <text:s text:c="14"/>dmesg <text:s text:c="9"/>gpu-manager.log <text:s/>openvpn <text:s text:c="8"/>ubuntu-advantage-timer.log</text:p>
      <text:p text:style-name="Standard">auth.log <text:s text:c="9"/>dmesg.0 <text:s text:c="7"/>hp <text:s text:c="14"/>php7.4-fpm.log <text:s/>unattended-upgrades</text:p>
      <text:p text:style-name="Standard">boot.log <text:s text:c="9"/>dmesg.1.gz <text:s text:c="4"/>installer <text:s text:c="7"/>private <text:s text:c="8"/>wtmp</text:p>
      <text:p text:style-name="Standard">boot.log.1 <text:s text:c="7"/>dmesg.2.gz <text:s text:c="4"/>journal <text:s text:c="9"/>privoxy</text:p>
      <text:p text:style-name="Standard">root@AlexanderCoretchi:/var/log# </text:p>
      <text:p text:style-name="Standard">root@AlexanderCoretchi:/var/log# </text:p>
      <text:p text:style-name="Standard">root@AlexanderCoretchi:/var/log# cd nginx</text:p>
      <text:p text:style-name="Standard">root@AlexanderCoretchi:/var/log/nginx# ls</text:p>
      <text:p text:style-name="Standard">access.log <text:s/>error.log</text:p>
      <text:p text:style-name="Standard">root@AlexanderCoretchi:/var/log/nginx# cd error.log</text:p>
      <text:p text:style-name="Standard">bash: cd: error.log: Not a directory</text:p>
      <text:p text:style-name="Standard">root@AlexanderCoretchi:/var/log/nginx# nano error.log</text:p>
      <text:p text:style-name="Standard">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curl "html://localhost:80/var/www/html/index.html"</text:p>
      <text:p text:style-name="Standard">curl: (1) Protocol "html" not supported or disabled in libcurl</text:p>
      <text:p text:style-name="Standard">root@AlexanderCoretchi:/var/log/nginx# curl "http://localhost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curl "html://127.0.0.1:80/var/www/html/index.html"</text:p>
      <text:p text:style-name="Standard">curl: (1) Protocol "html" not supported or disabled in libcurl</text:p>
      <text:p text:style-name="Standard">root@AlexanderCoretchi:/var/log/nginx# </text:p>
      <text:p text:style-name="Standard">root@AlexanderCoretchi:/var/log/nginx# curl 'html://127.0.0.1:80/var/www/html/index.html'</text:p>
      <text:p text:style-name="Standard">curl: (1) Protocol "html" not supported or disabled in libcurl</text:p>
      <text:p text:style-name="Standard">root@AlexanderCoretchi:/var/log/nginx# </text:p>
      <text:p text:style-name="Standard">root@AlexanderCoretchi:/var/log/nginx# </text:p>
      <text:p text:style-name="Standard">root@AlexanderCoretchi:/var/log/nginx# curl "html://127.0.0.1:80/var/www/html/index.html"</text:p>
      <text:p text:style-name="Standard">curl: (1) Protocol "html" not supported or disabled in libcurl</text:p>
      <text:p text:style-name="Standard">root@AlexanderCoretchi:/var/log/nginx# </text:p>
      <text:p text:style-name="Standard">root@AlexanderCoretchi:/var/log/nginx# </text:p>
      <text:p text:style-name="Standard"><text:soft-page-break/>root@AlexanderCoretchi:/var/log/nginx# curl " html://127.0.0.1:80/var/www/html/index.html"</text:p>
      <text:p text:style-name="Standard">curl: (3) URL using bad/illegal format or missing URL</text:p>
      <text:p text:style-name="Standard">root@AlexanderCoretchi:/var/log/nginx# curl "html://127.0.0.1:80/var/www/html/index.html"</text:p>
      <text:p text:style-name="Standard">curl: (1) Protocol "html" not supported or disabled in libcurl</text:p>
      <text:p text:style-name="Standard">root@AlexanderCoretchi:/var/log/nginx# </text:p>
      <text:p text:style-name="Standard">root@AlexanderCoretchi:/var/log/nginx# curl --version</text:p>
      <text:p text:style-name="Standard">curl 7.68.0 (x86_64-pc-linux-gnu) libcurl/7.68.0 OpenSSL/1.1.1f zlib/1.2.11 brotli/1.0.7 libidn2/2.2.0 libpsl/0.21.0 (+libidn2/2.2.0) libssh/0.9.3/openssl/zlib nghttp2/1.40.0 librtmp/2.3</text:p>
      <text:p text:style-name="Standard">Release-Date: 2020-01-08</text:p>
      <text:p text:style-name="Standard">Protocols: dict file ftp ftps gopher http https imap imaps ldap ldaps pop3 pop3s rtmp rtsp scp sftp smb smbs smtp smtps telnet tftp </text:p>
      <text:p text:style-name="Standard">Features: AsynchDNS brotli GSS-API HTTP2 HTTPS-proxy IDN IPv6 Kerberos Largefile libz NTLM NTLM_WB PSL SPNEGO SSL TLS-SRP UnixSockets</text:p>
      <text:p text:style-name="Standard">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curl "html://127.0.0.1:80/var/www/html/index.html"</text:p>
      <text:p text:style-name="Standard">curl: (1) Protocol "html" not supported or disabled in libcurl</text:p>
      <text:p text:style-name="Standard">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curl https://download.opensuse.org/repositories/devel:languages:php/openSUSE_Leap_42.3/devel:languages:php.repo</text:p>
      <text:p text:style-name="Standard">&lt;!DOCTYPE HTML PUBLIC "-//IETF//DTD HTML 2.0//EN"&gt;</text:p>
      <text:p text:style-name="Standard">&lt;html&gt;&lt;head&gt;</text:p>
      <text:p text:style-name="Standard">&lt;title&gt;301 Moved Permanently&lt;/title&gt;</text:p>
      <text:p text:style-name="Standard">&lt;/head&gt;&lt;body&gt;</text:p>
      <text:p text:style-name="Standard">&lt;h1&gt;Moved Permanently&lt;/h1&gt;</text:p>
      <text:p text:style-name="Standard">&lt;p&gt;The document has moved &lt;a href="https://download.opensuse.org/repositories/devel:languages:/php/openSUSE_Leap_42.3/devel:languages:php.repo"&gt;here&lt;/a&gt;.&lt;/p&gt;</text:p>
      <text:p text:style-name="Standard">&lt;hr&gt;</text:p>
      <text:p text:style-name="Standard">&lt;address&gt;Apache Server at download.opensuse.org Port 443&lt;/address&gt;</text:p>
      <text:p text:style-name="Standard">&lt;/body&gt;&lt;/html&gt;</text:p>
      <text:p text:style-name="Standard">root@AlexanderCoretchi:/var/log/nginx# </text:p>
      <text:p text:style-name="Standard">root@AlexanderCoretchi:/var/log/nginx# </text:p>
      <text:p text:style-name="Standard">root@AlexanderCoretchi:/var/log/nginx# curl "html://127.0.0.1:80/var/www/html/index.html"</text:p>
      <text:p text:style-name="Standard">curl: (1) Protocol "html" not supported or disabled in libcurl</text:p>
      <text:p text:style-name="Standard">root@AlexanderCoretchi:/var/log/nginx# </text:p>
      <text:p text:style-name="Standard">root@AlexanderCoretchi:/var/log/nginx# </text:p>
      <text:p text:style-name="Standard">root@AlexanderCoretchi:/var/log/nginx# curl 'html://127.0.0.1:80/var/www/html/index.html'</text:p>
      <text:p text:style-name="Standard">curl: (1) Protocol "html" not supported or disabled in libcurl</text:p>
      <text:p text:style-name="Standard">root@AlexanderCoretchi:/var/log/nginx# </text:p>
      <text:p text:style-name="Standard">root@AlexanderCoretchi:/var/log/nginx# </text:p>
      <text:p text:style-name="Standard">root@AlexanderCoretchi:/var/log/nginx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<text:soft-page-break/>&lt;/pre&gt;root@AlexanderCoretchi:/var/log/nginx# </text:p>
      <text:p text:style-name="Standard">root@AlexanderCoretchi:/var/log/nginx# pacman -Q | grep curl</text:p>
      <text:p text:style-name="Standard"/>
      <text:p text:style-name="Standard">Command 'pacman' not found, but can be installed with:</text:p>
      <text:p text:style-name="Standard"/>
      <text:p text:style-name="Standard">apt install pacman</text:p>
      <text:p text:style-name="Standard"/>
      <text:p text:style-name="Standard">root@AlexanderCoretchi:/var/log/nginx# apt-get install pacman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package was automatically installed and is no longer required:</text:p>
      <text:p text:style-name="Standard"><text:s text:c="2"/>libfwupdplugin1</text:p>
      <text:p text:style-name="Standard">Use 'sudo apt autoremove' to remove it.</text:p>
      <text:p text:style-name="Standard">The following NEW packages will be installed:</text:p>
      <text:p text:style-name="Standard"><text:s text:c="2"/>pacman</text:p>
      <text:p text:style-name="Standard">0 upgraded, 1 newly installed, 0 to remove and 5 not upgraded.</text:p>
      <text:p text:style-name="Standard">Need to get 22.8 kB of archives.</text:p>
      <text:p text:style-name="Standard">After this operation, 90.1 kB of additional disk space will be used.</text:p>
      <text:p text:style-name="Standard">Get:1 http://md.archive.ubuntu.com/ubuntu focal/universe amd64 pacman amd64 10-18build1 [22.8 kB]</text:p>
      <text:p text:style-name="Standard">Fetched 22.8 kB in 1s (42.3 kB/s) </text:p>
      <text:p text:style-name="Standard">Selecting previously unselected package pacman.</text:p>
      <text:p text:style-name="Standard">(Reading database ... 197744 files and directories currently installed.)</text:p>
      <text:p text:style-name="Standard">Preparing to unpack .../pacman_10-18build1_amd64.deb ...</text:p>
      <text:p text:style-name="Standard">Unpacking pacman (10-18build1) ...</text:p>
      <text:p text:style-name="Standard">Setting up pacman (10-18build1) ...</text:p>
      <text:p text:style-name="Standard">Processing triggers for mime-support (3.64ubuntu1) ...</text:p>
      <text:p text:style-name="Standard">Processing triggers for gnome-menus (3.36.0-1ubuntu1) ...</text:p>
      <text:p text:style-name="Standard">Processing triggers for man-db (2.9.1-1) ...</text:p>
      <text:p text:style-name="Standard">Processing triggers for desktop-file-utils (0.24-1ubuntu3) ...</text:p>
      <text:p text:style-name="Standard">root@AlexanderCoretchi:/var/log/nginx# </text:p>
      <text:p text:style-name="Standard">root@AlexanderCoretchi:/var/log/nginx# </text:p>
      <text:p text:style-name="Standard">root@AlexanderCoretchi:/var/log/nginx# pacman -Q | grep curl</text:p>
      <text:p text:style-name="Standard">XIO: <text:s/>fatal IO error 22 (Invalid argument) on X server ":0"</text:p>
      <text:p text:style-name="Standard"><text:s text:c="6"/>after 1167 requests (1167 known processed) with 0 events remaining.</text:p>
      <text:p text:style-name="Standard">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curl 'html://127.0.0.1:80/var/www/html/index.html'</text:p>
      <text:p text:style-name="Standard">curl: (1) Protocol "html" not supported or disabled in libcurl</text:p>
      <text:p text:style-name="Standard">root@AlexanderCoretchi:/var/log/nginx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</text:p>
      <text:p text:style-name="Standard"><text:soft-page-break/>root@AlexanderCoretchi:/var/log/nginx# nano /etc/nginx/sites-enabled/default</text:p>
      <text:p text:style-name="Standard">root@AlexanderCoretchi:/var/log/nginx# </text:p>
      <text:p text:style-name="Standard">root@AlexanderCoretchi:/var/log/nginx# nano /var/www/test_curl.php</text:p>
      <text:p text:style-name="Standard">root@AlexanderCoretchi:/var/log/nginx# </text:p>
      <text:p text:style-name="Standard">root@AlexanderCoretchi:/var/log/nginx# </text:p>
      <text:p text:style-name="Standard">root@AlexanderCoretchi:/var/log/nginx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/log/nginx# </text:p>
      <text:p text:style-name="Standard">root@AlexanderCoretchi:/var/log/nginx# </text:p>
      <text:p text:style-name="Standard">root@AlexanderCoretchi:/var/log/nginx# nano error.log</text:p>
      <text:p text:style-name="Standard">root@AlexanderCoretchi:/var/log/nginx# nano /var/log/nginx/access.log</text:p>
      <text:p text:style-name="Standard">root@AlexanderCoretchi:/var/log/nginx# </text:p>
      <text:p text:style-name="Standard">root@AlexanderCoretchi:/var/log/nginx# nano /etc/nginx/sites-enabled/default</text:p>
      <text:p text:style-name="Standard">root@AlexanderCoretchi:/var/log/nginx# ls /etc</text:p>
      <text:p text:style-name="Standard">acpi <text:s text:c="26"/>fwupd <text:s text:c="11"/>magic <text:s text:c="19"/>rmt</text:p>
      <text:p text:style-name="Standard">adduser.conf <text:s text:c="18"/>gai.conf <text:s text:c="8"/>magic.mime <text:s text:c="14"/>rpc</text:p>
      <text:p text:style-name="Standard">alsa <text:s text:c="26"/>gamemode.ini <text:s text:c="4"/>mailcap <text:s text:c="17"/>rsyslog.conf</text:p>
      <text:p text:style-name="Standard">alternatives <text:s text:c="18"/>gdb <text:s text:c="13"/>mailcap.order <text:s text:c="11"/>rsyslog.d</text:p>
      <text:p text:style-name="Standard">anacrontab <text:s text:c="20"/>gdm3 <text:s text:c="12"/>manpath.config <text:s text:c="10"/>rygel.conf</text:p>
      <text:p text:style-name="Standard">apache2 <text:s text:c="23"/>geoclue <text:s text:c="9"/>mecabrc <text:s text:c="17"/>sane.d</text:p>
      <text:p text:style-name="Standard">apg.conf <text:s text:c="22"/>ghostscript <text:s text:c="5"/>mime.types <text:s text:c="14"/>security</text:p>
      <text:p text:style-name="Standard">apm <text:s text:c="27"/>glvnd <text:s text:c="11"/>mke2fs.conf <text:s text:c="13"/>selinux</text:p>
      <text:p text:style-name="Standard">apparmor <text:s text:c="22"/>gnome <text:s text:c="11"/>ModemManager <text:s text:c="12"/>sensors3.conf</text:p>
      <text:p text:style-name="Standard">apparmor.d <text:s text:c="20"/>groff <text:s text:c="11"/>modprobe.d <text:s text:c="14"/>sensors.d</text:p>
      <text:p text:style-name="Standard">apport <text:s text:c="24"/>group <text:s text:c="11"/>modules <text:s text:c="17"/>services</text:p>
      <text:p text:style-name="Standard">appstream.conf <text:s text:c="16"/>group- <text:s text:c="10"/>modules-load.d <text:s text:c="10"/>sgml</text:p>
      <text:p text:style-name="Standard">apt <text:s text:c="27"/>grub.d <text:s text:c="10"/>mtab <text:s text:c="20"/>shadow</text:p>
      <text:p text:style-name="Standard">avahi <text:s text:c="25"/>gshadow <text:s text:c="9"/>mtools.conf <text:s text:c="13"/>shadow-</text:p>
      <text:p text:style-name="Standard">bash.bashrc <text:s text:c="19"/>gshadow- <text:s text:c="8"/>mysql <text:s text:c="19"/>shells</text:p>
      <text:p text:style-name="Standard">bash_completion <text:s text:c="15"/>gss <text:s text:c="13"/>nanorc <text:s text:c="18"/>skel</text:p>
      <text:p text:style-name="Standard">bash_completion.d <text:s text:c="13"/>gtk-2.0 <text:s text:c="9"/>netplan <text:s text:c="17"/>snmp</text:p>
      <text:p text:style-name="Standard">bindresvport.blacklist <text:s text:c="8"/>gtk-3.0 <text:s text:c="9"/>network <text:s text:c="17"/>speech-dispatcher</text:p>
      <text:p text:style-name="Standard">binfmt.d <text:s text:c="22"/>hdparm.conf <text:s text:c="5"/>networkd-dispatcher <text:s text:c="5"/>ssh</text:p>
      <text:p text:style-name="Standard">bluetooth <text:s text:c="21"/>host.conf <text:s text:c="7"/>NetworkManager <text:s text:c="10"/>ssl</text:p>
      <text:p text:style-name="Standard">brlapi.key <text:s text:c="20"/>hostid <text:s text:c="10"/>networks <text:s text:c="16"/>subgid</text:p>
      <text:p text:style-name="Standard">brltty <text:s text:c="24"/>hostname <text:s text:c="8"/>newt <text:s text:c="20"/>subgid-</text:p>
      <text:p text:style-name="Standard">brltty.conf <text:s text:c="19"/>hosts <text:s text:c="11"/>nginx <text:s text:c="19"/>subuid</text:p>
      <text:p text:style-name="Standard">ca-certificates <text:s text:c="15"/>hosts.allow <text:s text:c="5"/>nsswitch.conf <text:s text:c="11"/>subuid-</text:p>
      <text:p text:style-name="Standard">ca-certificates.conf <text:s text:c="10"/>hosts.deny <text:s text:c="6"/>openvpn <text:s text:c="17"/>sudoers</text:p>
      <text:p text:style-name="Standard"><text:soft-page-break/>ca-certificates.conf.dpkg-old <text:s/>hp <text:s text:c="14"/>opt <text:s text:c="21"/>sudoers.d</text:p>
      <text:p text:style-name="Standard">calendar <text:s text:c="22"/>ifplugd <text:s text:c="9"/>os-release <text:s text:c="14"/>sysctl.conf</text:p>
      <text:p text:style-name="Standard">chatscripts <text:s text:c="19"/>init <text:s text:c="12"/>PackageKit <text:s text:c="14"/>sysctl.d</text:p>
      <text:p text:style-name="Standard">console-setup <text:s text:c="17"/>init.d <text:s text:c="10"/>pam.conf <text:s text:c="16"/>systemd</text:p>
      <text:p text:style-name="Standard">cracklib <text:s text:c="22"/>initramfs-tools <text:s/>pam.d <text:s text:c="19"/>terminfo</text:p>
      <text:p text:style-name="Standard">cron.d <text:s text:c="24"/>inputrc <text:s text:c="9"/>papersize <text:s text:c="15"/>thermald</text:p>
      <text:p text:style-name="Standard">cron.daily <text:s text:c="20"/>insserv.conf.d <text:s text:c="2"/>passwd <text:s text:c="18"/>thunderbird</text:p>
      <text:p text:style-name="Standard">cron.hourly <text:s text:c="19"/>iproute2 <text:s text:c="8"/>passwd- <text:s text:c="17"/>timezone</text:p>
      <text:p text:style-name="Standard">cron.monthly <text:s text:c="18"/>issue <text:s text:c="11"/>pcmcia <text:s text:c="18"/>tmpfiles.d</text:p>
      <text:p text:style-name="Standard">crontab <text:s text:c="23"/>issue.net <text:s text:c="7"/>perl <text:s text:c="20"/>ubuntu-advantage</text:p>
      <text:p text:style-name="Standard">cron.weekly <text:s text:c="19"/>kernel <text:s text:c="10"/>php <text:s text:c="21"/>ucf.conf</text:p>
      <text:p text:style-name="Standard">cups <text:s text:c="26"/>kernel-img.conf <text:s/>pki <text:s text:c="21"/>udev</text:p>
      <text:p text:style-name="Standard">cupshelpers <text:s text:c="19"/>kerneloops.conf <text:s/>pm <text:s text:c="22"/>udisks2</text:p>
      <text:p text:style-name="Standard">dbus-1 <text:s text:c="24"/>ldap <text:s text:c="12"/>pnm2ppa.conf <text:s text:c="12"/>ufw</text:p>
      <text:p text:style-name="Standard">dconf <text:s text:c="25"/>ld.so.cache <text:s text:c="5"/>polkit-1 <text:s text:c="16"/>updatedb.conf</text:p>
      <text:p text:style-name="Standard">debconf.conf <text:s text:c="18"/>ld.so.conf <text:s text:c="6"/>popularity-contest.conf <text:s/>update-manager</text:p>
      <text:p text:style-name="Standard">debian_version <text:s text:c="16"/>ld.so.conf.d <text:s text:c="4"/>ppp <text:s text:c="21"/>update-motd.d</text:p>
      <text:p text:style-name="Standard">default <text:s text:c="23"/>legal <text:s text:c="11"/>printcap <text:s text:c="16"/>update-notifier</text:p>
      <text:p text:style-name="Standard">deluser.conf <text:s text:c="18"/>libao.conf <text:s text:c="6"/>privoxy <text:s text:c="17"/>UPower</text:p>
      <text:p text:style-name="Standard">depmod.d <text:s text:c="22"/>libaudit.conf <text:s text:c="3"/>profile <text:s text:c="17"/>usb_modeswitch.conf</text:p>
      <text:p text:style-name="Standard">dhcp <text:s text:c="26"/>libblockdev <text:s text:c="5"/>profile.d <text:s text:c="15"/>usb_modeswitch.d</text:p>
      <text:p text:style-name="Standard">dictionaries-common <text:s text:c="11"/>libnl-3 <text:s text:c="9"/>protocols <text:s text:c="15"/>vconsole.conf</text:p>
      <text:p text:style-name="Standard">doc-base <text:s text:c="22"/>libpaper.d <text:s text:c="6"/>pulse <text:s text:c="19"/>vim</text:p>
      <text:p text:style-name="Standard">dpkg <text:s text:c="26"/>libreoffice <text:s text:c="5"/>python3 <text:s text:c="17"/>vtrgb</text:p>
      <text:p text:style-name="Standard">e2scrub.conf <text:s text:c="18"/>locale.alias <text:s text:c="4"/>python3.8 <text:s text:c="15"/>vulkan</text:p>
      <text:p text:style-name="Standard">emacs <text:s text:c="25"/>locale.gen <text:s text:c="6"/>rc0.d <text:s text:c="19"/>wgetrc</text:p>
      <text:p text:style-name="Standard">environment <text:s text:c="19"/>localtime <text:s text:c="7"/>rc1.d <text:s text:c="19"/>wpa_supplicant</text:p>
      <text:p text:style-name="Standard">environment.d <text:s text:c="17"/>logcheck <text:s text:c="8"/>rc2.d <text:s text:c="19"/>X11</text:p>
      <text:p text:style-name="Standard">ethertypes <text:s text:c="20"/>login.defs <text:s text:c="6"/>rc3.d <text:s text:c="19"/>xattr.conf</text:p>
      <text:p text:style-name="Standard">firefox <text:s text:c="23"/>logrotate.conf <text:s text:c="2"/>rc4.d <text:s text:c="19"/>xdg</text:p>
      <text:p text:style-name="Standard">fonts <text:s text:c="25"/>logrotate.d <text:s text:c="5"/>rc5.d <text:s text:c="19"/>xml</text:p>
      <text:p text:style-name="Standard">fprintd.conf <text:s text:c="18"/>lsb-release <text:s text:c="5"/>rc6.d <text:s text:c="19"/>zsh_command_not_found</text:p>
      <text:p text:style-name="Standard">fstab <text:s text:c="25"/>ltrace.conf <text:s text:c="5"/>rcS.d</text:p>
      <text:p text:style-name="Standard">fuse.conf <text:s text:c="21"/>machine-id <text:s text:c="6"/>resolv.conf</text:p>
      <text:p text:style-name="Standard">root@AlexanderCoretchi:/var/log/nginx# ls /etc/apache2</text:p>
      <text:p text:style-name="Standard">apache2.conf <text:s text:c="6"/>conf-available <text:s/>envvars <text:s/>mods-available <text:s/>ports.conf <text:s text:c="6"/>sites-enabled</text:p>
      <text:p text:style-name="Standard">apache2.conf.save <text:s/>conf-enabled <text:s text:c="3"/>magic <text:s text:c="3"/>mods-enabled <text:s text:c="3"/>sites-available</text:p>
      <text:p text:style-name="Standard">root@AlexanderCoretchi:/var/log/nginx# </text:p>
      <text:p text:style-name="Standard">root@AlexanderCoretchi:/var/log/nginx# </text:p>
      <text:p text:style-name="Standard">root@AlexanderCoretchi:/var/log/nginx# nano /etc/apache2/apache2.conf</text:p>
      <text:p text:style-name="Standard">root@AlexanderCoretchi:/var/log/nginx# </text:p>
      <text:p text:style-name="Standard">root@AlexanderCoretchi:/var/log/nginx# </text:p>
      <text:p text:style-name="Standard">root@AlexanderCoretchi:/var/log/nginx# nano /etc/nginx/sites-enabled/default</text:p>
      <text:p text:style-name="Standard">root@AlexanderCoretchi:/var/log/nginx# </text:p>
      <text:p text:style-name="Standard">root@AlexanderCoretchi:/var/log/nginx# </text:p>
      <text:p text:style-name="Standard">root@AlexanderCoretchi:/var/log/nginx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<text:soft-page-break/>&lt;/pre&gt;root@AlexanderCoretchi:/var/log/nginx# </text:p>
      <text:p text:style-name="Standard">root@AlexanderCoretchi:/var/log/nginx# </text:p>
      <text:p text:style-name="Standard">root@AlexanderCoretchi:/var/log/nginx# curl 'html://127.0.0.1:80/var/www/html/index.html'</text:p>
      <text:p text:style-name="Standard">curl: (1) Protocol "html" not supported or disabled in libcurl</text:p>
      <text:p text:style-name="Standard">root@AlexanderCoretchi:/var/log/nginx# </text:p>
      <text:p text:style-name="Standard">root@AlexanderCoretchi:/var/log/nginx# </text:p>
      <text:p text:style-name="Standard">root@AlexanderCoretchi:/var/log/nginx# nano /etc/apache2/apache2.conf</text:p>
      <text:p text:style-name="Standard">root@AlexanderCoretchi:/var/log/nginx# nano /etc/nginx/sites-enabled/default</text:p>
      <text:p text:style-name="Standard">root@AlexanderCoretchi:/var/log/nginx# </text:p>
      <text:p text:style-name="Standard">root@AlexanderCoretchi:/var/log/nginx# </text:p>
      <text:p text:style-name="Standard">root@AlexanderCoretchi:/var/log/nginx# curl 'html://127.0.0.1:80/var/www/html/index.html'</text:p>
      <text:p text:style-name="Standard">curl: (1) Protocol "html" not supported or disabled in libcurl</text:p>
      <text:p text:style-name="Standard">root@AlexanderCoretchi:/var/log/nginx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var/log/nginx# </text:p>
      <text:p text:style-name="Standard">root@AlexanderCoretchi:/var/log/nginx# </text:p>
      <text:p text:style-name="Standard">root@AlexanderCoretchi:/var/log/nginx# </text:p>
      <text:p text:style-name="Standard">root@AlexanderCoretchi:/var/log/nginx# cd /usr/share/nginx</text:p>
      <text:p text:style-name="Standard">root@AlexanderCoretchi:/usr/share/nginx# ls</text:p>
      <text:p text:style-name="Standard">html <text:s/>modules <text:s/>modules-available</text:p>
      <text:p text:style-name="Standard">root@AlexanderCoretchi:/usr/share/nginx# cd html</text:p>
      <text:p text:style-name="Standard">root@AlexanderCoretchi:/usr/share/nginx/html# </text:p>
      <text:p text:style-name="Standard">root@AlexanderCoretchi:/usr/share/nginx/html# ls</text:p>
      <text:p text:style-name="Standard">index.html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nano /etc/nginx/sites-enabled/default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netstat -ant</text:p>
      <text:p text:style-name="Standard">Active Internet connections (servers and established)</text:p>
      <text:p text:style-name="Standard">Proto Recv-Q Send-Q Local Address <text:s text:c="10"/>Foreign Address <text:s text:c="8"/>State <text:s text:c="5"/></text:p>
      <text:p text:style-name="Standard">tcp <text:s text:c="7"/>0 <text:s text:c="5"/>0 127.0.0.53:53 <text:s text:c="10"/>0.0.0.0:* <text:s text:c="14"/>LISTEN <text:s text:c="4"/></text:p>
      <text:p text:style-name="Standard">tcp <text:s text:c="7"/>0 <text:s text:c="5"/>0 0.0.0.0:80 <text:s text:c="13"/>0.0.0.0:* <text:s text:c="14"/>LISTEN <text:s text:c="4"/></text:p>
      <text:p text:style-name="Standard">tcp <text:s text:c="7"/>0 <text:s text:c="5"/>0 127.0.0.1:631 <text:s text:c="10"/>0.0.0.0:* <text:s text:c="14"/>LISTEN <text:s text:c="4"/></text:p>
      <text:p text:style-name="Standard">tcp <text:s text:c="7"/>0 <text:s text:c="5"/>0 0.0.0.0:3306 <text:s text:c="11"/>0.0.0.0:* <text:s text:c="14"/>LISTEN <text:s text:c="4"/></text:p>
      <text:p text:style-name="Standard">tcp <text:s text:c="7"/>0 <text:s text:c="5"/>0 127.0.0.1:8118 <text:s text:c="9"/>0.0.0.0:* <text:s text:c="14"/>LISTEN <text:s text:c="4"/></text:p>
      <text:p text:style-name="Standard">tcp <text:s text:c="7"/>0 <text:s text:c="5"/>0 192.168.1.239:48196 <text:s text:c="4"/>40.74.219.49:443 <text:s text:c="7"/>ESTABLISHED</text:p>
      <text:p text:style-name="Standard">tcp <text:s text:c="7"/>0 <text:s text:c="5"/>0 192.168.1.239:57037 <text:s text:c="4"/>137.135.225.146:443 <text:s text:c="4"/>ESTABLISHED</text:p>
      <text:p text:style-name="Standard">tcp <text:s text:c="7"/>0 <text:s text:c="5"/>0 192.168.1.239:57902 <text:s text:c="4"/>172.16.100.171:143 <text:s text:c="5"/>ESTABLISHED</text:p>
      <text:p text:style-name="Standard">tcp <text:s text:c="7"/>0 <text:s text:c="5"/>0 192.168.1.239:52990 <text:s text:c="4"/>172.16.100.100:443 <text:s text:c="5"/>ESTABLISHED</text:p>
      <text:p text:style-name="Standard">tcp <text:s text:c="7"/>0 <text:s text:c="5"/>0 192.168.1.239:48182 <text:s text:c="4"/>40.74.219.49:443 <text:s text:c="7"/>ESTABLISHED</text:p>
      <text:p text:style-name="Standard">tcp <text:s text:c="7"/>0 <text:s text:c="5"/>1 192.168.1.239:44770 <text:s text:c="4"/>34.122.121.32:80 <text:s text:c="7"/>SYN_SENT <text:s text:c="2"/></text:p>
      <text:p text:style-name="Standard">tcp <text:s text:c="7"/>0 <text:s text:c="5"/>0 192.168.1.239:40912 <text:s text:c="4"/>44.240.84.54:443 <text:s text:c="7"/>ESTABLISHED</text:p>
      <text:p text:style-name="Standard">tcp6 <text:s text:c="6"/>0 <text:s text:c="5"/>0 ::1:8118 <text:s text:c="15"/>:::* <text:s text:c="19"/>LISTEN <text:s text:c="4"/></text:p>
      <text:p text:style-name="Standard">tcp6 <text:s text:c="6"/>0 <text:s text:c="5"/>0 :::88 <text:s text:c="18"/>:::* <text:s text:c="19"/>LISTEN <text:s text:c="4"/></text:p>
      <text:p text:style-name="Standard">tcp6 <text:s text:c="6"/>0 <text:s text:c="5"/>0 :::33060 <text:s text:c="15"/>:::* <text:s text:c="19"/>LISTEN <text:s text:c="4"/></text:p>
      <text:p text:style-name="Standard"><text:soft-page-break/>tcp6 <text:s text:c="6"/>0 <text:s text:c="5"/>0 ::1:631 <text:s text:c="16"/>:::* <text:s text:c="19"/>LISTEN <text:s text:c="4"/>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nano /etc/nginx/nginx.conf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nano /etc/nginx/sites-enabled/default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usr/share/nginx/html# curl 'html://127.0.0.1:80/var/www/html/index.html'</text:p>
      <text:p text:style-name="Standard">curl: (1) Protocol "html" not supported or disabled in libcurl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systemctl restart nginx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systemctl restart status</text:p>
      <text:p text:style-name="Standard">Failed to restart status.service: Unit status.service not found.</text:p>
      <text:p text:style-name="Standard">root@AlexanderCoretchi:/usr/share/nginx/html# systemctl status nginx</text:p>
      <text:p text:style-name="Standard">● nginx.service - A high performance web server and a reverse proxy server</text:p>
      <text:p text:style-name="Standard"><text:s text:c="5"/>Loaded: loaded (/lib/systemd/system/nginx.service; enabled; vendor preset: enabled)</text:p>
      <text:p text:style-name="Standard"><text:s text:c="5"/>Active: active (running) since Mon 2022-07-25 15:24:03 EEST; 27s ago</text:p>
      <text:p text:style-name="Standard"><text:s text:c="7"/>Docs: man:nginx(8)</text:p>
      <text:p text:style-name="Standard"><text:s text:c="4"/>Process: 15734 ExecStartPre=/usr/sbin/nginx -t -q -g daemon on; master_process on; (code=exited,&gt;</text:p>
      <text:p text:style-name="Standard"><text:s text:c="4"/>Process: 15735 ExecStart=/usr/sbin/nginx -g daemon on; master_process on; (code=exited, status=0&gt;</text:p>
      <text:p text:style-name="Standard"><text:s text:c="3"/>Main PID: 15736 (nginx)</text:p>
      <text:p text:style-name="Standard"><text:s text:c="6"/>Tasks: 5 (limit: 9304)</text:p>
      <text:p text:style-name="Standard"><text:s text:c="5"/>Memory: 4.5M</text:p>
      <text:p text:style-name="Standard"><text:s text:c="5"/>CGroup: /system.slice/nginx.service</text:p>
      <text:p text:style-name="Standard"><text:s text:c="13"/>├─15736 nginx: master process /usr/sbin/nginx -g daemon on; master_process on;</text:p>
      <text:p text:style-name="Standard"><text:s text:c="13"/>├─15737 nginx: worker process</text:p>
      <text:p text:style-name="Standard"><text:s text:c="13"/>├─15738 nginx: worker process</text:p>
      <text:p text:style-name="Standard"><text:s text:c="13"/>├─15739 nginx: worker process</text:p>
      <text:p text:style-name="Standard"><text:s text:c="13"/>└─15740 nginx: worker process</text:p>
      <text:p text:style-name="Standard"/>
      <text:p text:style-name="Standard">Jul 25 15:24:03 AlexanderCoretchi systemd[1]: nginx.service: Succeeded.</text:p>
      <text:p text:style-name="Standard">Jul 25 15:24:03 AlexanderCoretchi systemd[1]: Stopped A high performance web server and a reverse pr&gt;</text:p>
      <text:p text:style-name="Standard">Jul 25 15:24:03 AlexanderCoretchi systemd[1]: Starting A high performance web server and a reverse p&gt;</text:p>
      <text:p text:style-name="Standard"><text:soft-page-break/>Jul 25 15:24:03 AlexanderCoretchi systemd[1]: Started A high performance web server and a reverse pr&gt;</text:p>
      <text:p text:style-name="Standard"/>
      <text:p text:style-name="Standard">[9]+ <text:s/>Stopped <text:s text:c="16"/>systemctl status nginx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curl 'html://127.0.0.1:80/var/www/html/index.html'</text:p>
      <text:p text:style-name="Standard">curl: (1) Protocol "html" not supported or disabled in libcurl</text:p>
      <text:p text:style-name="Standard">root@AlexanderCoretchi:/usr/share/nginx/html# curl "http://127.0.0.1:80/test_curl.php"</text:p>
      <text:p text:style-name="Standard">&lt;html&gt;</text:p>
      <text:p text:style-name="Standard">&lt;head&gt;&lt;title&gt;404 Not Found&lt;/title&gt;&lt;/head&gt;</text:p>
      <text:p text:style-name="Standard">&lt;body&gt;</text:p>
      <text:p text:style-name="Standard">&lt;center&gt;&lt;h1&gt;404 Not Found&lt;/h1&gt;&lt;/center&gt;</text:p>
      <text:p text:style-name="Standard">&lt;hr&gt;&lt;center&gt;nginx/1.18.0 (Ubuntu)&lt;/center&gt;</text:p>
      <text:p text:style-name="Standard">&lt;/body&gt;</text:p>
      <text:p text:style-name="Standard">&lt;/html&gt;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nano /var/log/nginx/error.log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nano /var/log/nginx/access.log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nano /etc/nginx/sites-enabled/default</text:p>
      <text:p text:style-name="Standard">root@AlexanderCoretchi:/usr/share/nginx/html# systemctl restart nginx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systemctl status nginx</text:p>
      <text:p text:style-name="Standard">● nginx.service - A high performance web server and a reverse proxy server</text:p>
      <text:p text:style-name="Standard"><text:s text:c="5"/>Loaded: loaded (/lib/systemd/system/nginx.service; enabled; vendor preset: enabled)</text:p>
      <text:p text:style-name="Standard"><text:s text:c="5"/>Active: active (running) since Mon 2022-07-25 15:27:07 EEST; 4s ago</text:p>
      <text:p text:style-name="Standard"><text:s text:c="7"/>Docs: man:nginx(8)</text:p>
      <text:p text:style-name="Standard"><text:s text:c="4"/>Process: 15829 ExecStartPre=/usr/sbin/nginx -t -q -g daemon on; master_process on; (code=exited,&gt;</text:p>
      <text:p text:style-name="Standard"><text:s text:c="4"/>Process: 15830 ExecStart=/usr/sbin/nginx -g daemon on; master_process on; (code=exited, status=0&gt;</text:p>
      <text:p text:style-name="Standard"><text:s text:c="3"/>Main PID: 15831 (nginx)</text:p>
      <text:p text:style-name="Standard"><text:s text:c="6"/>Tasks: 5 (limit: 9304)</text:p>
      <text:p text:style-name="Standard"><text:s text:c="5"/>Memory: 4.5M</text:p>
      <text:p text:style-name="Standard"><text:s text:c="5"/>CGroup: /system.slice/nginx.service</text:p>
      <text:p text:style-name="Standard"><text:s text:c="13"/>├─15831 nginx: master process /usr/sbin/nginx -g daemon on; master_process on;</text:p>
      <text:p text:style-name="Standard"><text:s text:c="13"/>├─15832 nginx: worker process</text:p>
      <text:p text:style-name="Standard"><text:s text:c="13"/>├─15833 nginx: worker process</text:p>
      <text:p text:style-name="Standard"><text:s text:c="13"/>├─15834 nginx: worker process</text:p>
      <text:p text:style-name="Standard"><text:s text:c="13"/>└─15835 nginx: worker process</text:p>
      <text:p text:style-name="Standard"/>
      <text:p text:style-name="Standard"><text:soft-page-break/>Jul 25 15:27:07 AlexanderCoretchi systemd[1]: Starting A high performance web server and a reverse p&gt;</text:p>
      <text:p text:style-name="Standard">Jul 25 15:27:07 AlexanderCoretchi systemd[1]: Started A high performance web server and a reverse pr&gt;</text:p>
      <text:p text:style-name="Standard"/>
      <text:p text:style-name="Standard">[10]+ <text:s/>Stopped <text:s text:c="16"/>systemctl status nginx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nano /var/log/nginx/access.log</text:p>
      <text:p text:style-name="Standard">root@AlexanderCoretchi:/usr/share/nginx/html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usr/share/nginx/html# </text:p>
      <text:p text:style-name="Standard">root@AlexanderCoretchi:/usr/share/nginx/html# </text:p>
      <text:p text:style-name="Standard">root@AlexanderCoretchi:/usr/share/nginx/html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<text:soft-page-break/>&lt;/pre&gt;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nano /var/log/nginx/access.log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curl "http://127.0.0.1:80/test_curl.php"</text:p>
      <text:p text:style-name="Standard">&lt;pre class='xdebug-var-dump' dir='ltr'&gt;</text:p>
      <text:p text:style-name="Standard">&lt;small&gt;/var/www/test_curl.php:3:&lt;/small&gt;&lt;b&gt;resource&lt;/b&gt;(&lt;i&gt;1&lt;/i&gt;&lt;font color='#2e3436'&gt;,&lt;/font&gt; &lt;i&gt;curl&lt;/i&gt;)</text:p>
      <text:p text:style-name="Standard">&lt;/pre&gt;root@AlexanderCoretchi:/usr/share/nginx/html# </text:p>
      <text:p text:style-name="Standard">root@AlexanderCoretchi:/usr/share/nginx/html# </text:p>
      <text:p text:style-name="Standard">root@AlexanderCoretchi:/usr/share/nginx/html# nano /var/log/nginx/error.log</text:p>
      <text:p text:style-name="Standard">root@AlexanderCoretchi:/usr/share/nginx/html# nano /var/log/nginx/access.log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ls /var/log/</text:p>
      <text:p text:style-name="Standard">alternatives.log <text:s/>bootstrap.log <text:s/>dpkg.log <text:s text:c="8"/>kern.log <text:s text:c="7"/>speech-dispatcher</text:p>
      <text:p text:style-name="Standard">apache2 <text:s text:c="10"/>btmp <text:s text:c="10"/>faillog <text:s text:c="9"/>lastlog <text:s text:c="8"/>syslog</text:p>
      <text:p text:style-name="Standard">apport.log <text:s text:c="7"/>cups <text:s text:c="10"/>fontconfig.log <text:s text:c="2"/>mysql <text:s text:c="10"/>syslog.1</text:p>
      <text:p text:style-name="Standard">apport.log.1 <text:s text:c="5"/>dist-upgrade <text:s text:c="2"/>gdm3 <text:s text:c="12"/>nginx <text:s text:c="10"/>ubuntu-advantage.log</text:p>
      <text:p text:style-name="Standard">apt <text:s text:c="14"/>dmesg <text:s text:c="9"/>gpu-manager.log <text:s/>openvpn <text:s text:c="8"/>ubuntu-advantage-timer.log</text:p>
      <text:p text:style-name="Standard">auth.log <text:s text:c="9"/>dmesg.0 <text:s text:c="7"/>hp <text:s text:c="14"/>php7.4-fpm.log <text:s/>unattended-upgrades</text:p>
      <text:p text:style-name="Standard">boot.log <text:s text:c="9"/>dmesg.1.gz <text:s text:c="4"/>installer <text:s text:c="7"/>private <text:s text:c="8"/>wtmp</text:p>
      <text:p text:style-name="Standard">boot.log.1 <text:s text:c="7"/>dmesg.2.gz <text:s text:c="4"/>journal <text:s text:c="9"/>privoxy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ps aux | grep php</text:p>
      <text:p text:style-name="Standard">root <text:s text:c="8"/>808 <text:s/>0.0 <text:s/>0.4 284000 38536 ? <text:s text:c="7"/>Ss <text:s text:c="2"/>08:52 <text:s text:c="2"/>0:01 php-fpm: master process (/etc/php/7.4/fpm/php-fpm.conf)</text:p>
      <text:p text:style-name="Standard"><text:soft-page-break/>www-data <text:s text:c="3"/>1190 <text:s/>0.0 <text:s/>0.2 284404 19276 ? <text:s text:c="7"/>S <text:s text:c="3"/>08:53 <text:s text:c="2"/>0:00 php-fpm: pool www</text:p>
      <text:p text:style-name="Standard">www-data <text:s text:c="3"/>1191 <text:s/>0.0 <text:s/>0.2 284404 19420 ? <text:s text:c="7"/>S <text:s text:c="3"/>08:53 <text:s text:c="2"/>0:00 php-fpm: pool www</text:p>
      <text:p text:style-name="Standard">root <text:s text:c="7"/>4219 <text:s/>0.0 <text:s/>0.0 <text:s/>14784 <text:s/>4168 pts/0 <text:s text:c="3"/>T <text:s text:c="3"/>09:00 <text:s text:c="2"/>0:00 systemctl status php7.4-fpm</text:p>
      <text:p text:style-name="Standard">root <text:s text:c="6"/>15981 <text:s/>0.0 <text:s/>0.0 <text:s/>11912 <text:s text:c="2"/>712 pts/0 <text:s text:c="3"/>S+ <text:s text:c="2"/>15:34 <text:s text:c="2"/>0:00 grep --color=auto php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nano /etc/php/7.4/fpm/php-fpm.conf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ls -al usr/share/nginx</text:p>
      <text:p text:style-name="Standard">ls: cannot access 'usr/share/nginx': No such file or directory</text:p>
      <text:p text:style-name="Standard">root@AlexanderCoretchi:/usr/share/nginx/html# ls -al /usr/share/nginx</text:p>
      <text:p text:style-name="Standard">total 24</text:p>
      <text:p text:style-name="Standard">drwxr-xr-x <text:s text:c="2"/>4 root root <text:s/>4096 Jul 22 10:17 .</text:p>
      <text:p text:style-name="Standard">drwxr-xr-x 294 root root 12288 Jul 22 16:03 ..</text:p>
      <text:p text:style-name="Standard">drwxr-xr-x <text:s text:c="2"/>2 root root <text:s/>4096 Jul 22 10:17 html</text:p>
      <text:p text:style-name="Standard">lrwxrwxrwx <text:s text:c="2"/>1 root root <text:s text:c="3"/>23 Apr 12 11:04 modules -&gt; ../../lib/nginx/modules</text:p>
      <text:p text:style-name="Standard">drwxr-xr-x <text:s text:c="2"/>2 root root <text:s/>4096 Jul 22 10:17 modules-available</text:p>
      <text:p text:style-name="Standard">root@AlexanderCoretchi:/usr/share/nginx/html# ls -al /usr/share</text:p>
      <text:p text:style-name="Standard">total 1304</text:p>
      <text:p text:style-name="Standard">drwxr-xr-x <text:s/>294 root root 12288 Jul 22 16:03 .</text:p>
      <text:p text:style-name="Standard">drwxr-xr-x <text:s text:c="2"/>14 root root <text:s/>4096 Feb 23 10:48 ..</text:p>
      <text:p text:style-name="Standard">drwxr-xr-x <text:s text:c="3"/>2 root root <text:s/>4096 Jul 22 16:03 aclocal</text:p>
      <text:p text:style-name="Standard">drwxr-xr-x <text:s text:c="3"/>3 root root <text:s/>4096 Jul 22 12:52 aclocal-1.16</text:p>
      <text:p text:style-name="Standard">drwxr-xr-x <text:s text:c="3"/>2 root root <text:s/>4096 Feb 23 10:48 acpi-support</text:p>
      <text:p text:style-name="Standard">drwxr-xr-x <text:s text:c="3"/>2 root root <text:s/>4096 Feb 23 10:47 adduser</text:p>
      <text:p text:style-name="Standard">drwxr-xr-x <text:s text:c="3"/>6 root root <text:s/>4096 Feb 23 10:48 aisleriot</text:p>
      <text:p text:style-name="Standard">drwxr-xr-x <text:s text:c="2"/>10 root root <text:s/>4096 Feb 23 10:48 alsa</text:p>
      <text:p text:style-name="Standard">drwxr-xr-x <text:s text:c="3"/>2 root root <text:s/>4096 Feb 23 10:48 alsa-base</text:p>
      <text:p text:style-name="Standard">drwxr-xr-x <text:s text:c="3"/>6 root root <text:s/>4096 Jul 22 10:35 apache2</text:p>
      <text:p text:style-name="Standard">drwxr-xr-x <text:s text:c="3"/>2 root root <text:s/>4096 Jul 21 11:58 appdata</text:p>
      <text:p text:style-name="Standard">drwxr-xr-x <text:s text:c="3"/>4 root root <text:s/>4096 Feb 23 10:48 app-install</text:p>
      <text:p text:style-name="Standard">drwxr-xr-x <text:s text:c="3"/>2 root root <text:s/>4096 Jul 21 12:20 application-registry</text:p>
      <text:p text:style-name="Standard">drwxr-xr-x <text:s text:c="3"/>2 root root 16384 Jul 25 14:09 applications</text:p>
      <text:p text:style-name="Standard">drwxr-xr-x <text:s text:c="3"/>6 root root <text:s/>4096 Jul 21 12:19 apport</text:p>
      <text:p text:style-name="Standard">drwxr-xr-x <text:s text:c="3"/>2 root root <text:s/>4096 Feb 23 10:48 apturl</text:p>
      <text:p text:style-name="Standard">drwxr-xr-x <text:s text:c="3"/>2 root root <text:s/>4096 Feb 23 10:48 aspell</text:p>
      <text:p text:style-name="Standard">drwxr-xr-x <text:s text:c="3"/>7 root root <text:s/>4096 Jul 22 12:52 autoconf</text:p>
      <text:p text:style-name="Standard">drwxr-xr-x <text:s text:c="3"/>4 root root <text:s/>4096 Jul 22 12:52 automake-1.16</text:p>
      <text:p text:style-name="Standard">drwxr-xr-x <text:s text:c="3"/>2 root root <text:s/>4096 Feb 23 10:48 avahi</text:p>
      <text:p text:style-name="Standard">drwxr-xr-x <text:s text:c="3"/>3 root root <text:s/>4096 Feb 23 10:49 backgrounds</text:p>
      <text:p text:style-name="Standard">drwxr-xr-x <text:s text:c="3"/>2 root root <text:s/>4096 Feb 23 10:47 base-files</text:p>
      <text:p text:style-name="Standard">drwxr-xr-x <text:s text:c="3"/>2 root root <text:s/>4096 Feb 23 10:47 base-passwd</text:p>
      <text:p text:style-name="Standard">drwxr-xr-x <text:s text:c="3"/>4 root root <text:s/>4096 Feb 23 10:48 bash-completion</text:p>
      <text:p text:style-name="Standard">drwxr-xr-x <text:s text:c="3"/>2 root root <text:s/>4096 Jul 21 12:17 binfmts</text:p>
      <text:p text:style-name="Standard">drwxr-xr-x <text:s text:c="3"/>4 root root <text:s/>4096 Feb 23 10:48 branding</text:p>
      <text:p text:style-name="Standard">drwxr-xr-x <text:s text:c="3"/>3 root root <text:s/>4096 Feb 23 10:50 brltty</text:p>
      <text:p text:style-name="Standard">drwxr-xr-x <text:s/>137 root root <text:s/>4096 Jul 22 12:52 bug</text:p>
      <text:p text:style-name="Standard"><text:soft-page-break/>drwxr-xr-x <text:s text:c="3"/>2 root root <text:s/>4096 Jul 22 09:27 build-essential</text:p>
      <text:p text:style-name="Standard">drwxr-xr-x <text:s text:c="3"/>3 root root <text:s/>4096 Feb 23 10:47 ca-certificates</text:p>
      <text:p text:style-name="Standard">drwxr-xr-x <text:s text:c="2"/>10 root root <text:s/>4096 Feb 23 10:48 calendar</text:p>
      <text:p text:style-name="Standard">drwxr-xr-x <text:s text:c="3"/>3 root root <text:s/>4096 Jul 22 12:52 cdbs</text:p>
      <text:p text:style-name="Standard">drwxr-xr-x <text:s text:c="3"/>3 root root <text:s/>4096 Feb 23 10:48 cmake</text:p>
      <text:p text:style-name="Standard">drwxr-xr-x <text:s text:c="3"/>3 root root <text:s/>4096 Feb 23 10:49 cogl</text:p>
      <text:p text:style-name="Standard">drwxr-xr-x <text:s text:c="3"/>3 root root <text:s/>4096 Feb 23 10:48 color</text:p>
      <text:p text:style-name="Standard">drwxr-xr-x <text:s text:c="3"/>7 root root <text:s/>4096 Feb 23 10:48 colord</text:p>
      <text:p text:style-name="Standard">drwxr-xr-x <text:s text:c="3"/>2 root root <text:s/>4096 Feb 23 10:47 common-licenses</text:p>
      <text:p text:style-name="Standard">drwxr-xr-x <text:s text:c="3"/>2 root root 20480 Feb 23 10:47 consolefonts</text:p>
      <text:p text:style-name="Standard">drwxr-xr-x <text:s text:c="3"/>2 root root <text:s/>4096 Feb 23 10:47 console-setup</text:p>
      <text:p text:style-name="Standard">drwxr-xr-x <text:s text:c="3"/>2 root root <text:s/>4096 Feb 23 10:47 consoletrans</text:p>
      <text:p text:style-name="Standard">drwxr-xr-x <text:s text:c="2"/>18 root root <text:s/>4096 Jul 21 12:18 cups</text:p>
      <text:p text:style-name="Standard">drwxr-xr-x <text:s text:c="3"/>8 root root <text:s/>4096 Jul 21 12:16 dbus-1</text:p>
      <text:p text:style-name="Standard">drwxr-xr-x <text:s text:c="3"/>3 root root <text:s/>4096 Feb 23 10:49 dconf</text:p>
      <text:p text:style-name="Standard">drwxr-xr-x <text:s text:c="3"/>2 root root <text:s/>4096 Feb 23 10:47 debconf</text:p>
      <text:p text:style-name="Standard">drwxr-xr-x <text:s text:c="3"/>3 root root <text:s/>4096 Feb 23 10:48 debhelper</text:p>
      <text:p text:style-name="Standard">drwxr-xr-x <text:s text:c="3"/>2 root root <text:s/>4096 Feb 23 10:47 debianutils</text:p>
      <text:p text:style-name="Standard">drwxr-xr-x <text:s text:c="3"/>3 root root <text:s/>4096 Feb 23 10:48 defaults</text:p>
      <text:p text:style-name="Standard">drwxr-xr-x <text:s text:c="3"/>2 root root <text:s/>4096 Feb 23 10:49 desktop-directories</text:p>
      <text:p text:style-name="Standard">drwxr-xr-x <text:s text:c="3"/>2 root root <text:s/>4096 Jul 22 12:52 dh-autoreconf</text:p>
      <text:p text:style-name="Standard">drwxr-xr-x <text:s text:c="3"/>2 root root <text:s/>4096 Feb 23 10:51 dict</text:p>
      <text:p text:style-name="Standard">drwxr-xr-x <text:s text:c="3"/>3 root root <text:s/>4096 Feb 23 10:48 dictionaries-common</text:p>
      <text:p text:style-name="Standard">drwxr-xr-x <text:s text:c="3"/>2 root root <text:s/>4096 Jul 21 12:18 distro-info</text:p>
      <text:p text:style-name="Standard">drwxr-xr-x <text:s text:c="3"/>4 root root <text:s/>4096 Feb 23 10:48 djvu</text:p>
      <text:p text:style-name="Standard">drwxr-xr-x <text:s text:c="3"/>2 root root <text:s/>4096 Feb 23 10:48 dns</text:p>
      <text:p text:style-name="Standard">drwxr-xr-x <text:s text:c="3"/>2 root root <text:s/>4096 Jul 21 12:19 dnsmasq-base</text:p>
      <text:p text:style-name="Standard">drwxr-xr-x 1734 root root 69632 Jul 25 14:09 doc</text:p>
      <text:p text:style-name="Standard">drwxr-xr-x <text:s text:c="3"/>3 root root <text:s/>4096 Jul 22 12:52 doc-base</text:p>
      <text:p text:style-name="Standard">drwxr-xr-x <text:s text:c="3"/>2 root root <text:s/>4096 Jul 22 09:27 dpkg</text:p>
      <text:p text:style-name="Standard">drwxr-xr-x <text:s text:c="3"/>2 root root <text:s/>4096 Jul 21 12:17 drirc.d</text:p>
      <text:p text:style-name="Standard">drwxr-xr-x <text:s text:c="3"/>3 root root <text:s/>4096 Feb 23 10:48 emacs</text:p>
      <text:p text:style-name="Standard">drwxr-xr-x <text:s text:c="3"/>2 root root <text:s/>4096 Feb 23 10:48 emacsen-common</text:p>
      <text:p text:style-name="Standard">drwxr-xr-x <text:s text:c="3"/>2 root root <text:s/>4096 Feb 23 10:48 enchant-2</text:p>
      <text:p text:style-name="Standard">drwxr-xr-x <text:s text:c="3"/>3 root root <text:s/>4096 Feb 23 10:48 eog</text:p>
      <text:p text:style-name="Standard">drwxr-xr-x <text:s text:c="3"/>3 root root <text:s/>4096 Feb 23 10:48 evince</text:p>
      <text:p text:style-name="Standard">drwxr-xr-x <text:s text:c="3"/>2 root root <text:s/>4096 Feb 23 10:48 evolution-data-server</text:p>
      <text:p text:style-name="Standard">drwxr-xr-x <text:s text:c="3"/>3 root root <text:s/>4096 Feb 23 10:47 file</text:p>
      <text:p text:style-name="Standard">drwxr-xr-x <text:s text:c="3"/>2 root root <text:s/>4096 Feb 23 10:48 file-roller</text:p>
      <text:p text:style-name="Standard">drwxr-xr-x <text:s text:c="3"/>4 root root <text:s/>4096 Feb 23 10:50 fish</text:p>
      <text:p text:style-name="Standard">drwxr-xr-x <text:s text:c="3"/>3 root root <text:s/>4096 Feb 23 10:48 fontconfig</text:p>
      <text:p text:style-name="Standard">drwxr-xr-x <text:s text:c="3"/>8 root root <text:s/>4096 Feb 23 10:50 fonts</text:p>
      <text:p text:style-name="Standard">drwxr-xr-x <text:s text:c="3"/>3 root root <text:s/>4096 Feb 23 10:48 fonts-droid-fallback</text:p>
      <text:p text:style-name="Standard">drwxr-xr-x <text:s text:c="3"/>3 root root <text:s/>4096 Feb 23 10:49 fonts-sil-abyssinica</text:p>
      <text:p text:style-name="Standard">drwxr-xr-x <text:s text:c="3"/>3 root root <text:s/>4096 Feb 23 10:49 fonts-sil-padauk</text:p>
      <text:p text:style-name="Standard">drwxr-xr-x <text:s text:c="3"/>3 root root <text:s/>4096 Feb 23 10:50 foo2qpdl</text:p>
      <text:p text:style-name="Standard">drwxr-xr-x <text:s text:c="3"/>3 root root <text:s/>4096 Feb 23 10:50 foo2zjs</text:p>
      <text:p text:style-name="Standard">drwxr-xr-x <text:s text:c="3"/>5 root root <text:s/>4096 Jul 21 12:29 fwupd</text:p>
      <text:p text:style-name="Standard">drwxr-xr-x <text:s text:c="3"/>3 root root <text:s/>4096 Feb 23 10:47 gcc</text:p>
      <text:p text:style-name="Standard"><text:soft-page-break/>drwxr-xr-x <text:s text:c="3"/>3 root root <text:s/>4096 Feb 23 10:48 GConf</text:p>
      <text:p text:style-name="Standard">drwxr-xr-x <text:s text:c="3"/>6 root root <text:s/>4096 Feb 23 10:49 gdb</text:p>
      <text:p text:style-name="Standard">drwxr-xr-x <text:s text:c="3"/>6 root root <text:s/>4096 Feb 23 10:49 gdm</text:p>
      <text:p text:style-name="Standard">drwxr-xr-x <text:s text:c="3"/>3 root root <text:s/>4096 Feb 23 10:49 gedit</text:p>
      <text:p text:style-name="Standard">drwxr-xr-x <text:s text:c="3"/>2 root root <text:s/>4096 Jul 22 12:52 GeoIP</text:p>
      <text:p text:style-name="Standard">drwxr-xr-x <text:s text:c="3"/>7 root root <text:s/>4096 Jul 22 12:52 gettext</text:p>
      <text:p text:style-name="Standard">drwxr-xr-x <text:s text:c="3"/>3 root root <text:s/>4096 Jul 22 12:52 gettext-0.19.8</text:p>
      <text:p text:style-name="Standard">drwxr-xr-x <text:s text:c="3"/>4 root root <text:s/>4096 Feb 23 10:48 ghostscript</text:p>
      <text:p text:style-name="Standard">drwxr-xr-x <text:s text:c="3"/>2 root root <text:s/>4096 Jul 21 12:00 gir-1.0</text:p>
      <text:p text:style-name="Standard">drwxr-xr-x <text:s text:c="3"/>3 root root <text:s/>4096 Feb 23 10:47 glib-2.0</text:p>
      <text:p text:style-name="Standard">drwxr-xr-x <text:s text:c="3"/>3 root root <text:s/>4096 Feb 23 10:48 glvnd</text:p>
      <text:p text:style-name="Standard">drwxr-xr-x <text:s text:c="3"/>5 root root <text:s/>4096 Jul 21 11:59 gnome</text:p>
      <text:p text:style-name="Standard">drwxr-xr-x <text:s text:c="3"/>2 root root <text:s/>4096 Feb 23 10:49 gnome-background-properties</text:p>
      <text:p text:style-name="Standard">drwxr-xr-x <text:s text:c="3"/>2 root root <text:s/>4096 Feb 23 10:49 gnome-bluetooth</text:p>
      <text:p text:style-name="Standard">drwxr-xr-x <text:s text:c="3"/>5 root root <text:s/>4096 Feb 23 10:49 gnome-control-center</text:p>
      <text:p text:style-name="Standard">drwxr-xr-x <text:s text:c="3"/>2 root root <text:s/>4096 Feb 23 10:49 gnome-logs</text:p>
      <text:p text:style-name="Standard">drwxr-xr-x <text:s text:c="3"/>4 root root <text:s/>4096 Feb 23 10:49 gnome-mahjongg</text:p>
      <text:p text:style-name="Standard">drwxr-xr-x <text:s text:c="3"/>3 root root <text:s/>4096 Feb 23 10:49 gnome-mines</text:p>
      <text:p text:style-name="Standard">drwxr-xr-x <text:s text:c="3"/>3 root root <text:s/>4096 Feb 23 10:49 gnome-session</text:p>
      <text:p text:style-name="Standard">drwxr-xr-x <text:s text:c="3"/>3 root root <text:s/>4096 Feb 23 10:49 gnome-settings-daemon</text:p>
      <text:p text:style-name="Standard">drwxr-xr-x <text:s text:c="3"/>7 root root <text:s/>4096 Feb 23 10:50 gnome-shell</text:p>
      <text:p text:style-name="Standard">drwxr-xr-x <text:s text:c="3"/>2 root root <text:s/>4096 Feb 23 10:49 gnome-system-monitor</text:p>
      <text:p text:style-name="Standard">drwxr-xr-x <text:s text:c="3"/>2 root root <text:s/>4096 Feb 23 10:49 gnome-todo</text:p>
      <text:p text:style-name="Standard">drwxr-xr-x <text:s text:c="3"/>2 root root <text:s/>4096 Feb 23 10:48 gnome-video-effects</text:p>
      <text:p text:style-name="Standard">drwxr-xr-x <text:s text:c="3"/>2 root root <text:s/>4096 Jul 21 12:17 gnupg</text:p>
      <text:p text:style-name="Standard">drwxr-xr-x <text:s text:c="3"/>3 root root <text:s/>4096 Feb 23 10:49 goa-1.0</text:p>
      <text:p text:style-name="Standard">drwxr-xr-x <text:s text:c="3"/>3 root root <text:s/>4096 Feb 23 10:49 grilo-plugins</text:p>
      <text:p text:style-name="Standard">drwxr-xr-x <text:s text:c="3"/>3 root root <text:s/>4096 Feb 23 10:48 groff</text:p>
      <text:p text:style-name="Standard">drwxr-xr-x <text:s text:c="3"/>3 root root <text:s/>4096 Jul 21 12:19 grub</text:p>
      <text:p text:style-name="Standard">drwxr-xr-x <text:s text:c="3"/>3 root root <text:s/>4096 Feb 23 10:49 grub-gfxpayload-lists</text:p>
      <text:p text:style-name="Standard">drwxr-xr-x <text:s text:c="3"/>3 root root <text:s/>4096 Feb 23 10:48 gst-plugins-base</text:p>
      <text:p text:style-name="Standard">drwxr-xr-x <text:s text:c="3"/>3 root root <text:s/>4096 Feb 23 10:48 gstreamer-1.0</text:p>
      <text:p text:style-name="Standard">drwxr-xr-x <text:s text:c="3"/>3 root root <text:s/>4096 Feb 23 10:49 gtk-doc</text:p>
      <text:p text:style-name="Standard">drwxr-xr-x <text:s text:c="3"/>2 root root <text:s/>4096 Feb 23 10:49 gtk-engines</text:p>
      <text:p text:style-name="Standard">drwxr-xr-x <text:s text:c="3"/>4 root root <text:s/>4096 Feb 23 10:49 gtksourceview-4</text:p>
      <text:p text:style-name="Standard">drwxr-xr-x <text:s text:c="3"/>3 root root <text:s/>4096 Feb 23 10:48 guile</text:p>
      <text:p text:style-name="Standard">drwxr-xr-x <text:s text:c="3"/>2 root root <text:s/>4096 Feb 23 10:49 gupnp-av</text:p>
      <text:p text:style-name="Standard">drwxr-xr-x <text:s text:c="3"/>3 root root <text:s/>4096 Feb 23 10:49 gupnp-dlna-2.0</text:p>
      <text:p text:style-name="Standard">drwxr-xr-x <text:s text:c="3"/>4 root root <text:s/>4096 Feb 23 10:49 gvfs</text:p>
      <text:p text:style-name="Standard">drwxr-xr-x <text:s text:c="3"/>3 root root <text:s/>4096 Feb 23 10:48 hal</text:p>
      <text:p text:style-name="Standard">drwxr-xr-x <text:s text:c="2"/>60 root root <text:s/>4096 Jul 21 11:58 help</text:p>
      <text:p text:style-name="Standard">drwxr-xr-x <text:s text:c="3"/>6 root root <text:s/>4096 Jul 21 14:47 help-langpack</text:p>
      <text:p text:style-name="Standard">drwxr-xr-x <text:s text:c="2"/>12 root root <text:s/>4096 Jul 21 11:56 hplip</text:p>
      <text:p text:style-name="Standard">drwxr-xr-x <text:s text:c="3"/>2 root root <text:s/>4096 Jul 21 14:47 hunspell</text:p>
      <text:p text:style-name="Standard">drwxr-xr-x <text:s text:c="3"/>2 root root <text:s/>4096 Jul 21 14:47 hyphen</text:p>
      <text:p text:style-name="Standard">drwxr-xr-x <text:s text:c="3"/>4 root root <text:s/>4096 Jul 21 12:16 i18n</text:p>
      <text:p text:style-name="Standard">drwxr-xr-x <text:s text:c="3"/>6 root root <text:s/>4096 Feb 23 10:49 ibus</text:p>
      <text:p text:style-name="Standard">drwxr-xr-x <text:s text:c="3"/>7 root root <text:s/>4096 Feb 23 10:49 ibus-table</text:p>
      <text:p text:style-name="Standard">drwxr-xr-x <text:s text:c="2"/>19 root root <text:s/>4096 Jul 21 11:59 icons</text:p>
      <text:p text:style-name="Standard"><text:soft-page-break/>drwxr-xr-x <text:s text:c="3"/>3 root root <text:s/>4096 Jul 22 16:03 icu</text:p>
      <text:p text:style-name="Standard">drwxr-xr-x <text:s text:c="3"/>3 root root <text:s/>4096 Feb 23 10:49 im-config</text:p>
      <text:p text:style-name="Standard">drwxr-xr-x <text:s text:c="3"/>3 root root <text:s/>4096 Feb 23 10:50 indicators</text:p>
      <text:p text:style-name="Standard">drwxr-xr-x <text:s text:c="3"/>2 root root <text:s/>4096 Jul 22 13:15 info</text:p>
      <text:p text:style-name="Standard">drwxr-xr-x <text:s text:c="3"/>7 root root <text:s/>4096 Feb 23 10:49 initramfs-tools</text:p>
      <text:p text:style-name="Standard">drwxr-xr-x <text:s text:c="3"/>2 root root <text:s/>4096 Jul 22 12:52 intltool-debian</text:p>
      <text:p text:style-name="Standard">drwxr-xr-x <text:s text:c="3"/>2 root root <text:s/>4096 Feb 23 10:48 iptables</text:p>
      <text:p text:style-name="Standard">drwxr-xr-x <text:s text:c="3"/>3 root root <text:s/>4096 Feb 23 10:47 iso-codes</text:p>
      <text:p text:style-name="Standard">drwxr-xr-x <text:s text:c="3"/>2 root root <text:s/>4096 Jul 22 12:52 java</text:p>
      <text:p text:style-name="Standard">drwxr-xr-x <text:s text:c="3"/>3 root root <text:s/>4096 Feb 23 10:48 kde4</text:p>
      <text:p text:style-name="Standard">drwxr-xr-x <text:s text:c="3"/>2 root root <text:s/>4096 Jul 22 09:53 keyrings</text:p>
      <text:p text:style-name="Standard">drwxr-xr-x <text:s text:c="3"/>3 root root <text:s/>4096 Jul 21 12:28 kservices5</text:p>
      <text:p text:style-name="Standard">drwxr-xr-x <text:s text:c="3"/>3 root root <text:s/>4096 Feb 23 10:48 language-selector</text:p>
      <text:p text:style-name="Standard">drwxr-xr-x <text:s text:c="3"/>2 root root <text:s/>4096 Feb 23 10:49 language-support</text:p>
      <text:p text:style-name="Standard">drwxr-xr-x <text:s text:c="3"/>2 root root <text:s/>4096 Feb 23 10:48 language-tools</text:p>
      <text:p text:style-name="Standard">drwxr-xr-x <text:s text:c="3"/>2 root root <text:s/>4096 Jul 21 12:16 libc-bin</text:p>
      <text:p text:style-name="Standard">drwxr-xr-x <text:s text:c="3"/>2 root root <text:s/>4096 Jul 21 12:17 libdrm</text:p>
      <text:p text:style-name="Standard">drwxr-xr-x <text:s text:c="3"/>2 root root <text:s/>4096 Feb 23 10:49 libexttextcat</text:p>
      <text:p text:style-name="Standard">drwxr-xr-x <text:s text:c="3"/>4 root root <text:s/>4096 Feb 23 10:49 libgnomekbd</text:p>
      <text:p text:style-name="Standard">drwxr-xr-x <text:s text:c="3"/>3 root root <text:s/>4096 Feb 23 10:48 libgphoto2</text:p>
      <text:p text:style-name="Standard">drwxr-xr-x <text:s text:c="3"/>2 root root <text:s/>4096 Feb 23 10:48 libgweather</text:p>
      <text:p text:style-name="Standard">drwxr-xr-x <text:s text:c="3"/>2 root root <text:s/>4096 Jul 21 12:20 libinput</text:p>
      <text:p text:style-name="Standard">drwxr-xr-x <text:s text:c="3"/>3 root root <text:s/>4096 Feb 23 10:49 liblangtag</text:p>
      <text:p text:style-name="Standard">drwxr-xr-x <text:s text:c="3"/>3 root root <text:s/>4096 Feb 23 10:49 liblouis</text:p>
      <text:p text:style-name="Standard">drwxr-xr-x <text:s text:c="3"/>3 root root <text:s/>4096 Feb 23 10:49 liblouisutdml</text:p>
      <text:p text:style-name="Standard">drwxr-xr-x <text:s text:c="3"/>6 root root <text:s/>4096 Jul 21 12:20 libreoffice</text:p>
      <text:p text:style-name="Standard">drwxr-xr-x <text:s text:c="3"/>3 root root <text:s/>4096 Feb 23 10:49 librevenge</text:p>
      <text:p text:style-name="Standard">drwxr-xr-x <text:s text:c="3"/>2 root root <text:s/>4096 Feb 23 10:48 libthai</text:p>
      <text:p text:style-name="Standard">drwxr-xr-x <text:s text:c="3"/>5 root root <text:s/>4096 Jul 22 12:52 libtool</text:p>
      <text:p text:style-name="Standard">drwxr-xr-x <text:s text:c="3"/>3 root root 12288 Feb 23 10:48 libwacom</text:p>
      <text:p text:style-name="Standard">drwxr-xr-x <text:s text:c="3"/>3 root root <text:s/>4096 Feb 23 10:49 lightdm</text:p>
      <text:p text:style-name="Standard">drwxr-xr-x <text:s text:c="3"/>4 root root <text:s/>4096 Feb 23 10:47 lintian</text:p>
      <text:p text:style-name="Standard">drwxr-xr-x <text:s text:c="3"/>2 root root <text:s/>4096 Feb 23 10:48 linux-sound-base</text:p>
      <text:p text:style-name="Standard">drwxr-xr-x <text:s/>199 root root <text:s/>4096 Jul 21 12:16 locale</text:p>
      <text:p text:style-name="Standard">drwxr-xr-x <text:s text:c="2"/>12 root root <text:s/>4096 Jul 21 14:47 locale-langpack</text:p>
      <text:p text:style-name="Standard">drwxr-xr-x <text:s text:c="3"/>2 root root <text:s/>4096 Jul 21 12:16 locales</text:p>
      <text:p text:style-name="Standard">drwxr-xr-x <text:s text:c="3"/>3 root root <text:s/>4096 Feb 23 10:50 m2300w</text:p>
      <text:p text:style-name="Standard">drwxr-xr-x <text:s text:c="2"/>35 root root <text:s/>4096 Jul 22 12:52 man</text:p>
      <text:p text:style-name="Standard">drwxr-xr-x <text:s text:c="3"/>2 root root <text:s/>4096 Feb 23 10:48 man-db</text:p>
      <text:p text:style-name="Standard">drwxr-xr-x <text:s text:c="3"/>3 root root <text:s/>4096 Feb 23 10:49 maven-repo</text:p>
      <text:p text:style-name="Standard">drwxr-xr-x <text:s text:c="3"/>2 root root 12288 Feb 23 10:49 media-player-info</text:p>
      <text:p text:style-name="Standard">drwxr-xr-x <text:s text:c="3"/>2 root root <text:s/>4096 Jul 25 14:09 menu</text:p>
      <text:p text:style-name="Standard">drwxr-xr-x <text:s text:c="3"/>2 root root <text:s/>4096 Jul 21 12:29 metainfo</text:p>
      <text:p text:style-name="Standard">drwxr-xr-x <text:s text:c="2"/>15 root root <text:s/>4096 Jul 21 12:25 mime</text:p>
      <text:p text:style-name="Standard">drwxr-xr-x <text:s text:c="3"/>2 root root <text:s/>4096 Jul 21 12:20 mime-info</text:p>
      <text:p text:style-name="Standard">drwxr-xr-x <text:s text:c="3"/>2 root root <text:s/>4096 Jul 22 12:52 misc</text:p>
      <text:p text:style-name="Standard">drwxr-xr-x <text:s text:c="3"/>2 root root <text:s/>4096 Feb 23 10:50 mobile-broadband-provider-info</text:p>
      <text:p text:style-name="Standard">drwxr-xr-x <text:s text:c="3"/>3 root root <text:s/>4096 Jul 21 12:21 ModemManager</text:p>
      <text:p text:style-name="Standard">drwxr-xr-x <text:s text:c="3"/>2 root root <text:s/>4096 Feb 23 10:49 mousetweaks</text:p>
      <text:p text:style-name="Standard"><text:soft-page-break/>drwxr-xr-x <text:s text:c="3"/>3 root root <text:s/>4096 Feb 23 10:50 mozilla</text:p>
      <text:p text:style-name="Standard">drwxr-xr-x <text:s text:c="3"/>3 root root <text:s/>4096 Jul 21 14:47 myspell</text:p>
      <text:p text:style-name="Standard">drwxr-xr-x <text:s text:c="2"/>27 root root <text:s/>4096 Jul 21 16:11 mysql</text:p>
      <text:p text:style-name="Standard">drwxr-xr-x <text:s text:c="3"/>2 root root <text:s/>4096 Feb 23 10:48 mysql-common</text:p>
      <text:p text:style-name="Standard">drwxr-xr-x <text:s text:c="3"/>2 root root <text:s/>4096 Jul 21 14:47 mythes</text:p>
      <text:p text:style-name="Standard">drwxr-xr-x <text:s text:c="3"/>2 root root <text:s/>4096 Feb 23 10:48 nano</text:p>
      <text:p text:style-name="Standard">drwxr-xr-x <text:s text:c="3"/>3 root root <text:s/>4096 Feb 23 10:49 nautilus-share</text:p>
      <text:p text:style-name="Standard">drwxr-xr-x <text:s text:c="3"/>3 root root <text:s/>4096 Jul 21 12:18 netplan</text:p>
      <text:p text:style-name="Standard">drwxr-xr-x <text:s text:c="3"/>4 root root <text:s/>4096 Jul 22 10:17 nginx</text:p>
      <text:p text:style-name="Standard">drwxr-xr-x <text:s text:c="3"/>2 root root <text:s/>4096 Jul 21 14:29 omf</text:p>
      <text:p text:style-name="Standard">drwxr-xr-x <text:s text:c="3"/>2 root root <text:s/>4096 Jul 21 12:21 openvpn</text:p>
      <text:p text:style-name="Standard">drwxr-xr-x <text:s text:c="3"/>3 root root <text:s/>4096 Feb 23 10:50 orca</text:p>
      <text:p text:style-name="Standard">drwxr-xr-x <text:s text:c="3"/>3 root root <text:s/>4096 Feb 23 10:49 org.gnome.Characters</text:p>
      <text:p text:style-name="Standard">drwxr-xr-x <text:s text:c="3"/>2 root root <text:s/>4096 Feb 23 10:50 os-prober</text:p>
      <text:p text:style-name="Standard">drwxr-xr-x <text:s text:c="3"/>3 root root <text:s/>4096 Feb 23 10:48 p11-kit</text:p>
      <text:p text:style-name="Standard">drwxr-xr-x <text:s text:c="3"/>2 root root <text:s/>4096 Dec <text:s/>3 <text:s/>2021 package-data-downloads</text:p>
      <text:p text:style-name="Standard">drwxr-xr-x <text:s text:c="3"/>3 root root <text:s/>4096 Feb 23 10:48 PackageKit</text:p>
      <text:p text:style-name="Standard">drwxr-xr-x <text:s text:c="3"/>2 root root <text:s/>4096 Feb 23 10:47 pam</text:p>
      <text:p text:style-name="Standard">drwxr-xr-x <text:s text:c="3"/>2 root root <text:s/>4096 Jul 21 12:16 pam-configs</text:p>
      <text:p text:style-name="Standard">drwxr-xr-x <text:s text:c="3"/>3 root root <text:s/>4096 Feb 23 10:48 perl</text:p>
      <text:p text:style-name="Standard">drwxr-xr-x <text:s text:c="2"/>33 root root <text:s/>4096 Jul 22 12:52 perl5</text:p>
      <text:p text:style-name="Standard">drwxr-xr-x <text:s text:c="3"/>2 root root <text:s/>4096 Feb 23 10:49 perl-openssl-defaults</text:p>
      <text:p text:style-name="Standard">drwxr-xr-x <text:s text:c="2"/>15 root root <text:s/>4096 Jul 22 14:04 php</text:p>
      <text:p text:style-name="Standard">drwxr-xr-x <text:s text:c="3"/>3 root root <text:s/>4096 Jul 22 12:52 php7.4-bcmath</text:p>
      <text:p text:style-name="Standard">drwxr-xr-x <text:s text:c="3"/>3 root root <text:s/>4096 Jul 22 12:52 php7.4-bz2</text:p>
      <text:p text:style-name="Standard">drwxr-xr-x <text:s text:c="3"/>3 root root <text:s/>4096 Jul 22 12:51 php7.4-common</text:p>
      <text:p text:style-name="Standard">drwxr-xr-x <text:s text:c="3"/>3 root root <text:s/>4096 Jul 22 12:52 php7.4-curl</text:p>
      <text:p text:style-name="Standard">drwxr-xr-x <text:s text:c="3"/>3 root root <text:s/>4096 Jul 22 12:52 php7.4-gd</text:p>
      <text:p text:style-name="Standard">drwxr-xr-x <text:s text:c="3"/>3 root root <text:s/>4096 Jul 22 12:52 php7.4-gmp</text:p>
      <text:p text:style-name="Standard">drwxr-xr-x <text:s text:c="3"/>3 root root <text:s/>4096 Jul 22 12:52 php7.4-intl</text:p>
      <text:p text:style-name="Standard">drwxr-xr-x <text:s text:c="3"/>3 root root <text:s/>4096 Jul 22 12:52 php7.4-json</text:p>
      <text:p text:style-name="Standard">drwxr-xr-x <text:s text:c="3"/>3 root root <text:s/>4096 Jul 22 12:52 php7.4-ldap</text:p>
      <text:p text:style-name="Standard">drwxr-xr-x <text:s text:c="3"/>3 root root <text:s/>4096 Jul 22 12:52 php7.4-mbstring</text:p>
      <text:p text:style-name="Standard">drwxr-xr-x <text:s text:c="3"/>3 root root <text:s/>4096 Jul 22 12:52 php7.4-mysql</text:p>
      <text:p text:style-name="Standard">drwxr-xr-x <text:s text:c="3"/>3 root root <text:s/>4096 Jul 22 12:52 php7.4-odbc</text:p>
      <text:p text:style-name="Standard">drwxr-xr-x <text:s text:c="3"/>3 root root <text:s/>4096 Jul 22 12:52 php7.4-opcache</text:p>
      <text:p text:style-name="Standard">drwxr-xr-x <text:s text:c="3"/>3 root root <text:s/>4096 Jul 22 12:52 php7.4-pgsql</text:p>
      <text:p text:style-name="Standard">drwxr-xr-x <text:s text:c="3"/>3 root root <text:s/>4096 Jul 22 12:52 php7.4-pspell</text:p>
      <text:p text:style-name="Standard">drwxr-xr-x <text:s text:c="3"/>3 root root <text:s/>4096 Jul 22 12:52 php7.4-readline</text:p>
      <text:p text:style-name="Standard">drwxr-xr-x <text:s text:c="3"/>3 root root <text:s/>4096 Jul 22 12:52 php7.4-soap</text:p>
      <text:p text:style-name="Standard">drwxr-xr-x <text:s text:c="3"/>3 root root <text:s/>4096 Jul 22 12:52 php7.4-sqlite3</text:p>
      <text:p text:style-name="Standard">drwxr-xr-x <text:s text:c="3"/>3 root root <text:s/>4096 Jul 22 12:52 php7.4-xml</text:p>
      <text:p text:style-name="Standard">drwxr-xr-x <text:s text:c="3"/>3 root root <text:s/>4096 Jul 22 12:52 php7.4-xmlrpc</text:p>
      <text:p text:style-name="Standard">drwxr-xr-x <text:s text:c="3"/>3 root root <text:s/>4096 Jul 22 12:52 php7.4-zip</text:p>
      <text:p text:style-name="Standard">drwxr-xr-x <text:s text:c="3"/>4 root root <text:s/>4096 Jul 25 14:09 pixmaps</text:p>
      <text:p text:style-name="Standard">drwxr-xr-x <text:s text:c="3"/>2 root root <text:s/>4096 Jul 21 12:17 pkgconfig</text:p>
      <text:p text:style-name="Standard">-rwxr-xr-x <text:s text:c="3"/>1 root root <text:s/>2235 Feb <text:s/>7 <text:s/>2020 pkg-config-crosswrapper</text:p>
      <text:p text:style-name="Standard">-rwxr-xr-x <text:s text:c="3"/>1 root root <text:s/>1826 Feb <text:s/>7 <text:s/>2020 pkg-config-dpkghook</text:p>
      <text:p text:style-name="Standard">drwxr-xr-x <text:s text:c="3"/>3 root root <text:s/>4096 Jul 22 12:52 pkg-php-tools</text:p>
      <text:p text:style-name="Standard"><text:soft-page-break/>drwxr-xr-x <text:s text:c="3"/>3 root root <text:s/>4096 Feb 23 10:48 plymouth</text:p>
      <text:p text:style-name="Standard">drwxr-xr-x <text:s text:c="3"/>2 root root <text:s/>4096 Feb 23 10:50 pnm2ppa</text:p>
      <text:p text:style-name="Standard">drwxr-xr-x <text:s text:c="3"/>3 root root <text:s/>4096 Jul 22 12:52 po-debconf</text:p>
      <text:p text:style-name="Standard">drwxr-xr-x <text:s text:c="3"/>4 root root <text:s/>4096 Feb 23 10:47 polkit-1</text:p>
      <text:p text:style-name="Standard">drwxr-xr-x <text:s text:c="3"/>6 root root <text:s/>4096 Feb 23 10:48 poppler</text:p>
      <text:p text:style-name="Standard">drwxr-xr-x <text:s text:c="3"/>2 root root <text:s/>4096 Feb 23 10:48 popularity-contest</text:p>
      <text:p text:style-name="Standard">drwxr-xr-x <text:s text:c="3"/>5 root root <text:s/>4096 Feb 23 10:49 ppd</text:p>
      <text:p text:style-name="Standard">drwxr-xr-x <text:s text:c="3"/>2 root root <text:s/>4096 Feb 23 10:49 ppp</text:p>
      <text:p text:style-name="Standard">drwxr-xr-x <text:s text:c="3"/>2 root root <text:s/>4096 Jul 21 14:29 privoxy</text:p>
      <text:p text:style-name="Standard">drwxr-xr-x <text:s text:c="3"/>2 root root <text:s/>4096 Feb 23 10:48 publicsuffix</text:p>
      <text:p text:style-name="Standard">drwxr-xr-x <text:s text:c="3"/>3 root root <text:s/>4096 Feb 23 10:48 pulseaudio</text:p>
      <text:p text:style-name="Standard">drwxr-xr-x <text:s text:c="3"/>2 root root <text:s/>4096 Feb 23 10:51 pyshared</text:p>
      <text:p text:style-name="Standard">drwxr-xr-x <text:s text:c="3"/>6 root root <text:s/>4096 Feb 23 10:47 python3</text:p>
      <text:p text:style-name="Standard">drwxr-xr-x <text:s text:c="3"/>3 root root <text:s/>4096 Feb 23 10:47 python-apt</text:p>
      <text:p text:style-name="Standard">drwxr-xr-x <text:s text:c="3"/>2 root root <text:s/>4096 Jul 22 09:27 python-wheels</text:p>
      <text:p text:style-name="Standard">drwxr-xr-x <text:s text:c="3"/>2 root root <text:s/>4096 Feb 23 10:47 readline</text:p>
      <text:p text:style-name="Standard">drwxr-xr-x <text:s text:c="3"/>6 root root <text:s/>4096 Feb 23 10:50 remmina</text:p>
      <text:p text:style-name="Standard">drwxr-xr-x <text:s text:c="3"/>3 root root <text:s/>4096 Feb 23 10:50 rhythmbox</text:p>
      <text:p text:style-name="Standard">drwxr-xr-x <text:s text:c="3"/>3 root root <text:s/>4096 Feb 23 10:48 rsync</text:p>
      <text:p text:style-name="Standard">drwxr-xr-x <text:s text:c="3"/>2 root root <text:s/>4096 Jul 21 12:18 rsyslog</text:p>
      <text:p text:style-name="Standard">drwxr-xr-x <text:s text:c="3"/>5 root root <text:s/>4096 Feb 23 10:50 rygel</text:p>
      <text:p text:style-name="Standard">drwxr-xr-x <text:s text:c="3"/>3 root root <text:s/>4096 Feb 23 10:50 seahorse</text:p>
      <text:p text:style-name="Standard">drwxr-xr-x <text:s text:c="3"/>3 root root <text:s/>4096 Feb 23 10:50 secureboot</text:p>
      <text:p text:style-name="Standard">drwxr-xr-x <text:s text:c="3"/>3 root root <text:s/>4096 Nov 17 <text:s/>2019 sensible-utils</text:p>
      <text:p text:style-name="Standard">drwxr-xr-x <text:s text:c="3"/>3 root root <text:s/>4096 Feb 23 10:49 session-migration</text:p>
      <text:p text:style-name="Standard">drwxr-xr-x <text:s text:c="3"/>9 root root <text:s/>4096 Feb 23 10:48 sgml</text:p>
      <text:p text:style-name="Standard">drwxr-xr-x <text:s text:c="3"/>2 root root <text:s/>4096 Feb 23 10:48 sgml-base</text:p>
      <text:p text:style-name="Standard">drwxr-xr-x <text:s text:c="3"/>2 root root <text:s/>4096 Feb 23 10:48 sgml-data</text:p>
      <text:p text:style-name="Standard">drwxr-xr-x <text:s text:c="3"/>2 root root <text:s/>4096 Jul 22 12:52 shtool</text:p>
      <text:p text:style-name="Standard">drwxr-xr-x <text:s text:c="3"/>5 root root <text:s/>4096 Jul 21 12:28 skypeforlinux</text:p>
      <text:p text:style-name="Standard">drwxr-xr-x <text:s text:c="3"/>4 root root <text:s/>4096 Feb 23 10:48 snmp</text:p>
      <text:p text:style-name="Standard">drwxr-xr-x <text:s text:c="3"/>3 root root <text:s/>4096 Feb 23 10:48 software-properties</text:p>
      <text:p text:style-name="Standard">drwxr-xr-x <text:s text:c="3"/>8 root root <text:s/>4096 Feb 23 10:50 sounds</text:p>
      <text:p text:style-name="Standard">drwxr-xr-x <text:s text:c="3"/>4 root root <text:s/>4096 Feb 23 10:50 speech-dispatcher</text:p>
      <text:p text:style-name="Standard">drwxr-xr-x <text:s text:c="3"/>2 root root <text:s/>4096 Feb 23 10:48 ssl-cert</text:p>
      <text:p text:style-name="Standard">drwxr-xr-x <text:s text:c="3"/>7 root root <text:s/>4096 Feb 23 10:51 system-config-printer</text:p>
      <text:p text:style-name="Standard">drwxr-xr-x <text:s text:c="3"/>2 root root <text:s/>4096 Jul 21 12:17 systemd</text:p>
      <text:p text:style-name="Standard">drwxr-xr-x <text:s text:c="3"/>2 root root <text:s/>4096 Feb 23 10:47 tabset</text:p>
      <text:p text:style-name="Standard">drwxr-xr-x <text:s text:c="3"/>2 root root <text:s/>4096 Feb 26 <text:s/>2020 terminfo</text:p>
      <text:p text:style-name="Standard">drwxr-xr-x <text:s text:c="2"/>11 root root <text:s/>4096 Feb 23 10:50 themes</text:p>
      <text:p text:style-name="Standard">drwxr-xr-x <text:s text:c="3"/>2 root root <text:s/>4096 Feb 23 10:50 thumbnailers</text:p>
      <text:p text:style-name="Standard">drwxr-xr-x <text:s text:c="3"/>2 root root <text:s/>4096 Feb 23 10:50 totem</text:p>
      <text:p text:style-name="Standard">drwxr-xr-x <text:s text:c="3"/>6 root root <text:s/>4096 Feb 23 10:49 tracker</text:p>
      <text:p text:style-name="Standard">drwxr-xr-x <text:s text:c="3"/>3 root root <text:s/>4096 Feb 23 10:49 tracker-miners</text:p>
      <text:p text:style-name="Standard">drwxr-xr-x <text:s text:c="3"/>3 root root <text:s/>4096 Feb 23 10:50 transmission</text:p>
      <text:p text:style-name="Standard">drwxr-xr-x <text:s text:c="3"/>3 root root <text:s/>4096 Feb 23 10:50 ubuntu</text:p>
      <text:p text:style-name="Standard">drwxr-xr-x <text:s text:c="3"/>4 root root <text:s/>4096 Jul 21 12:18 ubuntu-drivers-common</text:p>
      <text:p text:style-name="Standard">drwxr-xr-x <text:s text:c="3"/>3 root root <text:s/>4096 Jul 21 12:18 ubuntu-release-upgrader</text:p>
      <text:p text:style-name="Standard">drwxr-xr-x <text:s text:c="3"/>3 root root <text:s/>4096 Feb 23 10:50 ubuntu-wayland</text:p>
      <text:p text:style-name="Standard"><text:soft-page-break/>drwxr-xr-x <text:s text:c="3"/>4 root root <text:s/>4096 Feb 23 10:48 ufw</text:p>
      <text:p text:style-name="Standard">drwxr-xr-x <text:s text:c="3"/>2 root root <text:s/>4096 Jul 21 12:21 unattended-upgrades</text:p>
      <text:p text:style-name="Standard">drwxr-xr-x <text:s text:c="3"/>2 root root <text:s/>4096 Feb 23 10:49 unity</text:p>
      <text:p text:style-name="Standard">drwxr-xr-x <text:s text:c="3"/>3 root root <text:s/>4096 Feb 23 10:50 update-manager</text:p>
      <text:p text:style-name="Standard">drwxr-xr-x <text:s text:c="3"/>5 root root <text:s/>4096 Jul 21 12:18 update-notifier</text:p>
      <text:p text:style-name="Standard">drwxr-xr-x <text:s text:c="3"/>4 root root <text:s/>4096 Feb 23 10:49 upstart</text:p>
      <text:p text:style-name="Standard">drwxr-xr-x <text:s text:c="3"/>2 root root <text:s/>4096 Feb 23 10:50 usb-creator</text:p>
      <text:p text:style-name="Standard">drwxr-xr-x <text:s text:c="3"/>2 root root <text:s/>4096 Feb 23 10:50 usb_modeswitch</text:p>
      <text:p text:style-name="Standard">drwxr-xr-x <text:s text:c="3"/>3 root root <text:s/>4096 Feb 23 10:49 vala</text:p>
      <text:p text:style-name="Standard">drwxr-xr-x <text:s text:c="3"/>5 root root <text:s/>4096 Feb 23 10:48 vim</text:p>
      <text:p text:style-name="Standard">drwxr-xr-x <text:s text:c="3"/>5 root root <text:s/>4096 Feb 23 10:49 vulkan</text:p>
      <text:p text:style-name="Standard">drwxr-xr-x <text:s text:c="3"/>2 root root <text:s/>4096 Feb 23 10:49 wayland-sessions</text:p>
      <text:p text:style-name="Standard">drwxr-xr-x <text:s text:c="3"/>5 root root <text:s/>4096 Feb 23 10:50 X11</text:p>
      <text:p text:style-name="Standard">drwxr-xr-x <text:s text:c="3"/>3 root root <text:s/>4096 Feb 23 10:48 xdg-desktop-portal</text:p>
      <text:p text:style-name="Standard">drwxr-xr-x <text:s text:c="2"/>11 root root <text:s/>4096 Feb 23 10:48 xml</text:p>
      <text:p text:style-name="Standard">drwxr-xr-x <text:s text:c="3"/>2 root root <text:s/>4096 Feb 23 10:48 xml-core</text:p>
      <text:p text:style-name="Standard">drwxr-xr-x <text:s text:c="3"/>2 root root <text:s/>4096 Feb 23 10:49 xsessions</text:p>
      <text:p text:style-name="Standard">drwxr-xr-x <text:s text:c="3"/>6 root root <text:s/>4096 Feb 23 10:49 yelp</text:p>
      <text:p text:style-name="Standard">drwxr-xr-x <text:s text:c="3"/>4 root root <text:s/>4096 Feb 23 10:49 yelp-xsl</text:p>
      <text:p text:style-name="Standard">drwxr-xr-x <text:s text:c="3"/>3 root root <text:s/>4096 Feb 23 10:49 zenity</text:p>
      <text:p text:style-name="Standard">drwxr-xr-x <text:s text:c="2"/>21 root root <text:s/>4096 Jul 21 12:18 zoneinfo</text:p>
      <text:p text:style-name="Standard">drwxr-xr-x <text:s text:c="3"/>3 root root <text:s/>4096 Feb 23 10:47 zoneinfo-icu</text:p>
      <text:p text:style-name="Standard">drwxr-xr-x <text:s text:c="3"/>3 root root <text:s/>4096 Feb 23 10:47 zsh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ls -al /usr/share/nginx</text:p>
      <text:p text:style-name="Standard">total 24</text:p>
      <text:p text:style-name="Standard">drwxr-xr-x <text:s text:c="2"/>4 root root <text:s/>4096 Jul 22 10:17 .</text:p>
      <text:p text:style-name="Standard">drwxr-xr-x 294 root root 12288 Jul 22 16:03 ..</text:p>
      <text:p text:style-name="Standard">drwxr-xr-x <text:s text:c="2"/>2 root root <text:s/>4096 Jul 22 10:17 html</text:p>
      <text:p text:style-name="Standard">lrwxrwxrwx <text:s text:c="2"/>1 root root <text:s text:c="3"/>23 Apr 12 11:04 modules -&gt; ../../lib/nginx/modules</text:p>
      <text:p text:style-name="Standard">drwxr-xr-x <text:s text:c="2"/>2 root root <text:s/>4096 Jul 22 10:17 modules-available</text:p>
      <text:p text:style-name="Standard">root@AlexanderCoretchi:/usr/share/nginx/html# ls -al /usr/share/nginx/html</text:p>
      <text:p text:style-name="Standard">total 12</text:p>
      <text:p text:style-name="Standard">drwxr-xr-x 2 root root 4096 Jul 22 10:17 .</text:p>
      <text:p text:style-name="Standard">drwxr-xr-x 4 root root 4096 Jul 22 10:17 ..</text:p>
      <text:p text:style-name="Standard">-rw-r--r-- 1 root root <text:s/>612 Apr 21 <text:s/>2020 index.html</text:p>
      <text:p text:style-name="Standard">root@AlexanderCoretchi:/usr/share/nginx/html# chmod 777 /usr/share/nginx/html/index.html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ls -al /usr/share/nginx/html</text:p>
      <text:p text:style-name="Standard">total 12</text:p>
      <text:p text:style-name="Standard">drwxr-xr-x 2 root root 4096 Jul 22 10:17 .</text:p>
      <text:p text:style-name="Standard">drwxr-xr-x 4 root root 4096 Jul 22 10:17 ..</text:p>
      <text:p text:style-name="Standard">-rwxrwxrwx 1 root root <text:s/>612 Apr 21 <text:s/>2020 index.html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systemctl nginx restart</text:p>
      <text:p text:style-name="Standard">Unknown operation nginx.</text:p>
      <text:p text:style-name="Standard"><text:soft-page-break/>root@AlexanderCoretchi:/usr/share/nginx/html# systemctl restart nginx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systemctl restart status</text:p>
      <text:p text:style-name="Standard">Failed to restart status.service: Unit status.service not found.</text:p>
      <text:p text:style-name="Standard">root@AlexanderCoretchi:/usr/share/nginx/html# systemctl status nginx</text:p>
      <text:p text:style-name="Standard">● nginx.service - A high performance web server and a reverse proxy server</text:p>
      <text:p text:style-name="Standard"><text:s text:c="5"/>Loaded: loaded (/lib/systemd/system/nginx.service; enabled; vendor preset: enabled)</text:p>
      <text:p text:style-name="Standard"><text:s text:c="5"/>Active: active (running) since Mon 2022-07-25 15:41:16 EEST; 18s ago</text:p>
      <text:p text:style-name="Standard"><text:s text:c="7"/>Docs: man:nginx(8)</text:p>
      <text:p text:style-name="Standard"><text:s text:c="4"/>Process: 16141 ExecStartPre=/usr/sbin/nginx -t -q -g daemon on; master_process on; (code=exited&gt;</text:p>
      <text:p text:style-name="Standard"><text:s text:c="4"/>Process: 16143 ExecStart=/usr/sbin/nginx -g daemon on; master_process on; (code=exited, status=&gt;</text:p>
      <text:p text:style-name="Standard"><text:s text:c="3"/>Main PID: 16144 (nginx)</text:p>
      <text:p text:style-name="Standard"><text:s text:c="6"/>Tasks: 5 (limit: 9304)</text:p>
      <text:p text:style-name="Standard"><text:s text:c="5"/>Memory: 4.6M</text:p>
      <text:p text:style-name="Standard"><text:s text:c="5"/>CGroup: /system.slice/nginx.service</text:p>
      <text:p text:style-name="Standard"><text:s text:c="13"/>├─16144 nginx: master process /usr/sbin/nginx -g daemon on; master_process on;</text:p>
      <text:p text:style-name="Standard"><text:s text:c="13"/>├─16145 nginx: worker process</text:p>
      <text:p text:style-name="Standard"><text:s text:c="13"/>├─16146 nginx: worker process</text:p>
      <text:p text:style-name="Standard"><text:s text:c="13"/>├─16147 nginx: worker process</text:p>
      <text:p text:style-name="Standard"><text:s text:c="13"/>└─16148 nginx: worker process</text:p>
      <text:p text:style-name="Standard"/>
      <text:p text:style-name="Standard">Jul 25 15:41:16 AlexanderCoretchi systemd[1]: nginx.service: Succeeded.</text:p>
      <text:p text:style-name="Standard">Jul 25 15:41:16 AlexanderCoretchi systemd[1]: Stopped A high performance web server and a reverse p&gt;</text:p>
      <text:p text:style-name="Standard">Jul 25 15:41:16 AlexanderCoretchi systemd[1]: Starting A high performance web server and a reverse &gt;</text:p>
      <text:p text:style-name="Standard">Jul 25 15:41:16 AlexanderCoretchi systemd[1]: Started A high performance web server and a reverse p&gt;</text:p>
      <text:p text:style-name="Standard"/>
      <text:p text:style-name="Standard">[11]+ <text:s/>Stopped <text:s text:c="16"/>systemctl status nginx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nano /etc/nginx/sites-enabled/default</text:p>
      <text:p text:style-name="Standard">root@AlexanderCoretchi:/usr/share/nginx/html# cd /etc/nginx</text:p>
      <text:p text:style-name="Standard">root@AlexanderCoretchi:/etc/nginx# ls</text:p>
      <text:p text:style-name="Standard">conf.d <text:s text:c="9"/>koi-utf <text:s text:c="4"/>modules-available <text:s/>proxy_params <text:s text:c="4"/>sites-enabled <text:s/>win-utf</text:p>
      <text:p text:style-name="Standard">fastcgi.conf <text:s text:c="3"/>koi-win <text:s text:c="4"/>modules-enabled <text:s text:c="3"/>scgi_params <text:s text:c="5"/>snippets</text:p>
      <text:p text:style-name="Standard">fastcgi_params <text:s/>mime.types <text:s/>nginx.conf <text:s text:c="8"/>sites-available <text:s/>uwsgi_params</text:p>
      <text:p text:style-name="Standard">root@AlexanderCoretchi:/etc/nginx# nano nginx.conf</text:p>
      <text:p text:style-name="Standard">root@AlexanderCoretchi:/etc/nginx# </text:p>
      <text:p text:style-name="Standard">root@AlexanderCoretchi:/etc/nginx# </text:p>
      <text:p text:style-name="Standard">root@AlexanderCoretchi:/etc/nginx# nano nginx.conf</text:p>
      <text:p text:style-name="Standard">root@AlexanderCoretchi:/etc/nginx# </text:p>
      <text:p text:style-name="Standard">root@AlexanderCoretchi:/etc/nginx# </text:p>
      <text:p text:style-name="Standard">root@AlexanderCoretchi:/etc/nginx# nano /var/log/nginx/access.log</text:p>
      <text:p text:style-name="Standard">root@AlexanderCoretchi:/etc/nginx# </text:p>
      <text:p text:style-name="Standard">root@AlexanderCoretchi:/etc/nginx# </text:p>
      <text:p text:style-name="Standard">root@AlexanderCoretchi:/etc/nginx# cd conf.d</text:p>
      <text:p text:style-name="Standard"><text:soft-page-break/>root@AlexanderCoretchi:/etc/nginx/conf.d# ls</text:p>
      <text:p text:style-name="Standard">root@AlexanderCoretchi:/etc/nginx/conf.d# </text:p>
      <text:p text:style-name="Standard">root@AlexanderCoretchi:/etc/nginx/conf.d# </text:p>
      <text:p text:style-name="Standard">root@AlexanderCoretchi:/etc/nginx/conf.d# cd ..</text:p>
      <text:p text:style-name="Standard">root@AlexanderCoretchi:/etc/nginx# </text:p>
      <text:p text:style-name="Standard">root@AlexanderCoretchi:/etc/nginx# nano nginx.conf</text:p>
      <text:p text:style-name="Standard">root@AlexanderCoretchi:/etc/nginx# </text:p>
      <text:p text:style-name="Standard">root@AlexanderCoretchi:/etc/nginx# </text:p>
      <text:p text:style-name="Standard">root@AlexanderCoretchi:/etc/nginx# cd /usr/share/nginx/html</text:p>
      <text:p text:style-name="Standard">root@AlexanderCoretchi:/usr/share/nginx/html# ls</text:p>
      <text:p text:style-name="Standard">index.html</text:p>
      <text:p text:style-name="Standard">root@AlexanderCoretchi:/usr/share/nginx/html# nano index.html</text:p>
      <text:p text:style-name="Standard">root@AlexanderCoretchi:/usr/share/nginx/html# chown -R www-data:www:data /usr/share/nginx/html</text:p>
      <text:p text:style-name="Standard">chown: invalid group: ‘www-data:www:data’</text:p>
      <text:p text:style-name="Standard">root@AlexanderCoretchi:/usr/share/nginx/html# chown -R www-data /usr/share/nginx/html</text:p>
      <text:p text:style-name="Standard">root@AlexanderCoretchi:/usr/share/nginx/html# ls -l</text:p>
      <text:p text:style-name="Standard">total 4</text:p>
      <text:p text:style-name="Standard">-rwxrwxrwx 1 www-data root 612 Apr 21 <text:s/>2020 index.html</text:p>
      <text:p text:style-name="Standard">root@AlexanderCoretchi:/usr/share/nginx/html# systemctl retart nginx</text:p>
      <text:p text:style-name="Standard">Unknown operation retart.</text:p>
      <text:p text:style-name="Standard">root@AlexanderCoretchi:/usr/share/nginx/html# systemctl restart nginx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useradd example</text:p>
      <text:p text:style-name="Standard">root@AlexanderCoretchi:/usr/share/nginx/html# </text:p>
      <text:p text:style-name="Standard">root@AlexanderCoretchi:/usr/share/nginx/html# passwd example</text:p>
      <text:p text:style-name="Standard">New password: </text:p>
      <text:p text:style-name="Standard">Retype new password: </text:p>
      <text:p text:style-name="Standard">passwd: password updated successfully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cd /var</text:p>
      <text:p text:style-name="Standard">root@AlexanderCoretchi:/var# ls</text:p>
      <text:p text:style-name="Standard">backups <text:s/>cache <text:s/>crash <text:s/>lib <text:s/>local <text:s/>lock <text:s/>log <text:s/>mail <text:s/>metrics <text:s/>opt <text:s/>run <text:s/>snap <text:s/>spool <text:s/>tmp <text:s/>www</text:p>
      <text:p text:style-name="Standard">root@AlexanderCoretchi:/var# cd run</text:p>
      <text:p text:style-name="Standard">root@AlexanderCoretchi:/var/run# ls</text:p>
      <text:p text:style-name="Standard">acpid.pid <text:s text:c="5"/>dbus <text:s text:c="15"/>mount <text:s text:c="10"/>sendsigs.omit.d <text:s text:c="3"/>tmpfiles.d</text:p>
      <text:p text:style-name="Standard">acpid.socket <text:s text:c="2"/>fsck <text:s text:c="15"/>mysqld <text:s text:c="9"/>shm <text:s text:c="15"/>udev</text:p>
      <text:p text:style-name="Standard">alsa <text:s text:c="10"/>gdm3 <text:s text:c="15"/>NetworkManager <text:s/>snapd <text:s text:c="13"/>udisks2</text:p>
      <text:p text:style-name="Standard">apache2 <text:s text:c="7"/>gdm3.pid <text:s text:c="11"/>nginx.pid <text:s text:c="6"/>snapd-snap.socket <text:s/>unattended-upgrades.lock</text:p>
      <text:p text:style-name="Standard">avahi-daemon <text:s text:c="2"/>initctl <text:s text:c="12"/>openvpn <text:s text:c="8"/>snapd.socket <text:s text:c="6"/>user</text:p>
      <text:p text:style-name="Standard">blkid <text:s text:c="9"/>initramfs <text:s text:c="10"/>openvpn-client <text:s/>speech-dispatcher <text:s/>utmp</text:p>
      <text:p text:style-name="Standard">console-setup <text:s/>irqbalance <text:s text:c="9"/>openvpn-server <text:s/>spice-vdagentd <text:s text:c="4"/>uuidd</text:p>
      <text:p text:style-name="Standard">crond.pid <text:s text:c="5"/>lock <text:s text:c="15"/>php <text:s text:c="12"/>sudo</text:p>
      <text:p text:style-name="Standard">crond.reboot <text:s text:c="2"/>log <text:s text:c="16"/>plymouth <text:s text:c="7"/>systemd</text:p>
      <text:p text:style-name="Standard">cups <text:s text:c="10"/>mlocate.daily.lock <text:s/>privoxy.pid <text:s text:c="4"/>thermald</text:p>
      <text:p text:style-name="Standard">root@AlexanderCoretchi:/var/run# cd php</text:p>
      <text:p text:style-name="Standard">root@AlexanderCoretchi:/var/run/php# ls</text:p>
      <text:p text:style-name="Standard">php7.4-fpm.pid <text:s/>php7.4-fpm.sock <text:s/>php-fpm.sock</text:p>
      <text:p text:style-name="Standard"><text:soft-page-break/>root@AlexanderCoretchi:/var/run/php# </text:p>
      <text:p text:style-name="Standard">root@AlexanderCoretchi:/var/run/php# </text:p>
      <text:p text:style-name="Standard">root@AlexanderCoretchi:/var/run/php# </text:p>
      <text:p text:style-name="Standard">root@AlexanderCoretchi:/var/run/php# </text:p>
      <text:p text:style-name="Standard">root@AlexanderCoretchi:/var/run/php# cd</text:p>
      <text:p text:style-name="Standard">root@AlexanderCoretchi:~# </text:p>
      <text:p text:style-name="Standard">root@AlexanderCoretchi:~# </text:p>
      <text:p text:style-name="Standard">root@AlexanderCoretchi:~# cd /etc</text:p>
      <text:p text:style-name="Standard">root@AlexanderCoretchi:/etc# ls</text:p>
      <text:p text:style-name="Standard">acpi <text:s text:c="26"/>fwupd <text:s text:c="11"/>magic <text:s text:c="19"/>rmt</text:p>
      <text:p text:style-name="Standard">adduser.conf <text:s text:c="18"/>gai.conf <text:s text:c="8"/>magic.mime <text:s text:c="14"/>rpc</text:p>
      <text:p text:style-name="Standard">alsa <text:s text:c="26"/>gamemode.ini <text:s text:c="4"/>mailcap <text:s text:c="17"/>rsyslog.conf</text:p>
      <text:p text:style-name="Standard">alternatives <text:s text:c="18"/>gdb <text:s text:c="13"/>mailcap.order <text:s text:c="11"/>rsyslog.d</text:p>
      <text:p text:style-name="Standard">anacrontab <text:s text:c="20"/>gdm3 <text:s text:c="12"/>manpath.config <text:s text:c="10"/>rygel.conf</text:p>
      <text:p text:style-name="Standard">apache2 <text:s text:c="23"/>geoclue <text:s text:c="9"/>mecabrc <text:s text:c="17"/>sane.d</text:p>
      <text:p text:style-name="Standard">apg.conf <text:s text:c="22"/>ghostscript <text:s text:c="5"/>mime.types <text:s text:c="14"/>security</text:p>
      <text:p text:style-name="Standard">apm <text:s text:c="27"/>glvnd <text:s text:c="11"/>mke2fs.conf <text:s text:c="13"/>selinux</text:p>
      <text:p text:style-name="Standard">apparmor <text:s text:c="22"/>gnome <text:s text:c="11"/>ModemManager <text:s text:c="12"/>sensors3.conf</text:p>
      <text:p text:style-name="Standard">apparmor.d <text:s text:c="20"/>groff <text:s text:c="11"/>modprobe.d <text:s text:c="14"/>sensors.d</text:p>
      <text:p text:style-name="Standard">apport <text:s text:c="24"/>group <text:s text:c="11"/>modules <text:s text:c="17"/>services</text:p>
      <text:p text:style-name="Standard">appstream.conf <text:s text:c="16"/>group- <text:s text:c="10"/>modules-load.d <text:s text:c="10"/>sgml</text:p>
      <text:p text:style-name="Standard">apt <text:s text:c="27"/>grub.d <text:s text:c="10"/>mtab <text:s text:c="20"/>shadow</text:p>
      <text:p text:style-name="Standard">avahi <text:s text:c="25"/>gshadow <text:s text:c="9"/>mtools.conf <text:s text:c="13"/>shadow-</text:p>
      <text:p text:style-name="Standard">bash.bashrc <text:s text:c="19"/>gshadow- <text:s text:c="8"/>mysql <text:s text:c="19"/>shells</text:p>
      <text:p text:style-name="Standard">bash_completion <text:s text:c="15"/>gss <text:s text:c="13"/>nanorc <text:s text:c="18"/>skel</text:p>
      <text:p text:style-name="Standard">bash_completion.d <text:s text:c="13"/>gtk-2.0 <text:s text:c="9"/>netplan <text:s text:c="17"/>snmp</text:p>
      <text:p text:style-name="Standard">bindresvport.blacklist <text:s text:c="8"/>gtk-3.0 <text:s text:c="9"/>network <text:s text:c="17"/>speech-dispatcher</text:p>
      <text:p text:style-name="Standard">binfmt.d <text:s text:c="22"/>hdparm.conf <text:s text:c="5"/>networkd-dispatcher <text:s text:c="5"/>ssh</text:p>
      <text:p text:style-name="Standard">bluetooth <text:s text:c="21"/>host.conf <text:s text:c="7"/>NetworkManager <text:s text:c="10"/>ssl</text:p>
      <text:p text:style-name="Standard">brlapi.key <text:s text:c="20"/>hostid <text:s text:c="10"/>networks <text:s text:c="16"/>subgid</text:p>
      <text:p text:style-name="Standard">brltty <text:s text:c="24"/>hostname <text:s text:c="8"/>newt <text:s text:c="20"/>subgid-</text:p>
      <text:p text:style-name="Standard">brltty.conf <text:s text:c="19"/>hosts <text:s text:c="11"/>nginx <text:s text:c="19"/>subuid</text:p>
      <text:p text:style-name="Standard">ca-certificates <text:s text:c="15"/>hosts.allow <text:s text:c="5"/>nsswitch.conf <text:s text:c="11"/>subuid-</text:p>
      <text:p text:style-name="Standard">ca-certificates.conf <text:s text:c="10"/>hosts.deny <text:s text:c="6"/>openvpn <text:s text:c="17"/>sudoers</text:p>
      <text:p text:style-name="Standard">ca-certificates.conf.dpkg-old <text:s/>hp <text:s text:c="14"/>opt <text:s text:c="21"/>sudoers.d</text:p>
      <text:p text:style-name="Standard">calendar <text:s text:c="22"/>ifplugd <text:s text:c="9"/>os-release <text:s text:c="14"/>sysctl.conf</text:p>
      <text:p text:style-name="Standard">chatscripts <text:s text:c="19"/>init <text:s text:c="12"/>PackageKit <text:s text:c="14"/>sysctl.d</text:p>
      <text:p text:style-name="Standard">console-setup <text:s text:c="17"/>init.d <text:s text:c="10"/>pam.conf <text:s text:c="16"/>systemd</text:p>
      <text:p text:style-name="Standard">cracklib <text:s text:c="22"/>initramfs-tools <text:s/>pam.d <text:s text:c="19"/>terminfo</text:p>
      <text:p text:style-name="Standard">cron.d <text:s text:c="24"/>inputrc <text:s text:c="9"/>papersize <text:s text:c="15"/>thermald</text:p>
      <text:p text:style-name="Standard">cron.daily <text:s text:c="20"/>insserv.conf.d <text:s text:c="2"/>passwd <text:s text:c="18"/>thunderbird</text:p>
      <text:p text:style-name="Standard">cron.hourly <text:s text:c="19"/>iproute2 <text:s text:c="8"/>passwd- <text:s text:c="17"/>timezone</text:p>
      <text:p text:style-name="Standard">cron.monthly <text:s text:c="18"/>issue <text:s text:c="11"/>pcmcia <text:s text:c="18"/>tmpfiles.d</text:p>
      <text:p text:style-name="Standard">crontab <text:s text:c="23"/>issue.net <text:s text:c="7"/>perl <text:s text:c="20"/>ubuntu-advantage</text:p>
      <text:p text:style-name="Standard">cron.weekly <text:s text:c="19"/>kernel <text:s text:c="10"/>php <text:s text:c="21"/>ucf.conf</text:p>
      <text:p text:style-name="Standard">cups <text:s text:c="26"/>kernel-img.conf <text:s/>pki <text:s text:c="21"/>udev</text:p>
      <text:p text:style-name="Standard">cupshelpers <text:s text:c="19"/>kerneloops.conf <text:s/>pm <text:s text:c="22"/>udisks2</text:p>
      <text:p text:style-name="Standard">dbus-1 <text:s text:c="24"/>ldap <text:s text:c="12"/>pnm2ppa.conf <text:s text:c="12"/>ufw</text:p>
      <text:p text:style-name="Standard">dconf <text:s text:c="25"/>ld.so.cache <text:s text:c="5"/>polkit-1 <text:s text:c="16"/>updatedb.conf</text:p>
      <text:p text:style-name="Standard"><text:soft-page-break/>debconf.conf <text:s text:c="18"/>ld.so.conf <text:s text:c="6"/>popularity-contest.conf <text:s/>update-manager</text:p>
      <text:p text:style-name="Standard">debian_version <text:s text:c="16"/>ld.so.conf.d <text:s text:c="4"/>ppp <text:s text:c="21"/>update-motd.d</text:p>
      <text:p text:style-name="Standard">default <text:s text:c="23"/>legal <text:s text:c="11"/>printcap <text:s text:c="16"/>update-notifier</text:p>
      <text:p text:style-name="Standard">deluser.conf <text:s text:c="18"/>libao.conf <text:s text:c="6"/>privoxy <text:s text:c="17"/>UPower</text:p>
      <text:p text:style-name="Standard">depmod.d <text:s text:c="22"/>libaudit.conf <text:s text:c="3"/>profile <text:s text:c="17"/>usb_modeswitch.conf</text:p>
      <text:p text:style-name="Standard">dhcp <text:s text:c="26"/>libblockdev <text:s text:c="5"/>profile.d <text:s text:c="15"/>usb_modeswitch.d</text:p>
      <text:p text:style-name="Standard">dictionaries-common <text:s text:c="11"/>libnl-3 <text:s text:c="9"/>protocols <text:s text:c="15"/>vconsole.conf</text:p>
      <text:p text:style-name="Standard">doc-base <text:s text:c="22"/>libpaper.d <text:s text:c="6"/>pulse <text:s text:c="19"/>vim</text:p>
      <text:p text:style-name="Standard">dpkg <text:s text:c="26"/>libreoffice <text:s text:c="5"/>python3 <text:s text:c="17"/>vtrgb</text:p>
      <text:p text:style-name="Standard">e2scrub.conf <text:s text:c="18"/>locale.alias <text:s text:c="4"/>python3.8 <text:s text:c="15"/>vulkan</text:p>
      <text:p text:style-name="Standard">emacs <text:s text:c="25"/>locale.gen <text:s text:c="6"/>rc0.d <text:s text:c="19"/>wgetrc</text:p>
      <text:p text:style-name="Standard">environment <text:s text:c="19"/>localtime <text:s text:c="7"/>rc1.d <text:s text:c="19"/>wpa_supplicant</text:p>
      <text:p text:style-name="Standard">environment.d <text:s text:c="17"/>logcheck <text:s text:c="8"/>rc2.d <text:s text:c="19"/>X11</text:p>
      <text:p text:style-name="Standard">ethertypes <text:s text:c="20"/>login.defs <text:s text:c="6"/>rc3.d <text:s text:c="19"/>xattr.conf</text:p>
      <text:p text:style-name="Standard">firefox <text:s text:c="23"/>logrotate.conf <text:s text:c="2"/>rc4.d <text:s text:c="19"/>xdg</text:p>
      <text:p text:style-name="Standard">fonts <text:s text:c="25"/>logrotate.d <text:s text:c="5"/>rc5.d <text:s text:c="19"/>xml</text:p>
      <text:p text:style-name="Standard">fprintd.conf <text:s text:c="18"/>lsb-release <text:s text:c="5"/>rc6.d <text:s text:c="19"/>zsh_command_not_found</text:p>
      <text:p text:style-name="Standard">fstab <text:s text:c="25"/>ltrace.conf <text:s text:c="5"/>rcS.d</text:p>
      <text:p text:style-name="Standard">fuse.conf <text:s text:c="21"/>machine-id <text:s text:c="6"/>resolv.conf</text:p>
      <text:p text:style-name="Standard">root@AlexanderCoretchi:/etc# </text:p>
      <text:p text:style-name="Standard">root@AlexanderCoretchi:/etc# </text:p>
      <text:p text:style-name="Standard">root@AlexanderCoretchi:/etc# cd php-fpm.d</text:p>
      <text:p text:style-name="Standard">bash: cd: php-fpm.d: No such file or directory</text:p>
      <text:p text:style-name="Standard">root@AlexanderCoretchi:/etc# </text:p>
      <text:p text:style-name="Standard">root@AlexanderCoretchi:/etc# </text:p>
      <text:p text:style-name="Standard">root@AlexanderCoretchi:/etc# cd</text:p>
      <text:p text:style-name="Standard">root@AlexanderCoretchi:~# </text:p>
      <text:p text:style-name="Standard">root@AlexanderCoretchi:~# </text:p>
      <text:p text:style-name="Standard">root@AlexanderCoretchi:~# ps aux | grep php-fpm.d</text:p>
      <text:p text:style-name="Standard">root <text:s text:c="6"/>16825 <text:s/>0.0 <text:s/>0.0 <text:s/>11916 <text:s text:c="2"/>716 pts/0 <text:s text:c="3"/>S+ <text:s text:c="2"/>16:12 <text:s text:c="2"/>0:00 grep --color=auto php-fpm.d</text:p>
      <text:p text:style-name="Standard">root@AlexanderCoretchi:~# </text:p>
      <text:p text:style-name="Standard">root@AlexanderCoretchi:~# </text:p>
      <text:p text:style-name="Standard">root@AlexanderCoretchi:~# find / -name php-fpm.d</text:p>
      <text:p text:style-name="Standard">find: ‘/run/user/1000/doc’: Permission denied</text:p>
      <text:p text:style-name="Standard">find: ‘/run/user/1000/gvfs’: Permission denied</text:p>
      <text:p text:style-name="Standard">root@AlexanderCoretchi:~# </text:p>
      <text:p text:style-name="Standard">root@AlexanderCoretchi:~# </text:p>
      <text:p text:style-name="Standard">root@AlexanderCoretchi:~# locate php-fpm.d</text:p>
      <text:p text:style-name="Standard">root@AlexanderCoretchi:~# locate php-fpm.conf</text:p>
      <text:p text:style-name="Standard">/etc/php/7.4/fpm/php-fpm.conf</text:p>
      <text:p text:style-name="Standard">root@AlexanderCoretchi:~# </text:p>
      <text:p text:style-name="Standard">root@AlexanderCoretchi:~# </text:p>
      <text:p text:style-name="Standard">root@AlexanderCoretchi:~# locate www.conf</text:p>
      <text:p text:style-name="Standard">/etc/php/7.4/fpm/pool.d/www.conf</text:p>
      <text:p text:style-name="Standard">root@AlexanderCoretchi:~# </text:p>
      <text:p text:style-name="Standard">root@AlexanderCoretchi:~# cd /etc/php/7.4/fpm/pool.d</text:p>
      <text:p text:style-name="Standard">root@AlexanderCoretchi:/etc/php/7.4/fpm/pool.d# la</text:p>
      <text:p text:style-name="Standard">www.conf</text:p>
      <text:p text:style-name="Standard">root@AlexanderCoretchi:/etc/php/7.4/fpm/pool.d# nano www.conf</text:p>
      <text:p text:style-name="Standard"><text:soft-page-break/>root@AlexanderCoretchi:/etc/php/7.4/fpm/pool.d# </text:p>
      <text:p text:style-name="Standard">root@AlexanderCoretchi:/etc/php/7.4/fpm/pool.d# </text:p>
      <text:p text:style-name="Standard">root@AlexanderCoretchi:/etc/php/7.4/fpm/pool.d# cd /etc/php</text:p>
      <text:p text:style-name="Standard">root@AlexanderCoretchi:/etc/php# ls</text:p>
      <text:p text:style-name="Standard">7.4</text:p>
      <text:p text:style-name="Standard">root@AlexanderCoretchi:/etc/php# cd /etc/php/pool.d/www.conf</text:p>
      <text:p text:style-name="Standard">bash: cd: /etc/php/pool.d/www.conf: No such file or directory</text:p>
      <text:p text:style-name="Standard">root@AlexanderCoretchi:/etc/php# </text:p>
      <text:p text:style-name="Standard">root@AlexanderCoretchi:/etc/php# </text:p>
      <text:p text:style-name="Standard">root@AlexanderCoretchi:/etc/php# </text:p>
      <text:p text:style-name="Standard">root@AlexanderCoretchi:/etc/php# cd /7.4/fpm/pool.d</text:p>
      <text:p text:style-name="Standard">bash: cd: /7.4/fpm/pool.d: No such file or directory</text:p>
      <text:p text:style-name="Standard">root@AlexanderCoretchi:/etc/php# cd etc/php/7.4/fpm/pool.d</text:p>
      <text:p text:style-name="Standard">bash: cd: etc/php/7.4/fpm/pool.d: No such file or directory</text:p>
      <text:p text:style-name="Standard">root@AlexanderCoretchi:/etc/php# cd /etc/php/7.4/fpm/pool.d</text:p>
      <text:p text:style-name="Standard">root@AlexanderCoretchi:/etc/php/7.4/fpm/pool.d# </text:p>
      <text:p text:style-name="Standard">root@AlexanderCoretchi:/etc/php/7.4/fpm/pool.d# </text:p>
      <text:p text:style-name="Standard">root@AlexanderCoretchi:/etc/php/7.4/fpm/pool.d# userdel example</text:p>
      <text:p text:style-name="Standard">root@AlexanderCoretchi:/etc/php/7.4/fpm/pool.d# </text:p>
      <text:p text:style-name="Standard">root@AlexanderCoretchi:/etc/php/7.4/fpm/pool.d# </text:p>
      <text:p text:style-name="Standard">root@AlexanderCoretchi:/etc/php/7.4/fpm/pool.d# ls -al</text:p>
      <text:p text:style-name="Standard">total 28</text:p>
      <text:p text:style-name="Standard">drwxr-xr-x 2 root root <text:s/>4096 Jul 25 16:17 .</text:p>
      <text:p text:style-name="Standard">drwxr-xr-x 4 root root <text:s/>4096 Jul 25 15:34 ..</text:p>
      <text:p text:style-name="Standard">-rw-r--r-- 1 root root 19683 Jun 27 11:20 www.conf</text:p>
      <text:p text:style-name="Standard">root@AlexanderCoretchi:/etc/php/7.4/fpm/pool.d# </text:p>
      <text:p text:style-name="Standard">root@AlexanderCoretchi:/etc/php/7.4/fpm/pool.d# cd /etc/nginx/nginx.conf</text:p>
      <text:p text:style-name="Standard">bash: cd: /etc/nginx/nginx.conf: Not a directory</text:p>
      <text:p text:style-name="Standard">root@AlexanderCoretchi:/etc/php/7.4/fpm/pool.d# cd /etc/nginx</text:p>
      <text:p text:style-name="Standard">root@AlexanderCoretchi:/etc/nginx# ls</text:p>
      <text:p text:style-name="Standard">conf.d <text:s text:c="9"/>koi-utf <text:s text:c="4"/>modules-available <text:s/>proxy_params <text:s text:c="4"/>sites-enabled <text:s/>win-utf</text:p>
      <text:p text:style-name="Standard">fastcgi.conf <text:s text:c="3"/>koi-win <text:s text:c="4"/>modules-enabled <text:s text:c="3"/>scgi_params <text:s text:c="5"/>snippets</text:p>
      <text:p text:style-name="Standard">fastcgi_params <text:s/>mime.types <text:s/>nginx.conf <text:s text:c="8"/>sites-available <text:s/>uwsgi_params</text:p>
      <text:p text:style-name="Standard">root@AlexanderCoretchi:/etc/nginx# </text:p>
      <text:p text:style-name="Standard">root@AlexanderCoretchi:/etc/nginx# </text:p>
      <text:p text:style-name="Standard">root@AlexanderCoretchi:/etc/nginx# </text:p>
      <text:p text:style-name="Standard">root@AlexanderCoretchi:/etc/nginx# ls -al /etc/php/7.4/fpm/pool.d</text:p>
      <text:p text:style-name="Standard">total 28</text:p>
      <text:p text:style-name="Standard">drwxr-xr-x 2 root root <text:s/>4096 Jul 25 16:17 .</text:p>
      <text:p text:style-name="Standard">drwxr-xr-x 4 root root <text:s/>4096 Jul 25 15:34 ..</text:p>
      <text:p text:style-name="Standard">-rw-r--r-- 1 root root 19683 Jun 27 11:20 www.conf</text:p>
      <text:p text:style-name="Standard">root@AlexanderCoretchi:/etc/nginx# ls -l www.conf</text:p>
      <text:p text:style-name="Standard">ls: cannot access 'www.conf': No such file or directory</text:p>
      <text:p text:style-name="Standard">root@AlexanderCoretchi:/etc/nginx# cd /etc/php/7.4/fpm/pool.d</text:p>
      <text:p text:style-name="Standard">root@AlexanderCoretchi:/etc/php/7.4/fpm/pool.d# ls -l www-conf</text:p>
      <text:p text:style-name="Standard">ls: cannot access 'www-conf': No such file or directory</text:p>
      <text:p text:style-name="Standard">root@AlexanderCoretchi:/etc/php/7.4/fpm/pool.d# ls -l www.conf</text:p>
      <text:p text:style-name="Standard">-rw-r--r-- 1 root root 19683 Jun 27 11:20 www.conf</text:p>
      <text:p text:style-name="Standard">root@AlexanderCoretchi:/etc/php/7.4/fpm/pool.d# nano www.conf</text:p>
      <text:p text:style-name="Standard"><text:soft-page-break/>root@AlexanderCoretchi:/etc/php/7.4/fpm/pool.d# </text:p>
      <text:p text:style-name="Standard">root@AlexanderCoretchi:/etc/php/7.4/fpm/pool.d# </text:p>
      <text:p text:style-name="Standard">root@AlexanderCoretchi:/etc/php/7.4/fpm/pool.d# ls</text:p>
      <text:p text:style-name="Standard">www.conf</text:p>
      <text:p text:style-name="Standard">root@AlexanderCoretchi:/etc/php/7.4/fpm/pool.d# </text:p>
      <text:p text:style-name="Standard">root@AlexanderCoretchi:/etc/php/7.4/fpm/pool.d# cd /etc/nginx</text:p>
      <text:p text:style-name="Standard">root@AlexanderCoretchi:/etc/nginx# ls</text:p>
      <text:p text:style-name="Standard">conf.d <text:s text:c="9"/>koi-utf <text:s text:c="4"/>modules-available <text:s/>proxy_params <text:s text:c="4"/>sites-enabled <text:s/>win-utf</text:p>
      <text:p text:style-name="Standard">fastcgi.conf <text:s text:c="3"/>koi-win <text:s text:c="4"/>modules-enabled <text:s text:c="3"/>scgi_params <text:s text:c="5"/>snippets</text:p>
      <text:p text:style-name="Standard">fastcgi_params <text:s/>mime.types <text:s/>nginx.conf <text:s text:c="8"/>sites-available <text:s/>uwsgi_params</text:p>
      <text:p text:style-name="Standard">root@AlexanderCoretchi:/etc/nginx# nginx.conf</text:p>
      <text:p text:style-name="Standard">nginx.conf: command not found</text:p>
      <text:p text:style-name="Standard">root@AlexanderCoretchi:/etc/nginx# nano nginx.conf</text:p>
      <text:p text:style-name="Standard">root@AlexanderCoretchi:/etc/nginx# </text:p>
      <text:p text:style-name="Standard">root@AlexanderCoretchi:/etc/nginx# </text:p>
      <text:p text:style-name="Standard">root@AlexanderCoretchi:/etc/nginx# </text:p>
      <text:p text:style-name="Standard">root@AlexanderCoretchi:/etc/nginx# nano nginx.conf</text:p>
      <text:p text:style-name="Standard">root@AlexanderCoretchi:/etc/nginx# exit</text:p>
      <text:p text:style-name="Standard">exit</text:p>
      <text:p text:style-name="Standard">There are stopped jobs.</text:p>
      <text:p text:style-name="Standard">root@AlexanderCoretchi:/etc/nginx# </text:p>
      <text:p text:style-name="Standard">root@AlexanderCoretchi:/etc/nginx# cd</text:p>
      <text:p text:style-name="Standard">root@AlexanderCoretchi:~# </text:p>
      <text:p text:style-name="Standard">root@AlexanderCoretchi:~# </text:p>
      <text:p text:style-name="Standard">root@AlexanderCoretchi:~# </text:p>
      <text:p text:style-name="Standard">root@AlexanderCoretchi:~# useradd user.nginx</text:p>
      <text:p text:style-name="Standard">root@AlexanderCoretchi:~# </text:p>
      <text:p text:style-name="Standard">root@AlexanderCoretchi:~# passwd user.nginx</text:p>
      <text:p text:style-name="Standard">New password: </text:p>
      <text:p text:style-name="Standard">Retype new password: </text:p>
      <text:p text:style-name="Standard">passwd: password updated successfully</text:p>
      <text:p text:style-name="Standard">root@AlexanderCoretchi:~# </text:p>
      <text:p text:style-name="Standard">root@AlexanderCoretchi:~# </text:p>
      <text:p text:style-name="Standard">root@AlexanderCoretchi:~# groupadd group.nginx</text:p>
      <text:p text:style-name="Standard">root@AlexanderCoretchi:~# </text:p>
      <text:p text:style-name="Standard">root@AlexanderCoretchi:~# usermod -aG group.nginx user.nginx</text:p>
      <text:p text:style-name="Standard">root@AlexanderCoretchi:~# </text:p>
      <text:p text:style-name="Standard">root@AlexanderCoretchi:~# groupdel group.nginx</text:p>
      <text:p text:style-name="Standard">root@AlexanderCoretchi:~# </text:p>
      <text:p text:style-name="Standard">root@AlexanderCoretchi:~# groupadd user.nginx</text:p>
      <text:p text:style-name="Standard">groupadd: group 'user.nginx' already exists</text:p>
      <text:p text:style-name="Standard">root@AlexanderCoretchi:~# groupdel group.nginx</text:p>
      <text:p text:style-name="Standard">groupdel: group 'group.nginx' does not exist</text:p>
      <text:p text:style-name="Standard">root@AlexanderCoretchi:~# </text:p>
      <text:p text:style-name="Standard">root@AlexanderCoretchi:~# </text:p>
      <text:p text:style-name="Standard">root@AlexanderCoretchi:~# groupadd group.nginx</text:p>
      <text:p text:style-name="Standard">root@AlexanderCoretchi:~# </text:p>
      <text:p text:style-name="Standard">root@AlexanderCoretchi:~# usermod -aG group.nginx user.nginx</text:p>
      <text:p text:style-name="Standard">root@AlexanderCoretchi:~# </text:p>
      <text:p text:style-name="Standard"><text:soft-page-break/>root@AlexanderCoretchi:~# </text:p>
      <text:p text:style-name="Standard">root@AlexanderCoretchi:~# cd /etc/php/7.4/fpm/pool.d</text:p>
      <text:p text:style-name="Standard">root@AlexanderCoretchi:/etc/php/7.4/fpm/pool.d# </text:p>
      <text:p text:style-name="Standard">root@AlexanderCoretchi:/etc/php/7.4/fpm/pool.d# nano www-data</text:p>
      <text:p text:style-name="Standard">root@AlexanderCoretchi:/etc/php/7.4/fpm/pool.d# ls</text:p>
      <text:p text:style-name="Standard">www.conf</text:p>
      <text:p text:style-name="Standard">root@AlexanderCoretchi:/etc/php/7.4/fpm/pool.d# nano www.conf</text:p>
      <text:p text:style-name="Standard">root@AlexanderCoretchi:/etc/php/7.4/fpm/pool.d# nano www.conf</text:p>
      <text:p text:style-name="Standard">root@AlexanderCoretchi:/etc/php/7.4/fpm/pool.d# </text:p>
      <text:p text:style-name="Standard">root@AlexanderCoretchi:/etc/php/7.4/fpm/pool.d# usermod -a -G group.nginx user.nginx</text:p>
      <text:p text:style-name="Standard">root@AlexanderCoretchi:/etc/php/7.4/fpm/pool.d# </text:p>
      <text:p text:style-name="Standard">root@AlexanderCoretchi:/etc/php/7.4/fpm/pool.d# cd /usr/share</text:p>
      <text:p text:style-name="Standard">root@AlexanderCoretchi:/usr/share# ls</text:p>
      <text:p text:style-name="Standard">aclocal <text:s text:c="21"/>gnome-video-effects <text:s text:c="12"/>php7.4-bcmath</text:p>
      <text:p text:style-name="Standard">aclocal-1.16 <text:s text:c="16"/>gnupg <text:s text:c="26"/>php7.4-bz2</text:p>
      <text:p text:style-name="Standard">acpi-support <text:s text:c="16"/>goa-1.0 <text:s text:c="24"/>php7.4-common</text:p>
      <text:p text:style-name="Standard">adduser <text:s text:c="21"/>grilo-plugins <text:s text:c="18"/>php7.4-curl</text:p>
      <text:p text:style-name="Standard">aisleriot <text:s text:c="19"/>groff <text:s text:c="26"/>php7.4-gd</text:p>
      <text:p text:style-name="Standard">alsa <text:s text:c="24"/>grub <text:s text:c="27"/>php7.4-gmp</text:p>
      <text:p text:style-name="Standard">alsa-base <text:s text:c="19"/>grub-gfxpayload-lists <text:s text:c="10"/>php7.4-intl</text:p>
      <text:p text:style-name="Standard">apache2 <text:s text:c="21"/>gst-plugins-base <text:s text:c="15"/>php7.4-json</text:p>
      <text:p text:style-name="Standard">appdata <text:s text:c="21"/>gstreamer-1.0 <text:s text:c="18"/>php7.4-ldap</text:p>
      <text:p text:style-name="Standard">app-install <text:s text:c="17"/>gtk-doc <text:s text:c="24"/>php7.4-mbstring</text:p>
      <text:p text:style-name="Standard">application-registry <text:s text:c="8"/>gtk-engines <text:s text:c="20"/>php7.4-mysql</text:p>
      <text:p text:style-name="Standard">applications <text:s text:c="16"/>gtksourceview-4 <text:s text:c="16"/>php7.4-odbc</text:p>
      <text:p text:style-name="Standard">apport <text:s text:c="22"/>guile <text:s text:c="26"/>php7.4-opcache</text:p>
      <text:p text:style-name="Standard">apturl <text:s text:c="22"/>gupnp-av <text:s text:c="23"/>php7.4-pgsql</text:p>
      <text:p text:style-name="Standard">aspell <text:s text:c="22"/>gupnp-dlna-2.0 <text:s text:c="17"/>php7.4-pspell</text:p>
      <text:p text:style-name="Standard">autoconf <text:s text:c="20"/>gvfs <text:s text:c="27"/>php7.4-readline</text:p>
      <text:p text:style-name="Standard">automake-1.16 <text:s text:c="15"/>hal <text:s text:c="28"/>php7.4-soap</text:p>
      <text:p text:style-name="Standard">avahi <text:s text:c="23"/>help <text:s text:c="27"/>php7.4-sqlite3</text:p>
      <text:p text:style-name="Standard">backgrounds <text:s text:c="17"/>help-langpack <text:s text:c="18"/>php7.4-xml</text:p>
      <text:p text:style-name="Standard">base-files <text:s text:c="18"/>hplip <text:s text:c="26"/>php7.4-xmlrpc</text:p>
      <text:p text:style-name="Standard">base-passwd <text:s text:c="17"/>hunspell <text:s text:c="23"/>php7.4-zip</text:p>
      <text:p text:style-name="Standard">bash-completion <text:s text:c="13"/>hyphen <text:s text:c="25"/>pixmaps</text:p>
      <text:p text:style-name="Standard">binfmts <text:s text:c="21"/>i18n <text:s text:c="27"/>pkgconfig</text:p>
      <text:p text:style-name="Standard">branding <text:s text:c="20"/>ibus <text:s text:c="27"/>pkg-config-crosswrapper</text:p>
      <text:p text:style-name="Standard">brltty <text:s text:c="22"/>ibus-table <text:s text:c="21"/>pkg-config-dpkghook</text:p>
      <text:p text:style-name="Standard">bug <text:s text:c="25"/>icons <text:s text:c="26"/>pkg-php-tools</text:p>
      <text:p text:style-name="Standard">build-essential <text:s text:c="13"/>icu <text:s text:c="28"/>plymouth</text:p>
      <text:p text:style-name="Standard">ca-certificates <text:s text:c="13"/>im-config <text:s text:c="22"/>pnm2ppa</text:p>
      <text:p text:style-name="Standard">calendar <text:s text:c="20"/>indicators <text:s text:c="21"/>po-debconf</text:p>
      <text:p text:style-name="Standard">cdbs <text:s text:c="24"/>info <text:s text:c="27"/>polkit-1</text:p>
      <text:p text:style-name="Standard">cmake <text:s text:c="23"/>initramfs-tools <text:s text:c="16"/>poppler</text:p>
      <text:p text:style-name="Standard">cogl <text:s text:c="24"/>intltool-debian <text:s text:c="16"/>popularity-contest</text:p>
      <text:p text:style-name="Standard">color <text:s text:c="23"/>iptables <text:s text:c="23"/>ppd</text:p>
      <text:p text:style-name="Standard">colord <text:s text:c="22"/>iso-codes <text:s text:c="22"/>ppp</text:p>
      <text:p text:style-name="Standard">common-licenses <text:s text:c="13"/>java <text:s text:c="27"/>privoxy</text:p>
      <text:p text:style-name="Standard">consolefonts <text:s text:c="16"/>kde4 <text:s text:c="27"/>publicsuffix</text:p>
      <text:p text:style-name="Standard"><text:soft-page-break/>console-setup <text:s text:c="15"/>keyrings <text:s text:c="23"/>pulseaudio</text:p>
      <text:p text:style-name="Standard">consoletrans <text:s text:c="16"/>kservices5 <text:s text:c="21"/>pyshared</text:p>
      <text:p text:style-name="Standard">cups <text:s text:c="24"/>language-selector <text:s text:c="14"/>python3</text:p>
      <text:p text:style-name="Standard">dbus-1 <text:s text:c="22"/>language-support <text:s text:c="15"/>python-apt</text:p>
      <text:p text:style-name="Standard">dconf <text:s text:c="23"/>language-tools <text:s text:c="17"/>python-wheels</text:p>
      <text:p text:style-name="Standard">debconf <text:s text:c="21"/>libc-bin <text:s text:c="23"/>readline</text:p>
      <text:p text:style-name="Standard">debhelper <text:s text:c="19"/>libdrm <text:s text:c="25"/>remmina</text:p>
      <text:p text:style-name="Standard">debianutils <text:s text:c="17"/>libexttextcat <text:s text:c="18"/>rhythmbox</text:p>
      <text:p text:style-name="Standard">defaults <text:s text:c="20"/>libgnomekbd <text:s text:c="20"/>rsync</text:p>
      <text:p text:style-name="Standard">desktop-directories <text:s text:c="9"/>libgphoto2 <text:s text:c="21"/>rsyslog</text:p>
      <text:p text:style-name="Standard">dh-autoreconf <text:s text:c="15"/>libgweather <text:s text:c="20"/>rygel</text:p>
      <text:p text:style-name="Standard">dict <text:s text:c="24"/>libinput <text:s text:c="23"/>seahorse</text:p>
      <text:p text:style-name="Standard">dictionaries-common <text:s text:c="9"/>liblangtag <text:s text:c="21"/>secureboot</text:p>
      <text:p text:style-name="Standard">distro-info <text:s text:c="17"/>liblouis <text:s text:c="23"/>sensible-utils</text:p>
      <text:p text:style-name="Standard">djvu <text:s text:c="24"/>liblouisutdml <text:s text:c="18"/>session-migration</text:p>
      <text:p text:style-name="Standard">dns <text:s text:c="25"/>libreoffice <text:s text:c="20"/>sgml</text:p>
      <text:p text:style-name="Standard">dnsmasq-base <text:s text:c="16"/>librevenge <text:s text:c="21"/>sgml-base</text:p>
      <text:p text:style-name="Standard">doc <text:s text:c="25"/>libthai <text:s text:c="24"/>sgml-data</text:p>
      <text:p text:style-name="Standard">doc-base <text:s text:c="20"/>libtool <text:s text:c="24"/>shtool</text:p>
      <text:p text:style-name="Standard">dpkg <text:s text:c="24"/>libwacom <text:s text:c="23"/>skypeforlinux</text:p>
      <text:p text:style-name="Standard">drirc.d <text:s text:c="21"/>lightdm <text:s text:c="24"/>snmp</text:p>
      <text:p text:style-name="Standard">emacs <text:s text:c="23"/>lintian <text:s text:c="24"/>software-properties</text:p>
      <text:p text:style-name="Standard">emacsen-common <text:s text:c="14"/>linux-sound-base <text:s text:c="15"/>sounds</text:p>
      <text:p text:style-name="Standard">enchant-2 <text:s text:c="19"/>locale <text:s text:c="25"/>speech-dispatcher</text:p>
      <text:p text:style-name="Standard">eog <text:s text:c="25"/>locale-langpack <text:s text:c="16"/>ssl-cert</text:p>
      <text:p text:style-name="Standard">evince <text:s text:c="22"/>locales <text:s text:c="24"/>system-config-printer</text:p>
      <text:p text:style-name="Standard">evolution-data-server <text:s text:c="7"/>m2300w <text:s text:c="25"/>systemd</text:p>
      <text:p text:style-name="Standard">file <text:s text:c="24"/>man <text:s text:c="28"/>tabset</text:p>
      <text:p text:style-name="Standard">file-roller <text:s text:c="17"/>man-db <text:s text:c="25"/>terminfo</text:p>
      <text:p text:style-name="Standard">fish <text:s text:c="24"/>maven-repo <text:s text:c="21"/>themes</text:p>
      <text:p text:style-name="Standard">fontconfig <text:s text:c="18"/>media-player-info <text:s text:c="14"/>thumbnailers</text:p>
      <text:p text:style-name="Standard">fonts <text:s text:c="23"/>menu <text:s text:c="27"/>totem</text:p>
      <text:p text:style-name="Standard">fonts-droid-fallback <text:s text:c="8"/>metainfo <text:s text:c="23"/>tracker</text:p>
      <text:p text:style-name="Standard">fonts-sil-abyssinica <text:s text:c="8"/>mime <text:s text:c="27"/>tracker-miners</text:p>
      <text:p text:style-name="Standard">fonts-sil-padauk <text:s text:c="12"/>mime-info <text:s text:c="22"/>transmission</text:p>
      <text:p text:style-name="Standard">foo2qpdl <text:s text:c="20"/>misc <text:s text:c="27"/>ubuntu</text:p>
      <text:p text:style-name="Standard">foo2zjs <text:s text:c="21"/>mobile-broadband-provider-info <text:s/>ubuntu-drivers-common</text:p>
      <text:p text:style-name="Standard">fwupd <text:s text:c="23"/>ModemManager <text:s text:c="19"/>ubuntu-release-upgrader</text:p>
      <text:p text:style-name="Standard">gcc <text:s text:c="25"/>mousetweaks <text:s text:c="20"/>ubuntu-wayland</text:p>
      <text:p text:style-name="Standard">GConf <text:s text:c="23"/>mozilla <text:s text:c="24"/>ufw</text:p>
      <text:p text:style-name="Standard">gdb <text:s text:c="25"/>myspell <text:s text:c="24"/>unattended-upgrades</text:p>
      <text:p text:style-name="Standard">gdm <text:s text:c="25"/>mysql <text:s text:c="26"/>unity</text:p>
      <text:p text:style-name="Standard">gedit <text:s text:c="23"/>mysql-common <text:s text:c="19"/>update-manager</text:p>
      <text:p text:style-name="Standard">GeoIP <text:s text:c="23"/>mythes <text:s text:c="25"/>update-notifier</text:p>
      <text:p text:style-name="Standard">gettext <text:s text:c="21"/>nano <text:s text:c="27"/>upstart</text:p>
      <text:p text:style-name="Standard">gettext-0.19.8 <text:s text:c="14"/>nautilus-share <text:s text:c="17"/>usb-creator</text:p>
      <text:p text:style-name="Standard">ghostscript <text:s text:c="17"/>netplan <text:s text:c="24"/>usb_modeswitch</text:p>
      <text:p text:style-name="Standard">gir-1.0 <text:s text:c="21"/>nginx <text:s text:c="26"/>vala</text:p>
      <text:p text:style-name="Standard">glib-2.0 <text:s text:c="20"/>omf <text:s text:c="28"/>vim</text:p>
      <text:p text:style-name="Standard"><text:soft-page-break/>glvnd <text:s text:c="23"/>openvpn <text:s text:c="24"/>vulkan</text:p>
      <text:p text:style-name="Standard">gnome <text:s text:c="23"/>orca <text:s text:c="27"/>wayland-sessions</text:p>
      <text:p text:style-name="Standard">gnome-background-properties <text:s/>org.gnome.Characters <text:s text:c="11"/>X11</text:p>
      <text:p text:style-name="Standard">gnome-bluetooth <text:s text:c="13"/>os-prober <text:s text:c="22"/>xdg-desktop-portal</text:p>
      <text:p text:style-name="Standard">gnome-control-center <text:s text:c="8"/>p11-kit <text:s text:c="24"/>xml</text:p>
      <text:p text:style-name="Standard">gnome-logs <text:s text:c="18"/>package-data-downloads <text:s text:c="9"/>xml-core</text:p>
      <text:p text:style-name="Standard">gnome-mahjongg <text:s text:c="14"/>PackageKit <text:s text:c="21"/>xsessions</text:p>
      <text:p text:style-name="Standard">gnome-mines <text:s text:c="17"/>pam <text:s text:c="28"/>yelp</text:p>
      <text:p text:style-name="Standard">gnome-session <text:s text:c="15"/>pam-configs <text:s text:c="20"/>yelp-xsl</text:p>
      <text:p text:style-name="Standard">gnome-settings-daemon <text:s text:c="7"/>perl <text:s text:c="27"/>zenity</text:p>
      <text:p text:style-name="Standard">gnome-shell <text:s text:c="17"/>perl5 <text:s text:c="26"/>zoneinfo</text:p>
      <text:p text:style-name="Standard">gnome-system-monitor <text:s text:c="8"/>perl-openssl-defaults <text:s text:c="10"/>zoneinfo-icu</text:p>
      <text:p text:style-name="Standard">gnome-todo <text:s text:c="18"/>php <text:s text:c="28"/>zsh</text:p>
      <text:p text:style-name="Standard">root@AlexanderCoretchi:/usr/share# cd nginx</text:p>
      <text:p text:style-name="Standard">root@AlexanderCoretchi:/usr/share/nginx# ls</text:p>
      <text:p text:style-name="Standard">html <text:s/>modules <text:s/>modules-available</text:p>
      <text:p text:style-name="Standard">root@AlexanderCoretchi:/usr/share/nginx# chown -R user.nginx:group.nginx <text:s/>/usr/share/nginx/html</text:p>
      <text:p text:style-name="Standard">root@AlexanderCoretchi:/usr/share/nginx# </text:p>
      <text:p text:style-name="Standard">root@AlexanderCoretchi:/usr/share/nginx# chmod -R u=rwX,g=rX,o= /usr/share/nginx/html</text:p>
      <text:p text:style-name="Standard">root@AlexanderCoretchi:/usr/share/nginx# </text:p>
      <text:p text:style-name="Standard">root@AlexanderCoretchi:/usr/share/nginx# </text:p>
      <text:p text:style-name="Standard">root@AlexanderCoretchi:/usr/share/nginx# systemctl restart nginx</text:p>
      <text:p text:style-name="Standard">root@AlexanderCoretchi:/usr/share/nginx# </text:p>
      <text:p text:style-name="Standard">root@AlexanderCoretchi:/usr/share/nginx# </text:p>
      <text:p text:style-name="Standard">root@AlexanderCoretchi:/usr/share/nginx# systemctl nginx status</text:p>
      <text:p text:style-name="Standard">Unknown operation nginx.</text:p>
      <text:p text:style-name="Standard">root@AlexanderCoretchi:/usr/share/nginx# systemctl status nginx</text:p>
      <text:p text:style-name="Standard">● nginx.service - A high performance web server and a reverse proxy server</text:p>
      <text:p text:style-name="Standard"><text:s text:c="5"/>Loaded: loaded (/lib/systemd/system/nginx.service; enabled; vendor preset: enabled)</text:p>
      <text:p text:style-name="Standard"><text:s text:c="5"/>Active: active (running) since Mon 2022-07-25 17:06:29 EEST; 21s ago</text:p>
      <text:p text:style-name="Standard"><text:s text:c="7"/>Docs: man:nginx(8)</text:p>
      <text:p text:style-name="Standard"><text:s text:c="4"/>Process: 18145 ExecStartPre=/usr/sbin/nginx -t -q -g daemon on; master_process on; (code=exited&gt;</text:p>
      <text:p text:style-name="Standard"><text:s text:c="4"/>Process: 18146 ExecStart=/usr/sbin/nginx -g daemon on; master_process on; (code=exited, status=&gt;</text:p>
      <text:p text:style-name="Standard"><text:s text:c="3"/>Main PID: 18147 (nginx)</text:p>
      <text:p text:style-name="Standard"><text:s text:c="6"/>Tasks: 5 (limit: 9304)</text:p>
      <text:p text:style-name="Standard"><text:s text:c="5"/>Memory: 4.5M</text:p>
      <text:p text:style-name="Standard"><text:s text:c="5"/>CGroup: /system.slice/nginx.service</text:p>
      <text:p text:style-name="Standard"><text:s text:c="13"/>├─18147 nginx: master process /usr/sbin/nginx -g daemon on; master_process on;</text:p>
      <text:p text:style-name="Standard"><text:s text:c="13"/>├─18148 nginx: worker process</text:p>
      <text:p text:style-name="Standard"><text:s text:c="13"/>├─18149 nginx: worker process</text:p>
      <text:p text:style-name="Standard"><text:s text:c="13"/>├─18150 nginx: worker process</text:p>
      <text:p text:style-name="Standard"><text:s text:c="13"/>└─18151 nginx: worker process</text:p>
      <text:p text:style-name="Standard"/>
      <text:p text:style-name="Standard">Jul 25 17:06:29 AlexanderCoretchi systemd[1]: nginx.service: Succeeded.</text:p>
      <text:p text:style-name="Standard">Jul 25 17:06:29 AlexanderCoretchi systemd[1]: Stopped A high performance web server and a reverse p&gt;</text:p>
      <text:p text:style-name="Standard">Jul 25 17:06:29 AlexanderCoretchi systemd[1]: Starting A high performance web server and a reverse &gt;</text:p>
      <text:p text:style-name="Standard"><text:soft-page-break/>Jul 25 17:06:29 AlexanderCoretchi systemd[1]: Started A high performance web server and a reverse p&gt;</text:p>
      <text:p text:style-name="Standard"/>
      <text:p text:style-name="Standard">[12]+ <text:s/>Stopped <text:s text:c="16"/>systemctl status nginx</text:p>
      <text:p text:style-name="Standard">root@AlexanderCoretchi:/usr/share/nginx# </text:p>
      <text:p text:style-name="Standard">root@AlexanderCoretchi:/usr/share/nginx# </text:p>
      <text:p text:style-name="Standard">root@AlexanderCoretchi:/usr/share/nginx# </text:p>
      <text:p text:style-name="Standard">root@AlexanderCoretchi:/usr/share/nginx# ps aux | grep php-fpm</text:p>
      <text:p text:style-name="Standard">root <text:s text:c="8"/>808 <text:s/>0.0 <text:s/>0.4 284000 38536 ? <text:s text:c="7"/>Ss <text:s text:c="2"/>08:52 <text:s text:c="2"/>0:01 php-fpm: master process (/etc/php/7.4/fpm/php-fpm.conf)</text:p>
      <text:p text:style-name="Standard">www-data <text:s text:c="3"/>1190 <text:s/>0.0 <text:s/>0.2 284404 19276 ? <text:s text:c="7"/>S <text:s text:c="3"/>08:53 <text:s text:c="2"/>0:00 php-fpm: pool www</text:p>
      <text:p text:style-name="Standard">www-data <text:s text:c="3"/>1191 <text:s/>0.0 <text:s/>0.2 284404 19420 ? <text:s text:c="7"/>S <text:s text:c="3"/>08:53 <text:s text:c="2"/>0:00 php-fpm: pool www</text:p>
      <text:p text:style-name="Standard">root <text:s text:c="6"/>18364 <text:s/>0.0 <text:s/>0.0 <text:s/>11912 <text:s text:c="2"/>720 pts/0 <text:s text:c="3"/>S+ <text:s text:c="2"/>17:17 <text:s text:c="2"/>0:00 grep --color=auto php-fpm</text:p>
      <text:p text:style-name="Standard">root@AlexanderCoretchi:/usr/share/nginx# </text:p>
      <text:p text:style-name="Standard">root@AlexanderCoretchi:/usr/share/nginx# </text:p>
      <text:p text:style-name="Standard">root@AlexanderCoretchi:/usr/share/nginx# cd /etc/php/7.4</text:p>
      <text:p text:style-name="Standard">root@AlexanderCoretchi:/etc/php/7.4# ls</text:p>
      <text:p text:style-name="Standard">cgi <text:s/>cli <text:s/>fpm <text:s/>mods-available</text:p>
      <text:p text:style-name="Standard">root@AlexanderCoretchi:/etc/php/7.4# cd fpm</text:p>
      <text:p text:style-name="Standard">root@AlexanderCoretchi:/etc/php/7.4/fpm# ls</text:p>
      <text:p text:style-name="Standard">conf.d <text:s/>php-fpm.conf <text:s/>php.ini <text:s/>php.ini.save <text:s/>pool.d</text:p>
      <text:p text:style-name="Standard">root@AlexanderCoretchi:/etc/php/7.4/fpm# pool.d</text:p>
      <text:p text:style-name="Standard">pool.d: command not found</text:p>
      <text:p text:style-name="Standard">root@AlexanderCoretchi:/etc/php/7.4/fpm# cd pool.d</text:p>
      <text:p text:style-name="Standard">root@AlexanderCoretchi:/etc/php/7.4/fpm/pool.d# ls</text:p>
      <text:p text:style-name="Standard">www.conf</text:p>
      <text:p text:style-name="Standard">root@AlexanderCoretchi:/etc/php/7.4/fpm/pool.d# ls -al</text:p>
      <text:p text:style-name="Standard">total 28</text:p>
      <text:p text:style-name="Standard">drwxr-xr-x 2 root root <text:s/>4096 Jul 25 16:58 .</text:p>
      <text:p text:style-name="Standard">drwxr-xr-x 4 root root <text:s/>4096 Jul 25 15:34 ..</text:p>
      <text:p text:style-name="Standard">-rw-r--r-- 1 root root 19693 Jul 25 16:58 www.conf</text:p>
      <text:p text:style-name="Standard">root@AlexanderCoretchi:/etc/php/7.4/fpm/pool.d# ps aux | grep www.conf</text:p>
      <text:p text:style-name="Standard">root <text:s text:c="6"/>18397 <text:s/>0.0 <text:s/>0.0 <text:s/>11916 <text:s text:c="2"/>648 pts/0 <text:s text:c="3"/>S+ <text:s text:c="2"/>17:18 <text:s text:c="2"/>0:00 grep --color=auto www.conf</text:p>
      <text:p text:style-name="Standard">root@AlexanderCoretchi:/etc/php/7.4/fpm/pool.d# </text:p>
      <text:p text:style-name="Standard">root@AlexanderCoretchi:/etc/php/7.4/fpm/pool.d# </text:p>
      <text:p text:style-name="Standard">root@AlexanderCoretchi:/etc/php/7.4/fpm/pool.d# chown -R user.nginx:group.nginx <text:s/>/usr/share/nginx/html</text:p>
      <text:p text:style-name="Standard">root@AlexanderCoretchi:/etc/php/7.4/fpm/pool.d# </text:p>
      <text:p text:style-name="Standard">root@AlexanderCoretchi:/etc/php/7.4/fpm/pool.d# </text:p>
      <text:p text:style-name="Standard">root@AlexanderCoretchi:/etc/php/7.4/fpm/pool.d# chmod -R u=rwX,g=rX,o= /var/www/html</text:p>
      <text:p text:style-name="Standard">root@AlexanderCoretchi:/etc/php/7.4/fpm/pool.d# </text:p>
      <text:p text:style-name="Standard">root@AlexanderCoretchi:/etc/php/7.4/fpm/pool.d# systemctl restart php7.4-fpm</text:p>
      <text:p text:style-name="Standard">root@AlexanderCoretchi:/etc/php/7.4/fpm/pool.d# </text:p>
      <text:p text:style-name="Standard">root@AlexanderCoretchi:/etc/php/7.4/fpm/pool.d# </text:p>
      <text:p text:style-name="Standard">root@AlexanderCoretchi:/etc/php/7.4/fpm/pool.d# systemctl status php7.4-fpm</text:p>
      <text:p text:style-name="Standard">● php7.4-fpm.service - The PHP 7.4 FastCGI Process Manager</text:p>
      <text:p text:style-name="Standard"><text:s text:c="5"/>Loaded: loaded (/lib/systemd/system/php7.4-fpm.service; enabled; vendor preset: enabled)</text:p>
      <text:p text:style-name="Standard"><text:s text:c="5"/>Active: active (running) since Mon 2022-07-25 17:21:27 EEST; 9s ago</text:p>
      <text:p text:style-name="Standard"><text:s text:c="7"/>Docs: man:php-fpm7.4(8)</text:p>
      <text:p text:style-name="Standard"><text:soft-page-break/><text:s text:c="4"/>Process: 18429 ExecStartPost=/usr/lib/php/php-fpm-socket-helper install /run/php/php-fpm.sock /&gt;</text:p>
      <text:p text:style-name="Standard"><text:s text:c="3"/>Main PID: 18425 (php-fpm7.4)</text:p>
      <text:p text:style-name="Standard"><text:s text:c="5"/>Status: "Ready to handle connections"</text:p>
      <text:p text:style-name="Standard"><text:s text:c="6"/>Tasks: 3 (limit: 9304)</text:p>
      <text:p text:style-name="Standard"><text:s text:c="5"/>Memory: 11.7M</text:p>
      <text:p text:style-name="Standard"><text:s text:c="5"/>CGroup: /system.slice/php7.4-fpm.service</text:p>
      <text:p text:style-name="Standard"><text:s text:c="13"/>├─18425 php-fpm: master process (/etc/php/7.4/fpm/php-fpm.conf)</text:p>
      <text:p text:style-name="Standard"><text:s text:c="13"/>├─18427 php-fpm: pool www</text:p>
      <text:p text:style-name="Standard"><text:s text:c="13"/>└─18428 php-fpm: pool www</text:p>
      <text:p text:style-name="Standard"/>
      <text:p text:style-name="Standard">Jul 25 17:21:27 AlexanderCoretchi systemd[1]: Starting The PHP 7.4 FastCGI Process Manager...</text:p>
      <text:p text:style-name="Standard">Jul 25 17:21:27 AlexanderCoretchi php-fpm7.4[18425]: [25-Jul-2022 17:21:27] NOTICE: PHP message: PH&gt;</text:p>
      <text:p text:style-name="Standard">Jul 25 17:21:27 AlexanderCoretchi php-fpm7.4[18425]: [25-Jul-2022 17:21:27] NOTICE: PHP message: PH&gt;</text:p>
      <text:p text:style-name="Standard">Jul 25 17:21:27 AlexanderCoretchi php-fpm7.4[18425]: [25-Jul-2022 17:21:27] NOTICE: PHP message: PH&gt;</text:p>
      <text:p text:style-name="Standard">Jul 25 17:21:27 AlexanderCoretchi php-fpm7.4[18425]: [25-Jul-2022 17:21:27] NOTICE: PHP message: PH&gt;</text:p>
      <text:p text:style-name="Standard">Jul 25 17:21:27 AlexanderCoretchi php-fpm7.4[18425]: [25-Jul-2022 17:21:27] NOTICE: PHP message: PH&gt;</text:p>
      <text:p text:style-name="Standard">Jul 25 17:21:27 AlexanderCoretchi systemd[1]: Started The PHP 7.4 FastCGI Process Manager.</text:p>
      <text:p text:style-name="Standard"/>
      <text:p text:style-name="Standard">[13]+ <text:s/>Stopped <text:s text:c="16"/>systemctl status php7.4-fpm</text:p>
      <text:p text:style-name="Standard">root@AlexanderCoretchi:/etc/php/7.4/fpm/pool.d# </text:p>
      <text:p text:style-name="Standard">root@AlexanderCoretchi:/etc/php/7.4/fpm/pool.d# </text:p>
      <text:p text:style-name="Standard">root@AlexanderCoretchi:/etc/php/7.4/fpm/pool.d# </text:p>
      <text:p text:style-name="Standard">root@AlexanderCoretchi:/etc/php/7.4/fpm/pool.d# systemctl restart nginx</text:p>
      <text:p text:style-name="Standard">root@AlexanderCoretchi:/etc/php/7.4/fpm/pool.d# </text:p>
      <text:p text:style-name="Standard">root@AlexanderCoretchi:/etc/php/7.4/fpm/pool.d# </text:p>
      <text:p text:style-name="Standard">root@AlexanderCoretchi:/etc/php/7.4/fpm/pool.d# cd ..</text:p>
      <text:p text:style-name="Standard">root@AlexanderCoretchi:/etc/php/7.4/fpm# ls</text:p>
      <text:p text:style-name="Standard">conf.d <text:s/>php-fpm.conf <text:s/>php.ini <text:s/>php.ini.save <text:s/>pool.d</text:p>
      <text:p text:style-name="Standard">root@AlexanderCoretchi:/etc/php/7.4/fpm# cd conf.d</text:p>
      <text:p text:style-name="Standard">root@AlexanderCoretchi:/etc/php/7.4/fpm/conf.d# ls</text:p>
      <text:p text:style-name="Standard">10-mysqlnd.ini <text:s text:c="2"/>20-exif.ini <text:s text:c="5"/>20-ldap.ini <text:s text:c="7"/>20-posix.ini <text:s text:c="5"/>20-sysvsem.ini</text:p>
      <text:p text:style-name="Standard">10-opcache.ini <text:s text:c="2"/>20-ffi.ini <text:s text:c="6"/>20-mbstring.ini <text:s text:c="3"/>20-pspell.ini <text:s text:c="4"/>20-sysvshm.ini</text:p>
      <text:p text:style-name="Standard">10-pdo.ini <text:s text:c="6"/>20-fileinfo.ini <text:s/>20-memcache.ini <text:s text:c="3"/>20-readline.ini <text:s text:c="2"/>20-tokenizer.ini</text:p>
      <text:p text:style-name="Standard">15-xml.ini <text:s text:c="6"/>20-ftp.ini <text:s text:c="6"/>20-msgpack.ini <text:s text:c="4"/>20-redis.ini <text:s text:c="5"/>20-xdebug.ini</text:p>
      <text:p text:style-name="Standard">20-apcu.ini <text:s text:c="5"/>20-gd.ini <text:s text:c="7"/>20-mysqli.ini <text:s text:c="5"/>20-rrd.ini <text:s text:c="7"/>20-xmlreader.ini</text:p>
      <text:p text:style-name="Standard">20-ast.ini <text:s text:c="6"/>20-geoip.ini <text:s text:c="4"/>20-odbc.ini <text:s text:c="7"/>20-shmop.ini <text:s text:c="5"/>20-xmlrpc.ini</text:p>
      <text:p text:style-name="Standard">20-bcmath.ini <text:s text:c="3"/>20-gettext.ini <text:s text:c="2"/>20-pdo_mysql.ini <text:s text:c="2"/>20-simplexml.ini <text:s/>20-xmlwriter.ini</text:p>
      <text:p text:style-name="Standard">20-bz2.ini <text:s text:c="6"/>20-gmp.ini <text:s text:c="6"/>20-pdo_odbc.ini <text:s text:c="3"/>20-soap.ini <text:s text:c="6"/>20-xsl.ini</text:p>
      <text:p text:style-name="Standard">20-calendar.ini <text:s/>20-iconv.ini <text:s text:c="4"/>20-pdo_pgsql.ini <text:s text:c="2"/>20-sockets.ini <text:s text:c="3"/>20-zip.ini</text:p>
      <text:p text:style-name="Standard">20-ctype.ini <text:s text:c="4"/>20-igbinary.ini <text:s/>20-pdo_sqlite.ini <text:s/>20-sqlite3.ini <text:s text:c="3"/>25-memcached.ini</text:p>
      <text:p text:style-name="Standard">20-curl.ini <text:s text:c="5"/>20-intl.ini <text:s text:c="5"/>20-pgsql.ini <text:s text:c="6"/>20-ssh2.ini</text:p>
      <text:p text:style-name="Standard">20-dom.ini <text:s text:c="6"/>20-json.ini <text:s text:c="5"/>20-phar.ini <text:s text:c="7"/>20-sysvmsg.ini</text:p>
      <text:p text:style-name="Standard">root@AlexanderCoretchi:/etc/php/7.4/fpm/conf.d# </text:p>
      <text:p text:style-name="Standard">root@AlexanderCoretchi:/etc/php/7.4/fpm/conf.d# </text:p>
      <text:p text:style-name="Standard"><text:soft-page-break/>root@AlexanderCoretchi:/etc/php/7.4/fpm/conf.d# cd /usr/share/nginx/html</text:p>
      <text:p text:style-name="Standard">root@AlexanderCoretchi:/usr/share/nginx/html# ls</text:p>
      <text:p text:style-name="Standard">index.html</text:p>
      <text:p text:style-name="Standard">root@AlexanderCoretchi:/usr/share/nginx/html# </text:p>
      <text:p text:style-name="Standard">root@AlexanderCoretchi:/usr/share/nginx/html# nano index.html</text:p>
      <text:p text:style-name="Standard">root@AlexanderCoretchi:/usr/share/nginx/html# cd ..</text:p>
      <text:p text:style-name="Standard">root@AlexanderCoretchi:/usr/share/nginx# ls</text:p>
      <text:p text:style-name="Standard">html <text:s/>modules <text:s/>modules-available</text:p>
      <text:p text:style-name="Standard">root@AlexanderCoretchi:/usr/share/nginx# </text:p>
      <text:p text:style-name="Standard">root@AlexanderCoretchi:/usr/share/nginx# </text:p>
      <text:p text:style-name="Standard">root@AlexanderCoretchi:/usr/share/nginx# curl "http://127.0.0.1:80/test_curl.php"</text:p>
      <text:p text:style-name="Standard">&lt;html&gt;</text:p>
      <text:p text:style-name="Standard">&lt;head&gt;&lt;title&gt;404 Not Found&lt;/title&gt;&lt;/head&gt;</text:p>
      <text:p text:style-name="Standard">&lt;body&gt;</text:p>
      <text:p text:style-name="Standard">&lt;center&gt;&lt;h1&gt;404 Not Found&lt;/h1&gt;&lt;/center&gt;</text:p>
      <text:p text:style-name="Standard">&lt;hr&gt;&lt;center&gt;nginx/1.18.0 (Ubuntu)&lt;/center&gt;</text:p>
      <text:p text:style-name="Standard">&lt;/body&gt;</text:p>
      <text:p text:style-name="Standard">&lt;/html&gt;</text:p>
      <text:p text:style-name="Standard">root@AlexanderCoretchi:/usr/share/nginx# </text:p>
      <text:p text:style-name="Standard">root@AlexanderCoretchi:/usr/share/nginx# nano www-data</text:p>
      <text:p text:style-name="Standard">root@AlexanderCoretchi:/usr/share/nginx# nano nginx.conf</text:p>
      <text:p text:style-name="Standard">root@AlexanderCoretchi:/usr/share/nginx# cp /etc/nginx</text:p>
      <text:p text:style-name="Standard">cp: missing destination file operand after '/etc/nginx'</text:p>
      <text:p text:style-name="Standard">Try 'cp --help' for more information.</text:p>
      <text:p text:style-name="Standard">root@AlexanderCoretchi:/usr/share/nginx# cd</text:p>
      <text:p text:style-name="Standard">root@AlexanderCoretchi:~# </text:p>
      <text:p text:style-name="Standard">root@AlexanderCoretchi:~# cp /etc/nginx</text:p>
      <text:p text:style-name="Standard">cp: missing destination file operand after '/etc/nginx'</text:p>
      <text:p text:style-name="Standard">Try 'cp --help' for more information.</text:p>
      <text:p text:style-name="Standard">root@AlexanderCoretchi:~# cd /etc/nginx</text:p>
      <text:p text:style-name="Standard">root@AlexanderCoretchi:/etc/nginx# ls</text:p>
      <text:p text:style-name="Standard">conf.d <text:s text:c="9"/>koi-utf <text:s text:c="4"/>modules-available <text:s/>proxy_params <text:s text:c="4"/>sites-enabled <text:s/>win-utf</text:p>
      <text:p text:style-name="Standard">fastcgi.conf <text:s text:c="3"/>koi-win <text:s text:c="4"/>modules-enabled <text:s text:c="3"/>scgi_params <text:s text:c="5"/>snippets</text:p>
      <text:p text:style-name="Standard">fastcgi_params <text:s/>mime.types <text:s/>nginx.conf <text:s text:c="8"/>sites-available <text:s/>uwsgi_params</text:p>
      <text:p text:style-name="Standard">root@AlexanderCoretchi:/etc/nginx# nano conf.d</text:p>
      <text:p text:style-name="Standard">root@AlexanderCoretchi:/etc/nginx# cd conf.d</text:p>
      <text:p text:style-name="Standard">root@AlexanderCoretchi:/etc/nginx/conf.d# ls</text:p>
      <text:p text:style-name="Standard">root@AlexanderCoretchi:/etc/nginx/conf.d# </text:p>
      <text:p text:style-name="Standard">root@AlexanderCoretchi:/etc/nginx/conf.d# </text:p>
      <text:p text:style-name="Standard">root@AlexanderCoretchi:/etc/nginx/conf.d# ls -al</text:p>
      <text:p text:style-name="Standard">total 8</text:p>
      <text:p text:style-name="Standard">drwxr-xr-x 2 root root 4096 Jul 25 11:20 .</text:p>
      <text:p text:style-name="Standard">drwxr-xr-x 8 root root 4096 Jul 25 16:47 ..</text:p>
      <text:p text:style-name="Standard">root@AlexanderCoretchi:/etc/nginx/conf.d# </text:p>
      <text:p text:style-name="Standard">root@AlexanderCoretchi:/etc/nginx/conf.d# </text:p>
      <text:p text:style-name="Standard">root@AlexanderCoretchi:/etc/nginx/conf.d# cd</text:p>
      <text:p text:style-name="Standard">root@AlexanderCoretchi:~# </text:p>
      <text:p text:style-name="Standard">root@AlexanderCoretchi:~# </text:p>
      <text:p text:style-name="Standard">root@AlexanderCoretchi:~# cd /etc/nginx</text:p>
      <text:p text:style-name="Standard"><text:soft-page-break/>root@AlexanderCoretchi:/etc/nginx# ls</text:p>
      <text:p text:style-name="Standard">conf.d <text:s text:c="9"/>koi-utf <text:s text:c="4"/>modules-available <text:s/>proxy_params <text:s text:c="4"/>sites-enabled <text:s/>win-utf</text:p>
      <text:p text:style-name="Standard">fastcgi.conf <text:s text:c="3"/>koi-win <text:s text:c="4"/>modules-enabled <text:s text:c="3"/>scgi_params <text:s text:c="5"/>snippets</text:p>
      <text:p text:style-name="Standard">fastcgi_params <text:s/>mime.types <text:s/>nginx.conf <text:s text:c="8"/>sites-available <text:s/>uwsgi_params</text:p>
      <text:p text:style-name="Standard">root@AlexanderCoretchi:/etc/nginx# </text:p>
      <text:p text:style-name="Standard">root@AlexanderCoretchi:/etc/nginx# </text:p>
      <text:p text:style-name="Standard">root@AlexanderCoretchi:/etc/nginx# nano nginx.conf</text:p>
      <text:p text:style-name="Standard">root@AlexanderCoretchi:/etc/nginx# </text:p>
      <text:p text:style-name="Standard">root@AlexanderCoretchi:/etc/nginx# </text:p>
      <text:p text:style-name="Standard">root@AlexanderCoretchi:/etc/nginx# </text:p>
      <text:p text:style-name="Standard">root@AlexanderCoretchi:/etc/nginx# nano /etc/php/7.4/fpm/pool.d/www.conf</text:p>
      <text:p text:style-name="Standard">root@AlexanderCoretchi:/etc/nginx# </text:p>
      <text:p text:style-name="Standard">root@AlexanderCoretchi:/etc/nginx# </text:p>
      <text:p text:style-name="Standard"/>
      <text:p text:style-name="Standard"/>
      <text:p text:style-name="Standard"/>
      <text:p text:style-name="Standard">root@AlexanderCoretchi:/etc/nginx# </text:p>
      <text:p text:style-name="Standard">root@AlexanderCoretchi:/etc/nginx# </text:p>
      <text:p text:style-name="Standard">root@AlexanderCoretchi:/etc/nginx# nano /etc/php/7.4/fpm/pool.d/www.conf</text:p>
      <text:p text:style-name="Standard">root@AlexanderCoretchi:/etc/nginx# </text:p>
      <text:p text:style-name="Standard">root@AlexanderCoretchi:/etc/nginx# </text:p>
      <text:p text:style-name="Standard">root@AlexanderCoretchi:/etc/nginx# cd /usr/share/nginx/html</text:p>
      <text:p text:style-name="Standard">root@AlexanderCoretchi:/usr/share/nginx/html# ls</text:p>
      <text:p text:style-name="Standard">index.html</text:p>
      <text:p text:style-name="Standard">root@AlexanderCoretchi:/usr/share/nginx/html# ls -l</text:p>
      <text:p text:style-name="Standard">total 4</text:p>
      <text:p text:style-name="Standard">-rwxr-x--- 1 user.nginx group.nginx 612 Apr 21 <text:s/>2020 index.html</text:p>
      <text:p text:style-name="Standard">root@AlexanderCoretchi:/usr/share/nginx/html# usermod -a -G group.nginx user.nginx</text:p>
      <text:p text:style-name="Standard">root@AlexanderCoretchi:/usr/share/nginx/html# ls -l</text:p>
      <text:p text:style-name="Standard">total 4</text:p>
      <text:p text:style-name="Standard">-rwxr-x--- 1 user.nginx group.nginx 612 Apr 21 <text:s/>2020 index.html</text:p>
      <text:p text:style-name="Standard">root@AlexanderCoretchi:/usr/share/nginx/html# cd /etc/nginx/</text:p>
      <text:p text:style-name="Standard">root@AlexanderCoretchi:/etc/nginx# ls</text:p>
      <text:p text:style-name="Standard">conf.d <text:s text:c="9"/>koi-utf <text:s text:c="4"/>modules-available <text:s/>proxy_params <text:s text:c="4"/>sites-enabled <text:s/>win-utf</text:p>
      <text:p text:style-name="Standard">fastcgi.conf <text:s text:c="3"/>koi-win <text:s text:c="4"/>modules-enabled <text:s text:c="3"/>scgi_params <text:s text:c="5"/>snippets</text:p>
      <text:p text:style-name="Standard">fastcgi_params <text:s/>mime.types <text:s/>nginx.conf <text:s text:c="8"/>sites-available <text:s/>uwsgi_params</text:p>
      <text:p text:style-name="Standard">root@AlexanderCoretchi:/etc/nginx# nano nginx.conf </text:p>
      <text:p text:style-name="Standard">root@AlexanderCoretchi:/etc/nginx# cd sites-enabled/</text:p>
      <text:p text:style-name="Standard">root@AlexanderCoretchi:/etc/nginx/sites-enabled# ls</text:p>
      <text:p text:style-name="Standard">default</text:p>
      <text:p text:style-name="Standard">root@AlexanderCoretchi:/etc/nginx/sites-enabled# nano default </text:p>
      <text:p text:style-name="Standard">root@AlexanderCoretchi:/etc/nginx/sites-enabled# </text:p>
      <text:p text:style-name="Standard">root@AlexanderCoretchi:/etc/nginx/sites-enabled# </text:p>
      <text:p text:style-name="Standard">root@AlexanderCoretchi:/etc/nginx/sites-enabled# nano /etc/php/7.4/fpm/pool.d/www.conf</text:p>
      <text:p text:style-name="Standard">root@AlexanderCoretchi:/etc/nginx/sites-enabled# </text:p>
      <text:p text:style-name="Standard">root@AlexanderCoretchi:/etc/nginx/sites-enabled# </text:p>
      <text:p text:style-name="Standard">root@AlexanderCoretchi:/etc/nginx/sites-enabled# systemctl nginx restart</text:p>
      <text:p text:style-name="Standard">Unknown operation nginx.</text:p>
      <text:p text:style-name="Standard">root@AlexanderCoretchi:/etc/nginx/sites-enabled# </text:p>
      <text:p text:style-name="Standard"><text:soft-page-break/>root@AlexanderCoretchi:/etc/nginx/sites-enabled# systemctl restart nginx</text:p>
      <text:p text:style-name="Standard">root@AlexanderCoretchi:/etc/nginx/sites-enabled# </text:p>
      <text:p text:style-name="Standard">root@AlexanderCoretchi:/etc/nginx/sites-enabled# systemctl restart php7.4-fpm </text:p>
      <text:p text:style-name="Standard">root@AlexanderCoretchi:/etc/nginx/sites-enabled# </text:p>
      <text:p text:style-name="Standard">root@AlexanderCoretchi:/etc/nginx/sites-enabled# </text:p>
      <text:p text:style-name="Standard">root@AlexanderCoretchi:/etc/nginx/sites-enabled# chmod -R u=rwX,g=rX,o= /usr/share/nginx/html</text:p>
      <text:p text:style-name="Standard">root@AlexanderCoretchi:/etc/nginx/sites-enabled# </text:p>
      <text:p text:style-name="Standard">root@AlexanderCoretchi:/etc/nginx/sites-enabled# </text:p>
      <text:p text:style-name="Standard">root@AlexanderCoretchi:/etc/nginx/sites-enabled# systemctl restart nginx</text:p>
      <text:p text:style-name="Standard">root@AlexanderCoretchi:/etc/nginx/sites-enabled# </text:p>
      <text:p text:style-name="Standard">root@AlexanderCoretchi:/etc/nginx/sites-enabled# </text:p>
      <text:p text:style-name="Standard">root@AlexanderCoretchi:/etc/nginx/sites-enabled# systemctl restart php7.4-fpm </text:p>
      <text:p text:style-name="Standard">root@AlexanderCoretchi:/etc/nginx/sites-enabled# </text:p>
      <text:p text:style-name="Standard">root@AlexanderCoretchi:/etc/nginx/sites-enabled# </text:p>
      <text:p text:style-name="Standard">root@AlexanderCoretchi:/etc/nginx/sites-enabled# cd /usr/share/nginx/html/</text:p>
      <text:p text:style-name="Standard">root@AlexanderCoretchi:/usr/share/nginx/html# touch t.php</text:p>
      <text:p text:style-name="Standard">root@AlexanderCoretchi:/usr/share/nginx/html# nano t.php </text:p>
      <text:p text:style-name="Standard">root@AlexanderCoretchi:/usr/share/nginx/html# l s-l </text:p>
      <text:p text:style-name="Standard">ls: cannot access 's-l': No such file or directory</text:p>
      <text:p text:style-name="Standard">root@AlexanderCoretchi:/usr/share/nginx/html# chmod +x t.php </text:p>
      <text:p text:style-name="Standard">root@AlexanderCoretchi:/usr/share/nginx/html# cd /etc/php/7.4/</text:p>
      <text:p text:style-name="Standard">root@AlexanderCoretchi:/etc/php/7.4# ls</text:p>
      <text:p text:style-name="Standard">cgi <text:s/>cli <text:s/>fpm <text:s/>mods-available</text:p>
      <text:p text:style-name="Standard">root@AlexanderCoretchi:/etc/php/7.4# cd fpm/</text:p>
      <text:p text:style-name="Standard">root@AlexanderCoretchi:/etc/php/7.4/fpm# ls</text:p>
      <text:p text:style-name="Standard">conf.d <text:s/>php-fpm.conf <text:s/>php.ini <text:s/>php.ini.save <text:s/>pool.d</text:p>
      <text:p text:style-name="Standard">root@AlexanderCoretchi:/etc/php/7.4/fpm# nano php-fpm.conf </text:p>
      <text:p text:style-name="Standard">root@AlexanderCoretchi:/etc/php/7.4/fpm# nano /etc</text:p>
      <text:p text:style-name="Standard">root@AlexanderCoretchi:/etc/php/7.4/fpm# cd /etc</text:p>
      <text:p text:style-name="Standard">root@AlexanderCoretchi:/etc# ls</text:p>
      <text:p text:style-name="Standard">acpi <text:s text:c="26"/>fwupd <text:s text:c="11"/>magic <text:s text:c="19"/>rmt</text:p>
      <text:p text:style-name="Standard">adduser.conf <text:s text:c="18"/>gai.conf <text:s text:c="8"/>magic.mime <text:s text:c="14"/>rpc</text:p>
      <text:p text:style-name="Standard">alsa <text:s text:c="26"/>gamemode.ini <text:s text:c="4"/>mailcap <text:s text:c="17"/>rsyslog.conf</text:p>
      <text:p text:style-name="Standard">alternatives <text:s text:c="18"/>gdb <text:s text:c="13"/>mailcap.order <text:s text:c="11"/>rsyslog.d</text:p>
      <text:p text:style-name="Standard">anacrontab <text:s text:c="20"/>gdm3 <text:s text:c="12"/>manpath.config <text:s text:c="10"/>rygel.conf</text:p>
      <text:p text:style-name="Standard">apache2 <text:s text:c="23"/>geoclue <text:s text:c="9"/>mecabrc <text:s text:c="17"/>sane.d</text:p>
      <text:p text:style-name="Standard">apg.conf <text:s text:c="22"/>ghostscript <text:s text:c="5"/>mime.types <text:s text:c="14"/>security</text:p>
      <text:p text:style-name="Standard">apm <text:s text:c="27"/>glvnd <text:s text:c="11"/>mke2fs.conf <text:s text:c="13"/>selinux</text:p>
      <text:p text:style-name="Standard">apparmor <text:s text:c="22"/>gnome <text:s text:c="11"/>ModemManager <text:s text:c="12"/>sensors3.conf</text:p>
      <text:p text:style-name="Standard">apparmor.d <text:s text:c="20"/>groff <text:s text:c="11"/>modprobe.d <text:s text:c="14"/>sensors.d</text:p>
      <text:p text:style-name="Standard">apport <text:s text:c="24"/>group <text:s text:c="11"/>modules <text:s text:c="17"/>services</text:p>
      <text:p text:style-name="Standard">appstream.conf <text:s text:c="16"/>group- <text:s text:c="10"/>modules-load.d <text:s text:c="10"/>sgml</text:p>
      <text:p text:style-name="Standard">apt <text:s text:c="27"/>grub.d <text:s text:c="10"/>mtab <text:s text:c="20"/>shadow</text:p>
      <text:p text:style-name="Standard">avahi <text:s text:c="25"/>gshadow <text:s text:c="9"/>mtools.conf <text:s text:c="13"/>shadow-</text:p>
      <text:p text:style-name="Standard">bash.bashrc <text:s text:c="19"/>gshadow- <text:s text:c="8"/>mysql <text:s text:c="19"/>shells</text:p>
      <text:p text:style-name="Standard">bash_completion <text:s text:c="15"/>gss <text:s text:c="13"/>nanorc <text:s text:c="18"/>skel</text:p>
      <text:p text:style-name="Standard">bash_completion.d <text:s text:c="13"/>gtk-2.0 <text:s text:c="9"/>netplan <text:s text:c="17"/>snmp</text:p>
      <text:p text:style-name="Standard">bindresvport.blacklist <text:s text:c="8"/>gtk-3.0 <text:s text:c="9"/>network <text:s text:c="17"/>speech-dispatcher</text:p>
      <text:p text:style-name="Standard">binfmt.d <text:s text:c="22"/>hdparm.conf <text:s text:c="5"/>networkd-dispatcher <text:s text:c="5"/>ssh</text:p>
      <text:p text:style-name="Standard"><text:soft-page-break/>bluetooth <text:s text:c="21"/>host.conf <text:s text:c="7"/>NetworkManager <text:s text:c="10"/>ssl</text:p>
      <text:p text:style-name="Standard">brlapi.key <text:s text:c="20"/>hostid <text:s text:c="10"/>networks <text:s text:c="16"/>subgid</text:p>
      <text:p text:style-name="Standard">brltty <text:s text:c="24"/>hostname <text:s text:c="8"/>newt <text:s text:c="20"/>subgid-</text:p>
      <text:p text:style-name="Standard">brltty.conf <text:s text:c="19"/>hosts <text:s text:c="11"/>nginx <text:s text:c="19"/>subuid</text:p>
      <text:p text:style-name="Standard">ca-certificates <text:s text:c="15"/>hosts.allow <text:s text:c="5"/>nsswitch.conf <text:s text:c="11"/>subuid-</text:p>
      <text:p text:style-name="Standard">ca-certificates.conf <text:s text:c="10"/>hosts.deny <text:s text:c="6"/>openvpn <text:s text:c="17"/>sudoers</text:p>
      <text:p text:style-name="Standard">ca-certificates.conf.dpkg-old <text:s/>hp <text:s text:c="14"/>opt <text:s text:c="21"/>sudoers.d</text:p>
      <text:p text:style-name="Standard">calendar <text:s text:c="22"/>ifplugd <text:s text:c="9"/>os-release <text:s text:c="14"/>sysctl.conf</text:p>
      <text:p text:style-name="Standard">chatscripts <text:s text:c="19"/>init <text:s text:c="12"/>PackageKit <text:s text:c="14"/>sysctl.d</text:p>
      <text:p text:style-name="Standard">console-setup <text:s text:c="17"/>init.d <text:s text:c="10"/>pam.conf <text:s text:c="16"/>systemd</text:p>
      <text:p text:style-name="Standard">cracklib <text:s text:c="22"/>initramfs-tools <text:s/>pam.d <text:s text:c="19"/>terminfo</text:p>
      <text:p text:style-name="Standard">cron.d <text:s text:c="24"/>inputrc <text:s text:c="9"/>papersize <text:s text:c="15"/>thermald</text:p>
      <text:p text:style-name="Standard">cron.daily <text:s text:c="20"/>insserv.conf.d <text:s text:c="2"/>passwd <text:s text:c="18"/>thunderbird</text:p>
      <text:p text:style-name="Standard">cron.hourly <text:s text:c="19"/>iproute2 <text:s text:c="8"/>passwd- <text:s text:c="17"/>timezone</text:p>
      <text:p text:style-name="Standard">cron.monthly <text:s text:c="18"/>issue <text:s text:c="11"/>pcmcia <text:s text:c="18"/>tmpfiles.d</text:p>
      <text:p text:style-name="Standard">crontab <text:s text:c="23"/>issue.net <text:s text:c="7"/>perl <text:s text:c="20"/>ubuntu-advantage</text:p>
      <text:p text:style-name="Standard">cron.weekly <text:s text:c="19"/>kernel <text:s text:c="10"/>php <text:s text:c="21"/>ucf.conf</text:p>
      <text:p text:style-name="Standard">cups <text:s text:c="26"/>kernel-img.conf <text:s/>pki <text:s text:c="21"/>udev</text:p>
      <text:p text:style-name="Standard">cupshelpers <text:s text:c="19"/>kerneloops.conf <text:s/>pm <text:s text:c="22"/>udisks2</text:p>
      <text:p text:style-name="Standard">dbus-1 <text:s text:c="24"/>ldap <text:s text:c="12"/>pnm2ppa.conf <text:s text:c="12"/>ufw</text:p>
      <text:p text:style-name="Standard">dconf <text:s text:c="25"/>ld.so.cache <text:s text:c="5"/>polkit-1 <text:s text:c="16"/>updatedb.conf</text:p>
      <text:p text:style-name="Standard">debconf.conf <text:s text:c="18"/>ld.so.conf <text:s text:c="6"/>popularity-contest.conf <text:s/>update-manager</text:p>
      <text:p text:style-name="Standard">debian_version <text:s text:c="16"/>ld.so.conf.d <text:s text:c="4"/>ppp <text:s text:c="21"/>update-motd.d</text:p>
      <text:p text:style-name="Standard">default <text:s text:c="23"/>legal <text:s text:c="11"/>printcap <text:s text:c="16"/>update-notifier</text:p>
      <text:p text:style-name="Standard">deluser.conf <text:s text:c="18"/>libao.conf <text:s text:c="6"/>privoxy <text:s text:c="17"/>UPower</text:p>
      <text:p text:style-name="Standard">depmod.d <text:s text:c="22"/>libaudit.conf <text:s text:c="3"/>profile <text:s text:c="17"/>usb_modeswitch.conf</text:p>
      <text:p text:style-name="Standard">dhcp <text:s text:c="26"/>libblockdev <text:s text:c="5"/>profile.d <text:s text:c="15"/>usb_modeswitch.d</text:p>
      <text:p text:style-name="Standard">dictionaries-common <text:s text:c="11"/>libnl-3 <text:s text:c="9"/>protocols <text:s text:c="15"/>vconsole.conf</text:p>
      <text:p text:style-name="Standard">doc-base <text:s text:c="22"/>libpaper.d <text:s text:c="6"/>pulse <text:s text:c="19"/>vim</text:p>
      <text:p text:style-name="Standard">dpkg <text:s text:c="26"/>libreoffice <text:s text:c="5"/>python3 <text:s text:c="17"/>vtrgb</text:p>
      <text:p text:style-name="Standard">e2scrub.conf <text:s text:c="18"/>locale.alias <text:s text:c="4"/>python3.8 <text:s text:c="15"/>vulkan</text:p>
      <text:p text:style-name="Standard">emacs <text:s text:c="25"/>locale.gen <text:s text:c="6"/>rc0.d <text:s text:c="19"/>wgetrc</text:p>
      <text:p text:style-name="Standard">environment <text:s text:c="19"/>localtime <text:s text:c="7"/>rc1.d <text:s text:c="19"/>wpa_supplicant</text:p>
      <text:p text:style-name="Standard">environment.d <text:s text:c="17"/>logcheck <text:s text:c="8"/>rc2.d <text:s text:c="19"/>X11</text:p>
      <text:p text:style-name="Standard">ethertypes <text:s text:c="20"/>login.defs <text:s text:c="6"/>rc3.d <text:s text:c="19"/>xattr.conf</text:p>
      <text:p text:style-name="Standard">firefox <text:s text:c="23"/>logrotate.conf <text:s text:c="2"/>rc4.d <text:s text:c="19"/>xdg</text:p>
      <text:p text:style-name="Standard">fonts <text:s text:c="25"/>logrotate.d <text:s text:c="5"/>rc5.d <text:s text:c="19"/>xml</text:p>
      <text:p text:style-name="Standard">fprintd.conf <text:s text:c="18"/>lsb-release <text:s text:c="5"/>rc6.d <text:s text:c="19"/>zsh_command_not_found</text:p>
      <text:p text:style-name="Standard">fstab <text:s text:c="25"/>ltrace.conf <text:s text:c="5"/>rcS.d</text:p>
      <text:p text:style-name="Standard">fuse.conf <text:s text:c="21"/>machine-id <text:s text:c="6"/>resolv.conf</text:p>
      <text:p text:style-name="Standard">root@AlexanderCoretchi:/etc# cd apache2</text:p>
      <text:p text:style-name="Standard">root@AlexanderCoretchi:/etc/apache2# ls</text:p>
      <text:p text:style-name="Standard">apache2.conf <text:s text:c="6"/>conf-available <text:s/>envvars <text:s/>mods-available <text:s/>ports.conf <text:s text:c="6"/>sites-enabled</text:p>
      <text:p text:style-name="Standard">apache2.conf.save <text:s/>conf-enabled <text:s text:c="3"/>magic <text:s text:c="3"/>mods-enabled <text:s text:c="3"/>sites-available</text:p>
      <text:p text:style-name="Standard">root@AlexanderCoretchi:/etc/apache2# nano ports.conf</text:p>
      <text:p text:style-name="Standard">root@AlexanderCoretchi:/etc/apache2# nano apache2.conf</text:p>
      <text:p text:style-name="Standard">root@AlexanderCoretchi:/etc/apache2# </text:p>
      <text:p text:style-name="Standard">root@AlexanderCoretchi:/etc/apache2# cd sites-available</text:p>
      <text:p text:style-name="Standard">root@AlexanderCoretchi:/etc/apache2/sites-available# ls</text:p>
      <text:p text:style-name="Standard"><text:soft-page-break/>000-default.conf <text:s/>default-ssl.conf</text:p>
      <text:p text:style-name="Standard">root@AlexanderCoretchi:/etc/apache2/sites-available# nano 000-default</text:p>
      <text:p text:style-name="Standard">root@AlexanderCoretchi:/etc/apache2/sites-available# nano 000-default.conf</text:p>
      <text:p text:style-name="Standard">root@AlexanderCoretchi:/etc/apache2/sites-available# </text:p>
      <text:p text:style-name="Standard">root@AlexanderCoretchi:/etc/apache2/sites-available# </text:p>
      <text:p text:style-name="Standard">root@AlexanderCoretchi:/etc/apache2/sites-available# d ..</text:p>
      <text:p text:style-name="Standard">d: command not found</text:p>
      <text:p text:style-name="Standard">root@AlexanderCoretchi:/etc/apache2/sites-available# cd ..</text:p>
      <text:p text:style-name="Standard">root@AlexanderCoretchi:/etc/apache2# cd ..</text:p>
      <text:p text:style-name="Standard">root@AlexanderCoretchi:/etc# cd nginx/</text:p>
      <text:p text:style-name="Standard">root@AlexanderCoretchi:/etc/nginx# ls</text:p>
      <text:p text:style-name="Standard">conf.d <text:s text:c="9"/>koi-utf <text:s text:c="4"/>modules-available <text:s/>proxy_params <text:s text:c="4"/>sites-enabled <text:s/>win-utf</text:p>
      <text:p text:style-name="Standard">fastcgi.conf <text:s text:c="3"/>koi-win <text:s text:c="4"/>modules-enabled <text:s text:c="3"/>scgi_params <text:s text:c="5"/>snippets</text:p>
      <text:p text:style-name="Standard">fastcgi_params <text:s/>mime.types <text:s/>nginx.conf <text:s text:c="8"/>sites-available <text:s/>uwsgi_params</text:p>
      <text:p text:style-name="Standard">root@AlexanderCoretchi:/etc/nginx# cd sites-enabled/</text:p>
      <text:p text:style-name="Standard">root@AlexanderCoretchi:/etc/nginx/sites-enabled# ls</text:p>
      <text:p text:style-name="Standard">default</text:p>
      <text:p text:style-name="Standard">root@AlexanderCoretchi:/etc/nginx/sites-enabled# nano default </text:p>
      <text:p text:style-name="Standard">root@AlexanderCoretchi:/etc/nginx/sites-enabled# cd ..</text:p>
      <text:p text:style-name="Standard">root@AlexanderCoretchi:/etc/nginx# ls</text:p>
      <text:p text:style-name="Standard">conf.d <text:s text:c="9"/>koi-utf <text:s text:c="4"/>modules-available <text:s/>proxy_params <text:s text:c="4"/>sites-enabled <text:s/>win-utf</text:p>
      <text:p text:style-name="Standard">fastcgi.conf <text:s text:c="3"/>koi-win <text:s text:c="4"/>modules-enabled <text:s text:c="3"/>scgi_params <text:s text:c="5"/>snippets</text:p>
      <text:p text:style-name="Standard">fastcgi_params <text:s/>mime.types <text:s/>nginx.conf <text:s text:c="8"/>sites-available <text:s/>uwsgi_params</text:p>
      <text:p text:style-name="Standard">root@AlexanderCoretchi:/etc/nginx# nano nginx.conf </text:p>
      <text:p text:style-name="Standard">root@AlexanderCoretchi:/etc/nginx# usermod -a -G group.nginx www-data </text:p>
      <text:p text:style-name="Standard">root@AlexanderCoretchi:/etc/nginx# systemctl restart nginx</text:p>
      <text:p text:style-name="Standard">root@AlexanderCoretchi:/etc/nginx# </text:p>
      <text:p text:style-name="Standard">root@AlexanderCoretchi:/etc/nginx# </text:p>
      <text:p text:style-name="Standard">root@AlexanderCoretchi:/etc/nginx# curl "http://127.0.0.1:80/test_curl.php"</text:p>
      <text:p text:style-name="Standard">&lt;html&gt;</text:p>
      <text:p text:style-name="Standard">&lt;head&gt;&lt;title&gt;404 Not Found&lt;/title&gt;&lt;/head&gt;</text:p>
      <text:p text:style-name="Standard">&lt;body&gt;</text:p>
      <text:p text:style-name="Standard">&lt;center&gt;&lt;h1&gt;404 Not Found&lt;/h1&gt;&lt;/center&gt;</text:p>
      <text:p text:style-name="Standard">&lt;hr&gt;&lt;center&gt;nginx/1.18.0 (Ubuntu)&lt;/center&gt;</text:p>
      <text:p text:style-name="Standard">&lt;/body&gt;</text:p>
      <text:p text:style-name="Standard">&lt;/html&gt;</text:p>
      <text:p text:style-name="Standard">root@AlexanderCoretchi:/etc/nginx# </text:p>
      <text:p text:style-name="Standard">root@AlexanderCoretchi:/etc/nginx# </text:p>
      <text:p text:style-name="Standard">root@AlexanderCoretchi:/etc/nginx# cd /var/www/html</text:p>
      <text:p text:style-name="Standard">root@AlexanderCoretchi:/var/www/html# ls</text:p>
      <text:p text:style-name="Standard">index.html <text:s/>index.nginx-debian.html</text:p>
      <text:p text:style-name="Standard">root@AlexanderCoretchi:/var/www/html# </text:p>
      <text:p text:style-name="Standard">root@AlexanderCoretchi:/var/www/html# </text:p>
      <text:p text:style-name="Standard">root@AlexanderCoretchi:/var/www/html# nano nginx.conf </text:p>
      <text:p text:style-name="Standard">root@AlexanderCoretchi:/var/www/html# cd /etc/nginx</text:p>
      <text:p text:style-name="Standard">root@AlexanderCoretchi:/etc/nginx# ls</text:p>
      <text:p text:style-name="Standard">conf.d <text:s text:c="9"/>koi-utf <text:s text:c="4"/>modules-available <text:s/>proxy_params <text:s text:c="4"/>sites-enabled <text:s/>win-utf</text:p>
      <text:p text:style-name="Standard">fastcgi.conf <text:s text:c="3"/>koi-win <text:s text:c="4"/>modules-enabled <text:s text:c="3"/>scgi_params <text:s text:c="5"/>snippets</text:p>
      <text:p text:style-name="Standard">fastcgi_params <text:s/>mime.types <text:s/>nginx.conf <text:s text:c="8"/>sites-available <text:s/>uwsgi_params</text:p>
      <text:p text:style-name="Standard"><text:soft-page-break/>root@AlexanderCoretchi:/etc/nginx# nano nginx.conf</text:p>
      <text:p text:style-name="Standard">root@AlexanderCoretchi:/etc/nginx# </text:p>
      <text:p text:style-name="Standard">root@AlexanderCoretchi:/etc/nginx# </text:p>
      <text:p text:style-name="Standard">root@AlexanderCoretchi:/etc/nginx# nano /etc/php/7.4/fpm/pool.d/www.conf</text:p>
      <text:p text:style-name="Standard">root@AlexanderCoretchi:/etc/nginx# nano nginx.conf</text:p>
      <text:p text:style-name="Standard">root@AlexanderCoretchi:/etc/nginx# cd /var/nginx</text:p>
      <text:p text:style-name="Standard">bash: cd: /var/nginx: No such file or directory</text:p>
      <text:p text:style-name="Standard">root@AlexanderCoretchi:/etc/nginx# cd</text:p>
      <text:p text:style-name="Standard">root@AlexanderCoretchi:~# </text:p>
      <text:p text:style-name="Standard">root@AlexanderCoretchi:~# </text:p>
      <text:p text:style-name="Standard">root@AlexanderCoretchi:~# cd /var/nginx</text:p>
      <text:p text:style-name="Standard">bash: cd: /var/nginx: No such file or directory</text:p>
      <text:p text:style-name="Standard">root@AlexanderCoretchi:~# cd /var</text:p>
      <text:p text:style-name="Standard">root@AlexanderCoretchi:/var# ls</text:p>
      <text:p text:style-name="Standard">backups <text:s/>cache <text:s/>crash <text:s/>lib <text:s/>local <text:s/>lock <text:s/>log <text:s/>mail <text:s/>metrics <text:s/>opt <text:s/>run <text:s/>snap <text:s/>spool <text:s/>tmp <text:s/>www</text:p>
      <text:p text:style-name="Standard">root@AlexanderCoretchi:/var# cd www</text:p>
      <text:p text:style-name="Standard">root@AlexanderCoretchi:/var/www# ls</text:p>
      <text:p text:style-name="Standard">html <text:s/>test_curl.php</text:p>
      <text:p text:style-name="Standard">root@AlexanderCoretchi:/var/www# cp test_curl.php /html</text:p>
      <text:p text:style-name="Standard">root@AlexanderCoretchi:/var/www# ls</text:p>
      <text:p text:style-name="Standard">html <text:s/>test_curl.php</text:p>
      <text:p text:style-name="Standard">root@AlexanderCoretchi:/var/www# cd html</text:p>
      <text:p text:style-name="Standard">root@AlexanderCoretchi:/var/www/html# ls</text:p>
      <text:p text:style-name="Standard">index.html <text:s/>index.nginx-debian.html</text:p>
      <text:p text:style-name="Standard">root@AlexanderCoretchi:/var/www/html# </text:p>
      <text:p text:style-name="Standard">root@AlexanderCoretchi:/var/www/html# </text:p>
      <text:p text:style-name="Standard">root@AlexanderCoretchi:/var/www/html# cd /usr/share/nginx</text:p>
      <text:p text:style-name="Standard">root@AlexanderCoretchi:/usr/share/nginx# ls</text:p>
      <text:p text:style-name="Standard">html <text:s/>modules <text:s/>modules-available</text:p>
      <text:p text:style-name="Standard">root@AlexanderCoretchi:/usr/share/nginx# cd html</text:p>
      <text:p text:style-name="Standard">root@AlexanderCoretchi:/usr/share/nginx/html# ls</text:p>
      <text:p text:style-name="Standard">index.html <text:s/>t.php</text:p>
      <text:p text:style-name="Standard">root@AlexanderCoretchi:/usr/share/nginx/html# cd</text:p>
      <text:p text:style-name="Standard">root@AlexanderCoretchi:~# </text:p>
      <text:p text:style-name="Standard">root@AlexanderCoretchi:~# </text:p>
      <text:p text:style-name="Standard">root@AlexanderCoretchi:~# cp /var/www/test_curl.php /usr/share/nginx/html</text:p>
      <text:p text:style-name="Standard">root@AlexanderCoretchi:~# </text:p>
      <text:p text:style-name="Standard">root@AlexanderCoretchi:~# cd /usr/share/nginx/html</text:p>
      <text:p text:style-name="Standard">root@AlexanderCoretchi:/usr/share/nginx/html# ls</text:p>
      <text:p text:style-name="Standard">index.html <text:s/>test_curl.php <text:s/>t.php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curl "http://127.0.0.1:80/test_curl.php"</text:p>
      <text:p text:style-name="Standard">&lt;pre class='xdebug-var-dump' dir='ltr'&gt;</text:p>
      <text:p text:style-name="Standard">&lt;small&gt;/usr/share/nginx/html/test_curl.php:3:&lt;/small&gt;&lt;b&gt;resource&lt;/b&gt;(&lt;i&gt;2&lt;/i&gt;&lt;font color='#2e3436'&gt;,&lt;/font&gt; &lt;i&gt;curl&lt;/i&gt;)</text:p>
      <text:p text:style-name="Standard">&lt;/pre&gt;root@AlexanderCoretchi:/usr/share/nginx/html# </text:p>
      <text:p text:style-name="Standard"><text:soft-page-break/>root@AlexanderCoretchi:/usr/share/nginx/html# </text:p>
      <text:p text:style-name="Standard">root@AlexanderCoretchi:/usr/share/nginx/html# </text:p>
      <text:p text:style-name="Standard">root@AlexanderCoretchi:/usr/share/nginx/html# </text:p>
      <text:p text:style-name="Standard">root@AlexanderCoretchi:/usr/share/nginx/html# cd</text:p>
      <text:p text:style-name="Standard">root@AlexanderCoretchi:~# </text:p>
      <text:p text:style-name="Standard">root@AlexanderCoretchi:~# </text:p>
      <text:p text:style-name="Standard">root@AlexanderCoretchi:~# curl "http://127.0.0.1:80/test_curl.php"</text:p>
      <text:p text:style-name="Standard">&lt;pre class='xdebug-var-dump' dir='ltr'&gt;</text:p>
      <text:p text:style-name="Standard">&lt;small&gt;/usr/share/nginx/html/test_curl.php:3:&lt;/small&gt;&lt;b&gt;resource&lt;/b&gt;(&lt;i&gt;1&lt;/i&gt;&lt;font color='#2e3436'&gt;,&lt;/font&gt; &lt;i&gt;curl&lt;/i&gt;)</text:p>
      <text:p text:style-name="Standard">&lt;/pre&gt;root@AlexanderCoretchi:~# </text:p>
      <text:p text:style-name="Standard">root@AlexanderCoretchi:~# </text:p>
      <text:p text:style-name="Standard">root@AlexanderCoretchi:~#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7:41:03.197839373</meta:creation-date>
    <dc:date>2022-07-25T18:26:24.698699237</dc:date>
    <meta:editing-duration>PT4M5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73" meta:paragraph-count="3313" meta:word-count="16404" meta:character-count="189467" meta:non-whitespace-character-count="142509"/>
  </office:meta>
</office:document-meta>
</file>